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e6e6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4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4"/>
        <table:table-row table:style-name="ro1">
          <table:table-cell table:style-name="ce1" office:value-type="string">
            <text:p>CP850</text:p>
          </table:table-cell>
          <table:table-cell table:style-name="ce1" office:value-type="string">
            <text:p>UTF-8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Name</text:p>
          </table:table-cell>
          <table:table-cell/>
          <table:table-cell table:style-name="ce1" office:value-type="string">
            <text:p>CP852</text:p>
          </table:table-cell>
          <table:table-cell table:style-name="ce1" office:value-type="string">
            <text:p>UTF-8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string">
            <text:p>0xFF</text:p>
          </table:table-cell>
          <table:table-cell office:value-type="string">
            <text:p>0xC2 0xA0 </text:p>
          </table:table-cell>
          <table:table-cell office:value-type="string">
            <text:p>0x00A0</text:p>
          </table:table-cell>
          <table:table-cell office:value-type="string">
            <text:p> </text:p>
          </table:table-cell>
          <table:table-cell office:value-type="string">
            <text:p>NO-BREAK SPACE</text:p>
          </table:table-cell>
          <table:table-cell/>
          <table:table-cell office:value-type="string">
            <text:p>0xFF</text:p>
          </table:table-cell>
          <table:table-cell office:value-type="string">
            <text:p>0xC2 0xA0 </text:p>
          </table:table-cell>
          <table:table-cell office:value-type="string">
            <text:p>0x00A0</text:p>
          </table:table-cell>
          <table:table-cell office:value-type="string">
            <text:p> </text:p>
          </table:table-cell>
          <table:table-cell office:value-type="string">
            <text:p>NO-BREAK SPACE</text:p>
          </table:table-cell>
        </table:table-row>
        <table:table-row table:style-name="ro1">
          <table:table-cell office:value-type="string">
            <text:p>0xFE</text:p>
          </table:table-cell>
          <table:table-cell office:value-type="string">
            <text:p>0xE2 0x96 0xA0 </text:p>
          </table:table-cell>
          <table:table-cell office:value-type="string">
            <text:p>0x25A0</text:p>
          </table:table-cell>
          <table:table-cell office:value-type="string">
            <text:p>■</text:p>
          </table:table-cell>
          <table:table-cell office:value-type="string">
            <text:p>BLACK SQUARE</text:p>
          </table:table-cell>
          <table:table-cell/>
          <table:table-cell office:value-type="string">
            <text:p>0xFE</text:p>
          </table:table-cell>
          <table:table-cell office:value-type="string">
            <text:p>0xE2 0x96 0xA0 </text:p>
          </table:table-cell>
          <table:table-cell office:value-type="string">
            <text:p>0x25A0</text:p>
          </table:table-cell>
          <table:table-cell office:value-type="string">
            <text:p>■</text:p>
          </table:table-cell>
          <table:table-cell office:value-type="string">
            <text:p>BLACK SQUARE</text:p>
          </table:table-cell>
        </table:table-row>
        <table:table-row table:style-name="ro2">
          <table:table-cell office:value-type="string">
            <text:p>0xFD</text:p>
          </table:table-cell>
          <table:table-cell office:value-type="string">
            <text:p>0xC2 0xB2 </text:p>
          </table:table-cell>
          <table:table-cell office:value-type="string">
            <text:p>0x00B2</text:p>
          </table:table-cell>
          <table:table-cell office:value-type="string">
            <text:p>²</text:p>
          </table:table-cell>
          <table:table-cell office:value-type="string">
            <text:p>SUPERSCRIPT TWO</text:p>
          </table:table-cell>
          <table:table-cell/>
          <table:table-cell office:value-type="string">
            <text:p>0xFD</text:p>
          </table:table-cell>
          <table:table-cell office:value-type="string">
            <text:p>0xC5 0x99 </text:p>
          </table:table-cell>
          <table:table-cell office:value-type="string">
            <text:p>0x0159</text:p>
          </table:table-cell>
          <table:table-cell office:value-type="string">
            <text:p>ř</text:p>
          </table:table-cell>
          <table:table-cell office:value-type="string">
            <text:p>LATIN SMALL LETTER R WITH CARON</text:p>
          </table:table-cell>
        </table:table-row>
        <table:table-row table:style-name="ro2">
          <table:table-cell office:value-type="string">
            <text:p>0xFC</text:p>
          </table:table-cell>
          <table:table-cell office:value-type="string">
            <text:p>0xC2 0xB3 </text:p>
          </table:table-cell>
          <table:table-cell office:value-type="string">
            <text:p>0x00B3</text:p>
          </table:table-cell>
          <table:table-cell office:value-type="string">
            <text:p>³</text:p>
          </table:table-cell>
          <table:table-cell office:value-type="string">
            <text:p>SUPERSCRIPT THREE</text:p>
          </table:table-cell>
          <table:table-cell/>
          <table:table-cell office:value-type="string">
            <text:p>0xFC</text:p>
          </table:table-cell>
          <table:table-cell office:value-type="string">
            <text:p>0xC5 0x98 </text:p>
          </table:table-cell>
          <table:table-cell office:value-type="string">
            <text:p>0x0158</text:p>
          </table:table-cell>
          <table:table-cell office:value-type="string">
            <text:p>Ř</text:p>
          </table:table-cell>
          <table:table-cell office:value-type="string">
            <text:p>LATIN CAPITAL LETTER R WITH CARON</text:p>
          </table:table-cell>
        </table:table-row>
        <table:table-row table:style-name="ro2">
          <table:table-cell office:value-type="string">
            <text:p>0xFB</text:p>
          </table:table-cell>
          <table:table-cell office:value-type="string">
            <text:p>0xC2 0xB9 </text:p>
          </table:table-cell>
          <table:table-cell office:value-type="string">
            <text:p>0x00B9</text:p>
          </table:table-cell>
          <table:table-cell office:value-type="string">
            <text:p>¹</text:p>
          </table:table-cell>
          <table:table-cell office:value-type="string">
            <text:p>SUPERSCRIPT ONE</text:p>
          </table:table-cell>
          <table:table-cell/>
          <table:table-cell office:value-type="string">
            <text:p>0xFB</text:p>
          </table:table-cell>
          <table:table-cell office:value-type="string">
            <text:p>0xC5 0xB1 </text:p>
          </table:table-cell>
          <table:table-cell office:value-type="string">
            <text:p>0x0171</text:p>
          </table:table-cell>
          <table:table-cell office:value-type="string">
            <text:p>ű</text:p>
          </table:table-cell>
          <table:table-cell office:value-type="string">
            <text:p>LATIN SMALL LETTER U WITH DOUBLE ACUTE</text:p>
          </table:table-cell>
        </table:table-row>
        <table:table-row table:style-name="ro1">
          <table:table-cell office:value-type="string">
            <text:p>0xFA</text:p>
          </table:table-cell>
          <table:table-cell office:value-type="string">
            <text:p>0xC2 0xB7 </text:p>
          </table:table-cell>
          <table:table-cell office:value-type="string">
            <text:p>0x00B7</text:p>
          </table:table-cell>
          <table:table-cell office:value-type="string">
            <text:p>·</text:p>
          </table:table-cell>
          <table:table-cell office:value-type="string">
            <text:p>MIDDLE DOT</text:p>
          </table:table-cell>
          <table:table-cell/>
          <table:table-cell office:value-type="string">
            <text:p>0xFA</text:p>
          </table:table-cell>
          <table:table-cell office:value-type="string">
            <text:p>0xCB 0x99 </text:p>
          </table:table-cell>
          <table:table-cell office:value-type="string">
            <text:p>0x02D9</text:p>
          </table:table-cell>
          <table:table-cell office:value-type="string">
            <text:p>˙</text:p>
          </table:table-cell>
          <table:table-cell office:value-type="string">
            <text:p>DOT ABOVE</text:p>
          </table:table-cell>
        </table:table-row>
        <table:table-row table:style-name="ro1">
          <table:table-cell office:value-type="string">
            <text:p>0xF9</text:p>
          </table:table-cell>
          <table:table-cell office:value-type="string">
            <text:p>0xC2 0xA8 </text:p>
          </table:table-cell>
          <table:table-cell office:value-type="string">
            <text:p>0x00A8</text:p>
          </table:table-cell>
          <table:table-cell office:value-type="string">
            <text:p>¨</text:p>
          </table:table-cell>
          <table:table-cell office:value-type="string">
            <text:p>DIAERESIS</text:p>
          </table:table-cell>
          <table:table-cell/>
          <table:table-cell office:value-type="string">
            <text:p>0xF9</text:p>
          </table:table-cell>
          <table:table-cell office:value-type="string">
            <text:p>0xC2 0xA8 </text:p>
          </table:table-cell>
          <table:table-cell office:value-type="string">
            <text:p>0x00A8</text:p>
          </table:table-cell>
          <table:table-cell office:value-type="string">
            <text:p>¨</text:p>
          </table:table-cell>
          <table:table-cell office:value-type="string">
            <text:p>DIAERESIS</text:p>
          </table:table-cell>
        </table:table-row>
        <table:table-row table:style-name="ro1">
          <table:table-cell office:value-type="string">
            <text:p>0xF8</text:p>
          </table:table-cell>
          <table:table-cell office:value-type="string">
            <text:p>0xC2 0xB0 </text:p>
          </table:table-cell>
          <table:table-cell office:value-type="string">
            <text:p>0x00B0</text:p>
          </table:table-cell>
          <table:table-cell office:value-type="string">
            <text:p>°</text:p>
          </table:table-cell>
          <table:table-cell office:value-type="string">
            <text:p>DEGREE SIGN</text:p>
          </table:table-cell>
          <table:table-cell/>
          <table:table-cell office:value-type="string">
            <text:p>0xF8</text:p>
          </table:table-cell>
          <table:table-cell office:value-type="string">
            <text:p>0xC2 0xB0 </text:p>
          </table:table-cell>
          <table:table-cell office:value-type="string">
            <text:p>0x00B0</text:p>
          </table:table-cell>
          <table:table-cell office:value-type="string">
            <text:p>°</text:p>
          </table:table-cell>
          <table:table-cell office:value-type="string">
            <text:p>DEGREE SIGN</text:p>
          </table:table-cell>
        </table:table-row>
        <table:table-row table:style-name="ro1">
          <table:table-cell office:value-type="string">
            <text:p>0xF7</text:p>
          </table:table-cell>
          <table:table-cell office:value-type="string">
            <text:p>0xC2 0xB8 </text:p>
          </table:table-cell>
          <table:table-cell office:value-type="string">
            <text:p>0x00B8</text:p>
          </table:table-cell>
          <table:table-cell office:value-type="string">
            <text:p>¸</text:p>
          </table:table-cell>
          <table:table-cell office:value-type="string">
            <text:p>CEDILLA</text:p>
          </table:table-cell>
          <table:table-cell/>
          <table:table-cell office:value-type="string">
            <text:p>0xF7</text:p>
          </table:table-cell>
          <table:table-cell office:value-type="string">
            <text:p>0xC2 0xB8 </text:p>
          </table:table-cell>
          <table:table-cell office:value-type="string">
            <text:p>0x00B8</text:p>
          </table:table-cell>
          <table:table-cell office:value-type="string">
            <text:p>¸</text:p>
          </table:table-cell>
          <table:table-cell office:value-type="string">
            <text:p>CEDILLA</text:p>
          </table:table-cell>
        </table:table-row>
        <table:table-row table:style-name="ro1">
          <table:table-cell office:value-type="string">
            <text:p>0xF6</text:p>
          </table:table-cell>
          <table:table-cell office:value-type="string">
            <text:p>0xC3 0xB7 </text:p>
          </table:table-cell>
          <table:table-cell office:value-type="string">
            <text:p>0x00F7</text:p>
          </table:table-cell>
          <table:table-cell office:value-type="string">
            <text:p>÷</text:p>
          </table:table-cell>
          <table:table-cell office:value-type="string">
            <text:p>DIVISION SIGN</text:p>
          </table:table-cell>
          <table:table-cell/>
          <table:table-cell office:value-type="string">
            <text:p>0xF6</text:p>
          </table:table-cell>
          <table:table-cell office:value-type="string">
            <text:p>0xC3 0xB7 </text:p>
          </table:table-cell>
          <table:table-cell office:value-type="string">
            <text:p>0x00F7</text:p>
          </table:table-cell>
          <table:table-cell office:value-type="string">
            <text:p>÷</text:p>
          </table:table-cell>
          <table:table-cell office:value-type="string">
            <text:p>DIVISION SIGN</text:p>
          </table:table-cell>
        </table:table-row>
        <table:table-row table:style-name="ro1">
          <table:table-cell office:value-type="string">
            <text:p>0xF5</text:p>
          </table:table-cell>
          <table:table-cell office:value-type="string">
            <text:p>0xC2 0xA7 </text:p>
          </table:table-cell>
          <table:table-cell office:value-type="string">
            <text:p>0x00A7</text:p>
          </table:table-cell>
          <table:table-cell office:value-type="string">
            <text:p>§</text:p>
          </table:table-cell>
          <table:table-cell office:value-type="string">
            <text:p>SECTION SIGN</text:p>
          </table:table-cell>
          <table:table-cell/>
          <table:table-cell office:value-type="string">
            <text:p>0xF5</text:p>
          </table:table-cell>
          <table:table-cell office:value-type="string">
            <text:p>0xC2 0xA7 </text:p>
          </table:table-cell>
          <table:table-cell office:value-type="string">
            <text:p>0x00A7</text:p>
          </table:table-cell>
          <table:table-cell office:value-type="string">
            <text:p>§</text:p>
          </table:table-cell>
          <table:table-cell office:value-type="string">
            <text:p>SECTION SIGN</text:p>
          </table:table-cell>
        </table:table-row>
        <table:table-row table:style-name="ro1">
          <table:table-cell office:value-type="string">
            <text:p>0xF4</text:p>
          </table:table-cell>
          <table:table-cell office:value-type="string">
            <text:p>0xC2 0xB6 </text:p>
          </table:table-cell>
          <table:table-cell office:value-type="string">
            <text:p>0x00B6</text:p>
          </table:table-cell>
          <table:table-cell office:value-type="string">
            <text:p>¶</text:p>
          </table:table-cell>
          <table:table-cell office:value-type="string">
            <text:p>PILCROW SIGN</text:p>
          </table:table-cell>
          <table:table-cell/>
          <table:table-cell office:value-type="string">
            <text:p>0xF4</text:p>
          </table:table-cell>
          <table:table-cell office:value-type="string">
            <text:p>0xCB 0x98 </text:p>
          </table:table-cell>
          <table:table-cell office:value-type="string">
            <text:p>0x02D8</text:p>
          </table:table-cell>
          <table:table-cell office:value-type="string">
            <text:p>˘</text:p>
          </table:table-cell>
          <table:table-cell office:value-type="string">
            <text:p>BREVE</text:p>
          </table:table-cell>
        </table:table-row>
        <table:table-row table:style-name="ro2">
          <table:table-cell office:value-type="string">
            <text:p>0xF3</text:p>
          </table:table-cell>
          <table:table-cell office:value-type="string">
            <text:p>0xC2 0xBE </text:p>
          </table:table-cell>
          <table:table-cell office:value-type="string">
            <text:p>0x00BE</text:p>
          </table:table-cell>
          <table:table-cell office:value-type="string">
            <text:p>¾</text:p>
          </table:table-cell>
          <table:table-cell office:value-type="string">
            <text:p>VULGAR FRACTION THREE QUARTERS</text:p>
          </table:table-cell>
          <table:table-cell/>
          <table:table-cell office:value-type="string">
            <text:p>0xF3</text:p>
          </table:table-cell>
          <table:table-cell office:value-type="string">
            <text:p>0xCB 0x87 </text:p>
          </table:table-cell>
          <table:table-cell office:value-type="string">
            <text:p>0x02C7</text:p>
          </table:table-cell>
          <table:table-cell office:value-type="string">
            <text:p>ˇ</text:p>
          </table:table-cell>
          <table:table-cell office:value-type="string">
            <text:p>CARON</text:p>
          </table:table-cell>
        </table:table-row>
        <table:table-row table:style-name="ro3">
          <table:table-cell office:value-type="string">
            <text:p>0xF2</text:p>
          </table:table-cell>
          <table:table-cell office:value-type="string">
            <text:p>0xE2 0x80 0x97 </text:p>
          </table:table-cell>
          <table:table-cell office:value-type="string">
            <text:p>0x2017</text:p>
          </table:table-cell>
          <table:table-cell office:value-type="string">
            <text:p>‗</text:p>
          </table:table-cell>
          <table:table-cell office:value-type="string">
            <text:p>DOUBLE LOW LINE</text:p>
          </table:table-cell>
          <table:table-cell/>
          <table:table-cell office:value-type="string">
            <text:p>0xF2</text:p>
          </table:table-cell>
          <table:table-cell office:value-type="string">
            <text:p>0xCB 0x9B </text:p>
          </table:table-cell>
          <table:table-cell office:value-type="string">
            <text:p>0x02DB</text:p>
          </table:table-cell>
          <table:table-cell office:value-type="string">
            <text:p>˛</text:p>
          </table:table-cell>
          <table:table-cell office:value-type="string">
            <text:p>OGONEK</text:p>
          </table:table-cell>
        </table:table-row>
        <table:table-row table:style-name="ro3">
          <table:table-cell office:value-type="string">
            <text:p>0xF1</text:p>
          </table:table-cell>
          <table:table-cell office:value-type="string">
            <text:p>0xC2 0xB1 </text:p>
          </table:table-cell>
          <table:table-cell office:value-type="string">
            <text:p>0x00B1</text:p>
          </table:table-cell>
          <table:table-cell office:value-type="string">
            <text:p>±</text:p>
          </table:table-cell>
          <table:table-cell office:value-type="string">
            <text:p>PLUS-MINUS SIGN</text:p>
          </table:table-cell>
          <table:table-cell/>
          <table:table-cell office:value-type="string">
            <text:p>0xF1</text:p>
          </table:table-cell>
          <table:table-cell office:value-type="string">
            <text:p>0xCB 0x9D </text:p>
          </table:table-cell>
          <table:table-cell office:value-type="string">
            <text:p>0x02DD</text:p>
          </table:table-cell>
          <table:table-cell office:value-type="string">
            <text:p>˝</text:p>
          </table:table-cell>
          <table:table-cell office:value-type="string">
            <text:p>DOUBLE ACUTE ACCENT</text:p>
          </table:table-cell>
        </table:table-row>
        <table:table-row table:style-name="ro1">
          <table:table-cell office:value-type="string">
            <text:p>0xF0</text:p>
          </table:table-cell>
          <table:table-cell office:value-type="string">
            <text:p>0xC2 0xAD </text:p>
          </table:table-cell>
          <table:table-cell office:value-type="string">
            <text:p>0x00AD</text:p>
          </table:table-cell>
          <table:table-cell office:value-type="string">
            <text:p>­</text:p>
          </table:table-cell>
          <table:table-cell office:value-type="string">
            <text:p>SOFT HYPHEN</text:p>
          </table:table-cell>
          <table:table-cell/>
          <table:table-cell office:value-type="string">
            <text:p>0xF0</text:p>
          </table:table-cell>
          <table:table-cell office:value-type="string">
            <text:p>0xC2 0xAD </text:p>
          </table:table-cell>
          <table:table-cell office:value-type="string">
            <text:p>0x00AD</text:p>
          </table:table-cell>
          <table:table-cell office:value-type="string">
            <text:p>­</text:p>
          </table:table-cell>
          <table:table-cell office:value-type="string">
            <text:p>SOFT HYPHEN</text:p>
          </table:table-cell>
        </table:table-row>
        <table:table-row table:style-name="ro1">
          <table:table-cell office:value-type="string">
            <text:p>0xEF</text:p>
          </table:table-cell>
          <table:table-cell office:value-type="string">
            <text:p>0xC2 0xB4 </text:p>
          </table:table-cell>
          <table:table-cell office:value-type="string">
            <text:p>0x00B4</text:p>
          </table:table-cell>
          <table:table-cell office:value-type="string">
            <text:p>´</text:p>
          </table:table-cell>
          <table:table-cell office:value-type="string">
            <text:p>ACUTE ACCENT</text:p>
          </table:table-cell>
          <table:table-cell/>
          <table:table-cell office:value-type="string">
            <text:p>0xEF</text:p>
          </table:table-cell>
          <table:table-cell office:value-type="string">
            <text:p>0xC2 0xB4 </text:p>
          </table:table-cell>
          <table:table-cell office:value-type="string">
            <text:p>0x00B4</text:p>
          </table:table-cell>
          <table:table-cell office:value-type="string">
            <text:p>´</text:p>
          </table:table-cell>
          <table:table-cell office:value-type="string">
            <text:p>ACUTE ACCENT</text:p>
          </table:table-cell>
        </table:table-row>
        <table:table-row table:style-name="ro2">
          <table:table-cell office:value-type="string">
            <text:p>0xEE</text:p>
          </table:table-cell>
          <table:table-cell office:value-type="string">
            <text:p>0xC2 0xAF </text:p>
          </table:table-cell>
          <table:table-cell office:value-type="string">
            <text:p>0x00AF</text:p>
          </table:table-cell>
          <table:table-cell office:value-type="string">
            <text:p>¯</text:p>
          </table:table-cell>
          <table:table-cell office:value-type="string">
            <text:p>MACRON</text:p>
          </table:table-cell>
          <table:table-cell/>
          <table:table-cell office:value-type="string">
            <text:p>0xEE</text:p>
          </table:table-cell>
          <table:table-cell office:value-type="string">
            <text:p>0xC5 0xA3 </text:p>
          </table:table-cell>
          <table:table-cell office:value-type="string">
            <text:p>0x0163</text:p>
          </table:table-cell>
          <table:table-cell office:value-type="string">
            <text:p>ţ</text:p>
          </table:table-cell>
          <table:table-cell office:value-type="string">
            <text:p>LATIN SMALL LETTER T WITH CEDILLA</text:p>
          </table:table-cell>
        </table:table-row>
        <table:table-row table:style-name="ro2">
          <table:table-cell office:value-type="string">
            <text:p>0xED</text:p>
          </table:table-cell>
          <table:table-cell office:value-type="string">
            <text:p>0xC3 0x9D </text:p>
          </table:table-cell>
          <table:table-cell office:value-type="string">
            <text:p>0x00DD</text:p>
          </table:table-cell>
          <table:table-cell office:value-type="string">
            <text:p>Ý</text:p>
          </table:table-cell>
          <table:table-cell office:value-type="string">
            <text:p>LATIN CAPITAL LETTER Y WITH ACUTE</text:p>
          </table:table-cell>
          <table:table-cell/>
          <table:table-cell office:value-type="string">
            <text:p>0xED</text:p>
          </table:table-cell>
          <table:table-cell office:value-type="string">
            <text:p>0xC3 0x9D </text:p>
          </table:table-cell>
          <table:table-cell office:value-type="string">
            <text:p>0x00DD</text:p>
          </table:table-cell>
          <table:table-cell office:value-type="string">
            <text:p>Ý</text:p>
          </table:table-cell>
          <table:table-cell office:value-type="string">
            <text:p>LATIN CAPITAL LETTER Y WITH ACUTE</text:p>
          </table:table-cell>
        </table:table-row>
        <table:table-row table:style-name="ro2">
          <table:table-cell office:value-type="string">
            <text:p>0xEC</text:p>
          </table:table-cell>
          <table:table-cell office:value-type="string">
            <text:p>0xC3 0xBD </text:p>
          </table:table-cell>
          <table:table-cell office:value-type="string">
            <text:p>0x00FD</text:p>
          </table:table-cell>
          <table:table-cell office:value-type="string">
            <text:p>ý</text:p>
          </table:table-cell>
          <table:table-cell office:value-type="string">
            <text:p>LATIN SMALL LETTER Y WITH ACUTE</text:p>
          </table:table-cell>
          <table:table-cell/>
          <table:table-cell office:value-type="string">
            <text:p>0xEC</text:p>
          </table:table-cell>
          <table:table-cell office:value-type="string">
            <text:p>0xC3 0xBD </text:p>
          </table:table-cell>
          <table:table-cell office:value-type="string">
            <text:p>0x00FD</text:p>
          </table:table-cell>
          <table:table-cell office:value-type="string">
            <text:p>ý</text:p>
          </table:table-cell>
          <table:table-cell office:value-type="string">
            <text:p>LATIN SMALL LETTER Y WITH ACUTE</text:p>
          </table:table-cell>
        </table:table-row>
        <table:table-row table:style-name="ro2">
          <table:table-cell office:value-type="string">
            <text:p>0xEB</text:p>
          </table:table-cell>
          <table:table-cell office:value-type="string">
            <text:p>0xC3 0x99 </text:p>
          </table:table-cell>
          <table:table-cell office:value-type="string">
            <text:p>0x00D9</text:p>
          </table:table-cell>
          <table:table-cell office:value-type="string">
            <text:p>Ù</text:p>
          </table:table-cell>
          <table:table-cell office:value-type="string">
            <text:p>LATIN CAPITAL LETTER U WITH GRAVE</text:p>
          </table:table-cell>
          <table:table-cell/>
          <table:table-cell office:value-type="string">
            <text:p>0xEB</text:p>
          </table:table-cell>
          <table:table-cell office:value-type="string">
            <text:p>0xC5 0xB0 </text:p>
          </table:table-cell>
          <table:table-cell office:value-type="string">
            <text:p>0x0170</text:p>
          </table:table-cell>
          <table:table-cell office:value-type="string">
            <text:p>Ű</text:p>
          </table:table-cell>
          <table:table-cell office:value-type="string">
            <text:p>LATIN CAPITAL LETTER U WITH DOUBLE ACUTE</text:p>
          </table:table-cell>
        </table:table-row>
        <table:table-row table:style-name="ro2">
          <table:table-cell office:value-type="string">
            <text:p>0xEA</text:p>
          </table:table-cell>
          <table:table-cell office:value-type="string">
            <text:p>0xC3 0x9B </text:p>
          </table:table-cell>
          <table:table-cell office:value-type="string">
            <text:p>0x00DB</text:p>
          </table:table-cell>
          <table:table-cell office:value-type="string">
            <text:p>Û</text:p>
          </table:table-cell>
          <table:table-cell office:value-type="string">
            <text:p>LATIN CAPITAL LETTER U WITH CIRCUMFLEX</text:p>
          </table:table-cell>
          <table:table-cell/>
          <table:table-cell office:value-type="string">
            <text:p>0xEA</text:p>
          </table:table-cell>
          <table:table-cell office:value-type="string">
            <text:p>0xC5 0x95 </text:p>
          </table:table-cell>
          <table:table-cell office:value-type="string">
            <text:p>0x0155</text:p>
          </table:table-cell>
          <table:table-cell office:value-type="string">
            <text:p>ŕ</text:p>
          </table:table-cell>
          <table:table-cell office:value-type="string">
            <text:p>LATIN SMALL LETTER R WITH ACUTE</text:p>
          </table:table-cell>
        </table:table-row>
        <table:table-row table:style-name="ro2">
          <table:table-cell office:value-type="string">
            <text:p>0xE9</text:p>
          </table:table-cell>
          <table:table-cell office:value-type="string">
            <text:p>0xC3 0x9A </text:p>
          </table:table-cell>
          <table:table-cell office:value-type="string">
            <text:p>0x00DA</text:p>
          </table:table-cell>
          <table:table-cell office:value-type="string">
            <text:p>Ú</text:p>
          </table:table-cell>
          <table:table-cell office:value-type="string">
            <text:p>LATIN CAPITAL LETTER U WITH ACUTE</text:p>
          </table:table-cell>
          <table:table-cell/>
          <table:table-cell office:value-type="string">
            <text:p>0xE9</text:p>
          </table:table-cell>
          <table:table-cell office:value-type="string">
            <text:p>0xC3 0x9A </text:p>
          </table:table-cell>
          <table:table-cell office:value-type="string">
            <text:p>0x00DA</text:p>
          </table:table-cell>
          <table:table-cell office:value-type="string">
            <text:p>Ú</text:p>
          </table:table-cell>
          <table:table-cell office:value-type="string">
            <text:p>LATIN CAPITAL LETTER U WITH ACUTE</text:p>
          </table:table-cell>
        </table:table-row>
        <table:table-row table:style-name="ro2">
          <table:table-cell office:value-type="string">
            <text:p>0xE8</text:p>
          </table:table-cell>
          <table:table-cell office:value-type="string">
            <text:p>0xC3 0x9E </text:p>
          </table:table-cell>
          <table:table-cell office:value-type="string">
            <text:p>0x00DE</text:p>
          </table:table-cell>
          <table:table-cell office:value-type="string">
            <text:p>Þ</text:p>
          </table:table-cell>
          <table:table-cell office:value-type="string">
            <text:p>LATIN CAPITAL LETTER THORN</text:p>
          </table:table-cell>
          <table:table-cell/>
          <table:table-cell office:value-type="string">
            <text:p>0xE8</text:p>
          </table:table-cell>
          <table:table-cell office:value-type="string">
            <text:p>0xC5 0x94 </text:p>
          </table:table-cell>
          <table:table-cell office:value-type="string">
            <text:p>0x0154</text:p>
          </table:table-cell>
          <table:table-cell office:value-type="string">
            <text:p>Ŕ</text:p>
          </table:table-cell>
          <table:table-cell office:value-type="string">
            <text:p>LATIN CAPITAL LETTER R WITH ACUTE</text:p>
          </table:table-cell>
        </table:table-row>
        <table:table-row table:style-name="ro2">
          <table:table-cell office:value-type="string">
            <text:p>0xE7</text:p>
          </table:table-cell>
          <table:table-cell office:value-type="string">
            <text:p>0xC3 0xBE </text:p>
          </table:table-cell>
          <table:table-cell office:value-type="string">
            <text:p>0x00FE</text:p>
          </table:table-cell>
          <table:table-cell office:value-type="string">
            <text:p>þ</text:p>
          </table:table-cell>
          <table:table-cell office:value-type="string">
            <text:p>LATIN SMALL LETTER THORN</text:p>
          </table:table-cell>
          <table:table-cell/>
          <table:table-cell office:value-type="string">
            <text:p>0xE7</text:p>
          </table:table-cell>
          <table:table-cell office:value-type="string">
            <text:p>0xC5 0xA1 </text:p>
          </table:table-cell>
          <table:table-cell office:value-type="string">
            <text:p>0x0161</text:p>
          </table:table-cell>
          <table:table-cell office:value-type="string">
            <text:p>š</text:p>
          </table:table-cell>
          <table:table-cell office:value-type="string">
            <text:p>LATIN SMALL LETTER S WITH CARON</text:p>
          </table:table-cell>
        </table:table-row>
        <table:table-row table:style-name="ro2">
          <table:table-cell office:value-type="string">
            <text:p>0xE6</text:p>
          </table:table-cell>
          <table:table-cell office:value-type="string">
            <text:p>0xC2 0xB5 </text:p>
          </table:table-cell>
          <table:table-cell office:value-type="string">
            <text:p>0x00B5</text:p>
          </table:table-cell>
          <table:table-cell office:value-type="string">
            <text:p>µ</text:p>
          </table:table-cell>
          <table:table-cell office:value-type="string">
            <text:p>MICRO SIGN</text:p>
          </table:table-cell>
          <table:table-cell/>
          <table:table-cell office:value-type="string">
            <text:p>0xE6</text:p>
          </table:table-cell>
          <table:table-cell office:value-type="string">
            <text:p>0xC5 0xA0 </text:p>
          </table:table-cell>
          <table:table-cell office:value-type="string">
            <text:p>0x0160</text:p>
          </table:table-cell>
          <table:table-cell office:value-type="string">
            <text:p>Š</text:p>
          </table:table-cell>
          <table:table-cell office:value-type="string">
            <text:p>LATIN CAPITAL LETTER S WITH CARON</text:p>
          </table:table-cell>
        </table:table-row>
        <table:table-row table:style-name="ro2">
          <table:table-cell office:value-type="string">
            <text:p>0xE5</text:p>
          </table:table-cell>
          <table:table-cell office:value-type="string">
            <text:p>0xC3 0x95 </text:p>
          </table:table-cell>
          <table:table-cell office:value-type="string">
            <text:p>0x00D5</text:p>
          </table:table-cell>
          <table:table-cell office:value-type="string">
            <text:p>Õ</text:p>
          </table:table-cell>
          <table:table-cell office:value-type="string">
            <text:p>LATIN CAPITAL LETTER O WITH TILDE</text:p>
          </table:table-cell>
          <table:table-cell/>
          <table:table-cell office:value-type="string">
            <text:p>0xE5</text:p>
          </table:table-cell>
          <table:table-cell office:value-type="string">
            <text:p>0xC5 0x88 </text:p>
          </table:table-cell>
          <table:table-cell office:value-type="string">
            <text:p>0x0148</text:p>
          </table:table-cell>
          <table:table-cell office:value-type="string">
            <text:p>ň</text:p>
          </table:table-cell>
          <table:table-cell office:value-type="string">
            <text:p>LATIN SMALL LETTER N WITH CARON</text:p>
          </table:table-cell>
        </table:table-row>
        <table:table-row table:style-name="ro2">
          <table:table-cell office:value-type="string">
            <text:p>0xE4</text:p>
          </table:table-cell>
          <table:table-cell office:value-type="string">
            <text:p>0xC3 0xB5 </text:p>
          </table:table-cell>
          <table:table-cell office:value-type="string">
            <text:p>0x00F5</text:p>
          </table:table-cell>
          <table:table-cell office:value-type="string">
            <text:p>õ</text:p>
          </table:table-cell>
          <table:table-cell office:value-type="string">
            <text:p>LATIN SMALL LETTER O WITH TILDE</text:p>
          </table:table-cell>
          <table:table-cell/>
          <table:table-cell office:value-type="string">
            <text:p>0xE4</text:p>
          </table:table-cell>
          <table:table-cell office:value-type="string">
            <text:p>0xC5 0x84 </text:p>
          </table:table-cell>
          <table:table-cell office:value-type="string">
            <text:p>0x0144</text:p>
          </table:table-cell>
          <table:table-cell office:value-type="string">
            <text:p>ń</text:p>
          </table:table-cell>
          <table:table-cell office:value-type="string">
            <text:p>LATIN SMALL LETTER N WITH ACUTE</text:p>
          </table:table-cell>
        </table:table-row>
        <table:table-row table:style-name="ro2">
          <table:table-cell office:value-type="string">
            <text:p>0xE3</text:p>
          </table:table-cell>
          <table:table-cell office:value-type="string">
            <text:p>0xC3 0x92 </text:p>
          </table:table-cell>
          <table:table-cell office:value-type="string">
            <text:p>0x00D2</text:p>
          </table:table-cell>
          <table:table-cell office:value-type="string">
            <text:p>Ò</text:p>
          </table:table-cell>
          <table:table-cell office:value-type="string">
            <text:p>LATIN CAPITAL LETTER O WITH GRAVE</text:p>
          </table:table-cell>
          <table:table-cell/>
          <table:table-cell office:value-type="string">
            <text:p>0xE3</text:p>
          </table:table-cell>
          <table:table-cell office:value-type="string">
            <text:p>0xC5 0x83 </text:p>
          </table:table-cell>
          <table:table-cell office:value-type="string">
            <text:p>0x0143</text:p>
          </table:table-cell>
          <table:table-cell office:value-type="string">
            <text:p>Ń</text:p>
          </table:table-cell>
          <table:table-cell office:value-type="string">
            <text:p>LATIN CAPITAL LETTER N WITH ACUTE</text:p>
          </table:table-cell>
        </table:table-row>
        <table:table-row table:style-name="ro2">
          <table:table-cell office:value-type="string">
            <text:p>0xE2</text:p>
          </table:table-cell>
          <table:table-cell office:value-type="string">
            <text:p>0xC3 0x94 </text:p>
          </table:table-cell>
          <table:table-cell office:value-type="string">
            <text:p>0x00D4</text:p>
          </table:table-cell>
          <table:table-cell office:value-type="string">
            <text:p>Ô</text:p>
          </table:table-cell>
          <table:table-cell office:value-type="string">
            <text:p>LATIN CAPITAL LETTER O WITH CIRCUMFLEX</text:p>
          </table:table-cell>
          <table:table-cell/>
          <table:table-cell office:value-type="string">
            <text:p>0xE2</text:p>
          </table:table-cell>
          <table:table-cell office:value-type="string">
            <text:p>0xC3 0x94 </text:p>
          </table:table-cell>
          <table:table-cell office:value-type="string">
            <text:p>0x00D4</text:p>
          </table:table-cell>
          <table:table-cell office:value-type="string">
            <text:p>Ô</text:p>
          </table:table-cell>
          <table:table-cell office:value-type="string">
            <text:p>LATIN CAPITAL LETTER O WITH CIRCUMFLEX</text:p>
          </table:table-cell>
        </table:table-row>
        <table:table-row table:style-name="ro3">
          <table:table-cell office:value-type="string">
            <text:p>0xE1</text:p>
          </table:table-cell>
          <table:table-cell office:value-type="string">
            <text:p>0xC3 0x9F </text:p>
          </table:table-cell>
          <table:table-cell office:value-type="string">
            <text:p>0x00DF</text:p>
          </table:table-cell>
          <table:table-cell office:value-type="string">
            <text:p>ß</text:p>
          </table:table-cell>
          <table:table-cell office:value-type="string">
            <text:p>LATIN SMALL LETTER SHARP S</text:p>
          </table:table-cell>
          <table:table-cell/>
          <table:table-cell office:value-type="string">
            <text:p>0xE1</text:p>
          </table:table-cell>
          <table:table-cell office:value-type="string">
            <text:p>0xC3 0x9F </text:p>
          </table:table-cell>
          <table:table-cell office:value-type="string">
            <text:p>0x00DF</text:p>
          </table:table-cell>
          <table:table-cell office:value-type="string">
            <text:p>ß</text:p>
          </table:table-cell>
          <table:table-cell office:value-type="string">
            <text:p>LATIN SMALL LETTER SHARP S</text:p>
          </table:table-cell>
        </table:table-row>
        <table:table-row table:style-name="ro2">
          <table:table-cell office:value-type="string">
            <text:p>0xE0</text:p>
          </table:table-cell>
          <table:table-cell office:value-type="string">
            <text:p>0xC3 0x93 </text:p>
          </table:table-cell>
          <table:table-cell office:value-type="string">
            <text:p>0x00D3</text:p>
          </table:table-cell>
          <table:table-cell office:value-type="string">
            <text:p>Ó</text:p>
          </table:table-cell>
          <table:table-cell office:value-type="string">
            <text:p>LATIN CAPITAL LETTER O WITH ACUTE</text:p>
          </table:table-cell>
          <table:table-cell/>
          <table:table-cell office:value-type="string">
            <text:p>0xE0</text:p>
          </table:table-cell>
          <table:table-cell office:value-type="string">
            <text:p>0xC3 0x93 </text:p>
          </table:table-cell>
          <table:table-cell office:value-type="string">
            <text:p>0x00D3</text:p>
          </table:table-cell>
          <table:table-cell office:value-type="string">
            <text:p>Ó</text:p>
          </table:table-cell>
          <table:table-cell office:value-type="string">
            <text:p>LATIN CAPITAL LETTER O WITH ACUTE</text:p>
          </table:table-cell>
        </table:table-row>
        <table:table-row table:style-name="ro3">
          <table:table-cell office:value-type="string">
            <text:p>0xDF</text:p>
          </table:table-cell>
          <table:table-cell office:value-type="string">
            <text:p>0xE2 0x96 0x80 </text:p>
          </table:table-cell>
          <table:table-cell office:value-type="string">
            <text:p>0x2580</text:p>
          </table:table-cell>
          <table:table-cell office:value-type="string">
            <text:p>▀</text:p>
          </table:table-cell>
          <table:table-cell office:value-type="string">
            <text:p>UPPER HALF BLOCK</text:p>
          </table:table-cell>
          <table:table-cell/>
          <table:table-cell office:value-type="string">
            <text:p>0xDF</text:p>
          </table:table-cell>
          <table:table-cell office:value-type="string">
            <text:p>0xE2 0x96 0x80 </text:p>
          </table:table-cell>
          <table:table-cell office:value-type="string">
            <text:p>0x2580</text:p>
          </table:table-cell>
          <table:table-cell office:value-type="string">
            <text:p>▀</text:p>
          </table:table-cell>
          <table:table-cell office:value-type="string">
            <text:p>UPPER HALF BLOCK</text:p>
          </table:table-cell>
        </table:table-row>
        <table:table-row table:style-name="ro2">
          <table:table-cell office:value-type="string">
            <text:p>0xDE</text:p>
          </table:table-cell>
          <table:table-cell office:value-type="string">
            <text:p>0xC3 0x8C </text:p>
          </table:table-cell>
          <table:table-cell office:value-type="string">
            <text:p>0x00CC</text:p>
          </table:table-cell>
          <table:table-cell office:value-type="string">
            <text:p>Ì</text:p>
          </table:table-cell>
          <table:table-cell office:value-type="string">
            <text:p>LATIN CAPITAL LETTER I WITH GRAVE</text:p>
          </table:table-cell>
          <table:table-cell/>
          <table:table-cell office:value-type="string">
            <text:p>0xDE</text:p>
          </table:table-cell>
          <table:table-cell office:value-type="string">
            <text:p>0xC5 0xAE </text:p>
          </table:table-cell>
          <table:table-cell office:value-type="string">
            <text:p>0x016E</text:p>
          </table:table-cell>
          <table:table-cell office:value-type="string">
            <text:p>Ů</text:p>
          </table:table-cell>
          <table:table-cell office:value-type="string">
            <text:p>LATIN CAPITAL LETTER U WITH RING ABOVE</text:p>
          </table:table-cell>
        </table:table-row>
        <table:table-row table:style-name="ro2">
          <table:table-cell office:value-type="string">
            <text:p>0xDD</text:p>
          </table:table-cell>
          <table:table-cell office:value-type="string">
            <text:p>0xC2 0xA6 </text:p>
          </table:table-cell>
          <table:table-cell office:value-type="string">
            <text:p>0x00A6</text:p>
          </table:table-cell>
          <table:table-cell office:value-type="string">
            <text:p>¦</text:p>
          </table:table-cell>
          <table:table-cell office:value-type="string">
            <text:p>BROKEN BAR</text:p>
          </table:table-cell>
          <table:table-cell/>
          <table:table-cell office:value-type="string">
            <text:p>0xDD</text:p>
          </table:table-cell>
          <table:table-cell office:value-type="string">
            <text:p>0xC5 0xA2 </text:p>
          </table:table-cell>
          <table:table-cell office:value-type="string">
            <text:p>0x0162</text:p>
          </table:table-cell>
          <table:table-cell office:value-type="string">
            <text:p>Ţ</text:p>
          </table:table-cell>
          <table:table-cell office:value-type="string">
            <text:p>LATIN CAPITAL LETTER T WITH CEDILLA</text:p>
          </table:table-cell>
        </table:table-row>
        <table:table-row table:style-name="ro3">
          <table:table-cell office:value-type="string">
            <text:p>0xDC</text:p>
          </table:table-cell>
          <table:table-cell office:value-type="string">
            <text:p>0xE2 0x96 0x84 </text:p>
          </table:table-cell>
          <table:table-cell office:value-type="string">
            <text:p>0x2584</text:p>
          </table:table-cell>
          <table:table-cell office:value-type="string">
            <text:p>▄</text:p>
          </table:table-cell>
          <table:table-cell office:value-type="string">
            <text:p>LOWER HALF BLOCK</text:p>
          </table:table-cell>
          <table:table-cell/>
          <table:table-cell office:value-type="string">
            <text:p>0xDC</text:p>
          </table:table-cell>
          <table:table-cell office:value-type="string">
            <text:p>0xE2 0x96 0x84 </text:p>
          </table:table-cell>
          <table:table-cell office:value-type="string">
            <text:p>0x2584</text:p>
          </table:table-cell>
          <table:table-cell office:value-type="string">
            <text:p>▄</text:p>
          </table:table-cell>
          <table:table-cell office:value-type="string">
            <text:p>LOWER HALF BLOCK</text:p>
          </table:table-cell>
        </table:table-row>
        <table:table-row table:style-name="ro1">
          <table:table-cell office:value-type="string">
            <text:p>0xDB</text:p>
          </table:table-cell>
          <table:table-cell office:value-type="string">
            <text:p>0xE2 0x96 0x88 </text:p>
          </table:table-cell>
          <table:table-cell office:value-type="string">
            <text:p>0x2588</text:p>
          </table:table-cell>
          <table:table-cell office:value-type="string">
            <text:p>█</text:p>
          </table:table-cell>
          <table:table-cell office:value-type="string">
            <text:p>FULL BLOCK</text:p>
          </table:table-cell>
          <table:table-cell/>
          <table:table-cell office:value-type="string">
            <text:p>0xDB</text:p>
          </table:table-cell>
          <table:table-cell office:value-type="string">
            <text:p>0xE2 0x96 0x88 </text:p>
          </table:table-cell>
          <table:table-cell office:value-type="string">
            <text:p>0x2588</text:p>
          </table:table-cell>
          <table:table-cell office:value-type="string">
            <text:p>█</text:p>
          </table:table-cell>
          <table:table-cell office:value-type="string">
            <text:p>FULL BLOCK</text:p>
          </table:table-cell>
        </table:table-row>
        <table:table-row table:style-name="ro2">
          <table:table-cell office:value-type="string">
            <text:p>0xDA</text:p>
          </table:table-cell>
          <table:table-cell office:value-type="string">
            <text:p>0xE2 0x94 0x8C </text:p>
          </table:table-cell>
          <table:table-cell office:value-type="string">
            <text:p>0x250C</text:p>
          </table:table-cell>
          <table:table-cell office:value-type="string">
            <text:p>┌</text:p>
          </table:table-cell>
          <table:table-cell office:value-type="string">
            <text:p>BOX DRAWINGS LIGHT DOWN AND RIGHT</text:p>
          </table:table-cell>
          <table:table-cell/>
          <table:table-cell office:value-type="string">
            <text:p>0xDA</text:p>
          </table:table-cell>
          <table:table-cell office:value-type="string">
            <text:p>0xE2 0x94 0x8C </text:p>
          </table:table-cell>
          <table:table-cell office:value-type="string">
            <text:p>0x250C</text:p>
          </table:table-cell>
          <table:table-cell office:value-type="string">
            <text:p>┌</text:p>
          </table:table-cell>
          <table:table-cell office:value-type="string">
            <text:p>BOX DRAWINGS LIGHT DOWN AND RIGHT</text:p>
          </table:table-cell>
        </table:table-row>
        <table:table-row table:style-name="ro2">
          <table:table-cell office:value-type="string">
            <text:p>0xD9</text:p>
          </table:table-cell>
          <table:table-cell office:value-type="string">
            <text:p>0xE2 0x94 0x98 </text:p>
          </table:table-cell>
          <table:table-cell office:value-type="string">
            <text:p>0x2518</text:p>
          </table:table-cell>
          <table:table-cell office:value-type="string">
            <text:p>┘</text:p>
          </table:table-cell>
          <table:table-cell office:value-type="string">
            <text:p>BOX DRAWINGS LIGHT UP AND LEFT</text:p>
          </table:table-cell>
          <table:table-cell/>
          <table:table-cell office:value-type="string">
            <text:p>0xD9</text:p>
          </table:table-cell>
          <table:table-cell office:value-type="string">
            <text:p>0xE2 0x94 0x98 </text:p>
          </table:table-cell>
          <table:table-cell office:value-type="string">
            <text:p>0x2518</text:p>
          </table:table-cell>
          <table:table-cell office:value-type="string">
            <text:p>┘</text:p>
          </table:table-cell>
          <table:table-cell office:value-type="string">
            <text:p>BOX DRAWINGS LIGHT UP AND LEFT</text:p>
          </table:table-cell>
        </table:table-row>
        <table:table-row table:style-name="ro2">
          <table:table-cell office:value-type="string">
            <text:p>0xD8</text:p>
          </table:table-cell>
          <table:table-cell office:value-type="string">
            <text:p>0xC3 0x8F </text:p>
          </table:table-cell>
          <table:table-cell office:value-type="string">
            <text:p>0x00CF</text:p>
          </table:table-cell>
          <table:table-cell office:value-type="string">
            <text:p>Ï</text:p>
          </table:table-cell>
          <table:table-cell office:value-type="string">
            <text:p>LATIN CAPITAL LETTER I WITH DIAERESIS</text:p>
          </table:table-cell>
          <table:table-cell/>
          <table:table-cell office:value-type="string">
            <text:p>0xD8</text:p>
          </table:table-cell>
          <table:table-cell office:value-type="string">
            <text:p>0xC4 0x9B </text:p>
          </table:table-cell>
          <table:table-cell office:value-type="string">
            <text:p>0x011B</text:p>
          </table:table-cell>
          <table:table-cell office:value-type="string">
            <text:p>ě</text:p>
          </table:table-cell>
          <table:table-cell office:value-type="string">
            <text:p>LATIN SMALL LETTER E WITH CARON</text:p>
          </table:table-cell>
        </table:table-row>
        <table:table-row table:style-name="ro2">
          <table:table-cell office:value-type="string">
            <text:p>0xD7</text:p>
          </table:table-cell>
          <table:table-cell office:value-type="string">
            <text:p>0xC3 0x8E </text:p>
          </table:table-cell>
          <table:table-cell office:value-type="string">
            <text:p>0x00CE</text:p>
          </table:table-cell>
          <table:table-cell office:value-type="string">
            <text:p>Î</text:p>
          </table:table-cell>
          <table:table-cell office:value-type="string">
            <text:p>LATIN CAPITAL LETTER I WITH CIRCUMFLEX</text:p>
          </table:table-cell>
          <table:table-cell/>
          <table:table-cell office:value-type="string">
            <text:p>0xD7</text:p>
          </table:table-cell>
          <table:table-cell office:value-type="string">
            <text:p>0xC3 0x8E </text:p>
          </table:table-cell>
          <table:table-cell office:value-type="string">
            <text:p>0x00CE</text:p>
          </table:table-cell>
          <table:table-cell office:value-type="string">
            <text:p>Î</text:p>
          </table:table-cell>
          <table:table-cell office:value-type="string">
            <text:p>LATIN CAPITAL LETTER I WITH CIRCUMFLEX</text:p>
          </table:table-cell>
        </table:table-row>
        <table:table-row table:style-name="ro2">
          <table:table-cell office:value-type="string">
            <text:p>0xD6</text:p>
          </table:table-cell>
          <table:table-cell office:value-type="string">
            <text:p>0xC3 0x8D </text:p>
          </table:table-cell>
          <table:table-cell office:value-type="string">
            <text:p>0x00CD</text:p>
          </table:table-cell>
          <table:table-cell office:value-type="string">
            <text:p>Í</text:p>
          </table:table-cell>
          <table:table-cell office:value-type="string">
            <text:p>LATIN CAPITAL LETTER I WITH ACUTE</text:p>
          </table:table-cell>
          <table:table-cell/>
          <table:table-cell office:value-type="string">
            <text:p>0xD6</text:p>
          </table:table-cell>
          <table:table-cell office:value-type="string">
            <text:p>0xC3 0x8D </text:p>
          </table:table-cell>
          <table:table-cell office:value-type="string">
            <text:p>0x00CD</text:p>
          </table:table-cell>
          <table:table-cell office:value-type="string">
            <text:p>Í</text:p>
          </table:table-cell>
          <table:table-cell office:value-type="string">
            <text:p>LATIN CAPITAL LETTER I WITH ACUTE</text:p>
          </table:table-cell>
        </table:table-row>
        <table:table-row table:style-name="ro2">
          <table:table-cell office:value-type="string">
            <text:p>0xD5</text:p>
          </table:table-cell>
          <table:table-cell office:value-type="string">
            <text:p>0xC4 0xB1 </text:p>
          </table:table-cell>
          <table:table-cell office:value-type="string">
            <text:p>0x0131</text:p>
          </table:table-cell>
          <table:table-cell office:value-type="string">
            <text:p>ı</text:p>
          </table:table-cell>
          <table:table-cell office:value-type="string">
            <text:p>LATIN SMALL LETTER DOTLESS I</text:p>
          </table:table-cell>
          <table:table-cell/>
          <table:table-cell office:value-type="string">
            <text:p>0xD5</text:p>
          </table:table-cell>
          <table:table-cell office:value-type="string">
            <text:p>0xC5 0x87 </text:p>
          </table:table-cell>
          <table:table-cell office:value-type="string">
            <text:p>0x0147</text:p>
          </table:table-cell>
          <table:table-cell office:value-type="string">
            <text:p>Ň</text:p>
          </table:table-cell>
          <table:table-cell office:value-type="string">
            <text:p>LATIN CAPITAL LETTER N WITH CARON</text:p>
          </table:table-cell>
        </table:table-row>
        <table:table-row table:style-name="ro2">
          <table:table-cell office:value-type="string">
            <text:p>0xD4</text:p>
          </table:table-cell>
          <table:table-cell office:value-type="string">
            <text:p>0xC3 0x88 </text:p>
          </table:table-cell>
          <table:table-cell office:value-type="string">
            <text:p>0x00C8</text:p>
          </table:table-cell>
          <table:table-cell office:value-type="string">
            <text:p>È</text:p>
          </table:table-cell>
          <table:table-cell office:value-type="string">
            <text:p>LATIN CAPITAL LETTER E WITH GRAVE</text:p>
          </table:table-cell>
          <table:table-cell/>
          <table:table-cell office:value-type="string">
            <text:p>0xD4</text:p>
          </table:table-cell>
          <table:table-cell office:value-type="string">
            <text:p>0xC4 0x8F </text:p>
          </table:table-cell>
          <table:table-cell office:value-type="string">
            <text:p>0x010F</text:p>
          </table:table-cell>
          <table:table-cell office:value-type="string">
            <text:p>ď</text:p>
          </table:table-cell>
          <table:table-cell office:value-type="string">
            <text:p>LATIN SMALL LETTER D WITH CARON</text:p>
          </table:table-cell>
        </table:table-row>
        <table:table-row table:style-name="ro2">
          <table:table-cell office:value-type="string">
            <text:p>0xD3</text:p>
          </table:table-cell>
          <table:table-cell office:value-type="string">
            <text:p>0xC3 0x8B </text:p>
          </table:table-cell>
          <table:table-cell office:value-type="string">
            <text:p>0x00CB</text:p>
          </table:table-cell>
          <table:table-cell office:value-type="string">
            <text:p>Ë</text:p>
          </table:table-cell>
          <table:table-cell office:value-type="string">
            <text:p>LATIN CAPITAL LETTER E WITH DIAERESIS</text:p>
          </table:table-cell>
          <table:table-cell/>
          <table:table-cell office:value-type="string">
            <text:p>0xD3</text:p>
          </table:table-cell>
          <table:table-cell office:value-type="string">
            <text:p>0xC3 0x8B </text:p>
          </table:table-cell>
          <table:table-cell office:value-type="string">
            <text:p>0x00CB</text:p>
          </table:table-cell>
          <table:table-cell office:value-type="string">
            <text:p>Ë</text:p>
          </table:table-cell>
          <table:table-cell office:value-type="string">
            <text:p>LATIN CAPITAL LETTER E WITH DIAERESIS</text:p>
          </table:table-cell>
        </table:table-row>
        <table:table-row table:style-name="ro2">
          <table:table-cell office:value-type="string">
            <text:p>0xD2</text:p>
          </table:table-cell>
          <table:table-cell office:value-type="string">
            <text:p>0xC3 0x8A </text:p>
          </table:table-cell>
          <table:table-cell office:value-type="string">
            <text:p>0x00CA</text:p>
          </table:table-cell>
          <table:table-cell office:value-type="string">
            <text:p>Ê</text:p>
          </table:table-cell>
          <table:table-cell office:value-type="string">
            <text:p>LATIN CAPITAL LETTER E WITH CIRCUMFLEX</text:p>
          </table:table-cell>
          <table:table-cell/>
          <table:table-cell office:value-type="string">
            <text:p>0xD2</text:p>
          </table:table-cell>
          <table:table-cell office:value-type="string">
            <text:p>0xC4 0x8E </text:p>
          </table:table-cell>
          <table:table-cell office:value-type="string">
            <text:p>0x010E</text:p>
          </table:table-cell>
          <table:table-cell office:value-type="string">
            <text:p>Ď</text:p>
          </table:table-cell>
          <table:table-cell office:value-type="string">
            <text:p>LATIN CAPITAL LETTER D WITH CARON</text:p>
          </table:table-cell>
        </table:table-row>
        <table:table-row table:style-name="ro2">
          <table:table-cell office:value-type="string">
            <text:p>0xD1</text:p>
          </table:table-cell>
          <table:table-cell office:value-type="string">
            <text:p>0xC3 0x90 </text:p>
          </table:table-cell>
          <table:table-cell office:value-type="string">
            <text:p>0x00D0</text:p>
          </table:table-cell>
          <table:table-cell office:value-type="string">
            <text:p>Ð</text:p>
          </table:table-cell>
          <table:table-cell office:value-type="string">
            <text:p>LATIN CAPITAL LETTER ETH</text:p>
          </table:table-cell>
          <table:table-cell/>
          <table:table-cell office:value-type="string">
            <text:p>0xD1</text:p>
          </table:table-cell>
          <table:table-cell office:value-type="string">
            <text:p>0xC4 0x90 </text:p>
          </table:table-cell>
          <table:table-cell office:value-type="string">
            <text:p>0x0110</text:p>
          </table:table-cell>
          <table:table-cell office:value-type="string">
            <text:p>Đ</text:p>
          </table:table-cell>
          <table:table-cell office:value-type="string">
            <text:p>LATIN CAPITAL LETTER D WITH STROKE</text:p>
          </table:table-cell>
        </table:table-row>
        <table:table-row table:style-name="ro2">
          <table:table-cell office:value-type="string">
            <text:p>0xD0</text:p>
          </table:table-cell>
          <table:table-cell office:value-type="string">
            <text:p>0xC3 0xB0 </text:p>
          </table:table-cell>
          <table:table-cell office:value-type="string">
            <text:p>0x00F0</text:p>
          </table:table-cell>
          <table:table-cell office:value-type="string">
            <text:p>ð</text:p>
          </table:table-cell>
          <table:table-cell office:value-type="string">
            <text:p>LATIN SMALL LETTER ETH</text:p>
          </table:table-cell>
          <table:table-cell/>
          <table:table-cell office:value-type="string">
            <text:p>0xD0</text:p>
          </table:table-cell>
          <table:table-cell office:value-type="string">
            <text:p>0xC4 0x91 </text:p>
          </table:table-cell>
          <table:table-cell office:value-type="string">
            <text:p>0x0111</text:p>
          </table:table-cell>
          <table:table-cell office:value-type="string">
            <text:p>đ</text:p>
          </table:table-cell>
          <table:table-cell office:value-type="string">
            <text:p>LATIN SMALL LETTER D WITH STROKE</text:p>
          </table:table-cell>
        </table:table-row>
        <table:table-row table:style-name="ro1">
          <table:table-cell office:value-type="string">
            <text:p>0xCF</text:p>
          </table:table-cell>
          <table:table-cell office:value-type="string">
            <text:p>0xC2 0xA4 </text:p>
          </table:table-cell>
          <table:table-cell office:value-type="string">
            <text:p>0x00A4</text:p>
          </table:table-cell>
          <table:table-cell office:value-type="string">
            <text:p>¤</text:p>
          </table:table-cell>
          <table:table-cell office:value-type="string">
            <text:p>CURRENCY SIGN</text:p>
          </table:table-cell>
          <table:table-cell/>
          <table:table-cell office:value-type="string">
            <text:p>0xCF</text:p>
          </table:table-cell>
          <table:table-cell office:value-type="string">
            <text:p>0xC2 0xA4 </text:p>
          </table:table-cell>
          <table:table-cell office:value-type="string">
            <text:p>0x00A4</text:p>
          </table:table-cell>
          <table:table-cell office:value-type="string">
            <text:p>¤</text:p>
          </table:table-cell>
          <table:table-cell office:value-type="string">
            <text:p>CURRENCY SIGN</text:p>
          </table:table-cell>
        </table:table-row>
        <table:table-row table:style-name="ro4">
          <table:table-cell office:value-type="string">
            <text:p>0xCE</text:p>
          </table:table-cell>
          <table:table-cell office:value-type="string">
            <text:p>0xE2 0x95 0xAC </text:p>
          </table:table-cell>
          <table:table-cell office:value-type="string">
            <text:p>0x256C</text:p>
          </table:table-cell>
          <table:table-cell office:value-type="string">
            <text:p>╬</text:p>
          </table:table-cell>
          <table:table-cell office:value-type="string">
            <text:p>BOX DRAWINGS DOUBLE VERTICAL AND HORIZONTAL</text:p>
          </table:table-cell>
          <table:table-cell/>
          <table:table-cell office:value-type="string">
            <text:p>0xCE</text:p>
          </table:table-cell>
          <table:table-cell office:value-type="string">
            <text:p>0xE2 0x95 0xAC </text:p>
          </table:table-cell>
          <table:table-cell office:value-type="string">
            <text:p>0x256C</text:p>
          </table:table-cell>
          <table:table-cell office:value-type="string">
            <text:p>╬</text:p>
          </table:table-cell>
          <table:table-cell office:value-type="string">
            <text:p>BOX DRAWINGS DOUBLE VERTICAL AND HORIZONTAL</text:p>
          </table:table-cell>
        </table:table-row>
        <table:table-row table:style-name="ro2">
          <table:table-cell office:value-type="string">
            <text:p>0xCD</text:p>
          </table:table-cell>
          <table:table-cell office:value-type="string">
            <text:p>0xE2 0x95 0x90 </text:p>
          </table:table-cell>
          <table:table-cell office:value-type="string">
            <text:p>0x2550</text:p>
          </table:table-cell>
          <table:table-cell office:value-type="string">
            <text:p>═</text:p>
          </table:table-cell>
          <table:table-cell office:value-type="string">
            <text:p>BOX DRAWINGS DOUBLE HORIZONTAL</text:p>
          </table:table-cell>
          <table:table-cell/>
          <table:table-cell office:value-type="string">
            <text:p>0xCD</text:p>
          </table:table-cell>
          <table:table-cell office:value-type="string">
            <text:p>0xE2 0x95 0x90 </text:p>
          </table:table-cell>
          <table:table-cell office:value-type="string">
            <text:p>0x2550</text:p>
          </table:table-cell>
          <table:table-cell office:value-type="string">
            <text:p>═</text:p>
          </table:table-cell>
          <table:table-cell office:value-type="string">
            <text:p>BOX DRAWINGS DOUBLE HORIZONTAL</text:p>
          </table:table-cell>
        </table:table-row>
        <table:table-row table:style-name="ro4">
          <table:table-cell office:value-type="string">
            <text:p>0xCC</text:p>
          </table:table-cell>
          <table:table-cell office:value-type="string">
            <text:p>0xE2 0x95 0xA0 </text:p>
          </table:table-cell>
          <table:table-cell office:value-type="string">
            <text:p>0x2560</text:p>
          </table:table-cell>
          <table:table-cell office:value-type="string">
            <text:p>╠</text:p>
          </table:table-cell>
          <table:table-cell office:value-type="string">
            <text:p>BOX DRAWINGS DOUBLE VERTICAL AND RIGHT</text:p>
          </table:table-cell>
          <table:table-cell/>
          <table:table-cell office:value-type="string">
            <text:p>0xCC</text:p>
          </table:table-cell>
          <table:table-cell office:value-type="string">
            <text:p>0xE2 0x95 0xA0 </text:p>
          </table:table-cell>
          <table:table-cell office:value-type="string">
            <text:p>0x2560</text:p>
          </table:table-cell>
          <table:table-cell office:value-type="string">
            <text:p>╠</text:p>
          </table:table-cell>
          <table:table-cell office:value-type="string">
            <text:p>BOX DRAWINGS DOUBLE VERTICAL AND RIGHT</text:p>
          </table:table-cell>
        </table:table-row>
        <table:table-row table:style-name="ro4">
          <table:table-cell office:value-type="string">
            <text:p>0xCB</text:p>
          </table:table-cell>
          <table:table-cell office:value-type="string">
            <text:p>0xE2 0x95 0xA6 </text:p>
          </table:table-cell>
          <table:table-cell office:value-type="string">
            <text:p>0x2566</text:p>
          </table:table-cell>
          <table:table-cell office:value-type="string">
            <text:p>╦</text:p>
          </table:table-cell>
          <table:table-cell office:value-type="string">
            <text:p>BOX DRAWINGS DOUBLE DOWN AND HORIZONTAL</text:p>
          </table:table-cell>
          <table:table-cell/>
          <table:table-cell office:value-type="string">
            <text:p>0xCB</text:p>
          </table:table-cell>
          <table:table-cell office:value-type="string">
            <text:p>0xE2 0x95 0xA6 </text:p>
          </table:table-cell>
          <table:table-cell office:value-type="string">
            <text:p>0x2566</text:p>
          </table:table-cell>
          <table:table-cell office:value-type="string">
            <text:p>╦</text:p>
          </table:table-cell>
          <table:table-cell office:value-type="string">
            <text:p>BOX DRAWINGS DOUBLE DOWN AND HORIZONTAL</text:p>
          </table:table-cell>
        </table:table-row>
        <table:table-row table:style-name="ro2">
          <table:table-cell office:value-type="string">
            <text:p>0xCA</text:p>
          </table:table-cell>
          <table:table-cell office:value-type="string">
            <text:p>0xE2 0x95 0xA9 </text:p>
          </table:table-cell>
          <table:table-cell office:value-type="string">
            <text:p>0x2569</text:p>
          </table:table-cell>
          <table:table-cell office:value-type="string">
            <text:p>╩</text:p>
          </table:table-cell>
          <table:table-cell office:value-type="string">
            <text:p>BOX DRAWINGS DOUBLE UP AND HORIZONTAL</text:p>
          </table:table-cell>
          <table:table-cell/>
          <table:table-cell office:value-type="string">
            <text:p>0xCA</text:p>
          </table:table-cell>
          <table:table-cell office:value-type="string">
            <text:p>0xE2 0x95 0xA9 </text:p>
          </table:table-cell>
          <table:table-cell office:value-type="string">
            <text:p>0x2569</text:p>
          </table:table-cell>
          <table:table-cell office:value-type="string">
            <text:p>╩</text:p>
          </table:table-cell>
          <table:table-cell office:value-type="string">
            <text:p>BOX DRAWINGS DOUBLE UP AND HORIZONTAL</text:p>
          </table:table-cell>
        </table:table-row>
        <table:table-row table:style-name="ro2">
          <table:table-cell office:value-type="string">
            <text:p>0xC9</text:p>
          </table:table-cell>
          <table:table-cell office:value-type="string">
            <text:p>0xE2 0x95 0x94 </text:p>
          </table:table-cell>
          <table:table-cell office:value-type="string">
            <text:p>0x2554</text:p>
          </table:table-cell>
          <table:table-cell office:value-type="string">
            <text:p>╔</text:p>
          </table:table-cell>
          <table:table-cell office:value-type="string">
            <text:p>BOX DRAWINGS DOUBLE DOWN AND RIGHT</text:p>
          </table:table-cell>
          <table:table-cell/>
          <table:table-cell office:value-type="string">
            <text:p>0xC9</text:p>
          </table:table-cell>
          <table:table-cell office:value-type="string">
            <text:p>0xE2 0x95 0x94 </text:p>
          </table:table-cell>
          <table:table-cell office:value-type="string">
            <text:p>0x2554</text:p>
          </table:table-cell>
          <table:table-cell office:value-type="string">
            <text:p>╔</text:p>
          </table:table-cell>
          <table:table-cell office:value-type="string">
            <text:p>BOX DRAWINGS DOUBLE DOWN AND RIGHT</text:p>
          </table:table-cell>
        </table:table-row>
        <table:table-row table:style-name="ro2">
          <table:table-cell office:value-type="string">
            <text:p>0xC8</text:p>
          </table:table-cell>
          <table:table-cell office:value-type="string">
            <text:p>0xE2 0x95 0x9A </text:p>
          </table:table-cell>
          <table:table-cell office:value-type="string">
            <text:p>0x255A</text:p>
          </table:table-cell>
          <table:table-cell office:value-type="string">
            <text:p>╚</text:p>
          </table:table-cell>
          <table:table-cell office:value-type="string">
            <text:p>BOX DRAWINGS DOUBLE UP AND RIGHT</text:p>
          </table:table-cell>
          <table:table-cell/>
          <table:table-cell office:value-type="string">
            <text:p>0xC8</text:p>
          </table:table-cell>
          <table:table-cell office:value-type="string">
            <text:p>0xE2 0x95 0x9A </text:p>
          </table:table-cell>
          <table:table-cell office:value-type="string">
            <text:p>0x255A</text:p>
          </table:table-cell>
          <table:table-cell office:value-type="string">
            <text:p>╚</text:p>
          </table:table-cell>
          <table:table-cell office:value-type="string">
            <text:p>BOX DRAWINGS DOUBLE UP AND RIGHT</text:p>
          </table:table-cell>
        </table:table-row>
        <table:table-row table:style-name="ro2">
          <table:table-cell office:value-type="string">
            <text:p>0xC7</text:p>
          </table:table-cell>
          <table:table-cell office:value-type="string">
            <text:p>0xC3 0x83 </text:p>
          </table:table-cell>
          <table:table-cell office:value-type="string">
            <text:p>0x00C3</text:p>
          </table:table-cell>
          <table:table-cell office:value-type="string">
            <text:p>Ã</text:p>
          </table:table-cell>
          <table:table-cell office:value-type="string">
            <text:p>LATIN CAPITAL LETTER A WITH TILDE</text:p>
          </table:table-cell>
          <table:table-cell/>
          <table:table-cell office:value-type="string">
            <text:p>0xC7</text:p>
          </table:table-cell>
          <table:table-cell office:value-type="string">
            <text:p>0xC4 0x83 </text:p>
          </table:table-cell>
          <table:table-cell office:value-type="string">
            <text:p>0x0103</text:p>
          </table:table-cell>
          <table:table-cell office:value-type="string">
            <text:p>ă</text:p>
          </table:table-cell>
          <table:table-cell office:value-type="string">
            <text:p>LATIN SMALL LETTER A WITH BREVE</text:p>
          </table:table-cell>
        </table:table-row>
        <table:table-row table:style-name="ro2">
          <table:table-cell office:value-type="string">
            <text:p>0xC6</text:p>
          </table:table-cell>
          <table:table-cell office:value-type="string">
            <text:p>0xC3 0xA3 </text:p>
          </table:table-cell>
          <table:table-cell office:value-type="string">
            <text:p>0x00E3</text:p>
          </table:table-cell>
          <table:table-cell office:value-type="string">
            <text:p>ã</text:p>
          </table:table-cell>
          <table:table-cell office:value-type="string">
            <text:p>LATIN SMALL LETTER A WITH TILDE</text:p>
          </table:table-cell>
          <table:table-cell/>
          <table:table-cell office:value-type="string">
            <text:p>0xC6</text:p>
          </table:table-cell>
          <table:table-cell office:value-type="string">
            <text:p>0xC4 0x82 </text:p>
          </table:table-cell>
          <table:table-cell office:value-type="string">
            <text:p>0x0102</text:p>
          </table:table-cell>
          <table:table-cell office:value-type="string">
            <text:p>Ă</text:p>
          </table:table-cell>
          <table:table-cell office:value-type="string">
            <text:p>LATIN CAPITAL LETTER A WITH BREVE</text:p>
          </table:table-cell>
        </table:table-row>
        <table:table-row table:style-name="ro4">
          <table:table-cell office:value-type="string">
            <text:p>0xC5</text:p>
          </table:table-cell>
          <table:table-cell office:value-type="string">
            <text:p>0xE2 0x94 0xBC </text:p>
          </table:table-cell>
          <table:table-cell office:value-type="string">
            <text:p>0x253C</text:p>
          </table:table-cell>
          <table:table-cell office:value-type="string">
            <text:p>┼</text:p>
          </table:table-cell>
          <table:table-cell office:value-type="string">
            <text:p>BOX DRAWINGS LIGHT VERTICAL AND HORIZONTAL</text:p>
          </table:table-cell>
          <table:table-cell/>
          <table:table-cell office:value-type="string">
            <text:p>0xC5</text:p>
          </table:table-cell>
          <table:table-cell office:value-type="string">
            <text:p>0xE2 0x94 0xBC </text:p>
          </table:table-cell>
          <table:table-cell office:value-type="string">
            <text:p>0x253C</text:p>
          </table:table-cell>
          <table:table-cell office:value-type="string">
            <text:p>┼</text:p>
          </table:table-cell>
          <table:table-cell office:value-type="string">
            <text:p>BOX DRAWINGS LIGHT VERTICAL AND HORIZONTAL</text:p>
          </table:table-cell>
        </table:table-row>
        <table:table-row table:style-name="ro2">
          <table:table-cell office:value-type="string">
            <text:p>0xC4</text:p>
          </table:table-cell>
          <table:table-cell office:value-type="string">
            <text:p>0xE2 0x94 0x80 </text:p>
          </table:table-cell>
          <table:table-cell office:value-type="string">
            <text:p>0x2500</text:p>
          </table:table-cell>
          <table:table-cell office:value-type="string">
            <text:p>─</text:p>
          </table:table-cell>
          <table:table-cell office:value-type="string">
            <text:p>BOX DRAWINGS LIGHT HORIZONTAL</text:p>
          </table:table-cell>
          <table:table-cell/>
          <table:table-cell office:value-type="string">
            <text:p>0xC4</text:p>
          </table:table-cell>
          <table:table-cell office:value-type="string">
            <text:p>0xE2 0x94 0x80 </text:p>
          </table:table-cell>
          <table:table-cell office:value-type="string">
            <text:p>0x2500</text:p>
          </table:table-cell>
          <table:table-cell office:value-type="string">
            <text:p>─</text:p>
          </table:table-cell>
          <table:table-cell office:value-type="string">
            <text:p>BOX DRAWINGS LIGHT HORIZONTAL</text:p>
          </table:table-cell>
        </table:table-row>
        <table:table-row table:style-name="ro2">
          <table:table-cell office:value-type="string">
            <text:p>0xC3</text:p>
          </table:table-cell>
          <table:table-cell office:value-type="string">
            <text:p>0xE2 0x94 0x9C </text:p>
          </table:table-cell>
          <table:table-cell office:value-type="string">
            <text:p>0x251C</text:p>
          </table:table-cell>
          <table:table-cell office:value-type="string">
            <text:p>├</text:p>
          </table:table-cell>
          <table:table-cell office:value-type="string">
            <text:p>BOX DRAWINGS LIGHT VERTICAL AND RIGHT</text:p>
          </table:table-cell>
          <table:table-cell/>
          <table:table-cell office:value-type="string">
            <text:p>0xC3</text:p>
          </table:table-cell>
          <table:table-cell office:value-type="string">
            <text:p>0xE2 0x94 0x9C </text:p>
          </table:table-cell>
          <table:table-cell office:value-type="string">
            <text:p>0x251C</text:p>
          </table:table-cell>
          <table:table-cell office:value-type="string">
            <text:p>├</text:p>
          </table:table-cell>
          <table:table-cell office:value-type="string">
            <text:p>BOX DRAWINGS LIGHT VERTICAL AND RIGHT</text:p>
          </table:table-cell>
        </table:table-row>
        <table:table-row table:style-name="ro4">
          <table:table-cell office:value-type="string">
            <text:p>0xC2</text:p>
          </table:table-cell>
          <table:table-cell office:value-type="string">
            <text:p>0xE2 0x94 0xAC </text:p>
          </table:table-cell>
          <table:table-cell office:value-type="string">
            <text:p>0x252C</text:p>
          </table:table-cell>
          <table:table-cell office:value-type="string">
            <text:p>┬</text:p>
          </table:table-cell>
          <table:table-cell office:value-type="string">
            <text:p>BOX DRAWINGS LIGHT DOWN AND HORIZONTAL</text:p>
          </table:table-cell>
          <table:table-cell/>
          <table:table-cell office:value-type="string">
            <text:p>0xC2</text:p>
          </table:table-cell>
          <table:table-cell office:value-type="string">
            <text:p>0xE2 0x94 0xAC </text:p>
          </table:table-cell>
          <table:table-cell office:value-type="string">
            <text:p>0x252C</text:p>
          </table:table-cell>
          <table:table-cell office:value-type="string">
            <text:p>┬</text:p>
          </table:table-cell>
          <table:table-cell office:value-type="string">
            <text:p>BOX DRAWINGS LIGHT DOWN AND HORIZONTAL</text:p>
          </table:table-cell>
        </table:table-row>
        <table:table-row table:style-name="ro2">
          <table:table-cell office:value-type="string">
            <text:p>0xC1</text:p>
          </table:table-cell>
          <table:table-cell office:value-type="string">
            <text:p>0xE2 0x94 0xB4 </text:p>
          </table:table-cell>
          <table:table-cell office:value-type="string">
            <text:p>0x2534</text:p>
          </table:table-cell>
          <table:table-cell office:value-type="string">
            <text:p>┴</text:p>
          </table:table-cell>
          <table:table-cell office:value-type="string">
            <text:p>BOX DRAWINGS LIGHT UP AND HORIZONTAL</text:p>
          </table:table-cell>
          <table:table-cell/>
          <table:table-cell office:value-type="string">
            <text:p>0xC1</text:p>
          </table:table-cell>
          <table:table-cell office:value-type="string">
            <text:p>0xE2 0x94 0xB4 </text:p>
          </table:table-cell>
          <table:table-cell office:value-type="string">
            <text:p>0x2534</text:p>
          </table:table-cell>
          <table:table-cell office:value-type="string">
            <text:p>┴</text:p>
          </table:table-cell>
          <table:table-cell office:value-type="string">
            <text:p>BOX DRAWINGS LIGHT UP AND HORIZONTAL</text:p>
          </table:table-cell>
        </table:table-row>
        <table:table-row table:style-name="ro2">
          <table:table-cell office:value-type="string">
            <text:p>0xC0</text:p>
          </table:table-cell>
          <table:table-cell office:value-type="string">
            <text:p>0xE2 0x94 0x94 </text:p>
          </table:table-cell>
          <table:table-cell office:value-type="string">
            <text:p>0x2514</text:p>
          </table:table-cell>
          <table:table-cell office:value-type="string">
            <text:p>└</text:p>
          </table:table-cell>
          <table:table-cell office:value-type="string">
            <text:p>BOX DRAWINGS LIGHT UP AND RIGHT</text:p>
          </table:table-cell>
          <table:table-cell/>
          <table:table-cell office:value-type="string">
            <text:p>0xC0</text:p>
          </table:table-cell>
          <table:table-cell office:value-type="string">
            <text:p>0xE2 0x94 0x94 </text:p>
          </table:table-cell>
          <table:table-cell office:value-type="string">
            <text:p>0x2514</text:p>
          </table:table-cell>
          <table:table-cell office:value-type="string">
            <text:p>└</text:p>
          </table:table-cell>
          <table:table-cell office:value-type="string">
            <text:p>BOX DRAWINGS LIGHT UP AND RIGHT</text:p>
          </table:table-cell>
        </table:table-row>
        <table:table-row table:style-name="ro2">
          <table:table-cell office:value-type="string">
            <text:p>0xBF</text:p>
          </table:table-cell>
          <table:table-cell office:value-type="string">
            <text:p>0xE2 0x94 0x90 </text:p>
          </table:table-cell>
          <table:table-cell office:value-type="string">
            <text:p>0x2510</text:p>
          </table:table-cell>
          <table:table-cell office:value-type="string">
            <text:p>┐</text:p>
          </table:table-cell>
          <table:table-cell office:value-type="string">
            <text:p>BOX DRAWINGS LIGHT DOWN AND LEFT</text:p>
          </table:table-cell>
          <table:table-cell/>
          <table:table-cell office:value-type="string">
            <text:p>0xBF</text:p>
          </table:table-cell>
          <table:table-cell office:value-type="string">
            <text:p>0xE2 0x94 0x90 </text:p>
          </table:table-cell>
          <table:table-cell office:value-type="string">
            <text:p>0x2510</text:p>
          </table:table-cell>
          <table:table-cell office:value-type="string">
            <text:p>┐</text:p>
          </table:table-cell>
          <table:table-cell office:value-type="string">
            <text:p>BOX DRAWINGS LIGHT DOWN AND LEFT</text:p>
          </table:table-cell>
        </table:table-row>
        <table:table-row table:style-name="ro2">
          <table:table-cell office:value-type="string">
            <text:p>0xBE</text:p>
          </table:table-cell>
          <table:table-cell office:value-type="string">
            <text:p>0xC2 0xA5 </text:p>
          </table:table-cell>
          <table:table-cell office:value-type="string">
            <text:p>0x00A5</text:p>
          </table:table-cell>
          <table:table-cell office:value-type="string">
            <text:p>¥</text:p>
          </table:table-cell>
          <table:table-cell office:value-type="string">
            <text:p>YEN SIGN</text:p>
          </table:table-cell>
          <table:table-cell/>
          <table:table-cell office:value-type="string">
            <text:p>0xBE</text:p>
          </table:table-cell>
          <table:table-cell office:value-type="string">
            <text:p>0xC5 0xBC </text:p>
          </table:table-cell>
          <table:table-cell office:value-type="string">
            <text:p>0x017C</text:p>
          </table:table-cell>
          <table:table-cell office:value-type="string">
            <text:p>ż</text:p>
          </table:table-cell>
          <table:table-cell office:value-type="string">
            <text:p>LATIN SMALL LETTER Z WITH DOT ABOVE</text:p>
          </table:table-cell>
        </table:table-row>
        <table:table-row table:style-name="ro2">
          <table:table-cell office:value-type="string">
            <text:p>0xBD</text:p>
          </table:table-cell>
          <table:table-cell office:value-type="string">
            <text:p>0xC2 0xA2 </text:p>
          </table:table-cell>
          <table:table-cell office:value-type="string">
            <text:p>0x00A2</text:p>
          </table:table-cell>
          <table:table-cell office:value-type="string">
            <text:p>¢</text:p>
          </table:table-cell>
          <table:table-cell office:value-type="string">
            <text:p>CENT SIGN</text:p>
          </table:table-cell>
          <table:table-cell/>
          <table:table-cell office:value-type="string">
            <text:p>0xBD</text:p>
          </table:table-cell>
          <table:table-cell office:value-type="string">
            <text:p>0xC5 0xBB </text:p>
          </table:table-cell>
          <table:table-cell office:value-type="string">
            <text:p>0x017B</text:p>
          </table:table-cell>
          <table:table-cell office:value-type="string">
            <text:p>Ż</text:p>
          </table:table-cell>
          <table:table-cell office:value-type="string">
            <text:p>LATIN CAPITAL LETTER Z WITH DOT ABOVE</text:p>
          </table:table-cell>
        </table:table-row>
        <table:table-row table:style-name="ro2">
          <table:table-cell office:value-type="string">
            <text:p>0xBC</text:p>
          </table:table-cell>
          <table:table-cell office:value-type="string">
            <text:p>0xE2 0x95 0x9D </text:p>
          </table:table-cell>
          <table:table-cell office:value-type="string">
            <text:p>0x255D</text:p>
          </table:table-cell>
          <table:table-cell office:value-type="string">
            <text:p>╝</text:p>
          </table:table-cell>
          <table:table-cell office:value-type="string">
            <text:p>BOX DRAWINGS DOUBLE UP AND LEFT</text:p>
          </table:table-cell>
          <table:table-cell/>
          <table:table-cell office:value-type="string">
            <text:p>0xBC</text:p>
          </table:table-cell>
          <table:table-cell office:value-type="string">
            <text:p>0xE2 0x95 0x9D </text:p>
          </table:table-cell>
          <table:table-cell office:value-type="string">
            <text:p>0x255D</text:p>
          </table:table-cell>
          <table:table-cell office:value-type="string">
            <text:p>╝</text:p>
          </table:table-cell>
          <table:table-cell office:value-type="string">
            <text:p>BOX DRAWINGS DOUBLE UP AND LEFT</text:p>
          </table:table-cell>
        </table:table-row>
        <table:table-row table:style-name="ro2">
          <table:table-cell office:value-type="string">
            <text:p>0xBB</text:p>
          </table:table-cell>
          <table:table-cell office:value-type="string">
            <text:p>0xE2 0x95 0x97 </text:p>
          </table:table-cell>
          <table:table-cell office:value-type="string">
            <text:p>0x2557</text:p>
          </table:table-cell>
          <table:table-cell office:value-type="string">
            <text:p>╗</text:p>
          </table:table-cell>
          <table:table-cell office:value-type="string">
            <text:p>BOX DRAWINGS DOUBLE DOWN AND LEFT</text:p>
          </table:table-cell>
          <table:table-cell/>
          <table:table-cell office:value-type="string">
            <text:p>0xBB</text:p>
          </table:table-cell>
          <table:table-cell office:value-type="string">
            <text:p>0xE2 0x95 0x97 </text:p>
          </table:table-cell>
          <table:table-cell office:value-type="string">
            <text:p>0x2557</text:p>
          </table:table-cell>
          <table:table-cell office:value-type="string">
            <text:p>╗</text:p>
          </table:table-cell>
          <table:table-cell office:value-type="string">
            <text:p>BOX DRAWINGS DOUBLE DOWN AND LEFT</text:p>
          </table:table-cell>
        </table:table-row>
        <table:table-row table:style-name="ro2">
          <table:table-cell office:value-type="string">
            <text:p>0xBA</text:p>
          </table:table-cell>
          <table:table-cell office:value-type="string">
            <text:p>0xE2 0x95 0x91 </text:p>
          </table:table-cell>
          <table:table-cell office:value-type="string">
            <text:p>0x2551</text:p>
          </table:table-cell>
          <table:table-cell office:value-type="string">
            <text:p>║</text:p>
          </table:table-cell>
          <table:table-cell office:value-type="string">
            <text:p>BOX DRAWINGS DOUBLE VERTICAL</text:p>
          </table:table-cell>
          <table:table-cell/>
          <table:table-cell office:value-type="string">
            <text:p>0xBA</text:p>
          </table:table-cell>
          <table:table-cell office:value-type="string">
            <text:p>0xE2 0x95 0x91 </text:p>
          </table:table-cell>
          <table:table-cell office:value-type="string">
            <text:p>0x2551</text:p>
          </table:table-cell>
          <table:table-cell office:value-type="string">
            <text:p>║</text:p>
          </table:table-cell>
          <table:table-cell office:value-type="string">
            <text:p>BOX DRAWINGS DOUBLE VERTICAL</text:p>
          </table:table-cell>
        </table:table-row>
        <table:table-row table:style-name="ro4">
          <table:table-cell office:value-type="string">
            <text:p>0xB9</text:p>
          </table:table-cell>
          <table:table-cell office:value-type="string">
            <text:p>0xE2 0x95 0xA3 </text:p>
          </table:table-cell>
          <table:table-cell office:value-type="string">
            <text:p>0x2563</text:p>
          </table:table-cell>
          <table:table-cell office:value-type="string">
            <text:p>╣</text:p>
          </table:table-cell>
          <table:table-cell office:value-type="string">
            <text:p>BOX DRAWINGS DOUBLE VERTICAL AND LEFT</text:p>
          </table:table-cell>
          <table:table-cell/>
          <table:table-cell office:value-type="string">
            <text:p>0xB9</text:p>
          </table:table-cell>
          <table:table-cell office:value-type="string">
            <text:p>0xE2 0x95 0xA3 </text:p>
          </table:table-cell>
          <table:table-cell office:value-type="string">
            <text:p>0x2563</text:p>
          </table:table-cell>
          <table:table-cell office:value-type="string">
            <text:p>╣</text:p>
          </table:table-cell>
          <table:table-cell office:value-type="string">
            <text:p>BOX DRAWINGS DOUBLE VERTICAL AND LEFT</text:p>
          </table:table-cell>
        </table:table-row>
        <table:table-row table:style-name="ro2">
          <table:table-cell office:value-type="string">
            <text:p>0xB8</text:p>
          </table:table-cell>
          <table:table-cell office:value-type="string">
            <text:p>0xC2 0xA9 </text:p>
          </table:table-cell>
          <table:table-cell office:value-type="string">
            <text:p>0x00A9</text:p>
          </table:table-cell>
          <table:table-cell office:value-type="string">
            <text:p>©</text:p>
          </table:table-cell>
          <table:table-cell office:value-type="string">
            <text:p>COPYRIGHT SIGN</text:p>
          </table:table-cell>
          <table:table-cell/>
          <table:table-cell office:value-type="string">
            <text:p>0xB8</text:p>
          </table:table-cell>
          <table:table-cell office:value-type="string">
            <text:p>0xC5 0x9E </text:p>
          </table:table-cell>
          <table:table-cell office:value-type="string">
            <text:p>0x015E</text:p>
          </table:table-cell>
          <table:table-cell office:value-type="string">
            <text:p>Ş</text:p>
          </table:table-cell>
          <table:table-cell office:value-type="string">
            <text:p>LATIN CAPITAL LETTER S WITH CEDILLA</text:p>
          </table:table-cell>
        </table:table-row>
        <table:table-row table:style-name="ro2">
          <table:table-cell office:value-type="string">
            <text:p>0xB7</text:p>
          </table:table-cell>
          <table:table-cell office:value-type="string">
            <text:p>0xC3 0x80 </text:p>
          </table:table-cell>
          <table:table-cell office:value-type="string">
            <text:p>0x00C0</text:p>
          </table:table-cell>
          <table:table-cell office:value-type="string">
            <text:p>À</text:p>
          </table:table-cell>
          <table:table-cell office:value-type="string">
            <text:p>LATIN CAPITAL LETTER A WITH GRAVE</text:p>
          </table:table-cell>
          <table:table-cell/>
          <table:table-cell office:value-type="string">
            <text:p>0xB7</text:p>
          </table:table-cell>
          <table:table-cell office:value-type="string">
            <text:p>0xC4 0x9A </text:p>
          </table:table-cell>
          <table:table-cell office:value-type="string">
            <text:p>0x011A</text:p>
          </table:table-cell>
          <table:table-cell office:value-type="string">
            <text:p>Ě</text:p>
          </table:table-cell>
          <table:table-cell office:value-type="string">
            <text:p>LATIN CAPITAL LETTER E WITH CARON</text:p>
          </table:table-cell>
        </table:table-row>
        <table:table-row table:style-name="ro2">
          <table:table-cell office:value-type="string">
            <text:p>0xB6</text:p>
          </table:table-cell>
          <table:table-cell office:value-type="string">
            <text:p>0xC3 0x82 </text:p>
          </table:table-cell>
          <table:table-cell office:value-type="string">
            <text:p>0x00C2</text:p>
          </table:table-cell>
          <table:table-cell office:value-type="string">
            <text:p>Â</text:p>
          </table:table-cell>
          <table:table-cell office:value-type="string">
            <text:p>LATIN CAPITAL LETTER A WITH CIRCUMFLEX</text:p>
          </table:table-cell>
          <table:table-cell/>
          <table:table-cell office:value-type="string">
            <text:p>0xB6</text:p>
          </table:table-cell>
          <table:table-cell office:value-type="string">
            <text:p>0xC3 0x82 </text:p>
          </table:table-cell>
          <table:table-cell office:value-type="string">
            <text:p>0x00C2</text:p>
          </table:table-cell>
          <table:table-cell office:value-type="string">
            <text:p>Â</text:p>
          </table:table-cell>
          <table:table-cell office:value-type="string">
            <text:p>LATIN CAPITAL LETTER A WITH CIRCUMFLEX</text:p>
          </table:table-cell>
        </table:table-row>
        <table:table-row table:style-name="ro2">
          <table:table-cell office:value-type="string">
            <text:p>0xB5</text:p>
          </table:table-cell>
          <table:table-cell office:value-type="string">
            <text:p>0xC3 0x81 </text:p>
          </table:table-cell>
          <table:table-cell office:value-type="string">
            <text:p>0x00C1</text:p>
          </table:table-cell>
          <table:table-cell office:value-type="string">
            <text:p>Á</text:p>
          </table:table-cell>
          <table:table-cell office:value-type="string">
            <text:p>LATIN CAPITAL LETTER A WITH ACUTE</text:p>
          </table:table-cell>
          <table:table-cell/>
          <table:table-cell office:value-type="string">
            <text:p>0xB5</text:p>
          </table:table-cell>
          <table:table-cell office:value-type="string">
            <text:p>0xC3 0x81 </text:p>
          </table:table-cell>
          <table:table-cell office:value-type="string">
            <text:p>0x00C1</text:p>
          </table:table-cell>
          <table:table-cell office:value-type="string">
            <text:p>Á</text:p>
          </table:table-cell>
          <table:table-cell office:value-type="string">
            <text:p>LATIN CAPITAL LETTER A WITH ACUTE</text:p>
          </table:table-cell>
        </table:table-row>
        <table:table-row table:style-name="ro2">
          <table:table-cell office:value-type="string">
            <text:p>0xB4</text:p>
          </table:table-cell>
          <table:table-cell office:value-type="string">
            <text:p>0xE2 0x94 0xA4 </text:p>
          </table:table-cell>
          <table:table-cell office:value-type="string">
            <text:p>0x2524</text:p>
          </table:table-cell>
          <table:table-cell office:value-type="string">
            <text:p>┤</text:p>
          </table:table-cell>
          <table:table-cell office:value-type="string">
            <text:p>BOX DRAWINGS LIGHT VERTICAL AND LEFT</text:p>
          </table:table-cell>
          <table:table-cell/>
          <table:table-cell office:value-type="string">
            <text:p>0xB4</text:p>
          </table:table-cell>
          <table:table-cell office:value-type="string">
            <text:p>0xE2 0x94 0xA4 </text:p>
          </table:table-cell>
          <table:table-cell office:value-type="string">
            <text:p>0x2524</text:p>
          </table:table-cell>
          <table:table-cell office:value-type="string">
            <text:p>┤</text:p>
          </table:table-cell>
          <table:table-cell office:value-type="string">
            <text:p>BOX DRAWINGS LIGHT VERTICAL AND LEFT</text:p>
          </table:table-cell>
        </table:table-row>
        <table:table-row table:style-name="ro3">
          <table:table-cell office:value-type="string">
            <text:p>0xB3</text:p>
          </table:table-cell>
          <table:table-cell office:value-type="string">
            <text:p>0xE2 0x94 0x82 </text:p>
          </table:table-cell>
          <table:table-cell office:value-type="string">
            <text:p>0x2502</text:p>
          </table:table-cell>
          <table:table-cell office:value-type="string">
            <text:p>│</text:p>
          </table:table-cell>
          <table:table-cell office:value-type="string">
            <text:p>BOX DRAWINGS LIGHT VERTICAL</text:p>
          </table:table-cell>
          <table:table-cell/>
          <table:table-cell office:value-type="string">
            <text:p>0xB3</text:p>
          </table:table-cell>
          <table:table-cell office:value-type="string">
            <text:p>0xE2 0x94 0x82 </text:p>
          </table:table-cell>
          <table:table-cell office:value-type="string">
            <text:p>0x2502</text:p>
          </table:table-cell>
          <table:table-cell office:value-type="string">
            <text:p>│</text:p>
          </table:table-cell>
          <table:table-cell office:value-type="string">
            <text:p>BOX DRAWINGS LIGHT VERTICAL</text:p>
          </table:table-cell>
        </table:table-row>
        <table:table-row table:style-name="ro1">
          <table:table-cell office:value-type="string">
            <text:p>0xB2</text:p>
          </table:table-cell>
          <table:table-cell office:value-type="string">
            <text:p>0xE2 0x96 0x93 </text:p>
          </table:table-cell>
          <table:table-cell office:value-type="string">
            <text:p>0x2593</text:p>
          </table:table-cell>
          <table:table-cell office:value-type="string">
            <text:p>▓</text:p>
          </table:table-cell>
          <table:table-cell office:value-type="string">
            <text:p>DARK SHADE</text:p>
          </table:table-cell>
          <table:table-cell/>
          <table:table-cell office:value-type="string">
            <text:p>0xB2</text:p>
          </table:table-cell>
          <table:table-cell office:value-type="string">
            <text:p>0xE2 0x96 0x93 </text:p>
          </table:table-cell>
          <table:table-cell office:value-type="string">
            <text:p>0x2593</text:p>
          </table:table-cell>
          <table:table-cell office:value-type="string">
            <text:p>▓</text:p>
          </table:table-cell>
          <table:table-cell office:value-type="string">
            <text:p>DARK SHADE</text:p>
          </table:table-cell>
        </table:table-row>
        <table:table-row table:style-name="ro1">
          <table:table-cell office:value-type="string">
            <text:p>0xB1</text:p>
          </table:table-cell>
          <table:table-cell office:value-type="string">
            <text:p>0xE2 0x96 0x92 </text:p>
          </table:table-cell>
          <table:table-cell office:value-type="string">
            <text:p>0x2592</text:p>
          </table:table-cell>
          <table:table-cell office:value-type="string">
            <text:p>▒</text:p>
          </table:table-cell>
          <table:table-cell office:value-type="string">
            <text:p>MEDIUM SHADE</text:p>
          </table:table-cell>
          <table:table-cell/>
          <table:table-cell office:value-type="string">
            <text:p>0xB1</text:p>
          </table:table-cell>
          <table:table-cell office:value-type="string">
            <text:p>0xE2 0x96 0x92 </text:p>
          </table:table-cell>
          <table:table-cell office:value-type="string">
            <text:p>0x2592</text:p>
          </table:table-cell>
          <table:table-cell office:value-type="string">
            <text:p>▒</text:p>
          </table:table-cell>
          <table:table-cell office:value-type="string">
            <text:p>MEDIUM SHADE</text:p>
          </table:table-cell>
        </table:table-row>
        <table:table-row table:style-name="ro1">
          <table:table-cell office:value-type="string">
            <text:p>0xB0</text:p>
          </table:table-cell>
          <table:table-cell office:value-type="string">
            <text:p>0xE2 0x96 0x91 </text:p>
          </table:table-cell>
          <table:table-cell office:value-type="string">
            <text:p>0x2591</text:p>
          </table:table-cell>
          <table:table-cell office:value-type="string">
            <text:p>░</text:p>
          </table:table-cell>
          <table:table-cell office:value-type="string">
            <text:p>LIGHT SHADE</text:p>
          </table:table-cell>
          <table:table-cell/>
          <table:table-cell office:value-type="string">
            <text:p>0xB0</text:p>
          </table:table-cell>
          <table:table-cell office:value-type="string">
            <text:p>0xE2 0x96 0x91 </text:p>
          </table:table-cell>
          <table:table-cell office:value-type="string">
            <text:p>0x2591</text:p>
          </table:table-cell>
          <table:table-cell office:value-type="string">
            <text:p>░</text:p>
          </table:table-cell>
          <table:table-cell office:value-type="string">
            <text:p>LIGHT SHADE</text:p>
          </table:table-cell>
        </table:table-row>
        <table:table-row table:style-name="ro4">
          <table:table-cell office:value-type="string">
            <text:p>0xAF</text:p>
          </table:table-cell>
          <table:table-cell office:value-type="string">
            <text:p>0xC2 0xBB </text:p>
          </table:table-cell>
          <table:table-cell office:value-type="string">
            <text:p>0x00BB</text:p>
          </table:table-cell>
          <table:table-cell office:value-type="string">
            <text:p>»</text:p>
          </table:table-cell>
          <table:table-cell office:value-type="string">
            <text:p>RIGHT-POINTING DOUBLE ANGLE QUOTATION MARK</text:p>
          </table:table-cell>
          <table:table-cell/>
          <table:table-cell office:value-type="string">
            <text:p>0xAF</text:p>
          </table:table-cell>
          <table:table-cell office:value-type="string">
            <text:p>0xC2 0xBB </text:p>
          </table:table-cell>
          <table:table-cell office:value-type="string">
            <text:p>0x00BB</text:p>
          </table:table-cell>
          <table:table-cell office:value-type="string">
            <text:p>»</text:p>
          </table:table-cell>
          <table:table-cell office:value-type="string">
            <text:p>RIGHT-POINTING DOUBLE ANGLE QUOTATION MARK</text:p>
          </table:table-cell>
        </table:table-row>
        <table:table-row table:style-name="ro4">
          <table:table-cell office:value-type="string">
            <text:p>0xAE</text:p>
          </table:table-cell>
          <table:table-cell office:value-type="string">
            <text:p>0xC2 0xAB </text:p>
          </table:table-cell>
          <table:table-cell office:value-type="string">
            <text:p>0x00AB</text:p>
          </table:table-cell>
          <table:table-cell office:value-type="string">
            <text:p>«</text:p>
          </table:table-cell>
          <table:table-cell office:value-type="string">
            <text:p>LEFT-POINTING DOUBLE ANGLE QUOTATION MARK</text:p>
          </table:table-cell>
          <table:table-cell/>
          <table:table-cell office:value-type="string">
            <text:p>0xAE</text:p>
          </table:table-cell>
          <table:table-cell office:value-type="string">
            <text:p>0xC2 0xAB </text:p>
          </table:table-cell>
          <table:table-cell office:value-type="string">
            <text:p>0x00AB</text:p>
          </table:table-cell>
          <table:table-cell office:value-type="string">
            <text:p>«</text:p>
          </table:table-cell>
          <table:table-cell office:value-type="string">
            <text:p>LEFT-POINTING DOUBLE ANGLE QUOTATION MARK</text:p>
          </table:table-cell>
        </table:table-row>
        <table:table-row table:style-name="ro2">
          <table:table-cell office:value-type="string">
            <text:p>0xAD</text:p>
          </table:table-cell>
          <table:table-cell office:value-type="string">
            <text:p>0xC2 0xA1 </text:p>
          </table:table-cell>
          <table:table-cell office:value-type="string">
            <text:p>0x00A1</text:p>
          </table:table-cell>
          <table:table-cell office:value-type="string">
            <text:p>¡</text:p>
          </table:table-cell>
          <table:table-cell office:value-type="string">
            <text:p>INVERTED EXCLAMATION MARK</text:p>
          </table:table-cell>
          <table:table-cell/>
          <table:table-cell office:value-type="string">
            <text:p>0xAD</text:p>
          </table:table-cell>
          <table:table-cell office:value-type="string">
            <text:p>0xC5 0x9F </text:p>
          </table:table-cell>
          <table:table-cell office:value-type="string">
            <text:p>0x015F</text:p>
          </table:table-cell>
          <table:table-cell office:value-type="string">
            <text:p>ş</text:p>
          </table:table-cell>
          <table:table-cell office:value-type="string">
            <text:p>LATIN SMALL LETTER S WITH CEDILLA</text:p>
          </table:table-cell>
        </table:table-row>
        <table:table-row table:style-name="ro2">
          <table:table-cell office:value-type="string">
            <text:p>0xAC</text:p>
          </table:table-cell>
          <table:table-cell office:value-type="string">
            <text:p>0xC2 0xBC </text:p>
          </table:table-cell>
          <table:table-cell office:value-type="string">
            <text:p>0x00BC</text:p>
          </table:table-cell>
          <table:table-cell office:value-type="string">
            <text:p>¼</text:p>
          </table:table-cell>
          <table:table-cell office:value-type="string">
            <text:p>VULGAR FRACTION ONE QUARTER</text:p>
          </table:table-cell>
          <table:table-cell/>
          <table:table-cell office:value-type="string">
            <text:p>0xAC</text:p>
          </table:table-cell>
          <table:table-cell office:value-type="string">
            <text:p>0xC4 0x8C </text:p>
          </table:table-cell>
          <table:table-cell office:value-type="string">
            <text:p>0x010C</text:p>
          </table:table-cell>
          <table:table-cell office:value-type="string">
            <text:p>Č</text:p>
          </table:table-cell>
          <table:table-cell office:value-type="string">
            <text:p>LATIN CAPITAL LETTER C WITH CARON</text:p>
          </table:table-cell>
        </table:table-row>
        <table:table-row table:style-name="ro2">
          <table:table-cell office:value-type="string">
            <text:p>0xAB</text:p>
          </table:table-cell>
          <table:table-cell office:value-type="string">
            <text:p>0xC2 0xBD </text:p>
          </table:table-cell>
          <table:table-cell office:value-type="string">
            <text:p>0x00BD</text:p>
          </table:table-cell>
          <table:table-cell office:value-type="string">
            <text:p>½</text:p>
          </table:table-cell>
          <table:table-cell office:value-type="string">
            <text:p>VULGAR FRACTION ONE HALF</text:p>
          </table:table-cell>
          <table:table-cell/>
          <table:table-cell office:value-type="string">
            <text:p>0xAB</text:p>
          </table:table-cell>
          <table:table-cell office:value-type="string">
            <text:p>0xC5 0xBA </text:p>
          </table:table-cell>
          <table:table-cell office:value-type="string">
            <text:p>0x017A</text:p>
          </table:table-cell>
          <table:table-cell office:value-type="string">
            <text:p>ź</text:p>
          </table:table-cell>
          <table:table-cell office:value-type="string">
            <text:p>LATIN SMALL LETTER Z WITH ACUTE</text:p>
          </table:table-cell>
        </table:table-row>
        <table:table-row table:style-name="ro1">
          <table:table-cell office:value-type="string">
            <text:p>0xAA</text:p>
          </table:table-cell>
          <table:table-cell office:value-type="string">
            <text:p>0xC2 0xAC </text:p>
          </table:table-cell>
          <table:table-cell office:value-type="string">
            <text:p>0x00AC</text:p>
          </table:table-cell>
          <table:table-cell office:value-type="string">
            <text:p>¬</text:p>
          </table:table-cell>
          <table:table-cell office:value-type="string">
            <text:p>NOT SIGN</text:p>
          </table:table-cell>
          <table:table-cell/>
          <table:table-cell office:value-type="string">
            <text:p>0xAA</text:p>
          </table:table-cell>
          <table:table-cell office:value-type="string">
            <text:p>0xC2 0xAC </text:p>
          </table:table-cell>
          <table:table-cell office:value-type="string">
            <text:p>0x00AC</text:p>
          </table:table-cell>
          <table:table-cell office:value-type="string">
            <text:p>¬</text:p>
          </table:table-cell>
          <table:table-cell office:value-type="string">
            <text:p>NOT SIGN</text:p>
          </table:table-cell>
        </table:table-row>
        <table:table-row table:style-name="ro2">
          <table:table-cell office:value-type="string">
            <text:p>0xA9</text:p>
          </table:table-cell>
          <table:table-cell office:value-type="string">
            <text:p>0xC2 0xAE </text:p>
          </table:table-cell>
          <table:table-cell office:value-type="string">
            <text:p>0x00AE</text:p>
          </table:table-cell>
          <table:table-cell office:value-type="string">
            <text:p>®</text:p>
          </table:table-cell>
          <table:table-cell office:value-type="string">
            <text:p>REGISTERED SIGN</text:p>
          </table:table-cell>
          <table:table-cell/>
          <table:table-cell office:value-type="string">
            <text:p>0xA9</text:p>
          </table:table-cell>
          <table:table-cell office:value-type="string">
            <text:p>0xC4 0x99 </text:p>
          </table:table-cell>
          <table:table-cell office:value-type="string">
            <text:p>0x0119</text:p>
          </table:table-cell>
          <table:table-cell office:value-type="string">
            <text:p>ę</text:p>
          </table:table-cell>
          <table:table-cell office:value-type="string">
            <text:p>LATIN SMALL LETTER E WITH OGONEK</text:p>
          </table:table-cell>
        </table:table-row>
        <table:table-row table:style-name="ro2">
          <table:table-cell office:value-type="string">
            <text:p>0xA8</text:p>
          </table:table-cell>
          <table:table-cell office:value-type="string">
            <text:p>0xC2 0xBF </text:p>
          </table:table-cell>
          <table:table-cell office:value-type="string">
            <text:p>0x00BF</text:p>
          </table:table-cell>
          <table:table-cell office:value-type="string">
            <text:p>¿</text:p>
          </table:table-cell>
          <table:table-cell office:value-type="string">
            <text:p>INVERTED QUESTION MARK</text:p>
          </table:table-cell>
          <table:table-cell/>
          <table:table-cell office:value-type="string">
            <text:p>0xA8</text:p>
          </table:table-cell>
          <table:table-cell office:value-type="string">
            <text:p>0xC4 0x98 </text:p>
          </table:table-cell>
          <table:table-cell office:value-type="string">
            <text:p>0x0118</text:p>
          </table:table-cell>
          <table:table-cell office:value-type="string">
            <text:p>Ę</text:p>
          </table:table-cell>
          <table:table-cell office:value-type="string">
            <text:p>LATIN CAPITAL LETTER E WITH OGONEK</text:p>
          </table:table-cell>
        </table:table-row>
        <table:table-row table:style-name="ro2">
          <table:table-cell office:value-type="string">
            <text:p>0xA7</text:p>
          </table:table-cell>
          <table:table-cell office:value-type="string">
            <text:p>0xC2 0xBA </text:p>
          </table:table-cell>
          <table:table-cell office:value-type="string">
            <text:p>0x00BA</text:p>
          </table:table-cell>
          <table:table-cell office:value-type="string">
            <text:p>º</text:p>
          </table:table-cell>
          <table:table-cell office:value-type="string">
            <text:p>MASCULINE ORDINAL INDICATOR</text:p>
          </table:table-cell>
          <table:table-cell/>
          <table:table-cell office:value-type="string">
            <text:p>0xA7</text:p>
          </table:table-cell>
          <table:table-cell office:value-type="string">
            <text:p>0xC5 0xBE </text:p>
          </table:table-cell>
          <table:table-cell office:value-type="string">
            <text:p>0x017E</text:p>
          </table:table-cell>
          <table:table-cell office:value-type="string">
            <text:p>ž</text:p>
          </table:table-cell>
          <table:table-cell office:value-type="string">
            <text:p>LATIN SMALL LETTER Z WITH CARON</text:p>
          </table:table-cell>
        </table:table-row>
        <table:table-row table:style-name="ro2">
          <table:table-cell office:value-type="string">
            <text:p>0xA6</text:p>
          </table:table-cell>
          <table:table-cell office:value-type="string">
            <text:p>0xC2 0xAA </text:p>
          </table:table-cell>
          <table:table-cell office:value-type="string">
            <text:p>0x00AA</text:p>
          </table:table-cell>
          <table:table-cell office:value-type="string">
            <text:p>ª</text:p>
          </table:table-cell>
          <table:table-cell office:value-type="string">
            <text:p>FEMININE ORDINAL INDICATOR</text:p>
          </table:table-cell>
          <table:table-cell/>
          <table:table-cell office:value-type="string">
            <text:p>0xA6</text:p>
          </table:table-cell>
          <table:table-cell office:value-type="string">
            <text:p>0xC5 0xBD </text:p>
          </table:table-cell>
          <table:table-cell office:value-type="string">
            <text:p>0x017D</text:p>
          </table:table-cell>
          <table:table-cell office:value-type="string">
            <text:p>Ž</text:p>
          </table:table-cell>
          <table:table-cell office:value-type="string">
            <text:p>LATIN CAPITAL LETTER Z WITH CARON</text:p>
          </table:table-cell>
        </table:table-row>
        <table:table-row table:style-name="ro2">
          <table:table-cell office:value-type="string">
            <text:p>0xA5</text:p>
          </table:table-cell>
          <table:table-cell office:value-type="string">
            <text:p>0xC3 0x91 </text:p>
          </table:table-cell>
          <table:table-cell office:value-type="string">
            <text:p>0x00D1</text:p>
          </table:table-cell>
          <table:table-cell office:value-type="string">
            <text:p>Ñ</text:p>
          </table:table-cell>
          <table:table-cell office:value-type="string">
            <text:p>LATIN CAPITAL LETTER N WITH TILDE</text:p>
          </table:table-cell>
          <table:table-cell/>
          <table:table-cell office:value-type="string">
            <text:p>0xA5</text:p>
          </table:table-cell>
          <table:table-cell office:value-type="string">
            <text:p>0xC4 0x85 </text:p>
          </table:table-cell>
          <table:table-cell office:value-type="string">
            <text:p>0x0105</text:p>
          </table:table-cell>
          <table:table-cell office:value-type="string">
            <text:p>ą</text:p>
          </table:table-cell>
          <table:table-cell office:value-type="string">
            <text:p>LATIN SMALL LETTER A WITH OGONEK</text:p>
          </table:table-cell>
        </table:table-row>
        <table:table-row table:style-name="ro2">
          <table:table-cell office:value-type="string">
            <text:p>0xA4</text:p>
          </table:table-cell>
          <table:table-cell office:value-type="string">
            <text:p>0xC3 0xB1 </text:p>
          </table:table-cell>
          <table:table-cell office:value-type="string">
            <text:p>0x00F1</text:p>
          </table:table-cell>
          <table:table-cell office:value-type="string">
            <text:p>ñ</text:p>
          </table:table-cell>
          <table:table-cell office:value-type="string">
            <text:p>LATIN SMALL LETTER N WITH TILDE</text:p>
          </table:table-cell>
          <table:table-cell/>
          <table:table-cell office:value-type="string">
            <text:p>0xA4</text:p>
          </table:table-cell>
          <table:table-cell office:value-type="string">
            <text:p>0xC4 0x84 </text:p>
          </table:table-cell>
          <table:table-cell office:value-type="string">
            <text:p>0x0104</text:p>
          </table:table-cell>
          <table:table-cell office:value-type="string">
            <text:p>Ą</text:p>
          </table:table-cell>
          <table:table-cell office:value-type="string">
            <text:p>LATIN CAPITAL LETTER A WITH OGONEK</text:p>
          </table:table-cell>
        </table:table-row>
        <table:table-row table:style-name="ro2">
          <table:table-cell office:value-type="string">
            <text:p>0xA3</text:p>
          </table:table-cell>
          <table:table-cell office:value-type="string">
            <text:p>0xC3 0xBA </text:p>
          </table:table-cell>
          <table:table-cell office:value-type="string">
            <text:p>0x00FA</text:p>
          </table:table-cell>
          <table:table-cell office:value-type="string">
            <text:p>ú</text:p>
          </table:table-cell>
          <table:table-cell office:value-type="string">
            <text:p>LATIN SMALL LETTER U WITH ACUTE</text:p>
          </table:table-cell>
          <table:table-cell/>
          <table:table-cell office:value-type="string">
            <text:p>0xA3</text:p>
          </table:table-cell>
          <table:table-cell office:value-type="string">
            <text:p>0xC3 0xBA </text:p>
          </table:table-cell>
          <table:table-cell office:value-type="string">
            <text:p>0x00FA</text:p>
          </table:table-cell>
          <table:table-cell office:value-type="string">
            <text:p>ú</text:p>
          </table:table-cell>
          <table:table-cell office:value-type="string">
            <text:p>LATIN SMALL LETTER U WITH ACUTE</text:p>
          </table:table-cell>
        </table:table-row>
        <table:table-row table:style-name="ro2">
          <table:table-cell office:value-type="string">
            <text:p>0xA2</text:p>
          </table:table-cell>
          <table:table-cell office:value-type="string">
            <text:p>0xC3 0xB3 </text:p>
          </table:table-cell>
          <table:table-cell office:value-type="string">
            <text:p>0x00F3</text:p>
          </table:table-cell>
          <table:table-cell office:value-type="string">
            <text:p>ó</text:p>
          </table:table-cell>
          <table:table-cell office:value-type="string">
            <text:p>LATIN SMALL LETTER O WITH ACUTE</text:p>
          </table:table-cell>
          <table:table-cell/>
          <table:table-cell office:value-type="string">
            <text:p>0xA2</text:p>
          </table:table-cell>
          <table:table-cell office:value-type="string">
            <text:p>0xC3 0xB3 </text:p>
          </table:table-cell>
          <table:table-cell office:value-type="string">
            <text:p>0x00F3</text:p>
          </table:table-cell>
          <table:table-cell office:value-type="string">
            <text:p>ó</text:p>
          </table:table-cell>
          <table:table-cell office:value-type="string">
            <text:p>LATIN SMALL LETTER O WITH ACUTE</text:p>
          </table:table-cell>
        </table:table-row>
        <table:table-row table:style-name="ro2">
          <table:table-cell office:value-type="string">
            <text:p>0xA1</text:p>
          </table:table-cell>
          <table:table-cell office:value-type="string">
            <text:p>0xC3 0xAD </text:p>
          </table:table-cell>
          <table:table-cell office:value-type="string">
            <text:p>0x00ED</text:p>
          </table:table-cell>
          <table:table-cell office:value-type="string">
            <text:p>í</text:p>
          </table:table-cell>
          <table:table-cell office:value-type="string">
            <text:p>LATIN SMALL LETTER I WITH ACUTE</text:p>
          </table:table-cell>
          <table:table-cell/>
          <table:table-cell office:value-type="string">
            <text:p>0xA1</text:p>
          </table:table-cell>
          <table:table-cell office:value-type="string">
            <text:p>0xC3 0xAD </text:p>
          </table:table-cell>
          <table:table-cell office:value-type="string">
            <text:p>0x00ED</text:p>
          </table:table-cell>
          <table:table-cell office:value-type="string">
            <text:p>í</text:p>
          </table:table-cell>
          <table:table-cell office:value-type="string">
            <text:p>LATIN SMALL LETTER I WITH ACUTE</text:p>
          </table:table-cell>
        </table:table-row>
        <table:table-row table:style-name="ro2">
          <table:table-cell office:value-type="string">
            <text:p>0xA0</text:p>
          </table:table-cell>
          <table:table-cell office:value-type="string">
            <text:p>0xC3 0xA1 </text:p>
          </table:table-cell>
          <table:table-cell office:value-type="string">
            <text:p>0x00E1</text:p>
          </table:table-cell>
          <table:table-cell office:value-type="string">
            <text:p>á</text:p>
          </table:table-cell>
          <table:table-cell office:value-type="string">
            <text:p>LATIN SMALL LETTER A WITH ACUTE</text:p>
          </table:table-cell>
          <table:table-cell/>
          <table:table-cell office:value-type="string">
            <text:p>0xA0</text:p>
          </table:table-cell>
          <table:table-cell office:value-type="string">
            <text:p>0xC3 0xA1 </text:p>
          </table:table-cell>
          <table:table-cell office:value-type="string">
            <text:p>0x00E1</text:p>
          </table:table-cell>
          <table:table-cell office:value-type="string">
            <text:p>á</text:p>
          </table:table-cell>
          <table:table-cell office:value-type="string">
            <text:p>LATIN SMALL LETTER A WITH ACUTE</text:p>
          </table:table-cell>
        </table:table-row>
        <table:table-row table:style-name="ro2">
          <table:table-cell office:value-type="string">
            <text:p>0x9F</text:p>
          </table:table-cell>
          <table:table-cell office:value-type="string">
            <text:p>0xC6 0x92 </text:p>
          </table:table-cell>
          <table:table-cell office:value-type="string">
            <text:p>0x0192</text:p>
          </table:table-cell>
          <table:table-cell office:value-type="string">
            <text:p>ƒ</text:p>
          </table:table-cell>
          <table:table-cell office:value-type="string">
            <text:p>LATIN SMALL LETTER F WITH HOOK</text:p>
          </table:table-cell>
          <table:table-cell/>
          <table:table-cell office:value-type="string">
            <text:p>0x9F</text:p>
          </table:table-cell>
          <table:table-cell office:value-type="string">
            <text:p>0xC4 0x8D </text:p>
          </table:table-cell>
          <table:table-cell office:value-type="string">
            <text:p>0x010D</text:p>
          </table:table-cell>
          <table:table-cell office:value-type="string">
            <text:p>č</text:p>
          </table:table-cell>
          <table:table-cell office:value-type="string">
            <text:p>LATIN SMALL LETTER C WITH CARON</text:p>
          </table:table-cell>
        </table:table-row>
        <table:table-row table:style-name="ro3">
          <table:table-cell office:value-type="string">
            <text:p>0x9E</text:p>
          </table:table-cell>
          <table:table-cell office:value-type="string">
            <text:p>0xC3 0x97 </text:p>
          </table:table-cell>
          <table:table-cell office:value-type="string">
            <text:p>0x00D7</text:p>
          </table:table-cell>
          <table:table-cell office:value-type="string">
            <text:p>×</text:p>
          </table:table-cell>
          <table:table-cell office:value-type="string">
            <text:p>MULTIPLICATION SIGN</text:p>
          </table:table-cell>
          <table:table-cell/>
          <table:table-cell office:value-type="string">
            <text:p>0x9E</text:p>
          </table:table-cell>
          <table:table-cell office:value-type="string">
            <text:p>0xC3 0x97 </text:p>
          </table:table-cell>
          <table:table-cell office:value-type="string">
            <text:p>0x00D7</text:p>
          </table:table-cell>
          <table:table-cell office:value-type="string">
            <text:p>×</text:p>
          </table:table-cell>
          <table:table-cell office:value-type="string">
            <text:p>MULTIPLICATION SIGN</text:p>
          </table:table-cell>
        </table:table-row>
        <table:table-row table:style-name="ro2">
          <table:table-cell office:value-type="string">
            <text:p>0x9D</text:p>
          </table:table-cell>
          <table:table-cell office:value-type="string">
            <text:p>0xC3 0x98 </text:p>
          </table:table-cell>
          <table:table-cell office:value-type="string">
            <text:p>0x00D8</text:p>
          </table:table-cell>
          <table:table-cell office:value-type="string">
            <text:p>Ø</text:p>
          </table:table-cell>
          <table:table-cell office:value-type="string">
            <text:p>LATIN CAPITAL LETTER O WITH STROKE</text:p>
          </table:table-cell>
          <table:table-cell/>
          <table:table-cell office:value-type="string">
            <text:p>0x9D</text:p>
          </table:table-cell>
          <table:table-cell office:value-type="string">
            <text:p>0xC5 0x81 </text:p>
          </table:table-cell>
          <table:table-cell office:value-type="string">
            <text:p>0x0141</text:p>
          </table:table-cell>
          <table:table-cell office:value-type="string">
            <text:p>Ł</text:p>
          </table:table-cell>
          <table:table-cell office:value-type="string">
            <text:p>LATIN CAPITAL LETTER L WITH STROKE</text:p>
          </table:table-cell>
        </table:table-row>
        <table:table-row table:style-name="ro2">
          <table:table-cell office:value-type="string">
            <text:p>0x9C</text:p>
          </table:table-cell>
          <table:table-cell office:value-type="string">
            <text:p>0xC2 0xA3 </text:p>
          </table:table-cell>
          <table:table-cell office:value-type="string">
            <text:p>0x00A3</text:p>
          </table:table-cell>
          <table:table-cell office:value-type="string">
            <text:p>£</text:p>
          </table:table-cell>
          <table:table-cell office:value-type="string">
            <text:p>POUND SIGN</text:p>
          </table:table-cell>
          <table:table-cell/>
          <table:table-cell office:value-type="string">
            <text:p>0x9C</text:p>
          </table:table-cell>
          <table:table-cell office:value-type="string">
            <text:p>0xC5 0xA5 </text:p>
          </table:table-cell>
          <table:table-cell office:value-type="string">
            <text:p>0x0165</text:p>
          </table:table-cell>
          <table:table-cell office:value-type="string">
            <text:p>ť</text:p>
          </table:table-cell>
          <table:table-cell office:value-type="string">
            <text:p>LATIN SMALL LETTER T WITH CARON</text:p>
          </table:table-cell>
        </table:table-row>
        <table:table-row table:style-name="ro2">
          <table:table-cell office:value-type="string">
            <text:p>0x9B</text:p>
          </table:table-cell>
          <table:table-cell office:value-type="string">
            <text:p>0xC3 0xB8 </text:p>
          </table:table-cell>
          <table:table-cell office:value-type="string">
            <text:p>0x00F8</text:p>
          </table:table-cell>
          <table:table-cell office:value-type="string">
            <text:p>ø</text:p>
          </table:table-cell>
          <table:table-cell office:value-type="string">
            <text:p>LATIN SMALL LETTER O WITH STROKE</text:p>
          </table:table-cell>
          <table:table-cell/>
          <table:table-cell office:value-type="string">
            <text:p>0x9B</text:p>
          </table:table-cell>
          <table:table-cell office:value-type="string">
            <text:p>0xC5 0xA4 </text:p>
          </table:table-cell>
          <table:table-cell office:value-type="string">
            <text:p>0x0164</text:p>
          </table:table-cell>
          <table:table-cell office:value-type="string">
            <text:p>Ť</text:p>
          </table:table-cell>
          <table:table-cell office:value-type="string">
            <text:p>LATIN CAPITAL LETTER T WITH CARON</text:p>
          </table:table-cell>
        </table:table-row>
        <table:table-row table:style-name="ro2">
          <table:table-cell office:value-type="string">
            <text:p>0x9A</text:p>
          </table:table-cell>
          <table:table-cell office:value-type="string">
            <text:p>0xC3 0x9C </text:p>
          </table:table-cell>
          <table:table-cell office:value-type="string">
            <text:p>0x00DC</text:p>
          </table:table-cell>
          <table:table-cell office:value-type="string">
            <text:p>Ü</text:p>
          </table:table-cell>
          <table:table-cell office:value-type="string">
            <text:p>LATIN CAPITAL LETTER U WITH DIAERESIS</text:p>
          </table:table-cell>
          <table:table-cell/>
          <table:table-cell office:value-type="string">
            <text:p>0x9A</text:p>
          </table:table-cell>
          <table:table-cell office:value-type="string">
            <text:p>0xC3 0x9C </text:p>
          </table:table-cell>
          <table:table-cell office:value-type="string">
            <text:p>0x00DC</text:p>
          </table:table-cell>
          <table:table-cell office:value-type="string">
            <text:p>Ü</text:p>
          </table:table-cell>
          <table:table-cell office:value-type="string">
            <text:p>LATIN CAPITAL LETTER U WITH DIAERESIS</text:p>
          </table:table-cell>
        </table:table-row>
        <table:table-row table:style-name="ro2">
          <table:table-cell office:value-type="string">
            <text:p>0x99</text:p>
          </table:table-cell>
          <table:table-cell office:value-type="string">
            <text:p>0xC3 0x96 </text:p>
          </table:table-cell>
          <table:table-cell office:value-type="string">
            <text:p>0x00D6</text:p>
          </table:table-cell>
          <table:table-cell office:value-type="string">
            <text:p>Ö</text:p>
          </table:table-cell>
          <table:table-cell office:value-type="string">
            <text:p>LATIN CAPITAL LETTER O WITH DIAERESIS</text:p>
          </table:table-cell>
          <table:table-cell/>
          <table:table-cell office:value-type="string">
            <text:p>0x99</text:p>
          </table:table-cell>
          <table:table-cell office:value-type="string">
            <text:p>0xC3 0x96 </text:p>
          </table:table-cell>
          <table:table-cell office:value-type="string">
            <text:p>0x00D6</text:p>
          </table:table-cell>
          <table:table-cell office:value-type="string">
            <text:p>Ö</text:p>
          </table:table-cell>
          <table:table-cell office:value-type="string">
            <text:p>LATIN CAPITAL LETTER O WITH DIAERESIS</text:p>
          </table:table-cell>
        </table:table-row>
        <table:table-row table:style-name="ro2">
          <table:table-cell office:value-type="string">
            <text:p>0x98</text:p>
          </table:table-cell>
          <table:table-cell office:value-type="string">
            <text:p>0xC3 0xBF </text:p>
          </table:table-cell>
          <table:table-cell office:value-type="string">
            <text:p>0x00FF</text:p>
          </table:table-cell>
          <table:table-cell office:value-type="string">
            <text:p>ÿ</text:p>
          </table:table-cell>
          <table:table-cell office:value-type="string">
            <text:p>LATIN SMALL LETTER Y WITH DIAERESIS</text:p>
          </table:table-cell>
          <table:table-cell/>
          <table:table-cell office:value-type="string">
            <text:p>0x98</text:p>
          </table:table-cell>
          <table:table-cell office:value-type="string">
            <text:p>0xC5 0x9B </text:p>
          </table:table-cell>
          <table:table-cell office:value-type="string">
            <text:p>0x015B</text:p>
          </table:table-cell>
          <table:table-cell office:value-type="string">
            <text:p>ś</text:p>
          </table:table-cell>
          <table:table-cell office:value-type="string">
            <text:p>LATIN SMALL LETTER S WITH ACUTE</text:p>
          </table:table-cell>
        </table:table-row>
        <table:table-row table:style-name="ro2">
          <table:table-cell office:value-type="string">
            <text:p>0x97</text:p>
          </table:table-cell>
          <table:table-cell office:value-type="string">
            <text:p>0xC3 0xB9 </text:p>
          </table:table-cell>
          <table:table-cell office:value-type="string">
            <text:p>0x00F9</text:p>
          </table:table-cell>
          <table:table-cell office:value-type="string">
            <text:p>ù</text:p>
          </table:table-cell>
          <table:table-cell office:value-type="string">
            <text:p>LATIN SMALL LETTER U WITH GRAVE</text:p>
          </table:table-cell>
          <table:table-cell/>
          <table:table-cell office:value-type="string">
            <text:p>0x97</text:p>
          </table:table-cell>
          <table:table-cell office:value-type="string">
            <text:p>0xC5 0x9A </text:p>
          </table:table-cell>
          <table:table-cell office:value-type="string">
            <text:p>0x015A</text:p>
          </table:table-cell>
          <table:table-cell office:value-type="string">
            <text:p>Ś</text:p>
          </table:table-cell>
          <table:table-cell office:value-type="string">
            <text:p>LATIN CAPITAL LETTER S WITH ACUTE</text:p>
          </table:table-cell>
        </table:table-row>
        <table:table-row table:style-name="ro2">
          <table:table-cell office:value-type="string">
            <text:p>0x96</text:p>
          </table:table-cell>
          <table:table-cell office:value-type="string">
            <text:p>0xC3 0xBB </text:p>
          </table:table-cell>
          <table:table-cell office:value-type="string">
            <text:p>0x00FB</text:p>
          </table:table-cell>
          <table:table-cell office:value-type="string">
            <text:p>û</text:p>
          </table:table-cell>
          <table:table-cell office:value-type="string">
            <text:p>LATIN SMALL LETTER U WITH CIRCUMFLEX</text:p>
          </table:table-cell>
          <table:table-cell/>
          <table:table-cell office:value-type="string">
            <text:p>0x96</text:p>
          </table:table-cell>
          <table:table-cell office:value-type="string">
            <text:p>0xC4 0xBE </text:p>
          </table:table-cell>
          <table:table-cell office:value-type="string">
            <text:p>0x013E</text:p>
          </table:table-cell>
          <table:table-cell office:value-type="string">
            <text:p>ľ</text:p>
          </table:table-cell>
          <table:table-cell office:value-type="string">
            <text:p>LATIN SMALL LETTER L WITH CARON</text:p>
          </table:table-cell>
        </table:table-row>
        <table:table-row table:style-name="ro2">
          <table:table-cell office:value-type="string">
            <text:p>0x95</text:p>
          </table:table-cell>
          <table:table-cell office:value-type="string">
            <text:p>0xC3 0xB2 </text:p>
          </table:table-cell>
          <table:table-cell office:value-type="string">
            <text:p>0x00F2</text:p>
          </table:table-cell>
          <table:table-cell office:value-type="string">
            <text:p>ò</text:p>
          </table:table-cell>
          <table:table-cell office:value-type="string">
            <text:p>LATIN SMALL LETTER O WITH GRAVE</text:p>
          </table:table-cell>
          <table:table-cell/>
          <table:table-cell office:value-type="string">
            <text:p>0x95</text:p>
          </table:table-cell>
          <table:table-cell office:value-type="string">
            <text:p>0xC4 0xBD </text:p>
          </table:table-cell>
          <table:table-cell office:value-type="string">
            <text:p>0x013D</text:p>
          </table:table-cell>
          <table:table-cell office:value-type="string">
            <text:p>Ľ</text:p>
          </table:table-cell>
          <table:table-cell office:value-type="string">
            <text:p>LATIN CAPITAL LETTER L WITH CARON</text:p>
          </table:table-cell>
        </table:table-row>
        <table:table-row table:style-name="ro2">
          <table:table-cell office:value-type="string">
            <text:p>0x94</text:p>
          </table:table-cell>
          <table:table-cell office:value-type="string">
            <text:p>0xC3 0xB6 </text:p>
          </table:table-cell>
          <table:table-cell office:value-type="string">
            <text:p>0x00F6</text:p>
          </table:table-cell>
          <table:table-cell office:value-type="string">
            <text:p>ö</text:p>
          </table:table-cell>
          <table:table-cell office:value-type="string">
            <text:p>LATIN SMALL LETTER O WITH DIAERESIS</text:p>
          </table:table-cell>
          <table:table-cell/>
          <table:table-cell office:value-type="string">
            <text:p>0x94</text:p>
          </table:table-cell>
          <table:table-cell office:value-type="string">
            <text:p>0xC3 0xB6 </text:p>
          </table:table-cell>
          <table:table-cell office:value-type="string">
            <text:p>0x00F6</text:p>
          </table:table-cell>
          <table:table-cell office:value-type="string">
            <text:p>ö</text:p>
          </table:table-cell>
          <table:table-cell office:value-type="string">
            <text:p>LATIN SMALL LETTER O WITH DIAERESIS</text:p>
          </table:table-cell>
        </table:table-row>
        <table:table-row table:style-name="ro2">
          <table:table-cell office:value-type="string">
            <text:p>0x93</text:p>
          </table:table-cell>
          <table:table-cell office:value-type="string">
            <text:p>0xC3 0xB4 </text:p>
          </table:table-cell>
          <table:table-cell office:value-type="string">
            <text:p>0x00F4</text:p>
          </table:table-cell>
          <table:table-cell office:value-type="string">
            <text:p>ô</text:p>
          </table:table-cell>
          <table:table-cell office:value-type="string">
            <text:p>LATIN SMALL LETTER O WITH CIRCUMFLEX</text:p>
          </table:table-cell>
          <table:table-cell/>
          <table:table-cell office:value-type="string">
            <text:p>0x93</text:p>
          </table:table-cell>
          <table:table-cell office:value-type="string">
            <text:p>0xC3 0xB4 </text:p>
          </table:table-cell>
          <table:table-cell office:value-type="string">
            <text:p>0x00F4</text:p>
          </table:table-cell>
          <table:table-cell office:value-type="string">
            <text:p>ô</text:p>
          </table:table-cell>
          <table:table-cell office:value-type="string">
            <text:p>LATIN SMALL LETTER O WITH CIRCUMFLEX</text:p>
          </table:table-cell>
        </table:table-row>
        <table:table-row table:style-name="ro2">
          <table:table-cell office:value-type="string">
            <text:p>0x92</text:p>
          </table:table-cell>
          <table:table-cell office:value-type="string">
            <text:p>0xC3 0x86 </text:p>
          </table:table-cell>
          <table:table-cell office:value-type="string">
            <text:p>0x00C6</text:p>
          </table:table-cell>
          <table:table-cell office:value-type="string">
            <text:p>Æ</text:p>
          </table:table-cell>
          <table:table-cell office:value-type="string">
            <text:p>LATIN CAPITAL LIGATURE AE</text:p>
          </table:table-cell>
          <table:table-cell/>
          <table:table-cell office:value-type="string">
            <text:p>0x92</text:p>
          </table:table-cell>
          <table:table-cell office:value-type="string">
            <text:p>0xC4 0xBA </text:p>
          </table:table-cell>
          <table:table-cell office:value-type="string">
            <text:p>0x013A</text:p>
          </table:table-cell>
          <table:table-cell office:value-type="string">
            <text:p>ĺ</text:p>
          </table:table-cell>
          <table:table-cell office:value-type="string">
            <text:p>LATIN SMALL LETTER L WITH ACUTE</text:p>
          </table:table-cell>
        </table:table-row>
        <table:table-row table:style-name="ro2">
          <table:table-cell office:value-type="string">
            <text:p>0x91</text:p>
          </table:table-cell>
          <table:table-cell office:value-type="string">
            <text:p>0xC3 0xA6 </text:p>
          </table:table-cell>
          <table:table-cell office:value-type="string">
            <text:p>0x00E6</text:p>
          </table:table-cell>
          <table:table-cell office:value-type="string">
            <text:p>æ</text:p>
          </table:table-cell>
          <table:table-cell office:value-type="string">
            <text:p>LATIN SMALL LIGATURE AE</text:p>
          </table:table-cell>
          <table:table-cell/>
          <table:table-cell office:value-type="string">
            <text:p>0x91</text:p>
          </table:table-cell>
          <table:table-cell office:value-type="string">
            <text:p>0xC4 0xB9 </text:p>
          </table:table-cell>
          <table:table-cell office:value-type="string">
            <text:p>0x0139</text:p>
          </table:table-cell>
          <table:table-cell office:value-type="string">
            <text:p>Ĺ</text:p>
          </table:table-cell>
          <table:table-cell office:value-type="string">
            <text:p>LATIN CAPITAL LETTER L WITH ACUTE</text:p>
          </table:table-cell>
        </table:table-row>
        <table:table-row table:style-name="ro2">
          <table:table-cell office:value-type="string">
            <text:p>0x90</text:p>
          </table:table-cell>
          <table:table-cell office:value-type="string">
            <text:p>0xC3 0x89 </text:p>
          </table:table-cell>
          <table:table-cell office:value-type="string">
            <text:p>0x00C9</text:p>
          </table:table-cell>
          <table:table-cell office:value-type="string">
            <text:p>É</text:p>
          </table:table-cell>
          <table:table-cell office:value-type="string">
            <text:p>LATIN CAPITAL LETTER E WITH ACUTE</text:p>
          </table:table-cell>
          <table:table-cell/>
          <table:table-cell office:value-type="string">
            <text:p>0x90</text:p>
          </table:table-cell>
          <table:table-cell office:value-type="string">
            <text:p>0xC3 0x89 </text:p>
          </table:table-cell>
          <table:table-cell office:value-type="string">
            <text:p>0x00C9</text:p>
          </table:table-cell>
          <table:table-cell office:value-type="string">
            <text:p>É</text:p>
          </table:table-cell>
          <table:table-cell office:value-type="string">
            <text:p>LATIN CAPITAL LETTER E WITH ACUTE</text:p>
          </table:table-cell>
        </table:table-row>
        <table:table-row table:style-name="ro2">
          <table:table-cell office:value-type="string">
            <text:p>0x8F</text:p>
          </table:table-cell>
          <table:table-cell office:value-type="string">
            <text:p>0xC3 0x85 </text:p>
          </table:table-cell>
          <table:table-cell office:value-type="string">
            <text:p>0x00C5</text:p>
          </table:table-cell>
          <table:table-cell office:value-type="string">
            <text:p>Å</text:p>
          </table:table-cell>
          <table:table-cell office:value-type="string">
            <text:p>LATIN CAPITAL LETTER A WITH RING ABOVE</text:p>
          </table:table-cell>
          <table:table-cell/>
          <table:table-cell office:value-type="string">
            <text:p>0x8F</text:p>
          </table:table-cell>
          <table:table-cell office:value-type="string">
            <text:p>0xC4 0x86 </text:p>
          </table:table-cell>
          <table:table-cell office:value-type="string">
            <text:p>0x0106</text:p>
          </table:table-cell>
          <table:table-cell office:value-type="string">
            <text:p>Ć</text:p>
          </table:table-cell>
          <table:table-cell office:value-type="string">
            <text:p>LATIN CAPITAL LETTER C WITH ACUTE</text:p>
          </table:table-cell>
        </table:table-row>
        <table:table-row table:style-name="ro2">
          <table:table-cell office:value-type="string">
            <text:p>0x8E</text:p>
          </table:table-cell>
          <table:table-cell office:value-type="string">
            <text:p>0xC3 0x84 </text:p>
          </table:table-cell>
          <table:table-cell office:value-type="string">
            <text:p>0x00C4</text:p>
          </table:table-cell>
          <table:table-cell office:value-type="string">
            <text:p>Ä</text:p>
          </table:table-cell>
          <table:table-cell office:value-type="string">
            <text:p>LATIN CAPITAL LETTER A WITH DIAERESIS</text:p>
          </table:table-cell>
          <table:table-cell/>
          <table:table-cell office:value-type="string">
            <text:p>0x8E</text:p>
          </table:table-cell>
          <table:table-cell office:value-type="string">
            <text:p>0xC3 0x84 </text:p>
          </table:table-cell>
          <table:table-cell office:value-type="string">
            <text:p>0x00C4</text:p>
          </table:table-cell>
          <table:table-cell office:value-type="string">
            <text:p>Ä</text:p>
          </table:table-cell>
          <table:table-cell office:value-type="string">
            <text:p>LATIN CAPITAL LETTER A WITH DIAERESIS</text:p>
          </table:table-cell>
        </table:table-row>
        <table:table-row table:style-name="ro2">
          <table:table-cell office:value-type="string">
            <text:p>0x8D</text:p>
          </table:table-cell>
          <table:table-cell office:value-type="string">
            <text:p>0xC3 0xAC </text:p>
          </table:table-cell>
          <table:table-cell office:value-type="string">
            <text:p>0x00EC</text:p>
          </table:table-cell>
          <table:table-cell office:value-type="string">
            <text:p>ì</text:p>
          </table:table-cell>
          <table:table-cell office:value-type="string">
            <text:p>LATIN SMALL LETTER I WITH GRAVE</text:p>
          </table:table-cell>
          <table:table-cell/>
          <table:table-cell office:value-type="string">
            <text:p>0x8D</text:p>
          </table:table-cell>
          <table:table-cell office:value-type="string">
            <text:p>0xC5 0xB9 </text:p>
          </table:table-cell>
          <table:table-cell office:value-type="string">
            <text:p>0x0179</text:p>
          </table:table-cell>
          <table:table-cell office:value-type="string">
            <text:p>Ź</text:p>
          </table:table-cell>
          <table:table-cell office:value-type="string">
            <text:p>LATIN CAPITAL LETTER Z WITH ACUTE</text:p>
          </table:table-cell>
        </table:table-row>
        <table:table-row table:style-name="ro2">
          <table:table-cell office:value-type="string">
            <text:p>0x8C</text:p>
          </table:table-cell>
          <table:table-cell office:value-type="string">
            <text:p>0xC3 0xAE </text:p>
          </table:table-cell>
          <table:table-cell office:value-type="string">
            <text:p>0x00EE</text:p>
          </table:table-cell>
          <table:table-cell office:value-type="string">
            <text:p>î</text:p>
          </table:table-cell>
          <table:table-cell office:value-type="string">
            <text:p>LATIN SMALL LETTER I WITH CIRCUMFLEX</text:p>
          </table:table-cell>
          <table:table-cell/>
          <table:table-cell office:value-type="string">
            <text:p>0x8C</text:p>
          </table:table-cell>
          <table:table-cell office:value-type="string">
            <text:p>0xC3 0xAE </text:p>
          </table:table-cell>
          <table:table-cell office:value-type="string">
            <text:p>0x00EE</text:p>
          </table:table-cell>
          <table:table-cell office:value-type="string">
            <text:p>î</text:p>
          </table:table-cell>
          <table:table-cell office:value-type="string">
            <text:p>LATIN SMALL LETTER I WITH CIRCUMFLEX</text:p>
          </table:table-cell>
        </table:table-row>
        <table:table-row table:style-name="ro2">
          <table:table-cell office:value-type="string">
            <text:p>0x8B</text:p>
          </table:table-cell>
          <table:table-cell office:value-type="string">
            <text:p>0xC3 0xAF </text:p>
          </table:table-cell>
          <table:table-cell office:value-type="string">
            <text:p>0x00EF</text:p>
          </table:table-cell>
          <table:table-cell office:value-type="string">
            <text:p>ï</text:p>
          </table:table-cell>
          <table:table-cell office:value-type="string">
            <text:p>LATIN SMALL LETTER I WITH DIAERESIS</text:p>
          </table:table-cell>
          <table:table-cell/>
          <table:table-cell office:value-type="string">
            <text:p>0x8B</text:p>
          </table:table-cell>
          <table:table-cell office:value-type="string">
            <text:p>0xC5 0x91 </text:p>
          </table:table-cell>
          <table:table-cell office:value-type="string">
            <text:p>0x0151</text:p>
          </table:table-cell>
          <table:table-cell office:value-type="string">
            <text:p>ő</text:p>
          </table:table-cell>
          <table:table-cell office:value-type="string">
            <text:p>LATIN SMALL LETTER O WITH DOUBLE ACUTE</text:p>
          </table:table-cell>
        </table:table-row>
        <table:table-row table:style-name="ro2">
          <table:table-cell office:value-type="string">
            <text:p>0x8A</text:p>
          </table:table-cell>
          <table:table-cell office:value-type="string">
            <text:p>0xC3 0xA8 </text:p>
          </table:table-cell>
          <table:table-cell office:value-type="string">
            <text:p>0x00E8</text:p>
          </table:table-cell>
          <table:table-cell office:value-type="string">
            <text:p>è</text:p>
          </table:table-cell>
          <table:table-cell office:value-type="string">
            <text:p>LATIN SMALL LETTER E WITH GRAVE</text:p>
          </table:table-cell>
          <table:table-cell/>
          <table:table-cell office:value-type="string">
            <text:p>0x8A</text:p>
          </table:table-cell>
          <table:table-cell office:value-type="string">
            <text:p>0xC5 0x90 </text:p>
          </table:table-cell>
          <table:table-cell office:value-type="string">
            <text:p>0x0150</text:p>
          </table:table-cell>
          <table:table-cell office:value-type="string">
            <text:p>Ő</text:p>
          </table:table-cell>
          <table:table-cell office:value-type="string">
            <text:p>LATIN CAPITAL LETTER O WITH DOUBLE ACUTE</text:p>
          </table:table-cell>
        </table:table-row>
        <table:table-row table:style-name="ro2">
          <table:table-cell office:value-type="string">
            <text:p>0x89</text:p>
          </table:table-cell>
          <table:table-cell office:value-type="string">
            <text:p>0xC3 0xAB </text:p>
          </table:table-cell>
          <table:table-cell office:value-type="string">
            <text:p>0x00EB</text:p>
          </table:table-cell>
          <table:table-cell office:value-type="string">
            <text:p>ë</text:p>
          </table:table-cell>
          <table:table-cell office:value-type="string">
            <text:p>LATIN SMALL LETTER E WITH DIAERESIS</text:p>
          </table:table-cell>
          <table:table-cell/>
          <table:table-cell office:value-type="string">
            <text:p>0x89</text:p>
          </table:table-cell>
          <table:table-cell office:value-type="string">
            <text:p>0xC3 0xAB </text:p>
          </table:table-cell>
          <table:table-cell office:value-type="string">
            <text:p>0x00EB</text:p>
          </table:table-cell>
          <table:table-cell office:value-type="string">
            <text:p>ë</text:p>
          </table:table-cell>
          <table:table-cell office:value-type="string">
            <text:p>LATIN SMALL LETTER E WITH DIAERESIS</text:p>
          </table:table-cell>
        </table:table-row>
        <table:table-row table:style-name="ro2">
          <table:table-cell office:value-type="string">
            <text:p>0x88</text:p>
          </table:table-cell>
          <table:table-cell office:value-type="string">
            <text:p>0xC3 0xAA </text:p>
          </table:table-cell>
          <table:table-cell office:value-type="string">
            <text:p>0x00EA</text:p>
          </table:table-cell>
          <table:table-cell office:value-type="string">
            <text:p>ê</text:p>
          </table:table-cell>
          <table:table-cell office:value-type="string">
            <text:p>LATIN SMALL LETTER E WITH CIRCUMFLEX</text:p>
          </table:table-cell>
          <table:table-cell/>
          <table:table-cell office:value-type="string">
            <text:p>0x88</text:p>
          </table:table-cell>
          <table:table-cell office:value-type="string">
            <text:p>0xC5 0x82 </text:p>
          </table:table-cell>
          <table:table-cell office:value-type="string">
            <text:p>0x0142</text:p>
          </table:table-cell>
          <table:table-cell office:value-type="string">
            <text:p>ł</text:p>
          </table:table-cell>
          <table:table-cell office:value-type="string">
            <text:p>LATIN SMALL LETTER L WITH STROKE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C3 0xA7 </text:p>
          </table:table-cell>
          <table:table-cell office:value-type="string">
            <text:p>0x00E7</text:p>
          </table:table-cell>
          <table:table-cell office:value-type="string">
            <text:p>ç</text:p>
          </table:table-cell>
          <table:table-cell office:value-type="string">
            <text:p>LATIN SMALL LETTER C WITH CEDILLA</text:p>
          </table:table-cell>
          <table:table-cell/>
          <table:table-cell office:value-type="string">
            <text:p>0x87</text:p>
          </table:table-cell>
          <table:table-cell office:value-type="string">
            <text:p>0xC3 0xA7 </text:p>
          </table:table-cell>
          <table:table-cell office:value-type="string">
            <text:p>0x00E7</text:p>
          </table:table-cell>
          <table:table-cell office:value-type="string">
            <text:p>ç</text:p>
          </table:table-cell>
          <table:table-cell office:value-type="string">
            <text:p>LATIN SMALL LETTER C WITH CEDILLA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C3 0xA5 </text:p>
          </table:table-cell>
          <table:table-cell office:value-type="string">
            <text:p>0x00E5</text:p>
          </table:table-cell>
          <table:table-cell office:value-type="string">
            <text:p>å</text:p>
          </table:table-cell>
          <table:table-cell office:value-type="string">
            <text:p>LATIN SMALL LETTER A WITH RING ABOVE</text:p>
          </table:table-cell>
          <table:table-cell/>
          <table:table-cell office:value-type="string">
            <text:p>0x86</text:p>
          </table:table-cell>
          <table:table-cell office:value-type="string">
            <text:p>0xC4 0x87 </text:p>
          </table:table-cell>
          <table:table-cell office:value-type="string">
            <text:p>0x0107</text:p>
          </table:table-cell>
          <table:table-cell office:value-type="string">
            <text:p>ć</text:p>
          </table:table-cell>
          <table:table-cell office:value-type="string">
            <text:p>LATIN SMALL LETTER C WITH ACUTE</text:p>
          </table:table-cell>
        </table:table-row>
        <table:table-row table:style-name="ro2">
          <table:table-cell office:value-type="string">
            <text:p>0x85</text:p>
          </table:table-cell>
          <table:table-cell office:value-type="string">
            <text:p>0xC3 0xA0 </text:p>
          </table:table-cell>
          <table:table-cell office:value-type="string">
            <text:p>0x00E0</text:p>
          </table:table-cell>
          <table:table-cell office:value-type="string">
            <text:p>à</text:p>
          </table:table-cell>
          <table:table-cell office:value-type="string">
            <text:p>LATIN SMALL LETTER A WITH GRAVE</text:p>
          </table:table-cell>
          <table:table-cell/>
          <table:table-cell office:value-type="string">
            <text:p>0x85</text:p>
          </table:table-cell>
          <table:table-cell office:value-type="string">
            <text:p>0xC5 0xAF </text:p>
          </table:table-cell>
          <table:table-cell office:value-type="string">
            <text:p>0x016F</text:p>
          </table:table-cell>
          <table:table-cell office:value-type="string">
            <text:p>ů</text:p>
          </table:table-cell>
          <table:table-cell office:value-type="string">
            <text:p>LATIN SMALL LETTER U WITH RING ABOVE</text:p>
          </table:table-cell>
        </table:table-row>
        <table:table-row table:style-name="ro2">
          <table:table-cell office:value-type="string">
            <text:p>0x84</text:p>
          </table:table-cell>
          <table:table-cell office:value-type="string">
            <text:p>0xC3 0xA4 </text:p>
          </table:table-cell>
          <table:table-cell office:value-type="string">
            <text:p>0x00E4</text:p>
          </table:table-cell>
          <table:table-cell office:value-type="string">
            <text:p>ä</text:p>
          </table:table-cell>
          <table:table-cell office:value-type="string">
            <text:p>LATIN SMALL LETTER A WITH DIAERESIS</text:p>
          </table:table-cell>
          <table:table-cell/>
          <table:table-cell office:value-type="string">
            <text:p>0x84</text:p>
          </table:table-cell>
          <table:table-cell office:value-type="string">
            <text:p>0xC3 0xA4 </text:p>
          </table:table-cell>
          <table:table-cell office:value-type="string">
            <text:p>0x00E4</text:p>
          </table:table-cell>
          <table:table-cell office:value-type="string">
            <text:p>ä</text:p>
          </table:table-cell>
          <table:table-cell office:value-type="string">
            <text:p>LATIN SMALL LETTER A WITH DIAERESIS</text:p>
          </table:table-cell>
        </table:table-row>
        <table:table-row table:style-name="ro2">
          <table:table-cell office:value-type="string">
            <text:p>0x83</text:p>
          </table:table-cell>
          <table:table-cell office:value-type="string">
            <text:p>0xC3 0xA2 </text:p>
          </table:table-cell>
          <table:table-cell office:value-type="string">
            <text:p>0x00E2</text:p>
          </table:table-cell>
          <table:table-cell office:value-type="string">
            <text:p>â</text:p>
          </table:table-cell>
          <table:table-cell office:value-type="string">
            <text:p>LATIN SMALL LETTER A WITH CIRCUMFLEX</text:p>
          </table:table-cell>
          <table:table-cell/>
          <table:table-cell office:value-type="string">
            <text:p>0x83</text:p>
          </table:table-cell>
          <table:table-cell office:value-type="string">
            <text:p>0xC3 0xA2 </text:p>
          </table:table-cell>
          <table:table-cell office:value-type="string">
            <text:p>0x00E2</text:p>
          </table:table-cell>
          <table:table-cell office:value-type="string">
            <text:p>â</text:p>
          </table:table-cell>
          <table:table-cell office:value-type="string">
            <text:p>LATIN SMALL LETTER A WITH CIRCUMFLEX</text:p>
          </table:table-cell>
        </table:table-row>
        <table:table-row table:style-name="ro2">
          <table:table-cell office:value-type="string">
            <text:p>0x82</text:p>
          </table:table-cell>
          <table:table-cell office:value-type="string">
            <text:p>0xC3 0xA9 </text:p>
          </table:table-cell>
          <table:table-cell office:value-type="string">
            <text:p>0x00E9</text:p>
          </table:table-cell>
          <table:table-cell office:value-type="string">
            <text:p>é</text:p>
          </table:table-cell>
          <table:table-cell office:value-type="string">
            <text:p>LATIN SMALL LETTER E WITH ACUTE</text:p>
          </table:table-cell>
          <table:table-cell/>
          <table:table-cell office:value-type="string">
            <text:p>0x82</text:p>
          </table:table-cell>
          <table:table-cell office:value-type="string">
            <text:p>0xC3 0xA9 </text:p>
          </table:table-cell>
          <table:table-cell office:value-type="string">
            <text:p>0x00E9</text:p>
          </table:table-cell>
          <table:table-cell office:value-type="string">
            <text:p>é</text:p>
          </table:table-cell>
          <table:table-cell office:value-type="string">
            <text:p>LATIN SMALL LETTER E WITH ACUTE</text:p>
          </table:table-cell>
        </table:table-row>
        <table:table-row table:style-name="ro2">
          <table:table-cell office:value-type="string">
            <text:p>0x81</text:p>
          </table:table-cell>
          <table:table-cell office:value-type="string">
            <text:p>0xC3 0xBC </text:p>
          </table:table-cell>
          <table:table-cell office:value-type="string">
            <text:p>0x00FC</text:p>
          </table:table-cell>
          <table:table-cell office:value-type="string">
            <text:p>ü</text:p>
          </table:table-cell>
          <table:table-cell office:value-type="string">
            <text:p>LATIN SMALL LETTER U WITH DIAERESIS</text:p>
          </table:table-cell>
          <table:table-cell/>
          <table:table-cell office:value-type="string">
            <text:p>0x81</text:p>
          </table:table-cell>
          <table:table-cell office:value-type="string">
            <text:p>0xC3 0xBC </text:p>
          </table:table-cell>
          <table:table-cell office:value-type="string">
            <text:p>0x00FC</text:p>
          </table:table-cell>
          <table:table-cell office:value-type="string">
            <text:p>ü</text:p>
          </table:table-cell>
          <table:table-cell office:value-type="string">
            <text:p>LATIN SMALL LETTER U WITH DIAERESIS</text:p>
          </table:table-cell>
        </table:table-row>
        <table:table-row table:style-name="ro2">
          <table:table-cell office:value-type="string">
            <text:p>0x80</text:p>
          </table:table-cell>
          <table:table-cell office:value-type="string">
            <text:p>0xC3 0x87 </text:p>
          </table:table-cell>
          <table:table-cell office:value-type="string">
            <text:p>0x00C7</text:p>
          </table:table-cell>
          <table:table-cell office:value-type="string">
            <text:p>Ç</text:p>
          </table:table-cell>
          <table:table-cell office:value-type="string">
            <text:p>LATIN CAPITAL LETTER C WITH CEDILLA</text:p>
          </table:table-cell>
          <table:table-cell/>
          <table:table-cell office:value-type="string">
            <text:p>0x80</text:p>
          </table:table-cell>
          <table:table-cell office:value-type="string">
            <text:p>0xC3 0x87 </text:p>
          </table:table-cell>
          <table:table-cell office:value-type="string">
            <text:p>0x00C7</text:p>
          </table:table-cell>
          <table:table-cell office:value-type="string">
            <text:p>Ç</text:p>
          </table:table-cell>
          <table:table-cell office:value-type="string">
            <text:p>LATIN CAPITAL LETTER C WITH CEDILLA</text:p>
          </table:table-cell>
        </table:table-row>
        <table:table-row table:style-name="ro1">
          <table:table-cell office:value-type="string">
            <text:p>0x7F</text:p>
          </table:table-cell>
          <table:table-cell office:value-type="string">
            <text:p>0x7F </text:p>
          </table:table-cell>
          <table:table-cell office:value-type="string">
            <text:p>0x007F</text:p>
          </table:table-cell>
          <table:table-cell office:value-type="string">
            <text:p></text:p>
          </table:table-cell>
          <table:table-cell office:value-type="string">
            <text:p>DELETE</text:p>
          </table:table-cell>
          <table:table-cell/>
          <table:table-cell office:value-type="string">
            <text:p>0x7F</text:p>
          </table:table-cell>
          <table:table-cell office:value-type="string">
            <text:p>0x7F </text:p>
          </table:table-cell>
          <table:table-cell office:value-type="string">
            <text:p>0x007F</text:p>
          </table:table-cell>
          <table:table-cell office:value-type="string">
            <text:p></text:p>
          </table:table-cell>
          <table:table-cell office:value-type="string">
            <text:p>DELETE</text:p>
          </table:table-cell>
        </table:table-row>
        <table:table-row table:style-name="ro1">
          <table:table-cell office:value-type="string">
            <text:p>0x7E</text:p>
          </table:table-cell>
          <table:table-cell office:value-type="string">
            <text:p>0x7E </text:p>
          </table:table-cell>
          <table:table-cell office:value-type="string">
            <text:p>0x007E</text:p>
          </table:table-cell>
          <table:table-cell office:value-type="string">
            <text:p>~</text:p>
          </table:table-cell>
          <table:table-cell office:value-type="string">
            <text:p>TILDE</text:p>
          </table:table-cell>
          <table:table-cell/>
          <table:table-cell office:value-type="string">
            <text:p>0x7E</text:p>
          </table:table-cell>
          <table:table-cell office:value-type="string">
            <text:p>0x7E </text:p>
          </table:table-cell>
          <table:table-cell office:value-type="string">
            <text:p>0x007E</text:p>
          </table:table-cell>
          <table:table-cell office:value-type="string">
            <text:p>~</text:p>
          </table:table-cell>
          <table:table-cell office:value-type="string">
            <text:p>TILDE</text:p>
          </table:table-cell>
        </table:table-row>
        <table:table-row table:style-name="ro3">
          <table:table-cell office:value-type="string">
            <text:p>0x7D</text:p>
          </table:table-cell>
          <table:table-cell office:value-type="string">
            <text:p>0x7D </text:p>
          </table:table-cell>
          <table:table-cell office:value-type="string">
            <text:p>0x007D</text:p>
          </table:table-cell>
          <table:table-cell office:value-type="string">
            <text:p>}</text:p>
          </table:table-cell>
          <table:table-cell office:value-type="string">
            <text:p>RIGHT CURLY BRACKET</text:p>
          </table:table-cell>
          <table:table-cell/>
          <table:table-cell office:value-type="string">
            <text:p>0x7D</text:p>
          </table:table-cell>
          <table:table-cell office:value-type="string">
            <text:p>0x7D </text:p>
          </table:table-cell>
          <table:table-cell office:value-type="string">
            <text:p>0x007D</text:p>
          </table:table-cell>
          <table:table-cell office:value-type="string">
            <text:p>}</text:p>
          </table:table-cell>
          <table:table-cell office:value-type="string">
            <text:p>RIGHT CURLY BRACKET</text:p>
          </table:table-cell>
        </table:table-row>
        <table:table-row table:style-name="ro1">
          <table:table-cell office:value-type="string">
            <text:p>0x7C</text:p>
          </table:table-cell>
          <table:table-cell office:value-type="string">
            <text:p>0x7C </text:p>
          </table:table-cell>
          <table:table-cell office:value-type="string">
            <text:p>0x007C</text:p>
          </table:table-cell>
          <table:table-cell office:value-type="string">
            <text:p>|</text:p>
          </table:table-cell>
          <table:table-cell office:value-type="string">
            <text:p>VERTICAL LINE</text:p>
          </table:table-cell>
          <table:table-cell/>
          <table:table-cell office:value-type="string">
            <text:p>0x7C</text:p>
          </table:table-cell>
          <table:table-cell office:value-type="string">
            <text:p>0x7C </text:p>
          </table:table-cell>
          <table:table-cell office:value-type="string">
            <text:p>0x007C</text:p>
          </table:table-cell>
          <table:table-cell office:value-type="string">
            <text:p>|</text:p>
          </table:table-cell>
          <table:table-cell office:value-type="string">
            <text:p>VERTICAL LINE</text:p>
          </table:table-cell>
        </table:table-row>
        <table:table-row table:style-name="ro3">
          <table:table-cell office:value-type="string">
            <text:p>0x7B</text:p>
          </table:table-cell>
          <table:table-cell office:value-type="string">
            <text:p>0x7B </text:p>
          </table:table-cell>
          <table:table-cell office:value-type="string">
            <text:p>0x007B</text:p>
          </table:table-cell>
          <table:table-cell office:value-type="string">
            <text:p>{</text:p>
          </table:table-cell>
          <table:table-cell office:value-type="string">
            <text:p>LEFT CURLY BRACKET</text:p>
          </table:table-cell>
          <table:table-cell/>
          <table:table-cell office:value-type="string">
            <text:p>0x7B</text:p>
          </table:table-cell>
          <table:table-cell office:value-type="string">
            <text:p>0x7B </text:p>
          </table:table-cell>
          <table:table-cell office:value-type="string">
            <text:p>0x007B</text:p>
          </table:table-cell>
          <table:table-cell office:value-type="string">
            <text:p>{</text:p>
          </table:table-cell>
          <table:table-cell office:value-type="string">
            <text:p>LEFT CURLY BRACKET</text:p>
          </table:table-cell>
        </table:table-row>
        <table:table-row table:style-name="ro3">
          <table:table-cell office:value-type="string">
            <text:p>0x7A</text:p>
          </table:table-cell>
          <table:table-cell office:value-type="string">
            <text:p>0x7A </text:p>
          </table:table-cell>
          <table:table-cell office:value-type="string">
            <text:p>0x007A</text:p>
          </table:table-cell>
          <table:table-cell office:value-type="string">
            <text:p>z</text:p>
          </table:table-cell>
          <table:table-cell office:value-type="string">
            <text:p>LATIN SMALL LETTER Z</text:p>
          </table:table-cell>
          <table:table-cell/>
          <table:table-cell office:value-type="string">
            <text:p>0x7A</text:p>
          </table:table-cell>
          <table:table-cell office:value-type="string">
            <text:p>0x7A </text:p>
          </table:table-cell>
          <table:table-cell office:value-type="string">
            <text:p>0x007A</text:p>
          </table:table-cell>
          <table:table-cell office:value-type="string">
            <text:p>z</text:p>
          </table:table-cell>
          <table:table-cell office:value-type="string">
            <text:p>LATIN SMALL LETTER Z</text:p>
          </table:table-cell>
        </table:table-row>
        <table:table-row table:style-name="ro3">
          <table:table-cell office:value-type="string">
            <text:p>0x79</text:p>
          </table:table-cell>
          <table:table-cell office:value-type="string">
            <text:p>0x79 </text:p>
          </table:table-cell>
          <table:table-cell office:value-type="string">
            <text:p>0x0079</text:p>
          </table:table-cell>
          <table:table-cell office:value-type="string">
            <text:p>y</text:p>
          </table:table-cell>
          <table:table-cell office:value-type="string">
            <text:p>LATIN SMALL LETTER Y</text:p>
          </table:table-cell>
          <table:table-cell/>
          <table:table-cell office:value-type="string">
            <text:p>0x79</text:p>
          </table:table-cell>
          <table:table-cell office:value-type="string">
            <text:p>0x79 </text:p>
          </table:table-cell>
          <table:table-cell office:value-type="string">
            <text:p>0x0079</text:p>
          </table:table-cell>
          <table:table-cell office:value-type="string">
            <text:p>y</text:p>
          </table:table-cell>
          <table:table-cell office:value-type="string">
            <text:p>LATIN SMALL LETTER Y</text:p>
          </table:table-cell>
        </table:table-row>
        <table:table-row table:style-name="ro3">
          <table:table-cell office:value-type="string">
            <text:p>0x78</text:p>
          </table:table-cell>
          <table:table-cell office:value-type="string">
            <text:p>0x78 </text:p>
          </table:table-cell>
          <table:table-cell office:value-type="string">
            <text:p>0x0078</text:p>
          </table:table-cell>
          <table:table-cell office:value-type="string">
            <text:p>x</text:p>
          </table:table-cell>
          <table:table-cell office:value-type="string">
            <text:p>LATIN SMALL LETTER X</text:p>
          </table:table-cell>
          <table:table-cell/>
          <table:table-cell office:value-type="string">
            <text:p>0x78</text:p>
          </table:table-cell>
          <table:table-cell office:value-type="string">
            <text:p>0x78 </text:p>
          </table:table-cell>
          <table:table-cell office:value-type="string">
            <text:p>0x0078</text:p>
          </table:table-cell>
          <table:table-cell office:value-type="string">
            <text:p>x</text:p>
          </table:table-cell>
          <table:table-cell office:value-type="string">
            <text:p>LATIN SMALL LETTER X</text:p>
          </table:table-cell>
        </table:table-row>
        <table:table-row table:style-name="ro3">
          <table:table-cell office:value-type="string">
            <text:p>0x77</text:p>
          </table:table-cell>
          <table:table-cell office:value-type="string">
            <text:p>0x77 </text:p>
          </table:table-cell>
          <table:table-cell office:value-type="string">
            <text:p>0x0077</text:p>
          </table:table-cell>
          <table:table-cell office:value-type="string">
            <text:p>w</text:p>
          </table:table-cell>
          <table:table-cell office:value-type="string">
            <text:p>LATIN SMALL LETTER W</text:p>
          </table:table-cell>
          <table:table-cell/>
          <table:table-cell office:value-type="string">
            <text:p>0x77</text:p>
          </table:table-cell>
          <table:table-cell office:value-type="string">
            <text:p>0x77 </text:p>
          </table:table-cell>
          <table:table-cell office:value-type="string">
            <text:p>0x0077</text:p>
          </table:table-cell>
          <table:table-cell office:value-type="string">
            <text:p>w</text:p>
          </table:table-cell>
          <table:table-cell office:value-type="string">
            <text:p>LATIN SMALL LETTER W</text:p>
          </table:table-cell>
        </table:table-row>
        <table:table-row table:style-name="ro3">
          <table:table-cell office:value-type="string">
            <text:p>0x76</text:p>
          </table:table-cell>
          <table:table-cell office:value-type="string">
            <text:p>0x76 </text:p>
          </table:table-cell>
          <table:table-cell office:value-type="string">
            <text:p>0x0076</text:p>
          </table:table-cell>
          <table:table-cell office:value-type="string">
            <text:p>v</text:p>
          </table:table-cell>
          <table:table-cell office:value-type="string">
            <text:p>LATIN SMALL LETTER V</text:p>
          </table:table-cell>
          <table:table-cell/>
          <table:table-cell office:value-type="string">
            <text:p>0x76</text:p>
          </table:table-cell>
          <table:table-cell office:value-type="string">
            <text:p>0x76 </text:p>
          </table:table-cell>
          <table:table-cell office:value-type="string">
            <text:p>0x0076</text:p>
          </table:table-cell>
          <table:table-cell office:value-type="string">
            <text:p>v</text:p>
          </table:table-cell>
          <table:table-cell office:value-type="string">
            <text:p>LATIN SMALL LETTER V</text:p>
          </table:table-cell>
        </table:table-row>
        <table:table-row table:style-name="ro3">
          <table:table-cell office:value-type="string">
            <text:p>0x75</text:p>
          </table:table-cell>
          <table:table-cell office:value-type="string">
            <text:p>0x75 </text:p>
          </table:table-cell>
          <table:table-cell office:value-type="string">
            <text:p>0x0075</text:p>
          </table:table-cell>
          <table:table-cell office:value-type="string">
            <text:p>u</text:p>
          </table:table-cell>
          <table:table-cell office:value-type="string">
            <text:p>LATIN SMALL LETTER U</text:p>
          </table:table-cell>
          <table:table-cell/>
          <table:table-cell office:value-type="string">
            <text:p>0x75</text:p>
          </table:table-cell>
          <table:table-cell office:value-type="string">
            <text:p>0x75 </text:p>
          </table:table-cell>
          <table:table-cell office:value-type="string">
            <text:p>0x0075</text:p>
          </table:table-cell>
          <table:table-cell office:value-type="string">
            <text:p>u</text:p>
          </table:table-cell>
          <table:table-cell office:value-type="string">
            <text:p>LATIN SMALL LETTER U</text:p>
          </table:table-cell>
        </table:table-row>
        <table:table-row table:style-name="ro3">
          <table:table-cell office:value-type="string">
            <text:p>0x74</text:p>
          </table:table-cell>
          <table:table-cell office:value-type="string">
            <text:p>0x74 </text:p>
          </table:table-cell>
          <table:table-cell office:value-type="string">
            <text:p>0x0074</text:p>
          </table:table-cell>
          <table:table-cell office:value-type="string">
            <text:p>t</text:p>
          </table:table-cell>
          <table:table-cell office:value-type="string">
            <text:p>LATIN SMALL LETTER T</text:p>
          </table:table-cell>
          <table:table-cell/>
          <table:table-cell office:value-type="string">
            <text:p>0x74</text:p>
          </table:table-cell>
          <table:table-cell office:value-type="string">
            <text:p>0x74 </text:p>
          </table:table-cell>
          <table:table-cell office:value-type="string">
            <text:p>0x0074</text:p>
          </table:table-cell>
          <table:table-cell office:value-type="string">
            <text:p>t</text:p>
          </table:table-cell>
          <table:table-cell office:value-type="string">
            <text:p>LATIN SMALL LETTER T</text:p>
          </table:table-cell>
        </table:table-row>
        <table:table-row table:style-name="ro3">
          <table:table-cell office:value-type="string">
            <text:p>0x73</text:p>
          </table:table-cell>
          <table:table-cell office:value-type="string">
            <text:p>0x73 </text:p>
          </table:table-cell>
          <table:table-cell office:value-type="string">
            <text:p>0x0073</text:p>
          </table:table-cell>
          <table:table-cell office:value-type="string">
            <text:p>s</text:p>
          </table:table-cell>
          <table:table-cell office:value-type="string">
            <text:p>LATIN SMALL LETTER S</text:p>
          </table:table-cell>
          <table:table-cell/>
          <table:table-cell office:value-type="string">
            <text:p>0x73</text:p>
          </table:table-cell>
          <table:table-cell office:value-type="string">
            <text:p>0x73 </text:p>
          </table:table-cell>
          <table:table-cell office:value-type="string">
            <text:p>0x0073</text:p>
          </table:table-cell>
          <table:table-cell office:value-type="string">
            <text:p>s</text:p>
          </table:table-cell>
          <table:table-cell office:value-type="string">
            <text:p>LATIN SMALL LETTER S</text:p>
          </table:table-cell>
        </table:table-row>
        <table:table-row table:style-name="ro3">
          <table:table-cell office:value-type="string">
            <text:p>0x72</text:p>
          </table:table-cell>
          <table:table-cell office:value-type="string">
            <text:p>0x72 </text:p>
          </table:table-cell>
          <table:table-cell office:value-type="string">
            <text:p>0x0072</text:p>
          </table:table-cell>
          <table:table-cell office:value-type="string">
            <text:p>r</text:p>
          </table:table-cell>
          <table:table-cell office:value-type="string">
            <text:p>LATIN SMALL LETTER R</text:p>
          </table:table-cell>
          <table:table-cell/>
          <table:table-cell office:value-type="string">
            <text:p>0x72</text:p>
          </table:table-cell>
          <table:table-cell office:value-type="string">
            <text:p>0x72 </text:p>
          </table:table-cell>
          <table:table-cell office:value-type="string">
            <text:p>0x0072</text:p>
          </table:table-cell>
          <table:table-cell office:value-type="string">
            <text:p>r</text:p>
          </table:table-cell>
          <table:table-cell office:value-type="string">
            <text:p>LATIN SMALL LETTER R</text:p>
          </table:table-cell>
        </table:table-row>
        <table:table-row table:style-name="ro3">
          <table:table-cell office:value-type="string">
            <text:p>0x71</text:p>
          </table:table-cell>
          <table:table-cell office:value-type="string">
            <text:p>0x71 </text:p>
          </table:table-cell>
          <table:table-cell office:value-type="string">
            <text:p>0x0071</text:p>
          </table:table-cell>
          <table:table-cell office:value-type="string">
            <text:p>q</text:p>
          </table:table-cell>
          <table:table-cell office:value-type="string">
            <text:p>LATIN SMALL LETTER Q</text:p>
          </table:table-cell>
          <table:table-cell/>
          <table:table-cell office:value-type="string">
            <text:p>0x71</text:p>
          </table:table-cell>
          <table:table-cell office:value-type="string">
            <text:p>0x71 </text:p>
          </table:table-cell>
          <table:table-cell office:value-type="string">
            <text:p>0x0071</text:p>
          </table:table-cell>
          <table:table-cell office:value-type="string">
            <text:p>q</text:p>
          </table:table-cell>
          <table:table-cell office:value-type="string">
            <text:p>LATIN SMALL LETTER Q</text:p>
          </table:table-cell>
        </table:table-row>
        <table:table-row table:style-name="ro3">
          <table:table-cell office:value-type="string">
            <text:p>0x70</text:p>
          </table:table-cell>
          <table:table-cell office:value-type="string">
            <text:p>0x70 </text:p>
          </table:table-cell>
          <table:table-cell office:value-type="string">
            <text:p>0x0070</text:p>
          </table:table-cell>
          <table:table-cell office:value-type="string">
            <text:p>p</text:p>
          </table:table-cell>
          <table:table-cell office:value-type="string">
            <text:p>LATIN SMALL LETTER P</text:p>
          </table:table-cell>
          <table:table-cell/>
          <table:table-cell office:value-type="string">
            <text:p>0x70</text:p>
          </table:table-cell>
          <table:table-cell office:value-type="string">
            <text:p>0x70 </text:p>
          </table:table-cell>
          <table:table-cell office:value-type="string">
            <text:p>0x0070</text:p>
          </table:table-cell>
          <table:table-cell office:value-type="string">
            <text:p>p</text:p>
          </table:table-cell>
          <table:table-cell office:value-type="string">
            <text:p>LATIN SMALL LETTER P</text:p>
          </table:table-cell>
        </table:table-row>
        <table:table-row table:style-name="ro3">
          <table:table-cell office:value-type="string">
            <text:p>0x6F</text:p>
          </table:table-cell>
          <table:table-cell office:value-type="string">
            <text:p>0x6F </text:p>
          </table:table-cell>
          <table:table-cell office:value-type="string">
            <text:p>0x006F</text:p>
          </table:table-cell>
          <table:table-cell office:value-type="string">
            <text:p>o</text:p>
          </table:table-cell>
          <table:table-cell office:value-type="string">
            <text:p>LATIN SMALL LETTER O</text:p>
          </table:table-cell>
          <table:table-cell/>
          <table:table-cell office:value-type="string">
            <text:p>0x6F</text:p>
          </table:table-cell>
          <table:table-cell office:value-type="string">
            <text:p>0x6F </text:p>
          </table:table-cell>
          <table:table-cell office:value-type="string">
            <text:p>0x006F</text:p>
          </table:table-cell>
          <table:table-cell office:value-type="string">
            <text:p>o</text:p>
          </table:table-cell>
          <table:table-cell office:value-type="string">
            <text:p>LATIN SMALL LETTER O</text:p>
          </table:table-cell>
        </table:table-row>
        <table:table-row table:style-name="ro3">
          <table:table-cell office:value-type="string">
            <text:p>0x6E</text:p>
          </table:table-cell>
          <table:table-cell office:value-type="string">
            <text:p>0x6E </text:p>
          </table:table-cell>
          <table:table-cell office:value-type="string">
            <text:p>0x006E</text:p>
          </table:table-cell>
          <table:table-cell office:value-type="string">
            <text:p>n</text:p>
          </table:table-cell>
          <table:table-cell office:value-type="string">
            <text:p>LATIN SMALL LETTER N</text:p>
          </table:table-cell>
          <table:table-cell/>
          <table:table-cell office:value-type="string">
            <text:p>0x6E</text:p>
          </table:table-cell>
          <table:table-cell office:value-type="string">
            <text:p>0x6E </text:p>
          </table:table-cell>
          <table:table-cell office:value-type="string">
            <text:p>0x006E</text:p>
          </table:table-cell>
          <table:table-cell office:value-type="string">
            <text:p>n</text:p>
          </table:table-cell>
          <table:table-cell office:value-type="string">
            <text:p>LATIN SMALL LETTER N</text:p>
          </table:table-cell>
        </table:table-row>
        <table:table-row table:style-name="ro3">
          <table:table-cell office:value-type="string">
            <text:p>0x6D</text:p>
          </table:table-cell>
          <table:table-cell office:value-type="string">
            <text:p>0x6D </text:p>
          </table:table-cell>
          <table:table-cell office:value-type="string">
            <text:p>0x006D</text:p>
          </table:table-cell>
          <table:table-cell office:value-type="string">
            <text:p>m</text:p>
          </table:table-cell>
          <table:table-cell office:value-type="string">
            <text:p>LATIN SMALL LETTER M</text:p>
          </table:table-cell>
          <table:table-cell/>
          <table:table-cell office:value-type="string">
            <text:p>0x6D</text:p>
          </table:table-cell>
          <table:table-cell office:value-type="string">
            <text:p>0x6D </text:p>
          </table:table-cell>
          <table:table-cell office:value-type="string">
            <text:p>0x006D</text:p>
          </table:table-cell>
          <table:table-cell office:value-type="string">
            <text:p>m</text:p>
          </table:table-cell>
          <table:table-cell office:value-type="string">
            <text:p>LATIN SMALL LETTER M</text:p>
          </table:table-cell>
        </table:table-row>
        <table:table-row table:style-name="ro3">
          <table:table-cell office:value-type="string">
            <text:p>0x6C</text:p>
          </table:table-cell>
          <table:table-cell office:value-type="string">
            <text:p>0x6C </text:p>
          </table:table-cell>
          <table:table-cell office:value-type="string">
            <text:p>0x006C</text:p>
          </table:table-cell>
          <table:table-cell office:value-type="string">
            <text:p>l</text:p>
          </table:table-cell>
          <table:table-cell office:value-type="string">
            <text:p>LATIN SMALL LETTER L</text:p>
          </table:table-cell>
          <table:table-cell/>
          <table:table-cell office:value-type="string">
            <text:p>0x6C</text:p>
          </table:table-cell>
          <table:table-cell office:value-type="string">
            <text:p>0x6C </text:p>
          </table:table-cell>
          <table:table-cell office:value-type="string">
            <text:p>0x006C</text:p>
          </table:table-cell>
          <table:table-cell office:value-type="string">
            <text:p>l</text:p>
          </table:table-cell>
          <table:table-cell office:value-type="string">
            <text:p>LATIN SMALL LETTER L</text:p>
          </table:table-cell>
        </table:table-row>
        <table:table-row table:style-name="ro3">
          <table:table-cell office:value-type="string">
            <text:p>0x6B</text:p>
          </table:table-cell>
          <table:table-cell office:value-type="string">
            <text:p>0x6B </text:p>
          </table:table-cell>
          <table:table-cell office:value-type="string">
            <text:p>0x006B</text:p>
          </table:table-cell>
          <table:table-cell office:value-type="string">
            <text:p>k</text:p>
          </table:table-cell>
          <table:table-cell office:value-type="string">
            <text:p>LATIN SMALL LETTER K</text:p>
          </table:table-cell>
          <table:table-cell/>
          <table:table-cell office:value-type="string">
            <text:p>0x6B</text:p>
          </table:table-cell>
          <table:table-cell office:value-type="string">
            <text:p>0x6B </text:p>
          </table:table-cell>
          <table:table-cell office:value-type="string">
            <text:p>0x006B</text:p>
          </table:table-cell>
          <table:table-cell office:value-type="string">
            <text:p>k</text:p>
          </table:table-cell>
          <table:table-cell office:value-type="string">
            <text:p>LATIN SMALL LETTER K</text:p>
          </table:table-cell>
        </table:table-row>
        <table:table-row table:style-name="ro3">
          <table:table-cell office:value-type="string">
            <text:p>0x6A</text:p>
          </table:table-cell>
          <table:table-cell office:value-type="string">
            <text:p>0x6A </text:p>
          </table:table-cell>
          <table:table-cell office:value-type="string">
            <text:p>0x006A</text:p>
          </table:table-cell>
          <table:table-cell office:value-type="string">
            <text:p>j</text:p>
          </table:table-cell>
          <table:table-cell office:value-type="string">
            <text:p>LATIN SMALL LETTER J</text:p>
          </table:table-cell>
          <table:table-cell/>
          <table:table-cell office:value-type="string">
            <text:p>0x6A</text:p>
          </table:table-cell>
          <table:table-cell office:value-type="string">
            <text:p>0x6A </text:p>
          </table:table-cell>
          <table:table-cell office:value-type="string">
            <text:p>0x006A</text:p>
          </table:table-cell>
          <table:table-cell office:value-type="string">
            <text:p>j</text:p>
          </table:table-cell>
          <table:table-cell office:value-type="string">
            <text:p>LATIN SMALL LETTER J</text:p>
          </table:table-cell>
        </table:table-row>
        <table:table-row table:style-name="ro3">
          <table:table-cell office:value-type="string">
            <text:p>0x69</text:p>
          </table:table-cell>
          <table:table-cell office:value-type="string">
            <text:p>0x69 </text:p>
          </table:table-cell>
          <table:table-cell office:value-type="string">
            <text:p>0x0069</text:p>
          </table:table-cell>
          <table:table-cell office:value-type="string">
            <text:p>i</text:p>
          </table:table-cell>
          <table:table-cell office:value-type="string">
            <text:p>LATIN SMALL LETTER I</text:p>
          </table:table-cell>
          <table:table-cell/>
          <table:table-cell office:value-type="string">
            <text:p>0x69</text:p>
          </table:table-cell>
          <table:table-cell office:value-type="string">
            <text:p>0x69 </text:p>
          </table:table-cell>
          <table:table-cell office:value-type="string">
            <text:p>0x0069</text:p>
          </table:table-cell>
          <table:table-cell office:value-type="string">
            <text:p>i</text:p>
          </table:table-cell>
          <table:table-cell office:value-type="string">
            <text:p>LATIN SMALL LETTER I</text:p>
          </table:table-cell>
        </table:table-row>
        <table:table-row table:style-name="ro3">
          <table:table-cell office:value-type="string">
            <text:p>0x68</text:p>
          </table:table-cell>
          <table:table-cell office:value-type="string">
            <text:p>0x68 </text:p>
          </table:table-cell>
          <table:table-cell office:value-type="string">
            <text:p>0x0068</text:p>
          </table:table-cell>
          <table:table-cell office:value-type="string">
            <text:p>h</text:p>
          </table:table-cell>
          <table:table-cell office:value-type="string">
            <text:p>LATIN SMALL LETTER H</text:p>
          </table:table-cell>
          <table:table-cell/>
          <table:table-cell office:value-type="string">
            <text:p>0x68</text:p>
          </table:table-cell>
          <table:table-cell office:value-type="string">
            <text:p>0x68 </text:p>
          </table:table-cell>
          <table:table-cell office:value-type="string">
            <text:p>0x0068</text:p>
          </table:table-cell>
          <table:table-cell office:value-type="string">
            <text:p>h</text:p>
          </table:table-cell>
          <table:table-cell office:value-type="string">
            <text:p>LATIN SMALL LETTER H</text:p>
          </table:table-cell>
        </table:table-row>
        <table:table-row table:style-name="ro3">
          <table:table-cell office:value-type="string">
            <text:p>0x67</text:p>
          </table:table-cell>
          <table:table-cell office:value-type="string">
            <text:p>0x67 </text:p>
          </table:table-cell>
          <table:table-cell office:value-type="string">
            <text:p>0x0067</text:p>
          </table:table-cell>
          <table:table-cell office:value-type="string">
            <text:p>g</text:p>
          </table:table-cell>
          <table:table-cell office:value-type="string">
            <text:p>LATIN SMALL LETTER G</text:p>
          </table:table-cell>
          <table:table-cell/>
          <table:table-cell office:value-type="string">
            <text:p>0x67</text:p>
          </table:table-cell>
          <table:table-cell office:value-type="string">
            <text:p>0x67 </text:p>
          </table:table-cell>
          <table:table-cell office:value-type="string">
            <text:p>0x0067</text:p>
          </table:table-cell>
          <table:table-cell office:value-type="string">
            <text:p>g</text:p>
          </table:table-cell>
          <table:table-cell office:value-type="string">
            <text:p>LATIN SMALL LETTER G</text:p>
          </table:table-cell>
        </table:table-row>
        <table:table-row table:style-name="ro3">
          <table:table-cell office:value-type="string">
            <text:p>0x66</text:p>
          </table:table-cell>
          <table:table-cell office:value-type="string">
            <text:p>0x66 </text:p>
          </table:table-cell>
          <table:table-cell office:value-type="string">
            <text:p>0x0066</text:p>
          </table:table-cell>
          <table:table-cell office:value-type="string">
            <text:p>f</text:p>
          </table:table-cell>
          <table:table-cell office:value-type="string">
            <text:p>LATIN SMALL LETTER F</text:p>
          </table:table-cell>
          <table:table-cell/>
          <table:table-cell office:value-type="string">
            <text:p>0x66</text:p>
          </table:table-cell>
          <table:table-cell office:value-type="string">
            <text:p>0x66 </text:p>
          </table:table-cell>
          <table:table-cell office:value-type="string">
            <text:p>0x0066</text:p>
          </table:table-cell>
          <table:table-cell office:value-type="string">
            <text:p>f</text:p>
          </table:table-cell>
          <table:table-cell office:value-type="string">
            <text:p>LATIN SMALL LETTER F</text:p>
          </table:table-cell>
        </table:table-row>
        <table:table-row table:style-name="ro3">
          <table:table-cell office:value-type="string">
            <text:p>0x65</text:p>
          </table:table-cell>
          <table:table-cell office:value-type="string">
            <text:p>0x65 </text:p>
          </table:table-cell>
          <table:table-cell office:value-type="string">
            <text:p>0x0065</text:p>
          </table:table-cell>
          <table:table-cell office:value-type="string">
            <text:p>e</text:p>
          </table:table-cell>
          <table:table-cell office:value-type="string">
            <text:p>LATIN SMALL LETTER E</text:p>
          </table:table-cell>
          <table:table-cell/>
          <table:table-cell office:value-type="string">
            <text:p>0x65</text:p>
          </table:table-cell>
          <table:table-cell office:value-type="string">
            <text:p>0x65 </text:p>
          </table:table-cell>
          <table:table-cell office:value-type="string">
            <text:p>0x0065</text:p>
          </table:table-cell>
          <table:table-cell office:value-type="string">
            <text:p>e</text:p>
          </table:table-cell>
          <table:table-cell office:value-type="string">
            <text:p>LATIN SMALL LETTER E</text:p>
          </table:table-cell>
        </table:table-row>
        <table:table-row table:style-name="ro3">
          <table:table-cell office:value-type="string">
            <text:p>0x64</text:p>
          </table:table-cell>
          <table:table-cell office:value-type="string">
            <text:p>0x64 </text:p>
          </table:table-cell>
          <table:table-cell office:value-type="string">
            <text:p>0x0064</text:p>
          </table:table-cell>
          <table:table-cell office:value-type="string">
            <text:p>d</text:p>
          </table:table-cell>
          <table:table-cell office:value-type="string">
            <text:p>LATIN SMALL LETTER D</text:p>
          </table:table-cell>
          <table:table-cell/>
          <table:table-cell office:value-type="string">
            <text:p>0x64</text:p>
          </table:table-cell>
          <table:table-cell office:value-type="string">
            <text:p>0x64 </text:p>
          </table:table-cell>
          <table:table-cell office:value-type="string">
            <text:p>0x0064</text:p>
          </table:table-cell>
          <table:table-cell office:value-type="string">
            <text:p>d</text:p>
          </table:table-cell>
          <table:table-cell office:value-type="string">
            <text:p>LATIN SMALL LETTER D</text:p>
          </table:table-cell>
        </table:table-row>
        <table:table-row table:style-name="ro3">
          <table:table-cell office:value-type="string">
            <text:p>0x63</text:p>
          </table:table-cell>
          <table:table-cell office:value-type="string">
            <text:p>0x63 </text:p>
          </table:table-cell>
          <table:table-cell office:value-type="string">
            <text:p>0x0063</text:p>
          </table:table-cell>
          <table:table-cell office:value-type="string">
            <text:p>c</text:p>
          </table:table-cell>
          <table:table-cell office:value-type="string">
            <text:p>LATIN SMALL LETTER C</text:p>
          </table:table-cell>
          <table:table-cell/>
          <table:table-cell office:value-type="string">
            <text:p>0x63</text:p>
          </table:table-cell>
          <table:table-cell office:value-type="string">
            <text:p>0x63 </text:p>
          </table:table-cell>
          <table:table-cell office:value-type="string">
            <text:p>0x0063</text:p>
          </table:table-cell>
          <table:table-cell office:value-type="string">
            <text:p>c</text:p>
          </table:table-cell>
          <table:table-cell office:value-type="string">
            <text:p>LATIN SMALL LETTER C</text:p>
          </table:table-cell>
        </table:table-row>
        <table:table-row table:style-name="ro3">
          <table:table-cell office:value-type="string">
            <text:p>0x62</text:p>
          </table:table-cell>
          <table:table-cell office:value-type="string">
            <text:p>0x62 </text:p>
          </table:table-cell>
          <table:table-cell office:value-type="string">
            <text:p>0x0062</text:p>
          </table:table-cell>
          <table:table-cell office:value-type="string">
            <text:p>b</text:p>
          </table:table-cell>
          <table:table-cell office:value-type="string">
            <text:p>LATIN SMALL LETTER B</text:p>
          </table:table-cell>
          <table:table-cell/>
          <table:table-cell office:value-type="string">
            <text:p>0x62</text:p>
          </table:table-cell>
          <table:table-cell office:value-type="string">
            <text:p>0x62 </text:p>
          </table:table-cell>
          <table:table-cell office:value-type="string">
            <text:p>0x0062</text:p>
          </table:table-cell>
          <table:table-cell office:value-type="string">
            <text:p>b</text:p>
          </table:table-cell>
          <table:table-cell office:value-type="string">
            <text:p>LATIN SMALL LETTER B</text:p>
          </table:table-cell>
        </table:table-row>
        <table:table-row table:style-name="ro3">
          <table:table-cell office:value-type="string">
            <text:p>0x61</text:p>
          </table:table-cell>
          <table:table-cell office:value-type="string">
            <text:p>0x61 </text:p>
          </table:table-cell>
          <table:table-cell office:value-type="string">
            <text:p>0x0061</text:p>
          </table:table-cell>
          <table:table-cell office:value-type="string">
            <text:p>a</text:p>
          </table:table-cell>
          <table:table-cell office:value-type="string">
            <text:p>LATIN SMALL LETTER A</text:p>
          </table:table-cell>
          <table:table-cell/>
          <table:table-cell office:value-type="string">
            <text:p>0x61</text:p>
          </table:table-cell>
          <table:table-cell office:value-type="string">
            <text:p>0x61 </text:p>
          </table:table-cell>
          <table:table-cell office:value-type="string">
            <text:p>0x0061</text:p>
          </table:table-cell>
          <table:table-cell office:value-type="string">
            <text:p>a</text:p>
          </table:table-cell>
          <table:table-cell office:value-type="string">
            <text:p>LATIN SMALL LETTER A</text:p>
          </table:table-cell>
        </table:table-row>
        <table:table-row table:style-name="ro1">
          <table:table-cell office:value-type="string">
            <text:p>0x60</text:p>
          </table:table-cell>
          <table:table-cell office:value-type="string">
            <text:p>0x60 </text:p>
          </table:table-cell>
          <table:table-cell office:value-type="string">
            <text:p>0x0060</text:p>
          </table:table-cell>
          <table:table-cell office:value-type="string">
            <text:p>`</text:p>
          </table:table-cell>
          <table:table-cell office:value-type="string">
            <text:p>GRAVE ACCENT</text:p>
          </table:table-cell>
          <table:table-cell/>
          <table:table-cell office:value-type="string">
            <text:p>0x60</text:p>
          </table:table-cell>
          <table:table-cell office:value-type="string">
            <text:p>0x60 </text:p>
          </table:table-cell>
          <table:table-cell office:value-type="string">
            <text:p>0x0060</text:p>
          </table:table-cell>
          <table:table-cell office:value-type="string">
            <text:p>`</text:p>
          </table:table-cell>
          <table:table-cell office:value-type="string">
            <text:p>GRAVE ACCENT</text:p>
          </table:table-cell>
        </table:table-row>
        <table:table-row table:style-name="ro1">
          <table:table-cell office:value-type="string">
            <text:p>0x5F</text:p>
          </table:table-cell>
          <table:table-cell office:value-type="string">
            <text:p>0x5F </text:p>
          </table:table-cell>
          <table:table-cell office:value-type="string">
            <text:p>0x005F</text:p>
          </table:table-cell>
          <table:table-cell office:value-type="string">
            <text:p>_</text:p>
          </table:table-cell>
          <table:table-cell office:value-type="string">
            <text:p>LOW LINE</text:p>
          </table:table-cell>
          <table:table-cell/>
          <table:table-cell office:value-type="string">
            <text:p>0x5F</text:p>
          </table:table-cell>
          <table:table-cell office:value-type="string">
            <text:p>0x5F </text:p>
          </table:table-cell>
          <table:table-cell office:value-type="string">
            <text:p>0x005F</text:p>
          </table:table-cell>
          <table:table-cell office:value-type="string">
            <text:p>_</text:p>
          </table:table-cell>
          <table:table-cell office:value-type="string">
            <text:p>LOW LINE</text:p>
          </table:table-cell>
        </table:table-row>
        <table:table-row table:style-name="ro3">
          <table:table-cell office:value-type="string">
            <text:p>0x5E</text:p>
          </table:table-cell>
          <table:table-cell office:value-type="string">
            <text:p>0x5E </text:p>
          </table:table-cell>
          <table:table-cell office:value-type="string">
            <text:p>0x005E</text:p>
          </table:table-cell>
          <table:table-cell office:value-type="string">
            <text:p>^</text:p>
          </table:table-cell>
          <table:table-cell office:value-type="string">
            <text:p>CIRCUMFLEX ACCENT</text:p>
          </table:table-cell>
          <table:table-cell/>
          <table:table-cell office:value-type="string">
            <text:p>0x5E</text:p>
          </table:table-cell>
          <table:table-cell office:value-type="string">
            <text:p>0x5E </text:p>
          </table:table-cell>
          <table:table-cell office:value-type="string">
            <text:p>0x005E</text:p>
          </table:table-cell>
          <table:table-cell office:value-type="string">
            <text:p>^</text:p>
          </table:table-cell>
          <table:table-cell office:value-type="string">
            <text:p>CIRCUMFLEX ACCENT</text:p>
          </table:table-cell>
        </table:table-row>
        <table:table-row table:style-name="ro3">
          <table:table-cell office:value-type="string">
            <text:p>0x5D</text:p>
          </table:table-cell>
          <table:table-cell office:value-type="string">
            <text:p>0x5D </text:p>
          </table:table-cell>
          <table:table-cell office:value-type="string">
            <text:p>0x005D</text:p>
          </table:table-cell>
          <table:table-cell office:value-type="string">
            <text:p>]</text:p>
          </table:table-cell>
          <table:table-cell office:value-type="string">
            <text:p>RIGHT SQUARE BRACKET</text:p>
          </table:table-cell>
          <table:table-cell/>
          <table:table-cell office:value-type="string">
            <text:p>0x5D</text:p>
          </table:table-cell>
          <table:table-cell office:value-type="string">
            <text:p>0x5D </text:p>
          </table:table-cell>
          <table:table-cell office:value-type="string">
            <text:p>0x005D</text:p>
          </table:table-cell>
          <table:table-cell office:value-type="string">
            <text:p>]</text:p>
          </table:table-cell>
          <table:table-cell office:value-type="string">
            <text:p>RIGHT SQUARE BRACKET</text:p>
          </table:table-cell>
        </table:table-row>
        <table:table-row table:style-name="ro3">
          <table:table-cell office:value-type="string">
            <text:p>0x5C</text:p>
          </table:table-cell>
          <table:table-cell office:value-type="string">
            <text:p>0x5C </text:p>
          </table:table-cell>
          <table:table-cell office:value-type="string">
            <text:p>0x005C</text:p>
          </table:table-cell>
          <table:table-cell office:value-type="string">
            <text:p>\</text:p>
          </table:table-cell>
          <table:table-cell office:value-type="string">
            <text:p>REVERSE SOLIDUS</text:p>
          </table:table-cell>
          <table:table-cell/>
          <table:table-cell office:value-type="string">
            <text:p>0x5C</text:p>
          </table:table-cell>
          <table:table-cell office:value-type="string">
            <text:p>0x5C </text:p>
          </table:table-cell>
          <table:table-cell office:value-type="string">
            <text:p>0x005C</text:p>
          </table:table-cell>
          <table:table-cell office:value-type="string">
            <text:p>\</text:p>
          </table:table-cell>
          <table:table-cell office:value-type="string">
            <text:p>REVERSE SOLIDUS</text:p>
          </table:table-cell>
        </table:table-row>
        <table:table-row table:style-name="ro3">
          <table:table-cell office:value-type="string">
            <text:p>0x5B</text:p>
          </table:table-cell>
          <table:table-cell office:value-type="string">
            <text:p>0x5B </text:p>
          </table:table-cell>
          <table:table-cell office:value-type="string">
            <text:p>0x005B</text:p>
          </table:table-cell>
          <table:table-cell office:value-type="string">
            <text:p>[</text:p>
          </table:table-cell>
          <table:table-cell office:value-type="string">
            <text:p>LEFT SQUARE BRACKET</text:p>
          </table:table-cell>
          <table:table-cell/>
          <table:table-cell office:value-type="string">
            <text:p>0x5B</text:p>
          </table:table-cell>
          <table:table-cell office:value-type="string">
            <text:p>0x5B </text:p>
          </table:table-cell>
          <table:table-cell office:value-type="string">
            <text:p>0x005B</text:p>
          </table:table-cell>
          <table:table-cell office:value-type="string">
            <text:p>[</text:p>
          </table:table-cell>
          <table:table-cell office:value-type="string">
            <text:p>LEFT SQUARE BRACKET</text:p>
          </table:table-cell>
        </table:table-row>
        <table:table-row table:style-name="ro3">
          <table:table-cell office:value-type="string">
            <text:p>0x5A</text:p>
          </table:table-cell>
          <table:table-cell office:value-type="string">
            <text:p>0x5A </text:p>
          </table:table-cell>
          <table:table-cell office:value-type="string">
            <text:p>0x005A</text:p>
          </table:table-cell>
          <table:table-cell office:value-type="string">
            <text:p>Z</text:p>
          </table:table-cell>
          <table:table-cell office:value-type="string">
            <text:p>LATIN CAPITAL LETTER Z</text:p>
          </table:table-cell>
          <table:table-cell/>
          <table:table-cell office:value-type="string">
            <text:p>0x5A</text:p>
          </table:table-cell>
          <table:table-cell office:value-type="string">
            <text:p>0x5A </text:p>
          </table:table-cell>
          <table:table-cell office:value-type="string">
            <text:p>0x005A</text:p>
          </table:table-cell>
          <table:table-cell office:value-type="string">
            <text:p>Z</text:p>
          </table:table-cell>
          <table:table-cell office:value-type="string">
            <text:p>LATIN CAPITAL LETTER Z</text:p>
          </table:table-cell>
        </table:table-row>
        <table:table-row table:style-name="ro3">
          <table:table-cell office:value-type="string">
            <text:p>0x59</text:p>
          </table:table-cell>
          <table:table-cell office:value-type="string">
            <text:p>0x59 </text:p>
          </table:table-cell>
          <table:table-cell office:value-type="string">
            <text:p>0x0059</text:p>
          </table:table-cell>
          <table:table-cell office:value-type="string">
            <text:p>Y</text:p>
          </table:table-cell>
          <table:table-cell office:value-type="string">
            <text:p>LATIN CAPITAL LETTER Y</text:p>
          </table:table-cell>
          <table:table-cell/>
          <table:table-cell office:value-type="string">
            <text:p>0x59</text:p>
          </table:table-cell>
          <table:table-cell office:value-type="string">
            <text:p>0x59 </text:p>
          </table:table-cell>
          <table:table-cell office:value-type="string">
            <text:p>0x0059</text:p>
          </table:table-cell>
          <table:table-cell office:value-type="string">
            <text:p>Y</text:p>
          </table:table-cell>
          <table:table-cell office:value-type="string">
            <text:p>LATIN CAPITAL LETTER Y</text:p>
          </table:table-cell>
        </table:table-row>
        <table:table-row table:style-name="ro3">
          <table:table-cell office:value-type="string">
            <text:p>0x58</text:p>
          </table:table-cell>
          <table:table-cell office:value-type="string">
            <text:p>0x58 </text:p>
          </table:table-cell>
          <table:table-cell office:value-type="string">
            <text:p>0x0058</text:p>
          </table:table-cell>
          <table:table-cell office:value-type="string">
            <text:p>X</text:p>
          </table:table-cell>
          <table:table-cell office:value-type="string">
            <text:p>LATIN CAPITAL LETTER X</text:p>
          </table:table-cell>
          <table:table-cell/>
          <table:table-cell office:value-type="string">
            <text:p>0x58</text:p>
          </table:table-cell>
          <table:table-cell office:value-type="string">
            <text:p>0x58 </text:p>
          </table:table-cell>
          <table:table-cell office:value-type="string">
            <text:p>0x0058</text:p>
          </table:table-cell>
          <table:table-cell office:value-type="string">
            <text:p>X</text:p>
          </table:table-cell>
          <table:table-cell office:value-type="string">
            <text:p>LATIN CAPITAL LETTER X</text:p>
          </table:table-cell>
        </table:table-row>
        <table:table-row table:style-name="ro3">
          <table:table-cell office:value-type="string">
            <text:p>0x57</text:p>
          </table:table-cell>
          <table:table-cell office:value-type="string">
            <text:p>0x57 </text:p>
          </table:table-cell>
          <table:table-cell office:value-type="string">
            <text:p>0x0057</text:p>
          </table:table-cell>
          <table:table-cell office:value-type="string">
            <text:p>W</text:p>
          </table:table-cell>
          <table:table-cell office:value-type="string">
            <text:p>LATIN CAPITAL LETTER W</text:p>
          </table:table-cell>
          <table:table-cell/>
          <table:table-cell office:value-type="string">
            <text:p>0x57</text:p>
          </table:table-cell>
          <table:table-cell office:value-type="string">
            <text:p>0x57 </text:p>
          </table:table-cell>
          <table:table-cell office:value-type="string">
            <text:p>0x0057</text:p>
          </table:table-cell>
          <table:table-cell office:value-type="string">
            <text:p>W</text:p>
          </table:table-cell>
          <table:table-cell office:value-type="string">
            <text:p>LATIN CAPITAL LETTER W</text:p>
          </table:table-cell>
        </table:table-row>
        <table:table-row table:style-name="ro3">
          <table:table-cell office:value-type="string">
            <text:p>0x56</text:p>
          </table:table-cell>
          <table:table-cell office:value-type="string">
            <text:p>0x56 </text:p>
          </table:table-cell>
          <table:table-cell office:value-type="string">
            <text:p>0x0056</text:p>
          </table:table-cell>
          <table:table-cell office:value-type="string">
            <text:p>V</text:p>
          </table:table-cell>
          <table:table-cell office:value-type="string">
            <text:p>LATIN CAPITAL LETTER V</text:p>
          </table:table-cell>
          <table:table-cell/>
          <table:table-cell office:value-type="string">
            <text:p>0x56</text:p>
          </table:table-cell>
          <table:table-cell office:value-type="string">
            <text:p>0x56 </text:p>
          </table:table-cell>
          <table:table-cell office:value-type="string">
            <text:p>0x0056</text:p>
          </table:table-cell>
          <table:table-cell office:value-type="string">
            <text:p>V</text:p>
          </table:table-cell>
          <table:table-cell office:value-type="string">
            <text:p>LATIN CAPITAL LETTER V</text:p>
          </table:table-cell>
        </table:table-row>
        <table:table-row table:style-name="ro3">
          <table:table-cell office:value-type="string">
            <text:p>0x55</text:p>
          </table:table-cell>
          <table:table-cell office:value-type="string">
            <text:p>0x55 </text:p>
          </table:table-cell>
          <table:table-cell office:value-type="string">
            <text:p>0x0055</text:p>
          </table:table-cell>
          <table:table-cell office:value-type="string">
            <text:p>U</text:p>
          </table:table-cell>
          <table:table-cell office:value-type="string">
            <text:p>LATIN CAPITAL LETTER U</text:p>
          </table:table-cell>
          <table:table-cell/>
          <table:table-cell office:value-type="string">
            <text:p>0x55</text:p>
          </table:table-cell>
          <table:table-cell office:value-type="string">
            <text:p>0x55 </text:p>
          </table:table-cell>
          <table:table-cell office:value-type="string">
            <text:p>0x0055</text:p>
          </table:table-cell>
          <table:table-cell office:value-type="string">
            <text:p>U</text:p>
          </table:table-cell>
          <table:table-cell office:value-type="string">
            <text:p>LATIN CAPITAL LETTER U</text:p>
          </table:table-cell>
        </table:table-row>
        <table:table-row table:style-name="ro3">
          <table:table-cell office:value-type="string">
            <text:p>0x54</text:p>
          </table:table-cell>
          <table:table-cell office:value-type="string">
            <text:p>0x54 </text:p>
          </table:table-cell>
          <table:table-cell office:value-type="string">
            <text:p>0x0054</text:p>
          </table:table-cell>
          <table:table-cell office:value-type="string">
            <text:p>T</text:p>
          </table:table-cell>
          <table:table-cell office:value-type="string">
            <text:p>LATIN CAPITAL LETTER T</text:p>
          </table:table-cell>
          <table:table-cell/>
          <table:table-cell office:value-type="string">
            <text:p>0x54</text:p>
          </table:table-cell>
          <table:table-cell office:value-type="string">
            <text:p>0x54 </text:p>
          </table:table-cell>
          <table:table-cell office:value-type="string">
            <text:p>0x0054</text:p>
          </table:table-cell>
          <table:table-cell office:value-type="string">
            <text:p>T</text:p>
          </table:table-cell>
          <table:table-cell office:value-type="string">
            <text:p>LATIN CAPITAL LETTER T</text:p>
          </table:table-cell>
        </table:table-row>
        <table:table-row table:style-name="ro3">
          <table:table-cell office:value-type="string">
            <text:p>0x53</text:p>
          </table:table-cell>
          <table:table-cell office:value-type="string">
            <text:p>0x53 </text:p>
          </table:table-cell>
          <table:table-cell office:value-type="string">
            <text:p>0x0053</text:p>
          </table:table-cell>
          <table:table-cell office:value-type="string">
            <text:p>S</text:p>
          </table:table-cell>
          <table:table-cell office:value-type="string">
            <text:p>LATIN CAPITAL LETTER S</text:p>
          </table:table-cell>
          <table:table-cell/>
          <table:table-cell office:value-type="string">
            <text:p>0x53</text:p>
          </table:table-cell>
          <table:table-cell office:value-type="string">
            <text:p>0x53 </text:p>
          </table:table-cell>
          <table:table-cell office:value-type="string">
            <text:p>0x0053</text:p>
          </table:table-cell>
          <table:table-cell office:value-type="string">
            <text:p>S</text:p>
          </table:table-cell>
          <table:table-cell office:value-type="string">
            <text:p>LATIN CAPITAL LETTER S</text:p>
          </table:table-cell>
        </table:table-row>
        <table:table-row table:style-name="ro3">
          <table:table-cell office:value-type="string">
            <text:p>0x52</text:p>
          </table:table-cell>
          <table:table-cell office:value-type="string">
            <text:p>0x52 </text:p>
          </table:table-cell>
          <table:table-cell office:value-type="string">
            <text:p>0x0052</text:p>
          </table:table-cell>
          <table:table-cell office:value-type="string">
            <text:p>R</text:p>
          </table:table-cell>
          <table:table-cell office:value-type="string">
            <text:p>LATIN CAPITAL LETTER R</text:p>
          </table:table-cell>
          <table:table-cell/>
          <table:table-cell office:value-type="string">
            <text:p>0x52</text:p>
          </table:table-cell>
          <table:table-cell office:value-type="string">
            <text:p>0x52 </text:p>
          </table:table-cell>
          <table:table-cell office:value-type="string">
            <text:p>0x0052</text:p>
          </table:table-cell>
          <table:table-cell office:value-type="string">
            <text:p>R</text:p>
          </table:table-cell>
          <table:table-cell office:value-type="string">
            <text:p>LATIN CAPITAL LETTER R</text:p>
          </table:table-cell>
        </table:table-row>
        <table:table-row table:style-name="ro3">
          <table:table-cell office:value-type="string">
            <text:p>0x51</text:p>
          </table:table-cell>
          <table:table-cell office:value-type="string">
            <text:p>0x51 </text:p>
          </table:table-cell>
          <table:table-cell office:value-type="string">
            <text:p>0x0051</text:p>
          </table:table-cell>
          <table:table-cell office:value-type="string">
            <text:p>Q</text:p>
          </table:table-cell>
          <table:table-cell office:value-type="string">
            <text:p>LATIN CAPITAL LETTER Q</text:p>
          </table:table-cell>
          <table:table-cell/>
          <table:table-cell office:value-type="string">
            <text:p>0x51</text:p>
          </table:table-cell>
          <table:table-cell office:value-type="string">
            <text:p>0x51 </text:p>
          </table:table-cell>
          <table:table-cell office:value-type="string">
            <text:p>0x0051</text:p>
          </table:table-cell>
          <table:table-cell office:value-type="string">
            <text:p>Q</text:p>
          </table:table-cell>
          <table:table-cell office:value-type="string">
            <text:p>LATIN CAPITAL LETTER Q</text:p>
          </table:table-cell>
        </table:table-row>
        <table:table-row table:style-name="ro3">
          <table:table-cell office:value-type="string">
            <text:p>0x50</text:p>
          </table:table-cell>
          <table:table-cell office:value-type="string">
            <text:p>0x50 </text:p>
          </table:table-cell>
          <table:table-cell office:value-type="string">
            <text:p>0x0050</text:p>
          </table:table-cell>
          <table:table-cell office:value-type="string">
            <text:p>P</text:p>
          </table:table-cell>
          <table:table-cell office:value-type="string">
            <text:p>LATIN CAPITAL LETTER P</text:p>
          </table:table-cell>
          <table:table-cell/>
          <table:table-cell office:value-type="string">
            <text:p>0x50</text:p>
          </table:table-cell>
          <table:table-cell office:value-type="string">
            <text:p>0x50 </text:p>
          </table:table-cell>
          <table:table-cell office:value-type="string">
            <text:p>0x0050</text:p>
          </table:table-cell>
          <table:table-cell office:value-type="string">
            <text:p>P</text:p>
          </table:table-cell>
          <table:table-cell office:value-type="string">
            <text:p>LATIN CAPITAL LETTER P</text:p>
          </table:table-cell>
        </table:table-row>
        <table:table-row table:style-name="ro3">
          <table:table-cell office:value-type="string">
            <text:p>0x4F</text:p>
          </table:table-cell>
          <table:table-cell office:value-type="string">
            <text:p>0x4F </text:p>
          </table:table-cell>
          <table:table-cell office:value-type="string">
            <text:p>0x004F</text:p>
          </table:table-cell>
          <table:table-cell office:value-type="string">
            <text:p>O</text:p>
          </table:table-cell>
          <table:table-cell office:value-type="string">
            <text:p>LATIN CAPITAL LETTER O</text:p>
          </table:table-cell>
          <table:table-cell/>
          <table:table-cell office:value-type="string">
            <text:p>0x4F</text:p>
          </table:table-cell>
          <table:table-cell office:value-type="string">
            <text:p>0x4F </text:p>
          </table:table-cell>
          <table:table-cell office:value-type="string">
            <text:p>0x004F</text:p>
          </table:table-cell>
          <table:table-cell office:value-type="string">
            <text:p>O</text:p>
          </table:table-cell>
          <table:table-cell office:value-type="string">
            <text:p>LATIN CAPITAL LETTER O</text:p>
          </table:table-cell>
        </table:table-row>
        <table:table-row table:style-name="ro3">
          <table:table-cell office:value-type="string">
            <text:p>0x4E</text:p>
          </table:table-cell>
          <table:table-cell office:value-type="string">
            <text:p>0x4E </text:p>
          </table:table-cell>
          <table:table-cell office:value-type="string">
            <text:p>0x004E</text:p>
          </table:table-cell>
          <table:table-cell office:value-type="string">
            <text:p>N</text:p>
          </table:table-cell>
          <table:table-cell office:value-type="string">
            <text:p>LATIN CAPITAL LETTER N</text:p>
          </table:table-cell>
          <table:table-cell/>
          <table:table-cell office:value-type="string">
            <text:p>0x4E</text:p>
          </table:table-cell>
          <table:table-cell office:value-type="string">
            <text:p>0x4E </text:p>
          </table:table-cell>
          <table:table-cell office:value-type="string">
            <text:p>0x004E</text:p>
          </table:table-cell>
          <table:table-cell office:value-type="string">
            <text:p>N</text:p>
          </table:table-cell>
          <table:table-cell office:value-type="string">
            <text:p>LATIN CAPITAL LETTER N</text:p>
          </table:table-cell>
        </table:table-row>
        <table:table-row table:style-name="ro3">
          <table:table-cell office:value-type="string">
            <text:p>0x4D</text:p>
          </table:table-cell>
          <table:table-cell office:value-type="string">
            <text:p>0x4D </text:p>
          </table:table-cell>
          <table:table-cell office:value-type="string">
            <text:p>0x004D</text:p>
          </table:table-cell>
          <table:table-cell office:value-type="string">
            <text:p>M</text:p>
          </table:table-cell>
          <table:table-cell office:value-type="string">
            <text:p>LATIN CAPITAL LETTER M</text:p>
          </table:table-cell>
          <table:table-cell/>
          <table:table-cell office:value-type="string">
            <text:p>0x4D</text:p>
          </table:table-cell>
          <table:table-cell office:value-type="string">
            <text:p>0x4D </text:p>
          </table:table-cell>
          <table:table-cell office:value-type="string">
            <text:p>0x004D</text:p>
          </table:table-cell>
          <table:table-cell office:value-type="string">
            <text:p>M</text:p>
          </table:table-cell>
          <table:table-cell office:value-type="string">
            <text:p>LATIN CAPITAL LETTER M</text:p>
          </table:table-cell>
        </table:table-row>
        <table:table-row table:style-name="ro3">
          <table:table-cell office:value-type="string">
            <text:p>0x4C</text:p>
          </table:table-cell>
          <table:table-cell office:value-type="string">
            <text:p>0x4C </text:p>
          </table:table-cell>
          <table:table-cell office:value-type="string">
            <text:p>0x004C</text:p>
          </table:table-cell>
          <table:table-cell office:value-type="string">
            <text:p>L</text:p>
          </table:table-cell>
          <table:table-cell office:value-type="string">
            <text:p>LATIN CAPITAL LETTER L</text:p>
          </table:table-cell>
          <table:table-cell/>
          <table:table-cell office:value-type="string">
            <text:p>0x4C</text:p>
          </table:table-cell>
          <table:table-cell office:value-type="string">
            <text:p>0x4C </text:p>
          </table:table-cell>
          <table:table-cell office:value-type="string">
            <text:p>0x004C</text:p>
          </table:table-cell>
          <table:table-cell office:value-type="string">
            <text:p>L</text:p>
          </table:table-cell>
          <table:table-cell office:value-type="string">
            <text:p>LATIN CAPITAL LETTER L</text:p>
          </table:table-cell>
        </table:table-row>
        <table:table-row table:style-name="ro3">
          <table:table-cell office:value-type="string">
            <text:p>0x4B</text:p>
          </table:table-cell>
          <table:table-cell office:value-type="string">
            <text:p>0x4B </text:p>
          </table:table-cell>
          <table:table-cell office:value-type="string">
            <text:p>0x004B</text:p>
          </table:table-cell>
          <table:table-cell office:value-type="string">
            <text:p>K</text:p>
          </table:table-cell>
          <table:table-cell office:value-type="string">
            <text:p>LATIN CAPITAL LETTER K</text:p>
          </table:table-cell>
          <table:table-cell/>
          <table:table-cell office:value-type="string">
            <text:p>0x4B</text:p>
          </table:table-cell>
          <table:table-cell office:value-type="string">
            <text:p>0x4B </text:p>
          </table:table-cell>
          <table:table-cell office:value-type="string">
            <text:p>0x004B</text:p>
          </table:table-cell>
          <table:table-cell office:value-type="string">
            <text:p>K</text:p>
          </table:table-cell>
          <table:table-cell office:value-type="string">
            <text:p>LATIN CAPITAL LETTER K</text:p>
          </table:table-cell>
        </table:table-row>
        <table:table-row table:style-name="ro3">
          <table:table-cell office:value-type="string">
            <text:p>0x4A</text:p>
          </table:table-cell>
          <table:table-cell office:value-type="string">
            <text:p>0x4A </text:p>
          </table:table-cell>
          <table:table-cell office:value-type="string">
            <text:p>0x004A</text:p>
          </table:table-cell>
          <table:table-cell office:value-type="string">
            <text:p>J</text:p>
          </table:table-cell>
          <table:table-cell office:value-type="string">
            <text:p>LATIN CAPITAL LETTER J</text:p>
          </table:table-cell>
          <table:table-cell/>
          <table:table-cell office:value-type="string">
            <text:p>0x4A</text:p>
          </table:table-cell>
          <table:table-cell office:value-type="string">
            <text:p>0x4A </text:p>
          </table:table-cell>
          <table:table-cell office:value-type="string">
            <text:p>0x004A</text:p>
          </table:table-cell>
          <table:table-cell office:value-type="string">
            <text:p>J</text:p>
          </table:table-cell>
          <table:table-cell office:value-type="string">
            <text:p>LATIN CAPITAL LETTER J</text:p>
          </table:table-cell>
        </table:table-row>
        <table:table-row table:style-name="ro3">
          <table:table-cell office:value-type="string">
            <text:p>0x49</text:p>
          </table:table-cell>
          <table:table-cell office:value-type="string">
            <text:p>0x49 </text:p>
          </table:table-cell>
          <table:table-cell office:value-type="string">
            <text:p>0x0049</text:p>
          </table:table-cell>
          <table:table-cell office:value-type="string">
            <text:p>I</text:p>
          </table:table-cell>
          <table:table-cell office:value-type="string">
            <text:p>LATIN CAPITAL LETTER I</text:p>
          </table:table-cell>
          <table:table-cell/>
          <table:table-cell office:value-type="string">
            <text:p>0x49</text:p>
          </table:table-cell>
          <table:table-cell office:value-type="string">
            <text:p>0x49 </text:p>
          </table:table-cell>
          <table:table-cell office:value-type="string">
            <text:p>0x0049</text:p>
          </table:table-cell>
          <table:table-cell office:value-type="string">
            <text:p>I</text:p>
          </table:table-cell>
          <table:table-cell office:value-type="string">
            <text:p>LATIN CAPITAL LETTER I</text:p>
          </table:table-cell>
        </table:table-row>
        <table:table-row table:style-name="ro3">
          <table:table-cell office:value-type="string">
            <text:p>0x48</text:p>
          </table:table-cell>
          <table:table-cell office:value-type="string">
            <text:p>0x48 </text:p>
          </table:table-cell>
          <table:table-cell office:value-type="string">
            <text:p>0x0048</text:p>
          </table:table-cell>
          <table:table-cell office:value-type="string">
            <text:p>H</text:p>
          </table:table-cell>
          <table:table-cell office:value-type="string">
            <text:p>LATIN CAPITAL LETTER H</text:p>
          </table:table-cell>
          <table:table-cell/>
          <table:table-cell office:value-type="string">
            <text:p>0x48</text:p>
          </table:table-cell>
          <table:table-cell office:value-type="string">
            <text:p>0x48 </text:p>
          </table:table-cell>
          <table:table-cell office:value-type="string">
            <text:p>0x0048</text:p>
          </table:table-cell>
          <table:table-cell office:value-type="string">
            <text:p>H</text:p>
          </table:table-cell>
          <table:table-cell office:value-type="string">
            <text:p>LATIN CAPITAL LETTER H</text:p>
          </table:table-cell>
        </table:table-row>
        <table:table-row table:style-name="ro3">
          <table:table-cell office:value-type="string">
            <text:p>0x47</text:p>
          </table:table-cell>
          <table:table-cell office:value-type="string">
            <text:p>0x47 </text:p>
          </table:table-cell>
          <table:table-cell office:value-type="string">
            <text:p>0x0047</text:p>
          </table:table-cell>
          <table:table-cell office:value-type="string">
            <text:p>G</text:p>
          </table:table-cell>
          <table:table-cell office:value-type="string">
            <text:p>LATIN CAPITAL LETTER G</text:p>
          </table:table-cell>
          <table:table-cell/>
          <table:table-cell office:value-type="string">
            <text:p>0x47</text:p>
          </table:table-cell>
          <table:table-cell office:value-type="string">
            <text:p>0x47 </text:p>
          </table:table-cell>
          <table:table-cell office:value-type="string">
            <text:p>0x0047</text:p>
          </table:table-cell>
          <table:table-cell office:value-type="string">
            <text:p>G</text:p>
          </table:table-cell>
          <table:table-cell office:value-type="string">
            <text:p>LATIN CAPITAL LETTER G</text:p>
          </table:table-cell>
        </table:table-row>
        <table:table-row table:style-name="ro3">
          <table:table-cell office:value-type="string">
            <text:p>0x46</text:p>
          </table:table-cell>
          <table:table-cell office:value-type="string">
            <text:p>0x46 </text:p>
          </table:table-cell>
          <table:table-cell office:value-type="string">
            <text:p>0x0046</text:p>
          </table:table-cell>
          <table:table-cell office:value-type="string">
            <text:p>F</text:p>
          </table:table-cell>
          <table:table-cell office:value-type="string">
            <text:p>LATIN CAPITAL LETTER F</text:p>
          </table:table-cell>
          <table:table-cell/>
          <table:table-cell office:value-type="string">
            <text:p>0x46</text:p>
          </table:table-cell>
          <table:table-cell office:value-type="string">
            <text:p>0x46 </text:p>
          </table:table-cell>
          <table:table-cell office:value-type="string">
            <text:p>0x0046</text:p>
          </table:table-cell>
          <table:table-cell office:value-type="string">
            <text:p>F</text:p>
          </table:table-cell>
          <table:table-cell office:value-type="string">
            <text:p>LATIN CAPITAL LETTER F</text:p>
          </table:table-cell>
        </table:table-row>
        <table:table-row table:style-name="ro3">
          <table:table-cell office:value-type="string">
            <text:p>0x45</text:p>
          </table:table-cell>
          <table:table-cell office:value-type="string">
            <text:p>0x45 </text:p>
          </table:table-cell>
          <table:table-cell office:value-type="string">
            <text:p>0x0045</text:p>
          </table:table-cell>
          <table:table-cell office:value-type="string">
            <text:p>E</text:p>
          </table:table-cell>
          <table:table-cell office:value-type="string">
            <text:p>LATIN CAPITAL LETTER E</text:p>
          </table:table-cell>
          <table:table-cell/>
          <table:table-cell office:value-type="string">
            <text:p>0x45</text:p>
          </table:table-cell>
          <table:table-cell office:value-type="string">
            <text:p>0x45 </text:p>
          </table:table-cell>
          <table:table-cell office:value-type="string">
            <text:p>0x0045</text:p>
          </table:table-cell>
          <table:table-cell office:value-type="string">
            <text:p>E</text:p>
          </table:table-cell>
          <table:table-cell office:value-type="string">
            <text:p>LATIN CAPITAL LETTER E</text:p>
          </table:table-cell>
        </table:table-row>
        <table:table-row table:style-name="ro3">
          <table:table-cell office:value-type="string">
            <text:p>0x44</text:p>
          </table:table-cell>
          <table:table-cell office:value-type="string">
            <text:p>0x44 </text:p>
          </table:table-cell>
          <table:table-cell office:value-type="string">
            <text:p>0x0044</text:p>
          </table:table-cell>
          <table:table-cell office:value-type="string">
            <text:p>D</text:p>
          </table:table-cell>
          <table:table-cell office:value-type="string">
            <text:p>LATIN CAPITAL LETTER D</text:p>
          </table:table-cell>
          <table:table-cell/>
          <table:table-cell office:value-type="string">
            <text:p>0x44</text:p>
          </table:table-cell>
          <table:table-cell office:value-type="string">
            <text:p>0x44 </text:p>
          </table:table-cell>
          <table:table-cell office:value-type="string">
            <text:p>0x0044</text:p>
          </table:table-cell>
          <table:table-cell office:value-type="string">
            <text:p>D</text:p>
          </table:table-cell>
          <table:table-cell office:value-type="string">
            <text:p>LATIN CAPITAL LETTER D</text:p>
          </table:table-cell>
        </table:table-row>
        <table:table-row table:style-name="ro3">
          <table:table-cell office:value-type="string">
            <text:p>0x43</text:p>
          </table:table-cell>
          <table:table-cell office:value-type="string">
            <text:p>0x43 </text:p>
          </table:table-cell>
          <table:table-cell office:value-type="string">
            <text:p>0x0043</text:p>
          </table:table-cell>
          <table:table-cell office:value-type="string">
            <text:p>C</text:p>
          </table:table-cell>
          <table:table-cell office:value-type="string">
            <text:p>LATIN CAPITAL LETTER C</text:p>
          </table:table-cell>
          <table:table-cell/>
          <table:table-cell office:value-type="string">
            <text:p>0x43</text:p>
          </table:table-cell>
          <table:table-cell office:value-type="string">
            <text:p>0x43 </text:p>
          </table:table-cell>
          <table:table-cell office:value-type="string">
            <text:p>0x0043</text:p>
          </table:table-cell>
          <table:table-cell office:value-type="string">
            <text:p>C</text:p>
          </table:table-cell>
          <table:table-cell office:value-type="string">
            <text:p>LATIN CAPITAL LETTER C</text:p>
          </table:table-cell>
        </table:table-row>
        <table:table-row table:style-name="ro3">
          <table:table-cell office:value-type="string">
            <text:p>0x42</text:p>
          </table:table-cell>
          <table:table-cell office:value-type="string">
            <text:p>0x42 </text:p>
          </table:table-cell>
          <table:table-cell office:value-type="string">
            <text:p>0x0042</text:p>
          </table:table-cell>
          <table:table-cell office:value-type="string">
            <text:p>B</text:p>
          </table:table-cell>
          <table:table-cell office:value-type="string">
            <text:p>LATIN CAPITAL LETTER B</text:p>
          </table:table-cell>
          <table:table-cell/>
          <table:table-cell office:value-type="string">
            <text:p>0x42</text:p>
          </table:table-cell>
          <table:table-cell office:value-type="string">
            <text:p>0x42 </text:p>
          </table:table-cell>
          <table:table-cell office:value-type="string">
            <text:p>0x0042</text:p>
          </table:table-cell>
          <table:table-cell office:value-type="string">
            <text:p>B</text:p>
          </table:table-cell>
          <table:table-cell office:value-type="string">
            <text:p>LATIN CAPITAL LETTER B</text:p>
          </table:table-cell>
        </table:table-row>
        <table:table-row table:style-name="ro3">
          <table:table-cell office:value-type="string">
            <text:p>0x41</text:p>
          </table:table-cell>
          <table:table-cell office:value-type="string">
            <text:p>0x41 </text:p>
          </table:table-cell>
          <table:table-cell office:value-type="string">
            <text:p>0x0041</text:p>
          </table:table-cell>
          <table:table-cell office:value-type="string">
            <text:p>A</text:p>
          </table:table-cell>
          <table:table-cell office:value-type="string">
            <text:p>LATIN CAPITAL LETTER A</text:p>
          </table:table-cell>
          <table:table-cell/>
          <table:table-cell office:value-type="string">
            <text:p>0x41</text:p>
          </table:table-cell>
          <table:table-cell office:value-type="string">
            <text:p>0x41 </text:p>
          </table:table-cell>
          <table:table-cell office:value-type="string">
            <text:p>0x0041</text:p>
          </table:table-cell>
          <table:table-cell office:value-type="string">
            <text:p>A</text:p>
          </table:table-cell>
          <table:table-cell office:value-type="string">
            <text:p>LATIN CAPITAL LETTER A</text:p>
          </table:table-cell>
        </table:table-row>
        <table:table-row table:style-name="ro1">
          <table:table-cell office:value-type="string">
            <text:p>0x40</text:p>
          </table:table-cell>
          <table:table-cell office:value-type="string">
            <text:p>0x40 </text:p>
          </table:table-cell>
          <table:table-cell office:value-type="string">
            <text:p>0x0040</text:p>
          </table:table-cell>
          <table:table-cell office:value-type="string">
            <text:p>@</text:p>
          </table:table-cell>
          <table:table-cell office:value-type="string">
            <text:p>COMMERCIAL AT</text:p>
          </table:table-cell>
          <table:table-cell/>
          <table:table-cell office:value-type="string">
            <text:p>0x40</text:p>
          </table:table-cell>
          <table:table-cell office:value-type="string">
            <text:p>0x40 </text:p>
          </table:table-cell>
          <table:table-cell office:value-type="string">
            <text:p>0x0040</text:p>
          </table:table-cell>
          <table:table-cell office:value-type="string">
            <text:p>@</text:p>
          </table:table-cell>
          <table:table-cell office:value-type="string">
            <text:p>COMMERCIAL AT</text:p>
          </table:table-cell>
        </table:table-row>
        <table:table-row table:style-name="ro1">
          <table:table-cell office:value-type="string">
            <text:p>0x3F</text:p>
          </table:table-cell>
          <table:table-cell office:value-type="string">
            <text:p>0x3F </text:p>
          </table:table-cell>
          <table:table-cell office:value-type="string">
            <text:p>0x003F</text:p>
          </table:table-cell>
          <table:table-cell office:value-type="string">
            <text:p>?</text:p>
          </table:table-cell>
          <table:table-cell office:value-type="string">
            <text:p>QUESTION MARK</text:p>
          </table:table-cell>
          <table:table-cell/>
          <table:table-cell office:value-type="string">
            <text:p>0x3F</text:p>
          </table:table-cell>
          <table:table-cell office:value-type="string">
            <text:p>0x3F </text:p>
          </table:table-cell>
          <table:table-cell office:value-type="string">
            <text:p>0x003F</text:p>
          </table:table-cell>
          <table:table-cell office:value-type="string">
            <text:p>?</text:p>
          </table:table-cell>
          <table:table-cell office:value-type="string">
            <text:p>QUESTION MARK</text:p>
          </table:table-cell>
        </table:table-row>
        <table:table-row table:style-name="ro3">
          <table:table-cell office:value-type="string">
            <text:p>0x3E</text:p>
          </table:table-cell>
          <table:table-cell office:value-type="string">
            <text:p>0x3E </text:p>
          </table:table-cell>
          <table:table-cell office:value-type="string">
            <text:p>0x003E</text:p>
          </table:table-cell>
          <table:table-cell office:value-type="string">
            <text:p>&gt;</text:p>
          </table:table-cell>
          <table:table-cell office:value-type="string">
            <text:p>GREATER-THAN SIGN</text:p>
          </table:table-cell>
          <table:table-cell/>
          <table:table-cell office:value-type="string">
            <text:p>0x3E</text:p>
          </table:table-cell>
          <table:table-cell office:value-type="string">
            <text:p>0x3E </text:p>
          </table:table-cell>
          <table:table-cell office:value-type="string">
            <text:p>0x003E</text:p>
          </table:table-cell>
          <table:table-cell office:value-type="string">
            <text:p>&gt;</text:p>
          </table:table-cell>
          <table:table-cell office:value-type="string">
            <text:p>GREATER-THAN SIGN</text:p>
          </table:table-cell>
        </table:table-row>
        <table:table-row table:style-name="ro1">
          <table:table-cell office:value-type="string">
            <text:p>0x3D</text:p>
          </table:table-cell>
          <table:table-cell office:value-type="string">
            <text:p>0x3D </text:p>
          </table:table-cell>
          <table:table-cell office:value-type="string">
            <text:p>0x003D</text:p>
          </table:table-cell>
          <table:table-cell office:value-type="string">
            <text:p>=</text:p>
          </table:table-cell>
          <table:table-cell office:value-type="string">
            <text:p>EQUALS SIGN</text:p>
          </table:table-cell>
          <table:table-cell/>
          <table:table-cell office:value-type="string">
            <text:p>0x3D</text:p>
          </table:table-cell>
          <table:table-cell office:value-type="string">
            <text:p>0x3D </text:p>
          </table:table-cell>
          <table:table-cell office:value-type="string">
            <text:p>0x003D</text:p>
          </table:table-cell>
          <table:table-cell office:value-type="string">
            <text:p>=</text:p>
          </table:table-cell>
          <table:table-cell office:value-type="string">
            <text:p>EQUALS SIGN</text:p>
          </table:table-cell>
        </table:table-row>
        <table:table-row table:style-name="ro1">
          <table:table-cell office:value-type="string">
            <text:p>0x3C</text:p>
          </table:table-cell>
          <table:table-cell office:value-type="string">
            <text:p>0x3C </text:p>
          </table:table-cell>
          <table:table-cell office:value-type="string">
            <text:p>0x003C</text:p>
          </table:table-cell>
          <table:table-cell office:value-type="string">
            <text:p>&lt;</text:p>
          </table:table-cell>
          <table:table-cell office:value-type="string">
            <text:p>LESS-THAN SIGN</text:p>
          </table:table-cell>
          <table:table-cell/>
          <table:table-cell office:value-type="string">
            <text:p>0x3C</text:p>
          </table:table-cell>
          <table:table-cell office:value-type="string">
            <text:p>0x3C </text:p>
          </table:table-cell>
          <table:table-cell office:value-type="string">
            <text:p>0x003C</text:p>
          </table:table-cell>
          <table:table-cell office:value-type="string">
            <text:p>&lt;</text:p>
          </table:table-cell>
          <table:table-cell office:value-type="string">
            <text:p>LESS-THAN SIGN</text:p>
          </table:table-cell>
        </table:table-row>
        <table:table-row table:style-name="ro1">
          <table:table-cell office:value-type="string">
            <text:p>0x3B</text:p>
          </table:table-cell>
          <table:table-cell office:value-type="string">
            <text:p>0x3B </text:p>
          </table:table-cell>
          <table:table-cell office:value-type="string">
            <text:p>0x003B</text:p>
          </table:table-cell>
          <table:table-cell office:value-type="string">
            <text:p>;</text:p>
          </table:table-cell>
          <table:table-cell office:value-type="string">
            <text:p>SEMICOLON</text:p>
          </table:table-cell>
          <table:table-cell/>
          <table:table-cell office:value-type="string">
            <text:p>0x3B</text:p>
          </table:table-cell>
          <table:table-cell office:value-type="string">
            <text:p>0x3B </text:p>
          </table:table-cell>
          <table:table-cell office:value-type="string">
            <text:p>0x003B</text:p>
          </table:table-cell>
          <table:table-cell office:value-type="string">
            <text:p>;</text:p>
          </table:table-cell>
          <table:table-cell office:value-type="string">
            <text:p>SEMICOLON</text:p>
          </table:table-cell>
        </table:table-row>
        <table:table-row table:style-name="ro1">
          <table:table-cell office:value-type="string">
            <text:p>0x3A</text:p>
          </table:table-cell>
          <table:table-cell office:value-type="string">
            <text:p>0x3A </text:p>
          </table:table-cell>
          <table:table-cell office:value-type="string">
            <text:p>0x003A</text:p>
          </table:table-cell>
          <table:table-cell office:value-type="string">
            <text:p>:</text:p>
          </table:table-cell>
          <table:table-cell office:value-type="string">
            <text:p>COLON</text:p>
          </table:table-cell>
          <table:table-cell/>
          <table:table-cell office:value-type="string">
            <text:p>0x3A</text:p>
          </table:table-cell>
          <table:table-cell office:value-type="string">
            <text:p>0x3A </text:p>
          </table:table-cell>
          <table:table-cell office:value-type="string">
            <text:p>0x003A</text:p>
          </table:table-cell>
          <table:table-cell office:value-type="string">
            <text:p>:</text:p>
          </table:table-cell>
          <table:table-cell office:value-type="string">
            <text:p>COLON</text:p>
          </table:table-cell>
        </table:table-row>
        <table:table-row table:style-name="ro1">
          <table:table-cell office:value-type="string">
            <text:p>0x39</text:p>
          </table:table-cell>
          <table:table-cell office:value-type="string">
            <text:p>0x39 </text:p>
          </table:table-cell>
          <table:table-cell office:value-type="string">
            <text:p>0x0039</text:p>
          </table:table-cell>
          <table:table-cell office:value-type="float" office:value="9">
            <text:p>9</text:p>
          </table:table-cell>
          <table:table-cell office:value-type="string">
            <text:p>DIGIT NINE</text:p>
          </table:table-cell>
          <table:table-cell/>
          <table:table-cell office:value-type="string">
            <text:p>0x39</text:p>
          </table:table-cell>
          <table:table-cell office:value-type="string">
            <text:p>0x39 </text:p>
          </table:table-cell>
          <table:table-cell office:value-type="string">
            <text:p>0x0039</text:p>
          </table:table-cell>
          <table:table-cell office:value-type="float" office:value="9">
            <text:p>9</text:p>
          </table:table-cell>
          <table:table-cell office:value-type="string">
            <text:p>DIGIT NINE</text:p>
          </table:table-cell>
        </table:table-row>
        <table:table-row table:style-name="ro1">
          <table:table-cell office:value-type="string">
            <text:p>0x38</text:p>
          </table:table-cell>
          <table:table-cell office:value-type="string">
            <text:p>0x38 </text:p>
          </table:table-cell>
          <table:table-cell office:value-type="string">
            <text:p>0x0038</text:p>
          </table:table-cell>
          <table:table-cell office:value-type="float" office:value="8">
            <text:p>8</text:p>
          </table:table-cell>
          <table:table-cell office:value-type="string">
            <text:p>DIGIT EIGHT</text:p>
          </table:table-cell>
          <table:table-cell/>
          <table:table-cell office:value-type="string">
            <text:p>0x38</text:p>
          </table:table-cell>
          <table:table-cell office:value-type="string">
            <text:p>0x38 </text:p>
          </table:table-cell>
          <table:table-cell office:value-type="string">
            <text:p>0x0038</text:p>
          </table:table-cell>
          <table:table-cell office:value-type="float" office:value="8">
            <text:p>8</text:p>
          </table:table-cell>
          <table:table-cell office:value-type="string">
            <text:p>DIGIT EIGHT</text:p>
          </table:table-cell>
        </table:table-row>
        <table:table-row table:style-name="ro1">
          <table:table-cell office:value-type="string">
            <text:p>0x37</text:p>
          </table:table-cell>
          <table:table-cell office:value-type="string">
            <text:p>0x37 </text:p>
          </table:table-cell>
          <table:table-cell office:value-type="string">
            <text:p>0x0037</text:p>
          </table:table-cell>
          <table:table-cell office:value-type="float" office:value="7">
            <text:p>7</text:p>
          </table:table-cell>
          <table:table-cell office:value-type="string">
            <text:p>DIGIT SEVEN</text:p>
          </table:table-cell>
          <table:table-cell/>
          <table:table-cell office:value-type="string">
            <text:p>0x37</text:p>
          </table:table-cell>
          <table:table-cell office:value-type="string">
            <text:p>0x37 </text:p>
          </table:table-cell>
          <table:table-cell office:value-type="string">
            <text:p>0x0037</text:p>
          </table:table-cell>
          <table:table-cell office:value-type="float" office:value="7">
            <text:p>7</text:p>
          </table:table-cell>
          <table:table-cell office:value-type="string">
            <text:p>DIGIT SEVEN</text:p>
          </table:table-cell>
        </table:table-row>
        <table:table-row table:style-name="ro1">
          <table:table-cell office:value-type="string">
            <text:p>0x36</text:p>
          </table:table-cell>
          <table:table-cell office:value-type="string">
            <text:p>0x36 </text:p>
          </table:table-cell>
          <table:table-cell office:value-type="string">
            <text:p>0x0036</text:p>
          </table:table-cell>
          <table:table-cell office:value-type="float" office:value="6">
            <text:p>6</text:p>
          </table:table-cell>
          <table:table-cell office:value-type="string">
            <text:p>DIGIT SIX</text:p>
          </table:table-cell>
          <table:table-cell/>
          <table:table-cell office:value-type="string">
            <text:p>0x36</text:p>
          </table:table-cell>
          <table:table-cell office:value-type="string">
            <text:p>0x36 </text:p>
          </table:table-cell>
          <table:table-cell office:value-type="string">
            <text:p>0x0036</text:p>
          </table:table-cell>
          <table:table-cell office:value-type="float" office:value="6">
            <text:p>6</text:p>
          </table:table-cell>
          <table:table-cell office:value-type="string">
            <text:p>DIGIT SIX</text:p>
          </table:table-cell>
        </table:table-row>
        <table:table-row table:style-name="ro1">
          <table:table-cell office:value-type="string">
            <text:p>0x35</text:p>
          </table:table-cell>
          <table:table-cell office:value-type="string">
            <text:p>0x35 </text:p>
          </table:table-cell>
          <table:table-cell office:value-type="string">
            <text:p>0x0035</text:p>
          </table:table-cell>
          <table:table-cell office:value-type="float" office:value="5">
            <text:p>5</text:p>
          </table:table-cell>
          <table:table-cell office:value-type="string">
            <text:p>DIGIT FIVE</text:p>
          </table:table-cell>
          <table:table-cell/>
          <table:table-cell office:value-type="string">
            <text:p>0x35</text:p>
          </table:table-cell>
          <table:table-cell office:value-type="string">
            <text:p>0x35 </text:p>
          </table:table-cell>
          <table:table-cell office:value-type="string">
            <text:p>0x0035</text:p>
          </table:table-cell>
          <table:table-cell office:value-type="float" office:value="5">
            <text:p>5</text:p>
          </table:table-cell>
          <table:table-cell office:value-type="string">
            <text:p>DIGIT FIVE</text:p>
          </table:table-cell>
        </table:table-row>
        <table:table-row table:style-name="ro1">
          <table:table-cell office:value-type="string">
            <text:p>0x34</text:p>
          </table:table-cell>
          <table:table-cell office:value-type="string">
            <text:p>0x34 </text:p>
          </table:table-cell>
          <table:table-cell office:value-type="string">
            <text:p>0x0034</text:p>
          </table:table-cell>
          <table:table-cell office:value-type="float" office:value="4">
            <text:p>4</text:p>
          </table:table-cell>
          <table:table-cell office:value-type="string">
            <text:p>DIGIT FOUR</text:p>
          </table:table-cell>
          <table:table-cell/>
          <table:table-cell office:value-type="string">
            <text:p>0x34</text:p>
          </table:table-cell>
          <table:table-cell office:value-type="string">
            <text:p>0x34 </text:p>
          </table:table-cell>
          <table:table-cell office:value-type="string">
            <text:p>0x0034</text:p>
          </table:table-cell>
          <table:table-cell office:value-type="float" office:value="4">
            <text:p>4</text:p>
          </table:table-cell>
          <table:table-cell office:value-type="string">
            <text:p>DIGIT FOUR</text:p>
          </table:table-cell>
        </table:table-row>
        <table:table-row table:style-name="ro1">
          <table:table-cell office:value-type="string">
            <text:p>0x33</text:p>
          </table:table-cell>
          <table:table-cell office:value-type="string">
            <text:p>0x33 </text:p>
          </table:table-cell>
          <table:table-cell office:value-type="string">
            <text:p>0x0033</text:p>
          </table:table-cell>
          <table:table-cell office:value-type="float" office:value="3">
            <text:p>3</text:p>
          </table:table-cell>
          <table:table-cell office:value-type="string">
            <text:p>DIGIT THREE</text:p>
          </table:table-cell>
          <table:table-cell/>
          <table:table-cell office:value-type="string">
            <text:p>0x33</text:p>
          </table:table-cell>
          <table:table-cell office:value-type="string">
            <text:p>0x33 </text:p>
          </table:table-cell>
          <table:table-cell office:value-type="string">
            <text:p>0x0033</text:p>
          </table:table-cell>
          <table:table-cell office:value-type="float" office:value="3">
            <text:p>3</text:p>
          </table:table-cell>
          <table:table-cell office:value-type="string">
            <text:p>DIGIT THREE</text:p>
          </table:table-cell>
        </table:table-row>
        <table:table-row table:style-name="ro1">
          <table:table-cell office:value-type="string">
            <text:p>0x32</text:p>
          </table:table-cell>
          <table:table-cell office:value-type="string">
            <text:p>0x32 </text:p>
          </table:table-cell>
          <table:table-cell office:value-type="string">
            <text:p>0x0032</text:p>
          </table:table-cell>
          <table:table-cell office:value-type="float" office:value="2">
            <text:p>2</text:p>
          </table:table-cell>
          <table:table-cell office:value-type="string">
            <text:p>DIGIT TWO</text:p>
          </table:table-cell>
          <table:table-cell/>
          <table:table-cell office:value-type="string">
            <text:p>0x32</text:p>
          </table:table-cell>
          <table:table-cell office:value-type="string">
            <text:p>0x32 </text:p>
          </table:table-cell>
          <table:table-cell office:value-type="string">
            <text:p>0x0032</text:p>
          </table:table-cell>
          <table:table-cell office:value-type="float" office:value="2">
            <text:p>2</text:p>
          </table:table-cell>
          <table:table-cell office:value-type="string">
            <text:p>DIGIT TWO</text:p>
          </table:table-cell>
        </table:table-row>
        <table:table-row table:style-name="ro1">
          <table:table-cell office:value-type="string">
            <text:p>0x31</text:p>
          </table:table-cell>
          <table:table-cell office:value-type="string">
            <text:p>0x31 </text:p>
          </table:table-cell>
          <table:table-cell office:value-type="string">
            <text:p>0x0031</text:p>
          </table:table-cell>
          <table:table-cell office:value-type="float" office:value="1">
            <text:p>1</text:p>
          </table:table-cell>
          <table:table-cell office:value-type="string">
            <text:p>DIGIT ONE</text:p>
          </table:table-cell>
          <table:table-cell/>
          <table:table-cell office:value-type="string">
            <text:p>0x31</text:p>
          </table:table-cell>
          <table:table-cell office:value-type="string">
            <text:p>0x31 </text:p>
          </table:table-cell>
          <table:table-cell office:value-type="string">
            <text:p>0x0031</text:p>
          </table:table-cell>
          <table:table-cell office:value-type="float" office:value="1">
            <text:p>1</text:p>
          </table:table-cell>
          <table:table-cell office:value-type="string">
            <text:p>DIGIT ONE</text:p>
          </table:table-cell>
        </table:table-row>
        <table:table-row table:style-name="ro1">
          <table:table-cell office:value-type="string">
            <text:p>0x30</text:p>
          </table:table-cell>
          <table:table-cell office:value-type="string">
            <text:p>0x30 </text:p>
          </table:table-cell>
          <table:table-cell office:value-type="string">
            <text:p>0x0030</text:p>
          </table:table-cell>
          <table:table-cell office:value-type="float" office:value="0">
            <text:p>0</text:p>
          </table:table-cell>
          <table:table-cell office:value-type="string">
            <text:p>DIGIT ZERO</text:p>
          </table:table-cell>
          <table:table-cell/>
          <table:table-cell office:value-type="string">
            <text:p>0x30</text:p>
          </table:table-cell>
          <table:table-cell office:value-type="string">
            <text:p>0x30 </text:p>
          </table:table-cell>
          <table:table-cell office:value-type="string">
            <text:p>0x0030</text:p>
          </table:table-cell>
          <table:table-cell office:value-type="float" office:value="0">
            <text:p>0</text:p>
          </table:table-cell>
          <table:table-cell office:value-type="string">
            <text:p>DIGIT ZERO</text:p>
          </table:table-cell>
        </table:table-row>
        <table:table-row table:style-name="ro1">
          <table:table-cell office:value-type="string">
            <text:p>0x2F</text:p>
          </table:table-cell>
          <table:table-cell office:value-type="string">
            <text:p>0x2F </text:p>
          </table:table-cell>
          <table:table-cell office:value-type="string">
            <text:p>0x002F</text:p>
          </table:table-cell>
          <table:table-cell office:value-type="string">
            <text:p>/</text:p>
          </table:table-cell>
          <table:table-cell office:value-type="string">
            <text:p>SOLIDUS</text:p>
          </table:table-cell>
          <table:table-cell/>
          <table:table-cell office:value-type="string">
            <text:p>0x2F</text:p>
          </table:table-cell>
          <table:table-cell office:value-type="string">
            <text:p>0x2F </text:p>
          </table:table-cell>
          <table:table-cell office:value-type="string">
            <text:p>0x002F</text:p>
          </table:table-cell>
          <table:table-cell office:value-type="string">
            <text:p>/</text:p>
          </table:table-cell>
          <table:table-cell office:value-type="string">
            <text:p>SOLIDUS</text:p>
          </table:table-cell>
        </table:table-row>
        <table:table-row table:style-name="ro1">
          <table:table-cell office:value-type="string">
            <text:p>0x2E</text:p>
          </table:table-cell>
          <table:table-cell office:value-type="string">
            <text:p>0x2E </text:p>
          </table:table-cell>
          <table:table-cell office:value-type="string">
            <text:p>0x002E</text:p>
          </table:table-cell>
          <table:table-cell office:value-type="string">
            <text:p>.</text:p>
          </table:table-cell>
          <table:table-cell office:value-type="string">
            <text:p>FULL STOP</text:p>
          </table:table-cell>
          <table:table-cell/>
          <table:table-cell office:value-type="string">
            <text:p>0x2E</text:p>
          </table:table-cell>
          <table:table-cell office:value-type="string">
            <text:p>0x2E </text:p>
          </table:table-cell>
          <table:table-cell office:value-type="string">
            <text:p>0x002E</text:p>
          </table:table-cell>
          <table:table-cell office:value-type="string">
            <text:p>.</text:p>
          </table:table-cell>
          <table:table-cell office:value-type="string">
            <text:p>FULL STOP</text:p>
          </table:table-cell>
        </table:table-row>
        <table:table-row table:style-name="ro1">
          <table:table-cell office:value-type="string">
            <text:p>0x2D</text:p>
          </table:table-cell>
          <table:table-cell office:value-type="string">
            <text:p>0x2D </text:p>
          </table:table-cell>
          <table:table-cell office:value-type="string">
            <text:p>0x002D</text:p>
          </table:table-cell>
          <table:table-cell office:value-type="string">
            <text:p>-</text:p>
          </table:table-cell>
          <table:table-cell office:value-type="string">
            <text:p>HYPHEN-MINUS</text:p>
          </table:table-cell>
          <table:table-cell/>
          <table:table-cell office:value-type="string">
            <text:p>0x2D</text:p>
          </table:table-cell>
          <table:table-cell office:value-type="string">
            <text:p>0x2D </text:p>
          </table:table-cell>
          <table:table-cell office:value-type="string">
            <text:p>0x002D</text:p>
          </table:table-cell>
          <table:table-cell office:value-type="string">
            <text:p>-</text:p>
          </table:table-cell>
          <table:table-cell office:value-type="string">
            <text:p>HYPHEN-MINUS</text:p>
          </table:table-cell>
        </table:table-row>
        <table:table-row table:style-name="ro1">
          <table:table-cell office:value-type="string">
            <text:p>0x2C</text:p>
          </table:table-cell>
          <table:table-cell office:value-type="string">
            <text:p>0x2C </text:p>
          </table:table-cell>
          <table:table-cell office:value-type="string">
            <text:p>0x002C</text:p>
          </table:table-cell>
          <table:table-cell office:value-type="string">
            <text:p>,</text:p>
          </table:table-cell>
          <table:table-cell office:value-type="string">
            <text:p>COMMA</text:p>
          </table:table-cell>
          <table:table-cell/>
          <table:table-cell office:value-type="string">
            <text:p>0x2C</text:p>
          </table:table-cell>
          <table:table-cell office:value-type="string">
            <text:p>0x2C </text:p>
          </table:table-cell>
          <table:table-cell office:value-type="string">
            <text:p>0x002C</text:p>
          </table:table-cell>
          <table:table-cell office:value-type="string">
            <text:p>,</text:p>
          </table:table-cell>
          <table:table-cell office:value-type="string">
            <text:p>COMMA</text:p>
          </table:table-cell>
        </table:table-row>
        <table:table-row table:style-name="ro1">
          <table:table-cell office:value-type="string">
            <text:p>0x2B</text:p>
          </table:table-cell>
          <table:table-cell office:value-type="string">
            <text:p>0x2B </text:p>
          </table:table-cell>
          <table:table-cell office:value-type="string">
            <text:p>0x002B</text:p>
          </table:table-cell>
          <table:table-cell office:value-type="string">
            <text:p>+</text:p>
          </table:table-cell>
          <table:table-cell office:value-type="string">
            <text:p>PLUS SIGN</text:p>
          </table:table-cell>
          <table:table-cell/>
          <table:table-cell office:value-type="string">
            <text:p>0x2B</text:p>
          </table:table-cell>
          <table:table-cell office:value-type="string">
            <text:p>0x2B </text:p>
          </table:table-cell>
          <table:table-cell office:value-type="string">
            <text:p>0x002B</text:p>
          </table:table-cell>
          <table:table-cell office:value-type="string">
            <text:p>+</text:p>
          </table:table-cell>
          <table:table-cell office:value-type="string">
            <text:p>PLUS SIGN</text:p>
          </table:table-cell>
        </table:table-row>
        <table:table-row table:style-name="ro1">
          <table:table-cell office:value-type="string">
            <text:p>0x2A</text:p>
          </table:table-cell>
          <table:table-cell office:value-type="string">
            <text:p>0x2A </text:p>
          </table:table-cell>
          <table:table-cell office:value-type="string">
            <text:p>0x002A</text:p>
          </table:table-cell>
          <table:table-cell office:value-type="string">
            <text:p>*</text:p>
          </table:table-cell>
          <table:table-cell office:value-type="string">
            <text:p>ASTERISK</text:p>
          </table:table-cell>
          <table:table-cell/>
          <table:table-cell office:value-type="string">
            <text:p>0x2A</text:p>
          </table:table-cell>
          <table:table-cell office:value-type="string">
            <text:p>0x2A </text:p>
          </table:table-cell>
          <table:table-cell office:value-type="string">
            <text:p>0x002A</text:p>
          </table:table-cell>
          <table:table-cell office:value-type="string">
            <text:p>*</text:p>
          </table:table-cell>
          <table:table-cell office:value-type="string">
            <text:p>ASTERISK</text:p>
          </table:table-cell>
        </table:table-row>
        <table:table-row table:style-name="ro3">
          <table:table-cell office:value-type="string">
            <text:p>0x29</text:p>
          </table:table-cell>
          <table:table-cell office:value-type="string">
            <text:p>0x29 </text:p>
          </table:table-cell>
          <table:table-cell office:value-type="string">
            <text:p>0x0029</text:p>
          </table:table-cell>
          <table:table-cell office:value-type="string">
            <text:p>)</text:p>
          </table:table-cell>
          <table:table-cell office:value-type="string">
            <text:p>RIGHT PARENTHESIS</text:p>
          </table:table-cell>
          <table:table-cell/>
          <table:table-cell office:value-type="string">
            <text:p>0x29</text:p>
          </table:table-cell>
          <table:table-cell office:value-type="string">
            <text:p>0x29 </text:p>
          </table:table-cell>
          <table:table-cell office:value-type="string">
            <text:p>0x0029</text:p>
          </table:table-cell>
          <table:table-cell office:value-type="string">
            <text:p>)</text:p>
          </table:table-cell>
          <table:table-cell office:value-type="string">
            <text:p>RIGHT PARENTHESIS</text:p>
          </table:table-cell>
        </table:table-row>
        <table:table-row table:style-name="ro3">
          <table:table-cell office:value-type="string">
            <text:p>0x28</text:p>
          </table:table-cell>
          <table:table-cell office:value-type="string">
            <text:p>0x28 </text:p>
          </table:table-cell>
          <table:table-cell office:value-type="string">
            <text:p>0x0028</text:p>
          </table:table-cell>
          <table:table-cell office:value-type="string">
            <text:p>(</text:p>
          </table:table-cell>
          <table:table-cell office:value-type="string">
            <text:p>LEFT PARENTHESIS</text:p>
          </table:table-cell>
          <table:table-cell/>
          <table:table-cell office:value-type="string">
            <text:p>0x28</text:p>
          </table:table-cell>
          <table:table-cell office:value-type="string">
            <text:p>0x28 </text:p>
          </table:table-cell>
          <table:table-cell office:value-type="string">
            <text:p>0x0028</text:p>
          </table:table-cell>
          <table:table-cell office:value-type="string">
            <text:p>(</text:p>
          </table:table-cell>
          <table:table-cell office:value-type="string">
            <text:p>LEFT PARENTHESIS</text:p>
          </table:table-cell>
        </table:table-row>
        <table:table-row table:style-name="ro1">
          <table:table-cell office:value-type="string">
            <text:p>0x27</text:p>
          </table:table-cell>
          <table:table-cell office:value-type="string">
            <text:p>0x27 </text:p>
          </table:table-cell>
          <table:table-cell office:value-type="string">
            <text:p>0x0027</text:p>
          </table:table-cell>
          <table:table-cell office:value-type="string">
            <text:p>'</text:p>
          </table:table-cell>
          <table:table-cell office:value-type="string">
            <text:p>APOSTROPHE</text:p>
          </table:table-cell>
          <table:table-cell/>
          <table:table-cell office:value-type="string">
            <text:p>0x27</text:p>
          </table:table-cell>
          <table:table-cell office:value-type="string">
            <text:p>0x27 </text:p>
          </table:table-cell>
          <table:table-cell office:value-type="string">
            <text:p>0x0027</text:p>
          </table:table-cell>
          <table:table-cell office:value-type="string">
            <text:p>'</text:p>
          </table:table-cell>
          <table:table-cell office:value-type="string">
            <text:p>APOSTROPHE</text:p>
          </table:table-cell>
        </table:table-row>
        <table:table-row table:style-name="ro1">
          <table:table-cell office:value-type="string">
            <text:p>0x26</text:p>
          </table:table-cell>
          <table:table-cell office:value-type="string">
            <text:p>0x26 </text:p>
          </table:table-cell>
          <table:table-cell office:value-type="string">
            <text:p>0x0026</text:p>
          </table:table-cell>
          <table:table-cell office:value-type="string">
            <text:p>&amp;</text:p>
          </table:table-cell>
          <table:table-cell office:value-type="string">
            <text:p>AMPERSAND</text:p>
          </table:table-cell>
          <table:table-cell/>
          <table:table-cell office:value-type="string">
            <text:p>0x26</text:p>
          </table:table-cell>
          <table:table-cell office:value-type="string">
            <text:p>0x26 </text:p>
          </table:table-cell>
          <table:table-cell office:value-type="string">
            <text:p>0x0026</text:p>
          </table:table-cell>
          <table:table-cell office:value-type="string">
            <text:p>&amp;</text:p>
          </table:table-cell>
          <table:table-cell office:value-type="string">
            <text:p>AMPERSAND</text:p>
          </table:table-cell>
        </table:table-row>
        <table:table-row table:style-name="ro1">
          <table:table-cell office:value-type="string">
            <text:p>0x25</text:p>
          </table:table-cell>
          <table:table-cell office:value-type="string">
            <text:p>0x25 </text:p>
          </table:table-cell>
          <table:table-cell office:value-type="string">
            <text:p>0x0025</text:p>
          </table:table-cell>
          <table:table-cell office:value-type="string">
            <text:p>%</text:p>
          </table:table-cell>
          <table:table-cell office:value-type="string">
            <text:p>PERCENT SIGN</text:p>
          </table:table-cell>
          <table:table-cell/>
          <table:table-cell office:value-type="string">
            <text:p>0x25</text:p>
          </table:table-cell>
          <table:table-cell office:value-type="string">
            <text:p>0x25 </text:p>
          </table:table-cell>
          <table:table-cell office:value-type="string">
            <text:p>0x0025</text:p>
          </table:table-cell>
          <table:table-cell office:value-type="string">
            <text:p>%</text:p>
          </table:table-cell>
          <table:table-cell office:value-type="string">
            <text:p>PERCENT SIGN</text:p>
          </table:table-cell>
        </table:table-row>
        <table:table-row table:style-name="ro1">
          <table:table-cell office:value-type="string">
            <text:p>0x24</text:p>
          </table:table-cell>
          <table:table-cell office:value-type="string">
            <text:p>0x24 </text:p>
          </table:table-cell>
          <table:table-cell office:value-type="string">
            <text:p>0x0024</text:p>
          </table:table-cell>
          <table:table-cell office:value-type="string">
            <text:p>$</text:p>
          </table:table-cell>
          <table:table-cell office:value-type="string">
            <text:p>DOLLAR SIGN</text:p>
          </table:table-cell>
          <table:table-cell/>
          <table:table-cell office:value-type="string">
            <text:p>0x24</text:p>
          </table:table-cell>
          <table:table-cell office:value-type="string">
            <text:p>0x24 </text:p>
          </table:table-cell>
          <table:table-cell office:value-type="string">
            <text:p>0x0024</text:p>
          </table:table-cell>
          <table:table-cell office:value-type="string">
            <text:p>$</text:p>
          </table:table-cell>
          <table:table-cell office:value-type="string">
            <text:p>DOLLAR SIGN</text:p>
          </table:table-cell>
        </table:table-row>
        <table:table-row table:style-name="ro1">
          <table:table-cell office:value-type="string">
            <text:p>0x23</text:p>
          </table:table-cell>
          <table:table-cell office:value-type="string">
            <text:p>0x23 </text:p>
          </table:table-cell>
          <table:table-cell office:value-type="string">
            <text:p>0x0023</text:p>
          </table:table-cell>
          <table:table-cell office:value-type="string">
            <text:p>#</text:p>
          </table:table-cell>
          <table:table-cell office:value-type="string">
            <text:p>NUMBER SIGN</text:p>
          </table:table-cell>
          <table:table-cell/>
          <table:table-cell office:value-type="string">
            <text:p>0x23</text:p>
          </table:table-cell>
          <table:table-cell office:value-type="string">
            <text:p>0x23 </text:p>
          </table:table-cell>
          <table:table-cell office:value-type="string">
            <text:p>0x0023</text:p>
          </table:table-cell>
          <table:table-cell office:value-type="string">
            <text:p>#</text:p>
          </table:table-cell>
          <table:table-cell office:value-type="string">
            <text:p>NUMBER SIGN</text:p>
          </table:table-cell>
        </table:table-row>
        <table:table-row table:style-name="ro3">
          <table:table-cell office:value-type="string">
            <text:p>0x22</text:p>
          </table:table-cell>
          <table:table-cell office:value-type="string">
            <text:p>0x22 </text:p>
          </table:table-cell>
          <table:table-cell office:value-type="string">
            <text:p>0x0022</text:p>
          </table:table-cell>
          <table:table-cell office:value-type="string">
            <text:p>"</text:p>
          </table:table-cell>
          <table:table-cell office:value-type="string">
            <text:p>QUOTATION MARK</text:p>
          </table:table-cell>
          <table:table-cell/>
          <table:table-cell office:value-type="string">
            <text:p>0x22</text:p>
          </table:table-cell>
          <table:table-cell office:value-type="string">
            <text:p>0x22 </text:p>
          </table:table-cell>
          <table:table-cell office:value-type="string">
            <text:p>0x0022</text:p>
          </table:table-cell>
          <table:table-cell office:value-type="string">
            <text:p>"</text:p>
          </table:table-cell>
          <table:table-cell office:value-type="string">
            <text:p>QUOTATION MARK</text:p>
          </table:table-cell>
        </table:table-row>
        <table:table-row table:style-name="ro3">
          <table:table-cell office:value-type="string">
            <text:p>0x21</text:p>
          </table:table-cell>
          <table:table-cell office:value-type="string">
            <text:p>0x21 </text:p>
          </table:table-cell>
          <table:table-cell office:value-type="string">
            <text:p>0x0021</text:p>
          </table:table-cell>
          <table:table-cell office:value-type="string">
            <text:p>!</text:p>
          </table:table-cell>
          <table:table-cell office:value-type="string">
            <text:p>EXCLAMATION MARK</text:p>
          </table:table-cell>
          <table:table-cell/>
          <table:table-cell office:value-type="string">
            <text:p>0x21</text:p>
          </table:table-cell>
          <table:table-cell office:value-type="string">
            <text:p>0x21 </text:p>
          </table:table-cell>
          <table:table-cell office:value-type="string">
            <text:p>0x0021</text:p>
          </table:table-cell>
          <table:table-cell office:value-type="string">
            <text:p>!</text:p>
          </table:table-cell>
          <table:table-cell office:value-type="string">
            <text:p>EXCLAMATION MARK</text:p>
          </table:table-cell>
        </table:table-row>
        <table:table-row table:style-name="ro1">
          <table:table-cell office:value-type="string">
            <text:p>0x20</text:p>
          </table:table-cell>
          <table:table-cell office:value-type="string">
            <text:p>0x20 </text:p>
          </table:table-cell>
          <table:table-cell office:value-type="string">
            <text:p>0x0020</text:p>
          </table:table-cell>
          <table:table-cell table:style-name="ce3"/>
          <table:table-cell office:value-type="string">
            <text:p>SPACE</text:p>
          </table:table-cell>
          <table:table-cell/>
          <table:table-cell office:value-type="string">
            <text:p>0x20</text:p>
          </table:table-cell>
          <table:table-cell office:value-type="string">
            <text:p>0x20 </text:p>
          </table:table-cell>
          <table:table-cell office:value-type="string">
            <text:p>0x0020</text:p>
          </table:table-cell>
          <table:table-cell table:style-name="ce3"/>
          <table:table-cell office:value-type="string">
            <text:p>SPACE</text:p>
          </table:table-cell>
        </table:table-row>
        <table:table-row table:style-name="ro1">
          <table:table-cell office:value-type="string">
            <text:p>0x1F</text:p>
          </table:table-cell>
          <table:table-cell office:value-type="string">
            <text:p>0x1F </text:p>
          </table:table-cell>
          <table:table-cell office:value-type="string">
            <text:p>0x001F</text:p>
          </table:table-cell>
          <table:table-cell/>
          <table:table-cell office:value-type="string">
            <text:p>UNIT SEPARATOR</text:p>
          </table:table-cell>
          <table:table-cell/>
          <table:table-cell office:value-type="string">
            <text:p>0x1F</text:p>
          </table:table-cell>
          <table:table-cell office:value-type="string">
            <text:p>0x1F </text:p>
          </table:table-cell>
          <table:table-cell office:value-type="string">
            <text:p>0x001F</text:p>
          </table:table-cell>
          <table:table-cell/>
          <table:table-cell office:value-type="string">
            <text:p>UNIT SEPARATOR</text:p>
          </table:table-cell>
        </table:table-row>
        <table:table-row table:style-name="ro3">
          <table:table-cell office:value-type="string">
            <text:p>0x1E</text:p>
          </table:table-cell>
          <table:table-cell office:value-type="string">
            <text:p>0x1E </text:p>
          </table:table-cell>
          <table:table-cell office:value-type="string">
            <text:p>0x001E</text:p>
          </table:table-cell>
          <table:table-cell/>
          <table:table-cell office:value-type="string">
            <text:p>RECORD SEPARATOR</text:p>
          </table:table-cell>
          <table:table-cell/>
          <table:table-cell office:value-type="string">
            <text:p>0x1E</text:p>
          </table:table-cell>
          <table:table-cell office:value-type="string">
            <text:p>0x1E </text:p>
          </table:table-cell>
          <table:table-cell office:value-type="string">
            <text:p>0x001E</text:p>
          </table:table-cell>
          <table:table-cell/>
          <table:table-cell office:value-type="string">
            <text:p>RECORD SEPARATOR</text:p>
          </table:table-cell>
        </table:table-row>
        <table:table-row table:style-name="ro3">
          <table:table-cell office:value-type="string">
            <text:p>0x1D</text:p>
          </table:table-cell>
          <table:table-cell office:value-type="string">
            <text:p>0x1D </text:p>
          </table:table-cell>
          <table:table-cell office:value-type="string">
            <text:p>0x001D</text:p>
          </table:table-cell>
          <table:table-cell/>
          <table:table-cell office:value-type="string">
            <text:p>GROUP SEPARATOR</text:p>
          </table:table-cell>
          <table:table-cell/>
          <table:table-cell office:value-type="string">
            <text:p>0x1D</text:p>
          </table:table-cell>
          <table:table-cell office:value-type="string">
            <text:p>0x1D </text:p>
          </table:table-cell>
          <table:table-cell office:value-type="string">
            <text:p>0x001D</text:p>
          </table:table-cell>
          <table:table-cell/>
          <table:table-cell office:value-type="string">
            <text:p>GROUP SEPARATOR</text:p>
          </table:table-cell>
        </table:table-row>
        <table:table-row table:style-name="ro1">
          <table:table-cell office:value-type="string">
            <text:p>0x1C</text:p>
          </table:table-cell>
          <table:table-cell office:value-type="string">
            <text:p>0x1C </text:p>
          </table:table-cell>
          <table:table-cell office:value-type="string">
            <text:p>0x001C</text:p>
          </table:table-cell>
          <table:table-cell/>
          <table:table-cell office:value-type="string">
            <text:p>FILE SEPARATOR</text:p>
          </table:table-cell>
          <table:table-cell/>
          <table:table-cell office:value-type="string">
            <text:p>0x1C</text:p>
          </table:table-cell>
          <table:table-cell office:value-type="string">
            <text:p>0x1C </text:p>
          </table:table-cell>
          <table:table-cell office:value-type="string">
            <text:p>0x001C</text:p>
          </table:table-cell>
          <table:table-cell/>
          <table:table-cell office:value-type="string">
            <text:p>FILE SEPARATOR</text:p>
          </table:table-cell>
        </table:table-row>
        <table:table-row table:style-name="ro1">
          <table:table-cell office:value-type="string">
            <text:p>0x1B</text:p>
          </table:table-cell>
          <table:table-cell office:value-type="string">
            <text:p>0x1B </text:p>
          </table:table-cell>
          <table:table-cell office:value-type="string">
            <text:p>0x001B</text:p>
          </table:table-cell>
          <table:table-cell/>
          <table:table-cell office:value-type="string">
            <text:p>ESCAPE</text:p>
          </table:table-cell>
          <table:table-cell/>
          <table:table-cell office:value-type="string">
            <text:p>0x1B</text:p>
          </table:table-cell>
          <table:table-cell office:value-type="string">
            <text:p>0x1B </text:p>
          </table:table-cell>
          <table:table-cell office:value-type="string">
            <text:p>0x001B</text:p>
          </table:table-cell>
          <table:table-cell/>
          <table:table-cell office:value-type="string">
            <text:p>ESCAPE</text:p>
          </table:table-cell>
        </table:table-row>
        <table:table-row table:style-name="ro1">
          <table:table-cell office:value-type="string">
            <text:p>0x1A</text:p>
          </table:table-cell>
          <table:table-cell office:value-type="string">
            <text:p>0x1A </text:p>
          </table:table-cell>
          <table:table-cell office:value-type="string">
            <text:p>0x001A</text:p>
          </table:table-cell>
          <table:table-cell/>
          <table:table-cell office:value-type="string">
            <text:p>SUBSTITUTE</text:p>
          </table:table-cell>
          <table:table-cell/>
          <table:table-cell office:value-type="string">
            <text:p>0x1A</text:p>
          </table:table-cell>
          <table:table-cell office:value-type="string">
            <text:p>0x1A </text:p>
          </table:table-cell>
          <table:table-cell office:value-type="string">
            <text:p>0x001A</text:p>
          </table:table-cell>
          <table:table-cell/>
          <table:table-cell office:value-type="string">
            <text:p>SUBSTITUTE</text:p>
          </table:table-cell>
        </table:table-row>
        <table:table-row table:style-name="ro1">
          <table:table-cell office:value-type="string">
            <text:p>0x19</text:p>
          </table:table-cell>
          <table:table-cell office:value-type="string">
            <text:p>0x19 </text:p>
          </table:table-cell>
          <table:table-cell office:value-type="string">
            <text:p>0x0019</text:p>
          </table:table-cell>
          <table:table-cell/>
          <table:table-cell office:value-type="string">
            <text:p>END OF MEDIUM</text:p>
          </table:table-cell>
          <table:table-cell/>
          <table:table-cell office:value-type="string">
            <text:p>0x19</text:p>
          </table:table-cell>
          <table:table-cell office:value-type="string">
            <text:p>0x19 </text:p>
          </table:table-cell>
          <table:table-cell office:value-type="string">
            <text:p>0x0019</text:p>
          </table:table-cell>
          <table:table-cell/>
          <table:table-cell office:value-type="string">
            <text:p>END OF MEDIUM</text:p>
          </table:table-cell>
        </table:table-row>
        <table:table-row table:style-name="ro1">
          <table:table-cell office:value-type="string">
            <text:p>0x18</text:p>
          </table:table-cell>
          <table:table-cell office:value-type="string">
            <text:p>0x18 </text:p>
          </table:table-cell>
          <table:table-cell office:value-type="string">
            <text:p>0x0018</text:p>
          </table:table-cell>
          <table:table-cell/>
          <table:table-cell office:value-type="string">
            <text:p>CANCEL</text:p>
          </table:table-cell>
          <table:table-cell/>
          <table:table-cell office:value-type="string">
            <text:p>0x18</text:p>
          </table:table-cell>
          <table:table-cell office:value-type="string">
            <text:p>0x18 </text:p>
          </table:table-cell>
          <table:table-cell office:value-type="string">
            <text:p>0x0018</text:p>
          </table:table-cell>
          <table:table-cell/>
          <table:table-cell office:value-type="string">
            <text:p>CANCEL</text:p>
          </table:table-cell>
        </table:table-row>
        <table:table-row table:style-name="ro2">
          <table:table-cell office:value-type="string">
            <text:p>0x17</text:p>
          </table:table-cell>
          <table:table-cell office:value-type="string">
            <text:p>0x17 </text:p>
          </table:table-cell>
          <table:table-cell office:value-type="string">
            <text:p>0x0017</text:p>
          </table:table-cell>
          <table:table-cell/>
          <table:table-cell office:value-type="string">
            <text:p>END OF TRANSMISSION BLOCK</text:p>
          </table:table-cell>
          <table:table-cell/>
          <table:table-cell office:value-type="string">
            <text:p>0x17</text:p>
          </table:table-cell>
          <table:table-cell office:value-type="string">
            <text:p>0x17 </text:p>
          </table:table-cell>
          <table:table-cell office:value-type="string">
            <text:p>0x0017</text:p>
          </table:table-cell>
          <table:table-cell/>
          <table:table-cell office:value-type="string">
            <text:p>END OF TRANSMISSION BLOCK</text:p>
          </table:table-cell>
        </table:table-row>
        <table:table-row table:style-name="ro3">
          <table:table-cell office:value-type="string">
            <text:p>0x16</text:p>
          </table:table-cell>
          <table:table-cell office:value-type="string">
            <text:p>0x16 </text:p>
          </table:table-cell>
          <table:table-cell office:value-type="string">
            <text:p>0x0016</text:p>
          </table:table-cell>
          <table:table-cell/>
          <table:table-cell office:value-type="string">
            <text:p>SYNCHRONOUS IDLE</text:p>
          </table:table-cell>
          <table:table-cell/>
          <table:table-cell office:value-type="string">
            <text:p>0x16</text:p>
          </table:table-cell>
          <table:table-cell office:value-type="string">
            <text:p>0x16 </text:p>
          </table:table-cell>
          <table:table-cell office:value-type="string">
            <text:p>0x0016</text:p>
          </table:table-cell>
          <table:table-cell/>
          <table:table-cell office:value-type="string">
            <text:p>SYNCHRONOUS IDLE</text:p>
          </table:table-cell>
        </table:table-row>
        <table:table-row table:style-name="ro3">
          <table:table-cell office:value-type="string">
            <text:p>0x15</text:p>
          </table:table-cell>
          <table:table-cell office:value-type="string">
            <text:p>0x15 </text:p>
          </table:table-cell>
          <table:table-cell office:value-type="string">
            <text:p>0x0015</text:p>
          </table:table-cell>
          <table:table-cell/>
          <table:table-cell office:value-type="string">
            <text:p>NEGATIVE ACKNOWLEDGE</text:p>
          </table:table-cell>
          <table:table-cell/>
          <table:table-cell office:value-type="string">
            <text:p>0x15</text:p>
          </table:table-cell>
          <table:table-cell office:value-type="string">
            <text:p>0x15 </text:p>
          </table:table-cell>
          <table:table-cell office:value-type="string">
            <text:p>0x0015</text:p>
          </table:table-cell>
          <table:table-cell/>
          <table:table-cell office:value-type="string">
            <text:p>NEGATIVE ACKNOWLEDGE</text:p>
          </table:table-cell>
        </table:table-row>
        <table:table-row table:style-name="ro3">
          <table:table-cell office:value-type="string">
            <text:p>0x14</text:p>
          </table:table-cell>
          <table:table-cell office:value-type="string">
            <text:p>0x14 </text:p>
          </table:table-cell>
          <table:table-cell office:value-type="string">
            <text:p>0x0014</text:p>
          </table:table-cell>
          <table:table-cell/>
          <table:table-cell office:value-type="string">
            <text:p>DEVICE CONTROL FOUR</text:p>
          </table:table-cell>
          <table:table-cell/>
          <table:table-cell office:value-type="string">
            <text:p>0x14</text:p>
          </table:table-cell>
          <table:table-cell office:value-type="string">
            <text:p>0x14 </text:p>
          </table:table-cell>
          <table:table-cell office:value-type="string">
            <text:p>0x0014</text:p>
          </table:table-cell>
          <table:table-cell/>
          <table:table-cell office:value-type="string">
            <text:p>DEVICE CONTROL FOUR</text:p>
          </table:table-cell>
        </table:table-row>
        <table:table-row table:style-name="ro3">
          <table:table-cell office:value-type="string">
            <text:p>0x13</text:p>
          </table:table-cell>
          <table:table-cell office:value-type="string">
            <text:p>0x13 </text:p>
          </table:table-cell>
          <table:table-cell office:value-type="string">
            <text:p>0x0013</text:p>
          </table:table-cell>
          <table:table-cell/>
          <table:table-cell office:value-type="string">
            <text:p>DEVICE CONTROL THREE</text:p>
          </table:table-cell>
          <table:table-cell/>
          <table:table-cell office:value-type="string">
            <text:p>0x13</text:p>
          </table:table-cell>
          <table:table-cell office:value-type="string">
            <text:p>0x13 </text:p>
          </table:table-cell>
          <table:table-cell office:value-type="string">
            <text:p>0x0013</text:p>
          </table:table-cell>
          <table:table-cell/>
          <table:table-cell office:value-type="string">
            <text:p>DEVICE CONTROL THREE</text:p>
          </table:table-cell>
        </table:table-row>
        <table:table-row table:style-name="ro3">
          <table:table-cell office:value-type="string">
            <text:p>0x12</text:p>
          </table:table-cell>
          <table:table-cell office:value-type="string">
            <text:p>0x12 </text:p>
          </table:table-cell>
          <table:table-cell office:value-type="string">
            <text:p>0x0012</text:p>
          </table:table-cell>
          <table:table-cell/>
          <table:table-cell office:value-type="string">
            <text:p>DEVICE CONTROL TWO</text:p>
          </table:table-cell>
          <table:table-cell/>
          <table:table-cell office:value-type="string">
            <text:p>0x12</text:p>
          </table:table-cell>
          <table:table-cell office:value-type="string">
            <text:p>0x12 </text:p>
          </table:table-cell>
          <table:table-cell office:value-type="string">
            <text:p>0x0012</text:p>
          </table:table-cell>
          <table:table-cell/>
          <table:table-cell office:value-type="string">
            <text:p>DEVICE CONTROL TWO</text:p>
          </table:table-cell>
        </table:table-row>
        <table:table-row table:style-name="ro3">
          <table:table-cell office:value-type="string">
            <text:p>0x11</text:p>
          </table:table-cell>
          <table:table-cell office:value-type="string">
            <text:p>0x11 </text:p>
          </table:table-cell>
          <table:table-cell office:value-type="string">
            <text:p>0x0011</text:p>
          </table:table-cell>
          <table:table-cell/>
          <table:table-cell office:value-type="string">
            <text:p>DEVICE CONTROL ONE</text:p>
          </table:table-cell>
          <table:table-cell/>
          <table:table-cell office:value-type="string">
            <text:p>0x11</text:p>
          </table:table-cell>
          <table:table-cell office:value-type="string">
            <text:p>0x11 </text:p>
          </table:table-cell>
          <table:table-cell office:value-type="string">
            <text:p>0x0011</text:p>
          </table:table-cell>
          <table:table-cell/>
          <table:table-cell office:value-type="string">
            <text:p>DEVICE CONTROL ONE</text:p>
          </table:table-cell>
        </table:table-row>
        <table:table-row table:style-name="ro3">
          <table:table-cell office:value-type="string">
            <text:p>0x10</text:p>
          </table:table-cell>
          <table:table-cell office:value-type="string">
            <text:p>0x10 </text:p>
          </table:table-cell>
          <table:table-cell office:value-type="string">
            <text:p>0x0010</text:p>
          </table:table-cell>
          <table:table-cell/>
          <table:table-cell office:value-type="string">
            <text:p>DATA LINK ESCAPE</text:p>
          </table:table-cell>
          <table:table-cell/>
          <table:table-cell office:value-type="string">
            <text:p>0x10</text:p>
          </table:table-cell>
          <table:table-cell office:value-type="string">
            <text:p>0x10 </text:p>
          </table:table-cell>
          <table:table-cell office:value-type="string">
            <text:p>0x0010</text:p>
          </table:table-cell>
          <table:table-cell/>
          <table:table-cell office:value-type="string">
            <text:p>DATA LINK ESCAPE</text:p>
          </table:table-cell>
        </table:table-row>
        <table:table-row table:style-name="ro1">
          <table:table-cell office:value-type="string">
            <text:p>0x0F</text:p>
          </table:table-cell>
          <table:table-cell office:value-type="string">
            <text:p>0x0F </text:p>
          </table:table-cell>
          <table:table-cell office:value-type="string">
            <text:p>0x000F</text:p>
          </table:table-cell>
          <table:table-cell/>
          <table:table-cell office:value-type="string">
            <text:p>SHIFT IN</text:p>
          </table:table-cell>
          <table:table-cell/>
          <table:table-cell office:value-type="string">
            <text:p>0x0F</text:p>
          </table:table-cell>
          <table:table-cell office:value-type="string">
            <text:p>0x0F </text:p>
          </table:table-cell>
          <table:table-cell office:value-type="string">
            <text:p>0x000F</text:p>
          </table:table-cell>
          <table:table-cell/>
          <table:table-cell office:value-type="string">
            <text:p>SHIFT IN</text:p>
          </table:table-cell>
        </table:table-row>
        <table:table-row table:style-name="ro1">
          <table:table-cell office:value-type="string">
            <text:p>0x0E</text:p>
          </table:table-cell>
          <table:table-cell office:value-type="string">
            <text:p>0x0E </text:p>
          </table:table-cell>
          <table:table-cell office:value-type="string">
            <text:p>0x000E</text:p>
          </table:table-cell>
          <table:table-cell/>
          <table:table-cell office:value-type="string">
            <text:p>SHIFT OUT</text:p>
          </table:table-cell>
          <table:table-cell/>
          <table:table-cell office:value-type="string">
            <text:p>0x0E</text:p>
          </table:table-cell>
          <table:table-cell office:value-type="string">
            <text:p>0x0E </text:p>
          </table:table-cell>
          <table:table-cell office:value-type="string">
            <text:p>0x000E</text:p>
          </table:table-cell>
          <table:table-cell/>
          <table:table-cell office:value-type="string">
            <text:p>SHIFT OUT</text:p>
          </table:table-cell>
        </table:table-row>
        <table:table-row table:style-name="ro3">
          <table:table-cell office:value-type="string">
            <text:p>0x0D</text:p>
          </table:table-cell>
          <table:table-cell office:value-type="string">
            <text:p>0x0D </text:p>
          </table:table-cell>
          <table:table-cell office:value-type="string">
            <text:p>0x000D</text:p>
          </table:table-cell>
          <table:table-cell table:style-name="ce3"/>
          <table:table-cell office:value-type="string">
            <text:p>CARRIAGE RETURN</text:p>
          </table:table-cell>
          <table:table-cell/>
          <table:table-cell office:value-type="string">
            <text:p>0x0D</text:p>
          </table:table-cell>
          <table:table-cell office:value-type="string">
            <text:p>0x0D </text:p>
          </table:table-cell>
          <table:table-cell office:value-type="string">
            <text:p>0x000D</text:p>
          </table:table-cell>
          <table:table-cell table:style-name="ce3"/>
          <table:table-cell office:value-type="string">
            <text:p>CARRIAGE RETURN</text:p>
          </table:table-cell>
        </table:table-row>
        <table:table-row table:style-name="ro1">
          <table:table-cell office:value-type="string">
            <text:p>0x0C</text:p>
          </table:table-cell>
          <table:table-cell office:value-type="string">
            <text:p>0x0C </text:p>
          </table:table-cell>
          <table:table-cell office:value-type="string">
            <text:p>0x000C</text:p>
          </table:table-cell>
          <table:table-cell table:style-name="ce3"/>
          <table:table-cell office:value-type="string">
            <text:p>FORM FEED</text:p>
          </table:table-cell>
          <table:table-cell/>
          <table:table-cell office:value-type="string">
            <text:p>0x0C</text:p>
          </table:table-cell>
          <table:table-cell office:value-type="string">
            <text:p>0x0C </text:p>
          </table:table-cell>
          <table:table-cell office:value-type="string">
            <text:p>0x000C</text:p>
          </table:table-cell>
          <table:table-cell table:style-name="ce3"/>
          <table:table-cell office:value-type="string">
            <text:p>FORM FEED</text:p>
          </table:table-cell>
        </table:table-row>
        <table:table-row table:style-name="ro3">
          <table:table-cell office:value-type="string">
            <text:p>0x0B</text:p>
          </table:table-cell>
          <table:table-cell office:value-type="string">
            <text:p>0x0B </text:p>
          </table:table-cell>
          <table:table-cell office:value-type="string">
            <text:p>0x000B</text:p>
          </table:table-cell>
          <table:table-cell table:style-name="ce3"/>
          <table:table-cell office:value-type="string">
            <text:p>VERTICAL TABULATION</text:p>
          </table:table-cell>
          <table:table-cell/>
          <table:table-cell office:value-type="string">
            <text:p>0x0B</text:p>
          </table:table-cell>
          <table:table-cell office:value-type="string">
            <text:p>0x0B </text:p>
          </table:table-cell>
          <table:table-cell office:value-type="string">
            <text:p>0x000B</text:p>
          </table:table-cell>
          <table:table-cell table:style-name="ce3"/>
          <table:table-cell office:value-type="string">
            <text:p>VERTICAL TABULATION</text:p>
          </table:table-cell>
        </table:table-row>
        <table:table-row table:style-name="ro1">
          <table:table-cell office:value-type="string">
            <text:p>0x0A</text:p>
          </table:table-cell>
          <table:table-cell office:value-type="string">
            <text:p>0x0A </text:p>
          </table:table-cell>
          <table:table-cell office:value-type="string">
            <text:p>0x000A</text:p>
          </table:table-cell>
          <table:table-cell table:style-name="ce3"/>
          <table:table-cell office:value-type="string">
            <text:p>LINE FEED</text:p>
          </table:table-cell>
          <table:table-cell/>
          <table:table-cell office:value-type="string">
            <text:p>0x0A</text:p>
          </table:table-cell>
          <table:table-cell office:value-type="string">
            <text:p>0x0A </text:p>
          </table:table-cell>
          <table:table-cell office:value-type="string">
            <text:p>0x000A</text:p>
          </table:table-cell>
          <table:table-cell table:style-name="ce3"/>
          <table:table-cell office:value-type="string">
            <text:p>LINE FEED</text:p>
          </table:table-cell>
        </table:table-row>
        <table:table-row table:style-name="ro3">
          <table:table-cell office:value-type="string">
            <text:p>0x09</text:p>
          </table:table-cell>
          <table:table-cell office:value-type="string">
            <text:p>0x09 </text:p>
          </table:table-cell>
          <table:table-cell office:value-type="string">
            <text:p>0x0009</text:p>
          </table:table-cell>
          <table:table-cell table:style-name="ce3"/>
          <table:table-cell office:value-type="string">
            <text:p>HORIZONTAL TABULATION</text:p>
          </table:table-cell>
          <table:table-cell/>
          <table:table-cell office:value-type="string">
            <text:p>0x09</text:p>
          </table:table-cell>
          <table:table-cell office:value-type="string">
            <text:p>0x09 </text:p>
          </table:table-cell>
          <table:table-cell office:value-type="string">
            <text:p>0x0009</text:p>
          </table:table-cell>
          <table:table-cell table:style-name="ce3"/>
          <table:table-cell office:value-type="string">
            <text:p>HORIZONTAL TABULATION</text:p>
          </table:table-cell>
        </table:table-row>
        <table:table-row table:style-name="ro1">
          <table:table-cell office:value-type="string">
            <text:p>0x08</text:p>
          </table:table-cell>
          <table:table-cell office:value-type="string">
            <text:p>0x08 </text:p>
          </table:table-cell>
          <table:table-cell office:value-type="string">
            <text:p>0x0008</text:p>
          </table:table-cell>
          <table:table-cell/>
          <table:table-cell office:value-type="string">
            <text:p>BACKSPACE</text:p>
          </table:table-cell>
          <table:table-cell/>
          <table:table-cell office:value-type="string">
            <text:p>0x08</text:p>
          </table:table-cell>
          <table:table-cell office:value-type="string">
            <text:p>0x08 </text:p>
          </table:table-cell>
          <table:table-cell office:value-type="string">
            <text:p>0x0008</text:p>
          </table:table-cell>
          <table:table-cell/>
          <table:table-cell office:value-type="string">
            <text:p>BACKSPACE</text:p>
          </table:table-cell>
        </table:table-row>
        <table:table-row table:style-name="ro1">
          <table:table-cell office:value-type="string">
            <text:p>0x07</text:p>
          </table:table-cell>
          <table:table-cell office:value-type="string">
            <text:p>0x07 </text:p>
          </table:table-cell>
          <table:table-cell office:value-type="string">
            <text:p>0x0007</text:p>
          </table:table-cell>
          <table:table-cell/>
          <table:table-cell office:value-type="string">
            <text:p>BELL</text:p>
          </table:table-cell>
          <table:table-cell/>
          <table:table-cell office:value-type="string">
            <text:p>0x07</text:p>
          </table:table-cell>
          <table:table-cell office:value-type="string">
            <text:p>0x07 </text:p>
          </table:table-cell>
          <table:table-cell office:value-type="string">
            <text:p>0x0007</text:p>
          </table:table-cell>
          <table:table-cell/>
          <table:table-cell office:value-type="string">
            <text:p>BELL</text:p>
          </table:table-cell>
        </table:table-row>
        <table:table-row table:style-name="ro1">
          <table:table-cell office:value-type="string">
            <text:p>0x06</text:p>
          </table:table-cell>
          <table:table-cell office:value-type="string">
            <text:p>0x06 </text:p>
          </table:table-cell>
          <table:table-cell office:value-type="string">
            <text:p>0x0006</text:p>
          </table:table-cell>
          <table:table-cell/>
          <table:table-cell office:value-type="string">
            <text:p>ACKNOWLEDGE</text:p>
          </table:table-cell>
          <table:table-cell/>
          <table:table-cell office:value-type="string">
            <text:p>0x06</text:p>
          </table:table-cell>
          <table:table-cell office:value-type="string">
            <text:p>0x06 </text:p>
          </table:table-cell>
          <table:table-cell office:value-type="string">
            <text:p>0x0006</text:p>
          </table:table-cell>
          <table:table-cell/>
          <table:table-cell office:value-type="string">
            <text:p>ACKNOWLEDGE</text:p>
          </table:table-cell>
        </table:table-row>
        <table:table-row table:style-name="ro1">
          <table:table-cell office:value-type="string">
            <text:p>0x05</text:p>
          </table:table-cell>
          <table:table-cell office:value-type="string">
            <text:p>0x05 </text:p>
          </table:table-cell>
          <table:table-cell office:value-type="string">
            <text:p>0x0005</text:p>
          </table:table-cell>
          <table:table-cell/>
          <table:table-cell office:value-type="string">
            <text:p>ENQUIRY</text:p>
          </table:table-cell>
          <table:table-cell/>
          <table:table-cell office:value-type="string">
            <text:p>0x05</text:p>
          </table:table-cell>
          <table:table-cell office:value-type="string">
            <text:p>0x05 </text:p>
          </table:table-cell>
          <table:table-cell office:value-type="string">
            <text:p>0x0005</text:p>
          </table:table-cell>
          <table:table-cell/>
          <table:table-cell office:value-type="string">
            <text:p>ENQUIRY</text:p>
          </table:table-cell>
        </table:table-row>
        <table:table-row table:style-name="ro3">
          <table:table-cell office:value-type="string">
            <text:p>0x04</text:p>
          </table:table-cell>
          <table:table-cell office:value-type="string">
            <text:p>0x04 </text:p>
          </table:table-cell>
          <table:table-cell office:value-type="string">
            <text:p>0x0004</text:p>
          </table:table-cell>
          <table:table-cell/>
          <table:table-cell office:value-type="string">
            <text:p>END OF TRANSMISSION</text:p>
          </table:table-cell>
          <table:table-cell/>
          <table:table-cell office:value-type="string">
            <text:p>0x04</text:p>
          </table:table-cell>
          <table:table-cell office:value-type="string">
            <text:p>0x04 </text:p>
          </table:table-cell>
          <table:table-cell office:value-type="string">
            <text:p>0x0004</text:p>
          </table:table-cell>
          <table:table-cell/>
          <table:table-cell office:value-type="string">
            <text:p>END OF TRANSMISSION</text:p>
          </table:table-cell>
        </table:table-row>
        <table:table-row table:style-name="ro1">
          <table:table-cell office:value-type="string">
            <text:p>0x03</text:p>
          </table:table-cell>
          <table:table-cell office:value-type="string">
            <text:p>0x03 </text:p>
          </table:table-cell>
          <table:table-cell office:value-type="string">
            <text:p>0x0003</text:p>
          </table:table-cell>
          <table:table-cell/>
          <table:table-cell office:value-type="string">
            <text:p>END OF TEXT</text:p>
          </table:table-cell>
          <table:table-cell/>
          <table:table-cell office:value-type="string">
            <text:p>0x03</text:p>
          </table:table-cell>
          <table:table-cell office:value-type="string">
            <text:p>0x03 </text:p>
          </table:table-cell>
          <table:table-cell office:value-type="string">
            <text:p>0x0003</text:p>
          </table:table-cell>
          <table:table-cell/>
          <table:table-cell office:value-type="string">
            <text:p>END OF TEXT</text:p>
          </table:table-cell>
        </table:table-row>
        <table:table-row table:style-name="ro1">
          <table:table-cell office:value-type="string">
            <text:p>0x02</text:p>
          </table:table-cell>
          <table:table-cell office:value-type="string">
            <text:p>0x02 </text:p>
          </table:table-cell>
          <table:table-cell office:value-type="string">
            <text:p>0x0002</text:p>
          </table:table-cell>
          <table:table-cell/>
          <table:table-cell office:value-type="string">
            <text:p>START OF TEXT</text:p>
          </table:table-cell>
          <table:table-cell/>
          <table:table-cell office:value-type="string">
            <text:p>0x02</text:p>
          </table:table-cell>
          <table:table-cell office:value-type="string">
            <text:p>0x02 </text:p>
          </table:table-cell>
          <table:table-cell office:value-type="string">
            <text:p>0x0002</text:p>
          </table:table-cell>
          <table:table-cell/>
          <table:table-cell office:value-type="string">
            <text:p>START OF TEXT</text:p>
          </table:table-cell>
        </table:table-row>
        <table:table-row table:style-name="ro3">
          <table:table-cell office:value-type="string">
            <text:p>0x01</text:p>
          </table:table-cell>
          <table:table-cell office:value-type="string">
            <text:p>0x01 </text:p>
          </table:table-cell>
          <table:table-cell office:value-type="string">
            <text:p>0x0001</text:p>
          </table:table-cell>
          <table:table-cell/>
          <table:table-cell office:value-type="string">
            <text:p>START OF HEADING</text:p>
          </table:table-cell>
          <table:table-cell/>
          <table:table-cell office:value-type="string">
            <text:p>0x01</text:p>
          </table:table-cell>
          <table:table-cell office:value-type="string">
            <text:p>0x01 </text:p>
          </table:table-cell>
          <table:table-cell office:value-type="string">
            <text:p>0x0001</text:p>
          </table:table-cell>
          <table:table-cell/>
          <table:table-cell office:value-type="string">
            <text:p>START OF HEADING</text:p>
          </table:table-cell>
        </table:table-row>
        <table:table-row table:style-name="ro1">
          <table:table-cell office:value-type="string">
            <text:p>0x00</text:p>
          </table:table-cell>
          <table:table-cell office:value-type="string">
            <text:p>0x00 </text:p>
          </table:table-cell>
          <table:table-cell office:value-type="string">
            <text:p>0x0000</text:p>
          </table:table-cell>
          <table:table-cell table:style-name="ce3"/>
          <table:table-cell office:value-type="string">
            <text:p>NULL</text:p>
          </table:table-cell>
          <table:table-cell/>
          <table:table-cell office:value-type="string">
            <text:p>0x00</text:p>
          </table:table-cell>
          <table:table-cell office:value-type="string">
            <text:p>0x00 </text:p>
          </table:table-cell>
          <table:table-cell office:value-type="string">
            <text:p>0x0000</text:p>
          </table:table-cell>
          <table:table-cell table:style-name="ce3"/>
          <table:table-cell office:value-type="string">
            <text:p>NULL</text:p>
          </table:table-cell>
        </table:table-row>
      </table:table>
      <table:table table:name="List1_2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CP850</text:p>
          </table:table-cell>
          <table:table-cell table:style-name="ce1" office:value-type="string">
            <text:p>UTF-8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haracter</text:p>
          </table:table-cell>
          <table:table-cell/>
          <table:table-cell table:style-name="ce1" office:value-type="string">
            <text:p>CP852</text:p>
          </table:table-cell>
          <table:table-cell table:style-name="ce1" office:value-type="string">
            <text:p>UTF-8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haracter</text:p>
          </table:table-cell>
          <table:table-cell/>
        </table:table-row>
        <table:table-row table:style-name="ro1">
          <table:table-cell office:value-type="string">
            <text:p>0xFF</text:p>
          </table:table-cell>
          <table:table-cell office:value-type="string">
            <text:p>0xC2 0xA0 </text:p>
          </table:table-cell>
          <table:table-cell office:value-type="string">
            <text:p>0x00A0</text:p>
          </table:table-cell>
          <table:table-cell office:value-type="string">
            <text:p> </text:p>
          </table:table-cell>
          <table:table-cell/>
          <table:table-cell office:value-type="string">
            <text:p>0xFF</text:p>
          </table:table-cell>
          <table:table-cell office:value-type="string">
            <text:p>0xC2 0xA0 </text:p>
          </table:table-cell>
          <table:table-cell office:value-type="string">
            <text:p>0x00A0</text:p>
          </table:table-cell>
          <table:table-cell office:value-type="string">
            <text:p> </text:p>
          </table:table-cell>
          <table:table-cell table:formula="of:=IF([.C2]=[.H2];&quot;&quot;;&quot;Rozdíl&quot;)">
            <text:p/>
          </table:table-cell>
        </table:table-row>
        <table:table-row table:style-name="ro1">
          <table:table-cell office:value-type="string">
            <text:p>0xFE</text:p>
          </table:table-cell>
          <table:table-cell office:value-type="string">
            <text:p>0xE2 0x96 0xA0 </text:p>
          </table:table-cell>
          <table:table-cell office:value-type="string">
            <text:p>0x25A0</text:p>
          </table:table-cell>
          <table:table-cell office:value-type="string">
            <text:p>■</text:p>
          </table:table-cell>
          <table:table-cell/>
          <table:table-cell office:value-type="string">
            <text:p>0xFE</text:p>
          </table:table-cell>
          <table:table-cell office:value-type="string">
            <text:p>0xE2 0x96 0xA0 </text:p>
          </table:table-cell>
          <table:table-cell office:value-type="string">
            <text:p>0x25A0</text:p>
          </table:table-cell>
          <table:table-cell office:value-type="string">
            <text:p>■</text:p>
          </table:table-cell>
          <table:table-cell table:formula="of:=IF([.C3]=[.H3];&quot;&quot;;&quot;Rozdíl&quot;)">
            <text:p/>
          </table:table-cell>
        </table:table-row>
        <table:table-row table:style-name="ro1">
          <table:table-cell office:value-type="string">
            <text:p>0xFD</text:p>
          </table:table-cell>
          <table:table-cell office:value-type="string">
            <text:p>0xC2 0xB2 </text:p>
          </table:table-cell>
          <table:table-cell office:value-type="string">
            <text:p>0x00B2</text:p>
          </table:table-cell>
          <table:table-cell office:value-type="string">
            <text:p>²</text:p>
          </table:table-cell>
          <table:table-cell/>
          <table:table-cell table:style-name="ce6" office:value-type="string">
            <text:p>0xFD</text:p>
          </table:table-cell>
          <table:table-cell office:value-type="string">
            <text:p>0xC5 0x99 </text:p>
          </table:table-cell>
          <table:table-cell office:value-type="string">
            <text:p>0x0159</text:p>
          </table:table-cell>
          <table:table-cell office:value-type="string">
            <text:p>ř</text:p>
          </table:table-cell>
          <table:table-cell table:formula="of:=IF([.C4]=[.H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C</text:p>
          </table:table-cell>
          <table:table-cell office:value-type="string">
            <text:p>0xC2 0xB3 </text:p>
          </table:table-cell>
          <table:table-cell office:value-type="string">
            <text:p>0x00B3</text:p>
          </table:table-cell>
          <table:table-cell office:value-type="string">
            <text:p>³</text:p>
          </table:table-cell>
          <table:table-cell/>
          <table:table-cell table:style-name="ce6" office:value-type="string">
            <text:p>0xFC</text:p>
          </table:table-cell>
          <table:table-cell office:value-type="string">
            <text:p>0xC5 0x98 </text:p>
          </table:table-cell>
          <table:table-cell office:value-type="string">
            <text:p>0x0158</text:p>
          </table:table-cell>
          <table:table-cell office:value-type="string">
            <text:p>Ř</text:p>
          </table:table-cell>
          <table:table-cell table:formula="of:=IF([.C5]=[.H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B</text:p>
          </table:table-cell>
          <table:table-cell office:value-type="string">
            <text:p>0xC2 0xB9 </text:p>
          </table:table-cell>
          <table:table-cell office:value-type="string">
            <text:p>0x00B9</text:p>
          </table:table-cell>
          <table:table-cell office:value-type="string">
            <text:p>¹</text:p>
          </table:table-cell>
          <table:table-cell/>
          <table:table-cell table:style-name="ce6" office:value-type="string">
            <text:p>0xFB</text:p>
          </table:table-cell>
          <table:table-cell office:value-type="string">
            <text:p>0xC5 0xB1 </text:p>
          </table:table-cell>
          <table:table-cell office:value-type="string">
            <text:p>0x0171</text:p>
          </table:table-cell>
          <table:table-cell office:value-type="string">
            <text:p>ű</text:p>
          </table:table-cell>
          <table:table-cell table:formula="of:=IF([.C6]=[.H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A</text:p>
          </table:table-cell>
          <table:table-cell office:value-type="string">
            <text:p>0xC2 0xB7 </text:p>
          </table:table-cell>
          <table:table-cell office:value-type="string">
            <text:p>0x00B7</text:p>
          </table:table-cell>
          <table:table-cell office:value-type="string">
            <text:p>·</text:p>
          </table:table-cell>
          <table:table-cell/>
          <table:table-cell table:style-name="ce6" office:value-type="string">
            <text:p>0xFA</text:p>
          </table:table-cell>
          <table:table-cell office:value-type="string">
            <text:p>0xCB 0x99 </text:p>
          </table:table-cell>
          <table:table-cell office:value-type="string">
            <text:p>0x02D9</text:p>
          </table:table-cell>
          <table:table-cell office:value-type="string">
            <text:p>˙</text:p>
          </table:table-cell>
          <table:table-cell table:formula="of:=IF([.C7]=[.H7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9</text:p>
          </table:table-cell>
          <table:table-cell office:value-type="string">
            <text:p>0xC2 0xA8 </text:p>
          </table:table-cell>
          <table:table-cell office:value-type="string">
            <text:p>0x00A8</text:p>
          </table:table-cell>
          <table:table-cell office:value-type="string">
            <text:p>¨</text:p>
          </table:table-cell>
          <table:table-cell/>
          <table:table-cell office:value-type="string">
            <text:p>0xF9</text:p>
          </table:table-cell>
          <table:table-cell office:value-type="string">
            <text:p>0xC2 0xA8 </text:p>
          </table:table-cell>
          <table:table-cell office:value-type="string">
            <text:p>0x00A8</text:p>
          </table:table-cell>
          <table:table-cell office:value-type="string">
            <text:p>¨</text:p>
          </table:table-cell>
          <table:table-cell table:formula="of:=IF([.C8]=[.H8];&quot;&quot;;&quot;Rozdíl&quot;)">
            <text:p/>
          </table:table-cell>
        </table:table-row>
        <table:table-row table:style-name="ro1">
          <table:table-cell office:value-type="string">
            <text:p>0xF8</text:p>
          </table:table-cell>
          <table:table-cell office:value-type="string">
            <text:p>0xC2 0xB0 </text:p>
          </table:table-cell>
          <table:table-cell office:value-type="string">
            <text:p>0x00B0</text:p>
          </table:table-cell>
          <table:table-cell office:value-type="string">
            <text:p>°</text:p>
          </table:table-cell>
          <table:table-cell/>
          <table:table-cell office:value-type="string">
            <text:p>0xF8</text:p>
          </table:table-cell>
          <table:table-cell office:value-type="string">
            <text:p>0xC2 0xB0 </text:p>
          </table:table-cell>
          <table:table-cell office:value-type="string">
            <text:p>0x00B0</text:p>
          </table:table-cell>
          <table:table-cell office:value-type="string">
            <text:p>°</text:p>
          </table:table-cell>
          <table:table-cell table:formula="of:=IF([.C9]=[.H9];&quot;&quot;;&quot;Rozdíl&quot;)">
            <text:p/>
          </table:table-cell>
        </table:table-row>
        <table:table-row table:style-name="ro1">
          <table:table-cell office:value-type="string">
            <text:p>0xF7</text:p>
          </table:table-cell>
          <table:table-cell office:value-type="string">
            <text:p>0xC2 0xB8 </text:p>
          </table:table-cell>
          <table:table-cell office:value-type="string">
            <text:p>0x00B8</text:p>
          </table:table-cell>
          <table:table-cell office:value-type="string">
            <text:p>¸</text:p>
          </table:table-cell>
          <table:table-cell/>
          <table:table-cell office:value-type="string">
            <text:p>0xF7</text:p>
          </table:table-cell>
          <table:table-cell office:value-type="string">
            <text:p>0xC2 0xB8 </text:p>
          </table:table-cell>
          <table:table-cell office:value-type="string">
            <text:p>0x00B8</text:p>
          </table:table-cell>
          <table:table-cell office:value-type="string">
            <text:p>¸</text:p>
          </table:table-cell>
          <table:table-cell table:formula="of:=IF([.C10]=[.H10];&quot;&quot;;&quot;Rozdíl&quot;)">
            <text:p/>
          </table:table-cell>
        </table:table-row>
        <table:table-row table:style-name="ro1">
          <table:table-cell office:value-type="string">
            <text:p>0xF6</text:p>
          </table:table-cell>
          <table:table-cell office:value-type="string">
            <text:p>0xC3 0xB7 </text:p>
          </table:table-cell>
          <table:table-cell office:value-type="string">
            <text:p>0x00F7</text:p>
          </table:table-cell>
          <table:table-cell office:value-type="string">
            <text:p>÷</text:p>
          </table:table-cell>
          <table:table-cell/>
          <table:table-cell office:value-type="string">
            <text:p>0xF6</text:p>
          </table:table-cell>
          <table:table-cell office:value-type="string">
            <text:p>0xC3 0xB7 </text:p>
          </table:table-cell>
          <table:table-cell office:value-type="string">
            <text:p>0x00F7</text:p>
          </table:table-cell>
          <table:table-cell office:value-type="string">
            <text:p>÷</text:p>
          </table:table-cell>
          <table:table-cell table:formula="of:=IF([.C11]=[.H11];&quot;&quot;;&quot;Rozdíl&quot;)">
            <text:p/>
          </table:table-cell>
        </table:table-row>
        <table:table-row table:style-name="ro1">
          <table:table-cell office:value-type="string">
            <text:p>0xF5</text:p>
          </table:table-cell>
          <table:table-cell office:value-type="string">
            <text:p>0xC2 0xA7 </text:p>
          </table:table-cell>
          <table:table-cell office:value-type="string">
            <text:p>0x00A7</text:p>
          </table:table-cell>
          <table:table-cell office:value-type="string">
            <text:p>§</text:p>
          </table:table-cell>
          <table:table-cell/>
          <table:table-cell office:value-type="string">
            <text:p>0xF5</text:p>
          </table:table-cell>
          <table:table-cell office:value-type="string">
            <text:p>0xC2 0xA7 </text:p>
          </table:table-cell>
          <table:table-cell office:value-type="string">
            <text:p>0x00A7</text:p>
          </table:table-cell>
          <table:table-cell office:value-type="string">
            <text:p>§</text:p>
          </table:table-cell>
          <table:table-cell table:formula="of:=IF([.C12]=[.H12];&quot;&quot;;&quot;Rozdíl&quot;)">
            <text:p/>
          </table:table-cell>
        </table:table-row>
        <table:table-row table:style-name="ro1">
          <table:table-cell office:value-type="string">
            <text:p>0xF4</text:p>
          </table:table-cell>
          <table:table-cell office:value-type="string">
            <text:p>0xC2 0xB6 </text:p>
          </table:table-cell>
          <table:table-cell office:value-type="string">
            <text:p>0x00B6</text:p>
          </table:table-cell>
          <table:table-cell office:value-type="string">
            <text:p>¶</text:p>
          </table:table-cell>
          <table:table-cell/>
          <table:table-cell table:style-name="ce6" office:value-type="string">
            <text:p>0xF4</text:p>
          </table:table-cell>
          <table:table-cell office:value-type="string">
            <text:p>0xCB 0x98 </text:p>
          </table:table-cell>
          <table:table-cell office:value-type="string">
            <text:p>0x02D8</text:p>
          </table:table-cell>
          <table:table-cell office:value-type="string">
            <text:p>˘</text:p>
          </table:table-cell>
          <table:table-cell table:formula="of:=IF([.C13]=[.H13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3</text:p>
          </table:table-cell>
          <table:table-cell office:value-type="string">
            <text:p>0xC2 0xBE </text:p>
          </table:table-cell>
          <table:table-cell office:value-type="string">
            <text:p>0x00BE</text:p>
          </table:table-cell>
          <table:table-cell office:value-type="string">
            <text:p>¾</text:p>
          </table:table-cell>
          <table:table-cell/>
          <table:table-cell table:style-name="ce6" office:value-type="string">
            <text:p>0xF3</text:p>
          </table:table-cell>
          <table:table-cell office:value-type="string">
            <text:p>0xCB 0x87 </text:p>
          </table:table-cell>
          <table:table-cell office:value-type="string">
            <text:p>0x02C7</text:p>
          </table:table-cell>
          <table:table-cell office:value-type="string">
            <text:p>ˇ</text:p>
          </table:table-cell>
          <table:table-cell table:formula="of:=IF([.C14]=[.H1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2</text:p>
          </table:table-cell>
          <table:table-cell office:value-type="string">
            <text:p>0xE2 0x80 0x97 </text:p>
          </table:table-cell>
          <table:table-cell office:value-type="string">
            <text:p>0x2017</text:p>
          </table:table-cell>
          <table:table-cell office:value-type="string">
            <text:p>‗</text:p>
          </table:table-cell>
          <table:table-cell/>
          <table:table-cell table:style-name="ce6" office:value-type="string">
            <text:p>0xF2</text:p>
          </table:table-cell>
          <table:table-cell office:value-type="string">
            <text:p>0xCB 0x9B </text:p>
          </table:table-cell>
          <table:table-cell office:value-type="string">
            <text:p>0x02DB</text:p>
          </table:table-cell>
          <table:table-cell office:value-type="string">
            <text:p>˛</text:p>
          </table:table-cell>
          <table:table-cell table:formula="of:=IF([.C15]=[.H1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1</text:p>
          </table:table-cell>
          <table:table-cell office:value-type="string">
            <text:p>0xC2 0xB1 </text:p>
          </table:table-cell>
          <table:table-cell office:value-type="string">
            <text:p>0x00B1</text:p>
          </table:table-cell>
          <table:table-cell office:value-type="string">
            <text:p>±</text:p>
          </table:table-cell>
          <table:table-cell/>
          <table:table-cell table:style-name="ce6" office:value-type="string">
            <text:p>0xF1</text:p>
          </table:table-cell>
          <table:table-cell office:value-type="string">
            <text:p>0xCB 0x9D </text:p>
          </table:table-cell>
          <table:table-cell office:value-type="string">
            <text:p>0x02DD</text:p>
          </table:table-cell>
          <table:table-cell office:value-type="string">
            <text:p>˝</text:p>
          </table:table-cell>
          <table:table-cell table:formula="of:=IF([.C16]=[.H1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F0</text:p>
          </table:table-cell>
          <table:table-cell office:value-type="string">
            <text:p>0xC2 0xAD </text:p>
          </table:table-cell>
          <table:table-cell office:value-type="string">
            <text:p>0x00AD</text:p>
          </table:table-cell>
          <table:table-cell office:value-type="string">
            <text:p>­</text:p>
          </table:table-cell>
          <table:table-cell/>
          <table:table-cell office:value-type="string">
            <text:p>0xF0</text:p>
          </table:table-cell>
          <table:table-cell office:value-type="string">
            <text:p>0xC2 0xAD </text:p>
          </table:table-cell>
          <table:table-cell office:value-type="string">
            <text:p>0x00AD</text:p>
          </table:table-cell>
          <table:table-cell office:value-type="string">
            <text:p>­</text:p>
          </table:table-cell>
          <table:table-cell table:formula="of:=IF([.C17]=[.H17];&quot;&quot;;&quot;Rozdíl&quot;)">
            <text:p/>
          </table:table-cell>
        </table:table-row>
        <table:table-row table:style-name="ro1">
          <table:table-cell office:value-type="string">
            <text:p>0xEF</text:p>
          </table:table-cell>
          <table:table-cell office:value-type="string">
            <text:p>0xC2 0xB4 </text:p>
          </table:table-cell>
          <table:table-cell office:value-type="string">
            <text:p>0x00B4</text:p>
          </table:table-cell>
          <table:table-cell office:value-type="string">
            <text:p>´</text:p>
          </table:table-cell>
          <table:table-cell/>
          <table:table-cell office:value-type="string">
            <text:p>0xEF</text:p>
          </table:table-cell>
          <table:table-cell office:value-type="string">
            <text:p>0xC2 0xB4 </text:p>
          </table:table-cell>
          <table:table-cell office:value-type="string">
            <text:p>0x00B4</text:p>
          </table:table-cell>
          <table:table-cell office:value-type="string">
            <text:p>´</text:p>
          </table:table-cell>
          <table:table-cell table:formula="of:=IF([.C18]=[.H18];&quot;&quot;;&quot;Rozdíl&quot;)">
            <text:p/>
          </table:table-cell>
        </table:table-row>
        <table:table-row table:style-name="ro1">
          <table:table-cell office:value-type="string">
            <text:p>0xEE</text:p>
          </table:table-cell>
          <table:table-cell office:value-type="string">
            <text:p>0xC2 0xAF </text:p>
          </table:table-cell>
          <table:table-cell office:value-type="string">
            <text:p>0x00AF</text:p>
          </table:table-cell>
          <table:table-cell office:value-type="string">
            <text:p>¯</text:p>
          </table:table-cell>
          <table:table-cell/>
          <table:table-cell table:style-name="ce6" office:value-type="string">
            <text:p>0xEE</text:p>
          </table:table-cell>
          <table:table-cell office:value-type="string">
            <text:p>0xC5 0xA3 </text:p>
          </table:table-cell>
          <table:table-cell office:value-type="string">
            <text:p>0x0163</text:p>
          </table:table-cell>
          <table:table-cell office:value-type="string">
            <text:p>ţ</text:p>
          </table:table-cell>
          <table:table-cell table:formula="of:=IF([.C19]=[.H1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D</text:p>
          </table:table-cell>
          <table:table-cell office:value-type="string">
            <text:p>0xC3 0x9D </text:p>
          </table:table-cell>
          <table:table-cell office:value-type="string">
            <text:p>0x00DD</text:p>
          </table:table-cell>
          <table:table-cell office:value-type="string">
            <text:p>Ý</text:p>
          </table:table-cell>
          <table:table-cell/>
          <table:table-cell office:value-type="string">
            <text:p>0xED</text:p>
          </table:table-cell>
          <table:table-cell office:value-type="string">
            <text:p>0xC3 0x9D </text:p>
          </table:table-cell>
          <table:table-cell office:value-type="string">
            <text:p>0x00DD</text:p>
          </table:table-cell>
          <table:table-cell office:value-type="string">
            <text:p>Ý</text:p>
          </table:table-cell>
          <table:table-cell table:formula="of:=IF([.C20]=[.H20];&quot;&quot;;&quot;Rozdíl&quot;)">
            <text:p/>
          </table:table-cell>
        </table:table-row>
        <table:table-row table:style-name="ro1">
          <table:table-cell office:value-type="string">
            <text:p>0xEC</text:p>
          </table:table-cell>
          <table:table-cell office:value-type="string">
            <text:p>0xC3 0xBD </text:p>
          </table:table-cell>
          <table:table-cell office:value-type="string">
            <text:p>0x00FD</text:p>
          </table:table-cell>
          <table:table-cell office:value-type="string">
            <text:p>ý</text:p>
          </table:table-cell>
          <table:table-cell/>
          <table:table-cell office:value-type="string">
            <text:p>0xEC</text:p>
          </table:table-cell>
          <table:table-cell office:value-type="string">
            <text:p>0xC3 0xBD </text:p>
          </table:table-cell>
          <table:table-cell office:value-type="string">
            <text:p>0x00FD</text:p>
          </table:table-cell>
          <table:table-cell office:value-type="string">
            <text:p>ý</text:p>
          </table:table-cell>
          <table:table-cell table:formula="of:=IF([.C21]=[.H21];&quot;&quot;;&quot;Rozdíl&quot;)">
            <text:p/>
          </table:table-cell>
        </table:table-row>
        <table:table-row table:style-name="ro1">
          <table:table-cell office:value-type="string">
            <text:p>0xEB</text:p>
          </table:table-cell>
          <table:table-cell office:value-type="string">
            <text:p>0xC3 0x99 </text:p>
          </table:table-cell>
          <table:table-cell office:value-type="string">
            <text:p>0x00D9</text:p>
          </table:table-cell>
          <table:table-cell office:value-type="string">
            <text:p>Ù</text:p>
          </table:table-cell>
          <table:table-cell/>
          <table:table-cell table:style-name="ce6" office:value-type="string">
            <text:p>0xEB</text:p>
          </table:table-cell>
          <table:table-cell office:value-type="string">
            <text:p>0xC5 0xB0 </text:p>
          </table:table-cell>
          <table:table-cell office:value-type="string">
            <text:p>0x0170</text:p>
          </table:table-cell>
          <table:table-cell office:value-type="string">
            <text:p>Ű</text:p>
          </table:table-cell>
          <table:table-cell table:formula="of:=IF([.C22]=[.H22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A</text:p>
          </table:table-cell>
          <table:table-cell office:value-type="string">
            <text:p>0xC3 0x9B </text:p>
          </table:table-cell>
          <table:table-cell office:value-type="string">
            <text:p>0x00DB</text:p>
          </table:table-cell>
          <table:table-cell office:value-type="string">
            <text:p>Û</text:p>
          </table:table-cell>
          <table:table-cell/>
          <table:table-cell table:style-name="ce6" office:value-type="string">
            <text:p>0xEA</text:p>
          </table:table-cell>
          <table:table-cell office:value-type="string">
            <text:p>0xC5 0x95 </text:p>
          </table:table-cell>
          <table:table-cell office:value-type="string">
            <text:p>0x0155</text:p>
          </table:table-cell>
          <table:table-cell office:value-type="string">
            <text:p>ŕ</text:p>
          </table:table-cell>
          <table:table-cell table:formula="of:=IF([.C23]=[.H23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9</text:p>
          </table:table-cell>
          <table:table-cell office:value-type="string">
            <text:p>0xC3 0x9A </text:p>
          </table:table-cell>
          <table:table-cell office:value-type="string">
            <text:p>0x00DA</text:p>
          </table:table-cell>
          <table:table-cell office:value-type="string">
            <text:p>Ú</text:p>
          </table:table-cell>
          <table:table-cell/>
          <table:table-cell office:value-type="string">
            <text:p>0xE9</text:p>
          </table:table-cell>
          <table:table-cell office:value-type="string">
            <text:p>0xC3 0x9A </text:p>
          </table:table-cell>
          <table:table-cell office:value-type="string">
            <text:p>0x00DA</text:p>
          </table:table-cell>
          <table:table-cell office:value-type="string">
            <text:p>Ú</text:p>
          </table:table-cell>
          <table:table-cell table:formula="of:=IF([.C24]=[.H24];&quot;&quot;;&quot;Rozdíl&quot;)">
            <text:p/>
          </table:table-cell>
        </table:table-row>
        <table:table-row table:style-name="ro1">
          <table:table-cell office:value-type="string">
            <text:p>0xE8</text:p>
          </table:table-cell>
          <table:table-cell office:value-type="string">
            <text:p>0xC3 0x9E </text:p>
          </table:table-cell>
          <table:table-cell office:value-type="string">
            <text:p>0x00DE</text:p>
          </table:table-cell>
          <table:table-cell office:value-type="string">
            <text:p>Þ</text:p>
          </table:table-cell>
          <table:table-cell/>
          <table:table-cell table:style-name="ce6" office:value-type="string">
            <text:p>0xE8</text:p>
          </table:table-cell>
          <table:table-cell office:value-type="string">
            <text:p>0xC5 0x94 </text:p>
          </table:table-cell>
          <table:table-cell office:value-type="string">
            <text:p>0x0154</text:p>
          </table:table-cell>
          <table:table-cell office:value-type="string">
            <text:p>Ŕ</text:p>
          </table:table-cell>
          <table:table-cell table:formula="of:=IF([.C25]=[.H2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7</text:p>
          </table:table-cell>
          <table:table-cell office:value-type="string">
            <text:p>0xC3 0xBE </text:p>
          </table:table-cell>
          <table:table-cell office:value-type="string">
            <text:p>0x00FE</text:p>
          </table:table-cell>
          <table:table-cell office:value-type="string">
            <text:p>þ</text:p>
          </table:table-cell>
          <table:table-cell/>
          <table:table-cell table:style-name="ce6" office:value-type="string">
            <text:p>0xE7</text:p>
          </table:table-cell>
          <table:table-cell office:value-type="string">
            <text:p>0xC5 0xA1 </text:p>
          </table:table-cell>
          <table:table-cell office:value-type="string">
            <text:p>0x0161</text:p>
          </table:table-cell>
          <table:table-cell office:value-type="string">
            <text:p>š</text:p>
          </table:table-cell>
          <table:table-cell table:formula="of:=IF([.C26]=[.H2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6</text:p>
          </table:table-cell>
          <table:table-cell office:value-type="string">
            <text:p>0xC2 0xB5 </text:p>
          </table:table-cell>
          <table:table-cell office:value-type="string">
            <text:p>0x00B5</text:p>
          </table:table-cell>
          <table:table-cell office:value-type="string">
            <text:p>µ</text:p>
          </table:table-cell>
          <table:table-cell/>
          <table:table-cell table:style-name="ce6" office:value-type="string">
            <text:p>0xE6</text:p>
          </table:table-cell>
          <table:table-cell office:value-type="string">
            <text:p>0xC5 0xA0 </text:p>
          </table:table-cell>
          <table:table-cell office:value-type="string">
            <text:p>0x0160</text:p>
          </table:table-cell>
          <table:table-cell office:value-type="string">
            <text:p>Š</text:p>
          </table:table-cell>
          <table:table-cell table:formula="of:=IF([.C27]=[.H27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5</text:p>
          </table:table-cell>
          <table:table-cell office:value-type="string">
            <text:p>0xC3 0x95 </text:p>
          </table:table-cell>
          <table:table-cell office:value-type="string">
            <text:p>0x00D5</text:p>
          </table:table-cell>
          <table:table-cell office:value-type="string">
            <text:p>Õ</text:p>
          </table:table-cell>
          <table:table-cell/>
          <table:table-cell table:style-name="ce6" office:value-type="string">
            <text:p>0xE5</text:p>
          </table:table-cell>
          <table:table-cell office:value-type="string">
            <text:p>0xC5 0x88 </text:p>
          </table:table-cell>
          <table:table-cell office:value-type="string">
            <text:p>0x0148</text:p>
          </table:table-cell>
          <table:table-cell office:value-type="string">
            <text:p>ň</text:p>
          </table:table-cell>
          <table:table-cell table:formula="of:=IF([.C28]=[.H2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4</text:p>
          </table:table-cell>
          <table:table-cell office:value-type="string">
            <text:p>0xC3 0xB5 </text:p>
          </table:table-cell>
          <table:table-cell office:value-type="string">
            <text:p>0x00F5</text:p>
          </table:table-cell>
          <table:table-cell office:value-type="string">
            <text:p>õ</text:p>
          </table:table-cell>
          <table:table-cell/>
          <table:table-cell table:style-name="ce6" office:value-type="string">
            <text:p>0xE4</text:p>
          </table:table-cell>
          <table:table-cell office:value-type="string">
            <text:p>0xC5 0x84 </text:p>
          </table:table-cell>
          <table:table-cell office:value-type="string">
            <text:p>0x0144</text:p>
          </table:table-cell>
          <table:table-cell office:value-type="string">
            <text:p>ń</text:p>
          </table:table-cell>
          <table:table-cell table:formula="of:=IF([.C29]=[.H2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3</text:p>
          </table:table-cell>
          <table:table-cell office:value-type="string">
            <text:p>0xC3 0x92 </text:p>
          </table:table-cell>
          <table:table-cell office:value-type="string">
            <text:p>0x00D2</text:p>
          </table:table-cell>
          <table:table-cell office:value-type="string">
            <text:p>Ò</text:p>
          </table:table-cell>
          <table:table-cell/>
          <table:table-cell table:style-name="ce6" office:value-type="string">
            <text:p>0xE3</text:p>
          </table:table-cell>
          <table:table-cell office:value-type="string">
            <text:p>0xC5 0x83 </text:p>
          </table:table-cell>
          <table:table-cell office:value-type="string">
            <text:p>0x0143</text:p>
          </table:table-cell>
          <table:table-cell office:value-type="string">
            <text:p>Ń</text:p>
          </table:table-cell>
          <table:table-cell table:formula="of:=IF([.C30]=[.H30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E2</text:p>
          </table:table-cell>
          <table:table-cell office:value-type="string">
            <text:p>0xC3 0x94 </text:p>
          </table:table-cell>
          <table:table-cell office:value-type="string">
            <text:p>0x00D4</text:p>
          </table:table-cell>
          <table:table-cell office:value-type="string">
            <text:p>Ô</text:p>
          </table:table-cell>
          <table:table-cell/>
          <table:table-cell office:value-type="string">
            <text:p>0xE2</text:p>
          </table:table-cell>
          <table:table-cell office:value-type="string">
            <text:p>0xC3 0x94 </text:p>
          </table:table-cell>
          <table:table-cell office:value-type="string">
            <text:p>0x00D4</text:p>
          </table:table-cell>
          <table:table-cell office:value-type="string">
            <text:p>Ô</text:p>
          </table:table-cell>
          <table:table-cell table:formula="of:=IF([.C31]=[.H31];&quot;&quot;;&quot;Rozdíl&quot;)">
            <text:p/>
          </table:table-cell>
        </table:table-row>
        <table:table-row table:style-name="ro1">
          <table:table-cell office:value-type="string">
            <text:p>0xE1</text:p>
          </table:table-cell>
          <table:table-cell office:value-type="string">
            <text:p>0xC3 0x9F </text:p>
          </table:table-cell>
          <table:table-cell office:value-type="string">
            <text:p>0x00DF</text:p>
          </table:table-cell>
          <table:table-cell office:value-type="string">
            <text:p>ß</text:p>
          </table:table-cell>
          <table:table-cell/>
          <table:table-cell office:value-type="string">
            <text:p>0xE1</text:p>
          </table:table-cell>
          <table:table-cell office:value-type="string">
            <text:p>0xC3 0x9F </text:p>
          </table:table-cell>
          <table:table-cell office:value-type="string">
            <text:p>0x00DF</text:p>
          </table:table-cell>
          <table:table-cell office:value-type="string">
            <text:p>ß</text:p>
          </table:table-cell>
          <table:table-cell table:formula="of:=IF([.C32]=[.H32];&quot;&quot;;&quot;Rozdíl&quot;)">
            <text:p/>
          </table:table-cell>
        </table:table-row>
        <table:table-row table:style-name="ro1">
          <table:table-cell office:value-type="string">
            <text:p>0xE0</text:p>
          </table:table-cell>
          <table:table-cell office:value-type="string">
            <text:p>0xC3 0x93 </text:p>
          </table:table-cell>
          <table:table-cell office:value-type="string">
            <text:p>0x00D3</text:p>
          </table:table-cell>
          <table:table-cell office:value-type="string">
            <text:p>Ó</text:p>
          </table:table-cell>
          <table:table-cell/>
          <table:table-cell office:value-type="string">
            <text:p>0xE0</text:p>
          </table:table-cell>
          <table:table-cell office:value-type="string">
            <text:p>0xC3 0x93 </text:p>
          </table:table-cell>
          <table:table-cell office:value-type="string">
            <text:p>0x00D3</text:p>
          </table:table-cell>
          <table:table-cell office:value-type="string">
            <text:p>Ó</text:p>
          </table:table-cell>
          <table:table-cell table:formula="of:=IF([.C33]=[.H33];&quot;&quot;;&quot;Rozdíl&quot;)">
            <text:p/>
          </table:table-cell>
        </table:table-row>
        <table:table-row table:style-name="ro1">
          <table:table-cell office:value-type="string">
            <text:p>0xDF</text:p>
          </table:table-cell>
          <table:table-cell office:value-type="string">
            <text:p>0xE2 0x96 0x80 </text:p>
          </table:table-cell>
          <table:table-cell office:value-type="string">
            <text:p>0x2580</text:p>
          </table:table-cell>
          <table:table-cell office:value-type="string">
            <text:p>▀</text:p>
          </table:table-cell>
          <table:table-cell/>
          <table:table-cell office:value-type="string">
            <text:p>0xDF</text:p>
          </table:table-cell>
          <table:table-cell office:value-type="string">
            <text:p>0xE2 0x96 0x80 </text:p>
          </table:table-cell>
          <table:table-cell office:value-type="string">
            <text:p>0x2580</text:p>
          </table:table-cell>
          <table:table-cell office:value-type="string">
            <text:p>▀</text:p>
          </table:table-cell>
          <table:table-cell table:formula="of:=IF([.C34]=[.H34];&quot;&quot;;&quot;Rozdíl&quot;)">
            <text:p/>
          </table:table-cell>
        </table:table-row>
        <table:table-row table:style-name="ro1">
          <table:table-cell office:value-type="string">
            <text:p>0xDE</text:p>
          </table:table-cell>
          <table:table-cell office:value-type="string">
            <text:p>0xC3 0x8C </text:p>
          </table:table-cell>
          <table:table-cell office:value-type="string">
            <text:p>0x00CC</text:p>
          </table:table-cell>
          <table:table-cell office:value-type="string">
            <text:p>Ì</text:p>
          </table:table-cell>
          <table:table-cell/>
          <table:table-cell table:style-name="ce6" office:value-type="string">
            <text:p>0xDE</text:p>
          </table:table-cell>
          <table:table-cell office:value-type="string">
            <text:p>0xC5 0xAE </text:p>
          </table:table-cell>
          <table:table-cell office:value-type="string">
            <text:p>0x016E</text:p>
          </table:table-cell>
          <table:table-cell office:value-type="string">
            <text:p>Ů</text:p>
          </table:table-cell>
          <table:table-cell table:formula="of:=IF([.C35]=[.H3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D</text:p>
          </table:table-cell>
          <table:table-cell office:value-type="string">
            <text:p>0xC2 0xA6 </text:p>
          </table:table-cell>
          <table:table-cell office:value-type="string">
            <text:p>0x00A6</text:p>
          </table:table-cell>
          <table:table-cell office:value-type="string">
            <text:p>¦</text:p>
          </table:table-cell>
          <table:table-cell/>
          <table:table-cell table:style-name="ce6" office:value-type="string">
            <text:p>0xDD</text:p>
          </table:table-cell>
          <table:table-cell office:value-type="string">
            <text:p>0xC5 0xA2 </text:p>
          </table:table-cell>
          <table:table-cell office:value-type="string">
            <text:p>0x0162</text:p>
          </table:table-cell>
          <table:table-cell office:value-type="string">
            <text:p>Ţ</text:p>
          </table:table-cell>
          <table:table-cell table:formula="of:=IF([.C36]=[.H3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C</text:p>
          </table:table-cell>
          <table:table-cell office:value-type="string">
            <text:p>0xE2 0x96 0x84 </text:p>
          </table:table-cell>
          <table:table-cell office:value-type="string">
            <text:p>0x2584</text:p>
          </table:table-cell>
          <table:table-cell office:value-type="string">
            <text:p>▄</text:p>
          </table:table-cell>
          <table:table-cell/>
          <table:table-cell office:value-type="string">
            <text:p>0xDC</text:p>
          </table:table-cell>
          <table:table-cell office:value-type="string">
            <text:p>0xE2 0x96 0x84 </text:p>
          </table:table-cell>
          <table:table-cell office:value-type="string">
            <text:p>0x2584</text:p>
          </table:table-cell>
          <table:table-cell office:value-type="string">
            <text:p>▄</text:p>
          </table:table-cell>
          <table:table-cell table:formula="of:=IF([.C37]=[.H37];&quot;&quot;;&quot;Rozdíl&quot;)">
            <text:p/>
          </table:table-cell>
        </table:table-row>
        <table:table-row table:style-name="ro1">
          <table:table-cell office:value-type="string">
            <text:p>0xDB</text:p>
          </table:table-cell>
          <table:table-cell office:value-type="string">
            <text:p>0xE2 0x96 0x88 </text:p>
          </table:table-cell>
          <table:table-cell office:value-type="string">
            <text:p>0x2588</text:p>
          </table:table-cell>
          <table:table-cell office:value-type="string">
            <text:p>█</text:p>
          </table:table-cell>
          <table:table-cell/>
          <table:table-cell office:value-type="string">
            <text:p>0xDB</text:p>
          </table:table-cell>
          <table:table-cell office:value-type="string">
            <text:p>0xE2 0x96 0x88 </text:p>
          </table:table-cell>
          <table:table-cell office:value-type="string">
            <text:p>0x2588</text:p>
          </table:table-cell>
          <table:table-cell office:value-type="string">
            <text:p>█</text:p>
          </table:table-cell>
          <table:table-cell table:formula="of:=IF([.C38]=[.H38];&quot;&quot;;&quot;Rozdíl&quot;)">
            <text:p/>
          </table:table-cell>
        </table:table-row>
        <table:table-row table:style-name="ro1">
          <table:table-cell office:value-type="string">
            <text:p>0xDA</text:p>
          </table:table-cell>
          <table:table-cell office:value-type="string">
            <text:p>0xE2 0x94 0x8C </text:p>
          </table:table-cell>
          <table:table-cell office:value-type="string">
            <text:p>0x250C</text:p>
          </table:table-cell>
          <table:table-cell office:value-type="string">
            <text:p>┌</text:p>
          </table:table-cell>
          <table:table-cell/>
          <table:table-cell office:value-type="string">
            <text:p>0xDA</text:p>
          </table:table-cell>
          <table:table-cell office:value-type="string">
            <text:p>0xE2 0x94 0x8C </text:p>
          </table:table-cell>
          <table:table-cell office:value-type="string">
            <text:p>0x250C</text:p>
          </table:table-cell>
          <table:table-cell office:value-type="string">
            <text:p>┌</text:p>
          </table:table-cell>
          <table:table-cell table:formula="of:=IF([.C39]=[.H39];&quot;&quot;;&quot;Rozdíl&quot;)">
            <text:p/>
          </table:table-cell>
        </table:table-row>
        <table:table-row table:style-name="ro1">
          <table:table-cell office:value-type="string">
            <text:p>0xD9</text:p>
          </table:table-cell>
          <table:table-cell office:value-type="string">
            <text:p>0xE2 0x94 0x98 </text:p>
          </table:table-cell>
          <table:table-cell office:value-type="string">
            <text:p>0x2518</text:p>
          </table:table-cell>
          <table:table-cell office:value-type="string">
            <text:p>┘</text:p>
          </table:table-cell>
          <table:table-cell/>
          <table:table-cell office:value-type="string">
            <text:p>0xD9</text:p>
          </table:table-cell>
          <table:table-cell office:value-type="string">
            <text:p>0xE2 0x94 0x98 </text:p>
          </table:table-cell>
          <table:table-cell office:value-type="string">
            <text:p>0x2518</text:p>
          </table:table-cell>
          <table:table-cell office:value-type="string">
            <text:p>┘</text:p>
          </table:table-cell>
          <table:table-cell table:formula="of:=IF([.C40]=[.H40];&quot;&quot;;&quot;Rozdíl&quot;)">
            <text:p/>
          </table:table-cell>
        </table:table-row>
        <table:table-row table:style-name="ro1">
          <table:table-cell office:value-type="string">
            <text:p>0xD8</text:p>
          </table:table-cell>
          <table:table-cell office:value-type="string">
            <text:p>0xC3 0x8F </text:p>
          </table:table-cell>
          <table:table-cell office:value-type="string">
            <text:p>0x00CF</text:p>
          </table:table-cell>
          <table:table-cell office:value-type="string">
            <text:p>Ï</text:p>
          </table:table-cell>
          <table:table-cell/>
          <table:table-cell table:style-name="ce6" office:value-type="string">
            <text:p>0xD8</text:p>
          </table:table-cell>
          <table:table-cell office:value-type="string">
            <text:p>0xC4 0x9B </text:p>
          </table:table-cell>
          <table:table-cell office:value-type="string">
            <text:p>0x011B</text:p>
          </table:table-cell>
          <table:table-cell office:value-type="string">
            <text:p>ě</text:p>
          </table:table-cell>
          <table:table-cell table:formula="of:=IF([.C41]=[.H41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7</text:p>
          </table:table-cell>
          <table:table-cell office:value-type="string">
            <text:p>0xC3 0x8E </text:p>
          </table:table-cell>
          <table:table-cell office:value-type="string">
            <text:p>0x00CE</text:p>
          </table:table-cell>
          <table:table-cell office:value-type="string">
            <text:p>Î</text:p>
          </table:table-cell>
          <table:table-cell/>
          <table:table-cell office:value-type="string">
            <text:p>0xD7</text:p>
          </table:table-cell>
          <table:table-cell office:value-type="string">
            <text:p>0xC3 0x8E </text:p>
          </table:table-cell>
          <table:table-cell office:value-type="string">
            <text:p>0x00CE</text:p>
          </table:table-cell>
          <table:table-cell office:value-type="string">
            <text:p>Î</text:p>
          </table:table-cell>
          <table:table-cell table:formula="of:=IF([.C42]=[.H42];&quot;&quot;;&quot;Rozdíl&quot;)">
            <text:p/>
          </table:table-cell>
        </table:table-row>
        <table:table-row table:style-name="ro1">
          <table:table-cell office:value-type="string">
            <text:p>0xD6</text:p>
          </table:table-cell>
          <table:table-cell office:value-type="string">
            <text:p>0xC3 0x8D </text:p>
          </table:table-cell>
          <table:table-cell office:value-type="string">
            <text:p>0x00CD</text:p>
          </table:table-cell>
          <table:table-cell office:value-type="string">
            <text:p>Í</text:p>
          </table:table-cell>
          <table:table-cell/>
          <table:table-cell office:value-type="string">
            <text:p>0xD6</text:p>
          </table:table-cell>
          <table:table-cell office:value-type="string">
            <text:p>0xC3 0x8D </text:p>
          </table:table-cell>
          <table:table-cell office:value-type="string">
            <text:p>0x00CD</text:p>
          </table:table-cell>
          <table:table-cell office:value-type="string">
            <text:p>Í</text:p>
          </table:table-cell>
          <table:table-cell table:formula="of:=IF([.C43]=[.H43];&quot;&quot;;&quot;Rozdíl&quot;)">
            <text:p/>
          </table:table-cell>
        </table:table-row>
        <table:table-row table:style-name="ro1">
          <table:table-cell office:value-type="string">
            <text:p>0xD5</text:p>
          </table:table-cell>
          <table:table-cell office:value-type="string">
            <text:p>0xC4 0xB1 </text:p>
          </table:table-cell>
          <table:table-cell office:value-type="string">
            <text:p>0x0131</text:p>
          </table:table-cell>
          <table:table-cell office:value-type="string">
            <text:p>ı</text:p>
          </table:table-cell>
          <table:table-cell/>
          <table:table-cell table:style-name="ce6" office:value-type="string">
            <text:p>0xD5</text:p>
          </table:table-cell>
          <table:table-cell office:value-type="string">
            <text:p>0xC5 0x87 </text:p>
          </table:table-cell>
          <table:table-cell office:value-type="string">
            <text:p>0x0147</text:p>
          </table:table-cell>
          <table:table-cell office:value-type="string">
            <text:p>Ň</text:p>
          </table:table-cell>
          <table:table-cell table:formula="of:=IF([.C44]=[.H4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4</text:p>
          </table:table-cell>
          <table:table-cell office:value-type="string">
            <text:p>0xC3 0x88 </text:p>
          </table:table-cell>
          <table:table-cell office:value-type="string">
            <text:p>0x00C8</text:p>
          </table:table-cell>
          <table:table-cell office:value-type="string">
            <text:p>È</text:p>
          </table:table-cell>
          <table:table-cell/>
          <table:table-cell table:style-name="ce6" office:value-type="string">
            <text:p>0xD4</text:p>
          </table:table-cell>
          <table:table-cell office:value-type="string">
            <text:p>0xC4 0x8F </text:p>
          </table:table-cell>
          <table:table-cell office:value-type="string">
            <text:p>0x010F</text:p>
          </table:table-cell>
          <table:table-cell office:value-type="string">
            <text:p>ď</text:p>
          </table:table-cell>
          <table:table-cell table:formula="of:=IF([.C45]=[.H4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3</text:p>
          </table:table-cell>
          <table:table-cell office:value-type="string">
            <text:p>0xC3 0x8B </text:p>
          </table:table-cell>
          <table:table-cell office:value-type="string">
            <text:p>0x00CB</text:p>
          </table:table-cell>
          <table:table-cell office:value-type="string">
            <text:p>Ë</text:p>
          </table:table-cell>
          <table:table-cell/>
          <table:table-cell office:value-type="string">
            <text:p>0xD3</text:p>
          </table:table-cell>
          <table:table-cell office:value-type="string">
            <text:p>0xC3 0x8B </text:p>
          </table:table-cell>
          <table:table-cell office:value-type="string">
            <text:p>0x00CB</text:p>
          </table:table-cell>
          <table:table-cell office:value-type="string">
            <text:p>Ë</text:p>
          </table:table-cell>
          <table:table-cell table:formula="of:=IF([.C46]=[.H46];&quot;&quot;;&quot;Rozdíl&quot;)">
            <text:p/>
          </table:table-cell>
        </table:table-row>
        <table:table-row table:style-name="ro1">
          <table:table-cell office:value-type="string">
            <text:p>0xD2</text:p>
          </table:table-cell>
          <table:table-cell office:value-type="string">
            <text:p>0xC3 0x8A </text:p>
          </table:table-cell>
          <table:table-cell office:value-type="string">
            <text:p>0x00CA</text:p>
          </table:table-cell>
          <table:table-cell office:value-type="string">
            <text:p>Ê</text:p>
          </table:table-cell>
          <table:table-cell/>
          <table:table-cell table:style-name="ce6" office:value-type="string">
            <text:p>0xD2</text:p>
          </table:table-cell>
          <table:table-cell office:value-type="string">
            <text:p>0xC4 0x8E </text:p>
          </table:table-cell>
          <table:table-cell office:value-type="string">
            <text:p>0x010E</text:p>
          </table:table-cell>
          <table:table-cell office:value-type="string">
            <text:p>Ď</text:p>
          </table:table-cell>
          <table:table-cell table:formula="of:=IF([.C47]=[.H47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1</text:p>
          </table:table-cell>
          <table:table-cell office:value-type="string">
            <text:p>0xC3 0x90 </text:p>
          </table:table-cell>
          <table:table-cell office:value-type="string">
            <text:p>0x00D0</text:p>
          </table:table-cell>
          <table:table-cell office:value-type="string">
            <text:p>Ð</text:p>
          </table:table-cell>
          <table:table-cell/>
          <table:table-cell table:style-name="ce6" office:value-type="string">
            <text:p>0xD1</text:p>
          </table:table-cell>
          <table:table-cell office:value-type="string">
            <text:p>0xC4 0x90 </text:p>
          </table:table-cell>
          <table:table-cell office:value-type="string">
            <text:p>0x0110</text:p>
          </table:table-cell>
          <table:table-cell office:value-type="string">
            <text:p>Đ</text:p>
          </table:table-cell>
          <table:table-cell table:formula="of:=IF([.C48]=[.H4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D0</text:p>
          </table:table-cell>
          <table:table-cell office:value-type="string">
            <text:p>0xC3 0xB0 </text:p>
          </table:table-cell>
          <table:table-cell office:value-type="string">
            <text:p>0x00F0</text:p>
          </table:table-cell>
          <table:table-cell office:value-type="string">
            <text:p>ð</text:p>
          </table:table-cell>
          <table:table-cell/>
          <table:table-cell table:style-name="ce6" office:value-type="string">
            <text:p>0xD0</text:p>
          </table:table-cell>
          <table:table-cell office:value-type="string">
            <text:p>0xC4 0x91 </text:p>
          </table:table-cell>
          <table:table-cell office:value-type="string">
            <text:p>0x0111</text:p>
          </table:table-cell>
          <table:table-cell office:value-type="string">
            <text:p>đ</text:p>
          </table:table-cell>
          <table:table-cell table:formula="of:=IF([.C49]=[.H4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CF</text:p>
          </table:table-cell>
          <table:table-cell office:value-type="string">
            <text:p>0xC2 0xA4 </text:p>
          </table:table-cell>
          <table:table-cell office:value-type="string">
            <text:p>0x00A4</text:p>
          </table:table-cell>
          <table:table-cell office:value-type="string">
            <text:p>¤</text:p>
          </table:table-cell>
          <table:table-cell/>
          <table:table-cell office:value-type="string">
            <text:p>0xCF</text:p>
          </table:table-cell>
          <table:table-cell office:value-type="string">
            <text:p>0xC2 0xA4 </text:p>
          </table:table-cell>
          <table:table-cell office:value-type="string">
            <text:p>0x00A4</text:p>
          </table:table-cell>
          <table:table-cell office:value-type="string">
            <text:p>¤</text:p>
          </table:table-cell>
          <table:table-cell table:formula="of:=IF([.C50]=[.H50];&quot;&quot;;&quot;Rozdíl&quot;)">
            <text:p/>
          </table:table-cell>
        </table:table-row>
        <table:table-row table:style-name="ro1">
          <table:table-cell office:value-type="string">
            <text:p>0xCE</text:p>
          </table:table-cell>
          <table:table-cell office:value-type="string">
            <text:p>0xE2 0x95 0xAC </text:p>
          </table:table-cell>
          <table:table-cell office:value-type="string">
            <text:p>0x256C</text:p>
          </table:table-cell>
          <table:table-cell office:value-type="string">
            <text:p>╬</text:p>
          </table:table-cell>
          <table:table-cell/>
          <table:table-cell office:value-type="string">
            <text:p>0xCE</text:p>
          </table:table-cell>
          <table:table-cell office:value-type="string">
            <text:p>0xE2 0x95 0xAC </text:p>
          </table:table-cell>
          <table:table-cell office:value-type="string">
            <text:p>0x256C</text:p>
          </table:table-cell>
          <table:table-cell office:value-type="string">
            <text:p>╬</text:p>
          </table:table-cell>
          <table:table-cell table:formula="of:=IF([.C51]=[.H51];&quot;&quot;;&quot;Rozdíl&quot;)">
            <text:p/>
          </table:table-cell>
        </table:table-row>
        <table:table-row table:style-name="ro1">
          <table:table-cell office:value-type="string">
            <text:p>0xCD</text:p>
          </table:table-cell>
          <table:table-cell office:value-type="string">
            <text:p>0xE2 0x95 0x90 </text:p>
          </table:table-cell>
          <table:table-cell office:value-type="string">
            <text:p>0x2550</text:p>
          </table:table-cell>
          <table:table-cell office:value-type="string">
            <text:p>═</text:p>
          </table:table-cell>
          <table:table-cell/>
          <table:table-cell office:value-type="string">
            <text:p>0xCD</text:p>
          </table:table-cell>
          <table:table-cell office:value-type="string">
            <text:p>0xE2 0x95 0x90 </text:p>
          </table:table-cell>
          <table:table-cell office:value-type="string">
            <text:p>0x2550</text:p>
          </table:table-cell>
          <table:table-cell office:value-type="string">
            <text:p>═</text:p>
          </table:table-cell>
          <table:table-cell table:formula="of:=IF([.C52]=[.H52];&quot;&quot;;&quot;Rozdíl&quot;)">
            <text:p/>
          </table:table-cell>
        </table:table-row>
        <table:table-row table:style-name="ro1">
          <table:table-cell office:value-type="string">
            <text:p>0xCC</text:p>
          </table:table-cell>
          <table:table-cell office:value-type="string">
            <text:p>0xE2 0x95 0xA0 </text:p>
          </table:table-cell>
          <table:table-cell office:value-type="string">
            <text:p>0x2560</text:p>
          </table:table-cell>
          <table:table-cell office:value-type="string">
            <text:p>╠</text:p>
          </table:table-cell>
          <table:table-cell/>
          <table:table-cell office:value-type="string">
            <text:p>0xCC</text:p>
          </table:table-cell>
          <table:table-cell office:value-type="string">
            <text:p>0xE2 0x95 0xA0 </text:p>
          </table:table-cell>
          <table:table-cell office:value-type="string">
            <text:p>0x2560</text:p>
          </table:table-cell>
          <table:table-cell office:value-type="string">
            <text:p>╠</text:p>
          </table:table-cell>
          <table:table-cell table:formula="of:=IF([.C53]=[.H53];&quot;&quot;;&quot;Rozdíl&quot;)">
            <text:p/>
          </table:table-cell>
        </table:table-row>
        <table:table-row table:style-name="ro1">
          <table:table-cell office:value-type="string">
            <text:p>0xCB</text:p>
          </table:table-cell>
          <table:table-cell office:value-type="string">
            <text:p>0xE2 0x95 0xA6 </text:p>
          </table:table-cell>
          <table:table-cell office:value-type="string">
            <text:p>0x2566</text:p>
          </table:table-cell>
          <table:table-cell office:value-type="string">
            <text:p>╦</text:p>
          </table:table-cell>
          <table:table-cell/>
          <table:table-cell office:value-type="string">
            <text:p>0xCB</text:p>
          </table:table-cell>
          <table:table-cell office:value-type="string">
            <text:p>0xE2 0x95 0xA6 </text:p>
          </table:table-cell>
          <table:table-cell office:value-type="string">
            <text:p>0x2566</text:p>
          </table:table-cell>
          <table:table-cell office:value-type="string">
            <text:p>╦</text:p>
          </table:table-cell>
          <table:table-cell table:formula="of:=IF([.C54]=[.H54];&quot;&quot;;&quot;Rozdíl&quot;)">
            <text:p/>
          </table:table-cell>
        </table:table-row>
        <table:table-row table:style-name="ro1">
          <table:table-cell office:value-type="string">
            <text:p>0xCA</text:p>
          </table:table-cell>
          <table:table-cell office:value-type="string">
            <text:p>0xE2 0x95 0xA9 </text:p>
          </table:table-cell>
          <table:table-cell office:value-type="string">
            <text:p>0x2569</text:p>
          </table:table-cell>
          <table:table-cell office:value-type="string">
            <text:p>╩</text:p>
          </table:table-cell>
          <table:table-cell/>
          <table:table-cell office:value-type="string">
            <text:p>0xCA</text:p>
          </table:table-cell>
          <table:table-cell office:value-type="string">
            <text:p>0xE2 0x95 0xA9 </text:p>
          </table:table-cell>
          <table:table-cell office:value-type="string">
            <text:p>0x2569</text:p>
          </table:table-cell>
          <table:table-cell office:value-type="string">
            <text:p>╩</text:p>
          </table:table-cell>
          <table:table-cell table:formula="of:=IF([.C55]=[.H55];&quot;&quot;;&quot;Rozdíl&quot;)">
            <text:p/>
          </table:table-cell>
        </table:table-row>
        <table:table-row table:style-name="ro1">
          <table:table-cell office:value-type="string">
            <text:p>0xC9</text:p>
          </table:table-cell>
          <table:table-cell office:value-type="string">
            <text:p>0xE2 0x95 0x94 </text:p>
          </table:table-cell>
          <table:table-cell office:value-type="string">
            <text:p>0x2554</text:p>
          </table:table-cell>
          <table:table-cell office:value-type="string">
            <text:p>╔</text:p>
          </table:table-cell>
          <table:table-cell/>
          <table:table-cell office:value-type="string">
            <text:p>0xC9</text:p>
          </table:table-cell>
          <table:table-cell office:value-type="string">
            <text:p>0xE2 0x95 0x94 </text:p>
          </table:table-cell>
          <table:table-cell office:value-type="string">
            <text:p>0x2554</text:p>
          </table:table-cell>
          <table:table-cell office:value-type="string">
            <text:p>╔</text:p>
          </table:table-cell>
          <table:table-cell table:formula="of:=IF([.C56]=[.H56];&quot;&quot;;&quot;Rozdíl&quot;)">
            <text:p/>
          </table:table-cell>
        </table:table-row>
        <table:table-row table:style-name="ro1">
          <table:table-cell office:value-type="string">
            <text:p>0xC8</text:p>
          </table:table-cell>
          <table:table-cell office:value-type="string">
            <text:p>0xE2 0x95 0x9A </text:p>
          </table:table-cell>
          <table:table-cell office:value-type="string">
            <text:p>0x255A</text:p>
          </table:table-cell>
          <table:table-cell office:value-type="string">
            <text:p>╚</text:p>
          </table:table-cell>
          <table:table-cell/>
          <table:table-cell office:value-type="string">
            <text:p>0xC8</text:p>
          </table:table-cell>
          <table:table-cell office:value-type="string">
            <text:p>0xE2 0x95 0x9A </text:p>
          </table:table-cell>
          <table:table-cell office:value-type="string">
            <text:p>0x255A</text:p>
          </table:table-cell>
          <table:table-cell office:value-type="string">
            <text:p>╚</text:p>
          </table:table-cell>
          <table:table-cell table:formula="of:=IF([.C57]=[.H57];&quot;&quot;;&quot;Rozdíl&quot;)">
            <text:p/>
          </table:table-cell>
        </table:table-row>
        <table:table-row table:style-name="ro1">
          <table:table-cell office:value-type="string">
            <text:p>0xC7</text:p>
          </table:table-cell>
          <table:table-cell office:value-type="string">
            <text:p>0xC3 0x83 </text:p>
          </table:table-cell>
          <table:table-cell office:value-type="string">
            <text:p>0x00C3</text:p>
          </table:table-cell>
          <table:table-cell office:value-type="string">
            <text:p>Ã</text:p>
          </table:table-cell>
          <table:table-cell/>
          <table:table-cell table:style-name="ce6" office:value-type="string">
            <text:p>0xC7</text:p>
          </table:table-cell>
          <table:table-cell office:value-type="string">
            <text:p>0xC4 0x83 </text:p>
          </table:table-cell>
          <table:table-cell office:value-type="string">
            <text:p>0x0103</text:p>
          </table:table-cell>
          <table:table-cell office:value-type="string">
            <text:p>ă</text:p>
          </table:table-cell>
          <table:table-cell table:formula="of:=IF([.C58]=[.H5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C6</text:p>
          </table:table-cell>
          <table:table-cell office:value-type="string">
            <text:p>0xC3 0xA3 </text:p>
          </table:table-cell>
          <table:table-cell office:value-type="string">
            <text:p>0x00E3</text:p>
          </table:table-cell>
          <table:table-cell office:value-type="string">
            <text:p>ã</text:p>
          </table:table-cell>
          <table:table-cell/>
          <table:table-cell table:style-name="ce6" office:value-type="string">
            <text:p>0xC6</text:p>
          </table:table-cell>
          <table:table-cell office:value-type="string">
            <text:p>0xC4 0x82 </text:p>
          </table:table-cell>
          <table:table-cell office:value-type="string">
            <text:p>0x0102</text:p>
          </table:table-cell>
          <table:table-cell office:value-type="string">
            <text:p>Ă</text:p>
          </table:table-cell>
          <table:table-cell table:formula="of:=IF([.C59]=[.H5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C5</text:p>
          </table:table-cell>
          <table:table-cell office:value-type="string">
            <text:p>0xE2 0x94 0xBC </text:p>
          </table:table-cell>
          <table:table-cell office:value-type="string">
            <text:p>0x253C</text:p>
          </table:table-cell>
          <table:table-cell office:value-type="string">
            <text:p>┼</text:p>
          </table:table-cell>
          <table:table-cell/>
          <table:table-cell office:value-type="string">
            <text:p>0xC5</text:p>
          </table:table-cell>
          <table:table-cell office:value-type="string">
            <text:p>0xE2 0x94 0xBC </text:p>
          </table:table-cell>
          <table:table-cell office:value-type="string">
            <text:p>0x253C</text:p>
          </table:table-cell>
          <table:table-cell office:value-type="string">
            <text:p>┼</text:p>
          </table:table-cell>
          <table:table-cell table:formula="of:=IF([.C60]=[.H60];&quot;&quot;;&quot;Rozdíl&quot;)">
            <text:p/>
          </table:table-cell>
        </table:table-row>
        <table:table-row table:style-name="ro1">
          <table:table-cell office:value-type="string">
            <text:p>0xC4</text:p>
          </table:table-cell>
          <table:table-cell office:value-type="string">
            <text:p>0xE2 0x94 0x80 </text:p>
          </table:table-cell>
          <table:table-cell office:value-type="string">
            <text:p>0x2500</text:p>
          </table:table-cell>
          <table:table-cell office:value-type="string">
            <text:p>─</text:p>
          </table:table-cell>
          <table:table-cell/>
          <table:table-cell office:value-type="string">
            <text:p>0xC4</text:p>
          </table:table-cell>
          <table:table-cell office:value-type="string">
            <text:p>0xE2 0x94 0x80 </text:p>
          </table:table-cell>
          <table:table-cell office:value-type="string">
            <text:p>0x2500</text:p>
          </table:table-cell>
          <table:table-cell office:value-type="string">
            <text:p>─</text:p>
          </table:table-cell>
          <table:table-cell table:formula="of:=IF([.C61]=[.H61];&quot;&quot;;&quot;Rozdíl&quot;)">
            <text:p/>
          </table:table-cell>
        </table:table-row>
        <table:table-row table:style-name="ro1">
          <table:table-cell office:value-type="string">
            <text:p>0xC3</text:p>
          </table:table-cell>
          <table:table-cell office:value-type="string">
            <text:p>0xE2 0x94 0x9C </text:p>
          </table:table-cell>
          <table:table-cell office:value-type="string">
            <text:p>0x251C</text:p>
          </table:table-cell>
          <table:table-cell office:value-type="string">
            <text:p>├</text:p>
          </table:table-cell>
          <table:table-cell/>
          <table:table-cell office:value-type="string">
            <text:p>0xC3</text:p>
          </table:table-cell>
          <table:table-cell office:value-type="string">
            <text:p>0xE2 0x94 0x9C </text:p>
          </table:table-cell>
          <table:table-cell office:value-type="string">
            <text:p>0x251C</text:p>
          </table:table-cell>
          <table:table-cell office:value-type="string">
            <text:p>├</text:p>
          </table:table-cell>
          <table:table-cell table:formula="of:=IF([.C62]=[.H62];&quot;&quot;;&quot;Rozdíl&quot;)">
            <text:p/>
          </table:table-cell>
        </table:table-row>
        <table:table-row table:style-name="ro1">
          <table:table-cell office:value-type="string">
            <text:p>0xC2</text:p>
          </table:table-cell>
          <table:table-cell office:value-type="string">
            <text:p>0xE2 0x94 0xAC </text:p>
          </table:table-cell>
          <table:table-cell office:value-type="string">
            <text:p>0x252C</text:p>
          </table:table-cell>
          <table:table-cell office:value-type="string">
            <text:p>┬</text:p>
          </table:table-cell>
          <table:table-cell/>
          <table:table-cell office:value-type="string">
            <text:p>0xC2</text:p>
          </table:table-cell>
          <table:table-cell office:value-type="string">
            <text:p>0xE2 0x94 0xAC </text:p>
          </table:table-cell>
          <table:table-cell office:value-type="string">
            <text:p>0x252C</text:p>
          </table:table-cell>
          <table:table-cell office:value-type="string">
            <text:p>┬</text:p>
          </table:table-cell>
          <table:table-cell table:formula="of:=IF([.C63]=[.H63];&quot;&quot;;&quot;Rozdíl&quot;)">
            <text:p/>
          </table:table-cell>
        </table:table-row>
        <table:table-row table:style-name="ro1">
          <table:table-cell office:value-type="string">
            <text:p>0xC1</text:p>
          </table:table-cell>
          <table:table-cell office:value-type="string">
            <text:p>0xE2 0x94 0xB4 </text:p>
          </table:table-cell>
          <table:table-cell office:value-type="string">
            <text:p>0x2534</text:p>
          </table:table-cell>
          <table:table-cell office:value-type="string">
            <text:p>┴</text:p>
          </table:table-cell>
          <table:table-cell/>
          <table:table-cell office:value-type="string">
            <text:p>0xC1</text:p>
          </table:table-cell>
          <table:table-cell office:value-type="string">
            <text:p>0xE2 0x94 0xB4 </text:p>
          </table:table-cell>
          <table:table-cell office:value-type="string">
            <text:p>0x2534</text:p>
          </table:table-cell>
          <table:table-cell office:value-type="string">
            <text:p>┴</text:p>
          </table:table-cell>
          <table:table-cell table:formula="of:=IF([.C64]=[.H64];&quot;&quot;;&quot;Rozdíl&quot;)">
            <text:p/>
          </table:table-cell>
        </table:table-row>
        <table:table-row table:style-name="ro1">
          <table:table-cell office:value-type="string">
            <text:p>0xC0</text:p>
          </table:table-cell>
          <table:table-cell office:value-type="string">
            <text:p>0xE2 0x94 0x94 </text:p>
          </table:table-cell>
          <table:table-cell office:value-type="string">
            <text:p>0x2514</text:p>
          </table:table-cell>
          <table:table-cell office:value-type="string">
            <text:p>└</text:p>
          </table:table-cell>
          <table:table-cell/>
          <table:table-cell office:value-type="string">
            <text:p>0xC0</text:p>
          </table:table-cell>
          <table:table-cell office:value-type="string">
            <text:p>0xE2 0x94 0x94 </text:p>
          </table:table-cell>
          <table:table-cell office:value-type="string">
            <text:p>0x2514</text:p>
          </table:table-cell>
          <table:table-cell office:value-type="string">
            <text:p>└</text:p>
          </table:table-cell>
          <table:table-cell table:formula="of:=IF([.C65]=[.H65];&quot;&quot;;&quot;Rozdíl&quot;)">
            <text:p/>
          </table:table-cell>
        </table:table-row>
        <table:table-row table:style-name="ro1">
          <table:table-cell office:value-type="string">
            <text:p>0xBF</text:p>
          </table:table-cell>
          <table:table-cell office:value-type="string">
            <text:p>0xE2 0x94 0x90 </text:p>
          </table:table-cell>
          <table:table-cell office:value-type="string">
            <text:p>0x2510</text:p>
          </table:table-cell>
          <table:table-cell office:value-type="string">
            <text:p>┐</text:p>
          </table:table-cell>
          <table:table-cell/>
          <table:table-cell office:value-type="string">
            <text:p>0xBF</text:p>
          </table:table-cell>
          <table:table-cell office:value-type="string">
            <text:p>0xE2 0x94 0x90 </text:p>
          </table:table-cell>
          <table:table-cell office:value-type="string">
            <text:p>0x2510</text:p>
          </table:table-cell>
          <table:table-cell office:value-type="string">
            <text:p>┐</text:p>
          </table:table-cell>
          <table:table-cell table:formula="of:=IF([.C66]=[.H66];&quot;&quot;;&quot;Rozdíl&quot;)">
            <text:p/>
          </table:table-cell>
        </table:table-row>
        <table:table-row table:style-name="ro1">
          <table:table-cell office:value-type="string">
            <text:p>0xBE</text:p>
          </table:table-cell>
          <table:table-cell office:value-type="string">
            <text:p>0xC2 0xA5 </text:p>
          </table:table-cell>
          <table:table-cell office:value-type="string">
            <text:p>0x00A5</text:p>
          </table:table-cell>
          <table:table-cell office:value-type="string">
            <text:p>¥</text:p>
          </table:table-cell>
          <table:table-cell/>
          <table:table-cell table:style-name="ce6" office:value-type="string">
            <text:p>0xBE</text:p>
          </table:table-cell>
          <table:table-cell office:value-type="string">
            <text:p>0xC5 0xBC </text:p>
          </table:table-cell>
          <table:table-cell office:value-type="string">
            <text:p>0x017C</text:p>
          </table:table-cell>
          <table:table-cell office:value-type="string">
            <text:p>ż</text:p>
          </table:table-cell>
          <table:table-cell table:formula="of:=IF([.C67]=[.H67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BD</text:p>
          </table:table-cell>
          <table:table-cell office:value-type="string">
            <text:p>0xC2 0xA2 </text:p>
          </table:table-cell>
          <table:table-cell office:value-type="string">
            <text:p>0x00A2</text:p>
          </table:table-cell>
          <table:table-cell office:value-type="string">
            <text:p>¢</text:p>
          </table:table-cell>
          <table:table-cell/>
          <table:table-cell table:style-name="ce6" office:value-type="string">
            <text:p>0xBD</text:p>
          </table:table-cell>
          <table:table-cell office:value-type="string">
            <text:p>0xC5 0xBB </text:p>
          </table:table-cell>
          <table:table-cell office:value-type="string">
            <text:p>0x017B</text:p>
          </table:table-cell>
          <table:table-cell office:value-type="string">
            <text:p>Ż</text:p>
          </table:table-cell>
          <table:table-cell table:formula="of:=IF([.C68]=[.H6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BC</text:p>
          </table:table-cell>
          <table:table-cell office:value-type="string">
            <text:p>0xE2 0x95 0x9D </text:p>
          </table:table-cell>
          <table:table-cell office:value-type="string">
            <text:p>0x255D</text:p>
          </table:table-cell>
          <table:table-cell office:value-type="string">
            <text:p>╝</text:p>
          </table:table-cell>
          <table:table-cell/>
          <table:table-cell office:value-type="string">
            <text:p>0xBC</text:p>
          </table:table-cell>
          <table:table-cell office:value-type="string">
            <text:p>0xE2 0x95 0x9D </text:p>
          </table:table-cell>
          <table:table-cell office:value-type="string">
            <text:p>0x255D</text:p>
          </table:table-cell>
          <table:table-cell office:value-type="string">
            <text:p>╝</text:p>
          </table:table-cell>
          <table:table-cell table:formula="of:=IF([.C69]=[.H69];&quot;&quot;;&quot;Rozdíl&quot;)">
            <text:p/>
          </table:table-cell>
        </table:table-row>
        <table:table-row table:style-name="ro1">
          <table:table-cell office:value-type="string">
            <text:p>0xBB</text:p>
          </table:table-cell>
          <table:table-cell office:value-type="string">
            <text:p>0xE2 0x95 0x97 </text:p>
          </table:table-cell>
          <table:table-cell office:value-type="string">
            <text:p>0x2557</text:p>
          </table:table-cell>
          <table:table-cell office:value-type="string">
            <text:p>╗</text:p>
          </table:table-cell>
          <table:table-cell/>
          <table:table-cell office:value-type="string">
            <text:p>0xBB</text:p>
          </table:table-cell>
          <table:table-cell office:value-type="string">
            <text:p>0xE2 0x95 0x97 </text:p>
          </table:table-cell>
          <table:table-cell office:value-type="string">
            <text:p>0x2557</text:p>
          </table:table-cell>
          <table:table-cell office:value-type="string">
            <text:p>╗</text:p>
          </table:table-cell>
          <table:table-cell table:formula="of:=IF([.C70]=[.H70];&quot;&quot;;&quot;Rozdíl&quot;)">
            <text:p/>
          </table:table-cell>
        </table:table-row>
        <table:table-row table:style-name="ro1">
          <table:table-cell office:value-type="string">
            <text:p>0xBA</text:p>
          </table:table-cell>
          <table:table-cell office:value-type="string">
            <text:p>0xE2 0x95 0x91 </text:p>
          </table:table-cell>
          <table:table-cell office:value-type="string">
            <text:p>0x2551</text:p>
          </table:table-cell>
          <table:table-cell office:value-type="string">
            <text:p>║</text:p>
          </table:table-cell>
          <table:table-cell/>
          <table:table-cell office:value-type="string">
            <text:p>0xBA</text:p>
          </table:table-cell>
          <table:table-cell office:value-type="string">
            <text:p>0xE2 0x95 0x91 </text:p>
          </table:table-cell>
          <table:table-cell office:value-type="string">
            <text:p>0x2551</text:p>
          </table:table-cell>
          <table:table-cell office:value-type="string">
            <text:p>║</text:p>
          </table:table-cell>
          <table:table-cell table:formula="of:=IF([.C71]=[.H71];&quot;&quot;;&quot;Rozdíl&quot;)">
            <text:p/>
          </table:table-cell>
        </table:table-row>
        <table:table-row table:style-name="ro1">
          <table:table-cell office:value-type="string">
            <text:p>0xB9</text:p>
          </table:table-cell>
          <table:table-cell office:value-type="string">
            <text:p>0xE2 0x95 0xA3 </text:p>
          </table:table-cell>
          <table:table-cell office:value-type="string">
            <text:p>0x2563</text:p>
          </table:table-cell>
          <table:table-cell office:value-type="string">
            <text:p>╣</text:p>
          </table:table-cell>
          <table:table-cell/>
          <table:table-cell office:value-type="string">
            <text:p>0xB9</text:p>
          </table:table-cell>
          <table:table-cell office:value-type="string">
            <text:p>0xE2 0x95 0xA3 </text:p>
          </table:table-cell>
          <table:table-cell office:value-type="string">
            <text:p>0x2563</text:p>
          </table:table-cell>
          <table:table-cell office:value-type="string">
            <text:p>╣</text:p>
          </table:table-cell>
          <table:table-cell table:formula="of:=IF([.C72]=[.H72];&quot;&quot;;&quot;Rozdíl&quot;)">
            <text:p/>
          </table:table-cell>
        </table:table-row>
        <table:table-row table:style-name="ro1">
          <table:table-cell office:value-type="string">
            <text:p>0xB8</text:p>
          </table:table-cell>
          <table:table-cell office:value-type="string">
            <text:p>0xC2 0xA9 </text:p>
          </table:table-cell>
          <table:table-cell office:value-type="string">
            <text:p>0x00A9</text:p>
          </table:table-cell>
          <table:table-cell office:value-type="string">
            <text:p>©</text:p>
          </table:table-cell>
          <table:table-cell/>
          <table:table-cell table:style-name="ce6" office:value-type="string">
            <text:p>0xB8</text:p>
          </table:table-cell>
          <table:table-cell office:value-type="string">
            <text:p>0xC5 0x9E </text:p>
          </table:table-cell>
          <table:table-cell office:value-type="string">
            <text:p>0x015E</text:p>
          </table:table-cell>
          <table:table-cell office:value-type="string">
            <text:p>Ş</text:p>
          </table:table-cell>
          <table:table-cell table:formula="of:=IF([.C73]=[.H73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B7</text:p>
          </table:table-cell>
          <table:table-cell office:value-type="string">
            <text:p>0xC3 0x80 </text:p>
          </table:table-cell>
          <table:table-cell office:value-type="string">
            <text:p>0x00C0</text:p>
          </table:table-cell>
          <table:table-cell office:value-type="string">
            <text:p>À</text:p>
          </table:table-cell>
          <table:table-cell/>
          <table:table-cell table:style-name="ce6" office:value-type="string">
            <text:p>0xB7</text:p>
          </table:table-cell>
          <table:table-cell office:value-type="string">
            <text:p>0xC4 0x9A </text:p>
          </table:table-cell>
          <table:table-cell office:value-type="string">
            <text:p>0x011A</text:p>
          </table:table-cell>
          <table:table-cell office:value-type="string">
            <text:p>Ě</text:p>
          </table:table-cell>
          <table:table-cell table:formula="of:=IF([.C74]=[.H7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B6</text:p>
          </table:table-cell>
          <table:table-cell office:value-type="string">
            <text:p>0xC3 0x82 </text:p>
          </table:table-cell>
          <table:table-cell office:value-type="string">
            <text:p>0x00C2</text:p>
          </table:table-cell>
          <table:table-cell office:value-type="string">
            <text:p>Â</text:p>
          </table:table-cell>
          <table:table-cell/>
          <table:table-cell office:value-type="string">
            <text:p>0xB6</text:p>
          </table:table-cell>
          <table:table-cell office:value-type="string">
            <text:p>0xC3 0x82 </text:p>
          </table:table-cell>
          <table:table-cell office:value-type="string">
            <text:p>0x00C2</text:p>
          </table:table-cell>
          <table:table-cell office:value-type="string">
            <text:p>Â</text:p>
          </table:table-cell>
          <table:table-cell table:formula="of:=IF([.C75]=[.H75];&quot;&quot;;&quot;Rozdíl&quot;)">
            <text:p/>
          </table:table-cell>
        </table:table-row>
        <table:table-row table:style-name="ro1">
          <table:table-cell office:value-type="string">
            <text:p>0xB5</text:p>
          </table:table-cell>
          <table:table-cell office:value-type="string">
            <text:p>0xC3 0x81 </text:p>
          </table:table-cell>
          <table:table-cell office:value-type="string">
            <text:p>0x00C1</text:p>
          </table:table-cell>
          <table:table-cell office:value-type="string">
            <text:p>Á</text:p>
          </table:table-cell>
          <table:table-cell/>
          <table:table-cell office:value-type="string">
            <text:p>0xB5</text:p>
          </table:table-cell>
          <table:table-cell office:value-type="string">
            <text:p>0xC3 0x81 </text:p>
          </table:table-cell>
          <table:table-cell office:value-type="string">
            <text:p>0x00C1</text:p>
          </table:table-cell>
          <table:table-cell office:value-type="string">
            <text:p>Á</text:p>
          </table:table-cell>
          <table:table-cell table:formula="of:=IF([.C76]=[.H76];&quot;&quot;;&quot;Rozdíl&quot;)">
            <text:p/>
          </table:table-cell>
        </table:table-row>
        <table:table-row table:style-name="ro1">
          <table:table-cell office:value-type="string">
            <text:p>0xB4</text:p>
          </table:table-cell>
          <table:table-cell office:value-type="string">
            <text:p>0xE2 0x94 0xA4 </text:p>
          </table:table-cell>
          <table:table-cell office:value-type="string">
            <text:p>0x2524</text:p>
          </table:table-cell>
          <table:table-cell office:value-type="string">
            <text:p>┤</text:p>
          </table:table-cell>
          <table:table-cell/>
          <table:table-cell office:value-type="string">
            <text:p>0xB4</text:p>
          </table:table-cell>
          <table:table-cell office:value-type="string">
            <text:p>0xE2 0x94 0xA4 </text:p>
          </table:table-cell>
          <table:table-cell office:value-type="string">
            <text:p>0x2524</text:p>
          </table:table-cell>
          <table:table-cell office:value-type="string">
            <text:p>┤</text:p>
          </table:table-cell>
          <table:table-cell table:formula="of:=IF([.C77]=[.H77];&quot;&quot;;&quot;Rozdíl&quot;)">
            <text:p/>
          </table:table-cell>
        </table:table-row>
        <table:table-row table:style-name="ro1">
          <table:table-cell office:value-type="string">
            <text:p>0xB3</text:p>
          </table:table-cell>
          <table:table-cell office:value-type="string">
            <text:p>0xE2 0x94 0x82 </text:p>
          </table:table-cell>
          <table:table-cell office:value-type="string">
            <text:p>0x2502</text:p>
          </table:table-cell>
          <table:table-cell office:value-type="string">
            <text:p>│</text:p>
          </table:table-cell>
          <table:table-cell/>
          <table:table-cell office:value-type="string">
            <text:p>0xB3</text:p>
          </table:table-cell>
          <table:table-cell office:value-type="string">
            <text:p>0xE2 0x94 0x82 </text:p>
          </table:table-cell>
          <table:table-cell office:value-type="string">
            <text:p>0x2502</text:p>
          </table:table-cell>
          <table:table-cell office:value-type="string">
            <text:p>│</text:p>
          </table:table-cell>
          <table:table-cell table:formula="of:=IF([.C78]=[.H78];&quot;&quot;;&quot;Rozdíl&quot;)">
            <text:p/>
          </table:table-cell>
        </table:table-row>
        <table:table-row table:style-name="ro1">
          <table:table-cell office:value-type="string">
            <text:p>0xB2</text:p>
          </table:table-cell>
          <table:table-cell office:value-type="string">
            <text:p>0xE2 0x96 0x93 </text:p>
          </table:table-cell>
          <table:table-cell office:value-type="string">
            <text:p>0x2593</text:p>
          </table:table-cell>
          <table:table-cell office:value-type="string">
            <text:p>▓</text:p>
          </table:table-cell>
          <table:table-cell/>
          <table:table-cell office:value-type="string">
            <text:p>0xB2</text:p>
          </table:table-cell>
          <table:table-cell office:value-type="string">
            <text:p>0xE2 0x96 0x93 </text:p>
          </table:table-cell>
          <table:table-cell office:value-type="string">
            <text:p>0x2593</text:p>
          </table:table-cell>
          <table:table-cell office:value-type="string">
            <text:p>▓</text:p>
          </table:table-cell>
          <table:table-cell table:formula="of:=IF([.C79]=[.H79];&quot;&quot;;&quot;Rozdíl&quot;)">
            <text:p/>
          </table:table-cell>
        </table:table-row>
        <table:table-row table:style-name="ro1">
          <table:table-cell office:value-type="string">
            <text:p>0xB1</text:p>
          </table:table-cell>
          <table:table-cell office:value-type="string">
            <text:p>0xE2 0x96 0x92 </text:p>
          </table:table-cell>
          <table:table-cell office:value-type="string">
            <text:p>0x2592</text:p>
          </table:table-cell>
          <table:table-cell office:value-type="string">
            <text:p>▒</text:p>
          </table:table-cell>
          <table:table-cell/>
          <table:table-cell office:value-type="string">
            <text:p>0xB1</text:p>
          </table:table-cell>
          <table:table-cell office:value-type="string">
            <text:p>0xE2 0x96 0x92 </text:p>
          </table:table-cell>
          <table:table-cell office:value-type="string">
            <text:p>0x2592</text:p>
          </table:table-cell>
          <table:table-cell office:value-type="string">
            <text:p>▒</text:p>
          </table:table-cell>
          <table:table-cell table:formula="of:=IF([.C80]=[.H80];&quot;&quot;;&quot;Rozdíl&quot;)">
            <text:p/>
          </table:table-cell>
        </table:table-row>
        <table:table-row table:style-name="ro1">
          <table:table-cell office:value-type="string">
            <text:p>0xB0</text:p>
          </table:table-cell>
          <table:table-cell office:value-type="string">
            <text:p>0xE2 0x96 0x91 </text:p>
          </table:table-cell>
          <table:table-cell office:value-type="string">
            <text:p>0x2591</text:p>
          </table:table-cell>
          <table:table-cell office:value-type="string">
            <text:p>░</text:p>
          </table:table-cell>
          <table:table-cell/>
          <table:table-cell office:value-type="string">
            <text:p>0xB0</text:p>
          </table:table-cell>
          <table:table-cell office:value-type="string">
            <text:p>0xE2 0x96 0x91 </text:p>
          </table:table-cell>
          <table:table-cell office:value-type="string">
            <text:p>0x2591</text:p>
          </table:table-cell>
          <table:table-cell office:value-type="string">
            <text:p>░</text:p>
          </table:table-cell>
          <table:table-cell table:formula="of:=IF([.C81]=[.H81];&quot;&quot;;&quot;Rozdíl&quot;)">
            <text:p/>
          </table:table-cell>
        </table:table-row>
        <table:table-row table:style-name="ro1">
          <table:table-cell office:value-type="string">
            <text:p>0xAF</text:p>
          </table:table-cell>
          <table:table-cell office:value-type="string">
            <text:p>0xC2 0xBB </text:p>
          </table:table-cell>
          <table:table-cell office:value-type="string">
            <text:p>0x00BB</text:p>
          </table:table-cell>
          <table:table-cell office:value-type="string">
            <text:p>»</text:p>
          </table:table-cell>
          <table:table-cell/>
          <table:table-cell office:value-type="string">
            <text:p>0xAF</text:p>
          </table:table-cell>
          <table:table-cell office:value-type="string">
            <text:p>0xC2 0xBB </text:p>
          </table:table-cell>
          <table:table-cell office:value-type="string">
            <text:p>0x00BB</text:p>
          </table:table-cell>
          <table:table-cell office:value-type="string">
            <text:p>»</text:p>
          </table:table-cell>
          <table:table-cell table:formula="of:=IF([.C82]=[.H82];&quot;&quot;;&quot;Rozdíl&quot;)">
            <text:p/>
          </table:table-cell>
        </table:table-row>
        <table:table-row table:style-name="ro1">
          <table:table-cell office:value-type="string">
            <text:p>0xAE</text:p>
          </table:table-cell>
          <table:table-cell office:value-type="string">
            <text:p>0xC2 0xAB </text:p>
          </table:table-cell>
          <table:table-cell office:value-type="string">
            <text:p>0x00AB</text:p>
          </table:table-cell>
          <table:table-cell office:value-type="string">
            <text:p>«</text:p>
          </table:table-cell>
          <table:table-cell/>
          <table:table-cell office:value-type="string">
            <text:p>0xAE</text:p>
          </table:table-cell>
          <table:table-cell office:value-type="string">
            <text:p>0xC2 0xAB </text:p>
          </table:table-cell>
          <table:table-cell office:value-type="string">
            <text:p>0x00AB</text:p>
          </table:table-cell>
          <table:table-cell office:value-type="string">
            <text:p>«</text:p>
          </table:table-cell>
          <table:table-cell table:formula="of:=IF([.C83]=[.H83];&quot;&quot;;&quot;Rozdíl&quot;)">
            <text:p/>
          </table:table-cell>
        </table:table-row>
        <table:table-row table:style-name="ro1">
          <table:table-cell office:value-type="string">
            <text:p>0xAD</text:p>
          </table:table-cell>
          <table:table-cell office:value-type="string">
            <text:p>0xC2 0xA1 </text:p>
          </table:table-cell>
          <table:table-cell office:value-type="string">
            <text:p>0x00A1</text:p>
          </table:table-cell>
          <table:table-cell office:value-type="string">
            <text:p>¡</text:p>
          </table:table-cell>
          <table:table-cell/>
          <table:table-cell table:style-name="ce6" office:value-type="string">
            <text:p>0xAD</text:p>
          </table:table-cell>
          <table:table-cell office:value-type="string">
            <text:p>0xC5 0x9F </text:p>
          </table:table-cell>
          <table:table-cell office:value-type="string">
            <text:p>0x015F</text:p>
          </table:table-cell>
          <table:table-cell office:value-type="string">
            <text:p>ş</text:p>
          </table:table-cell>
          <table:table-cell table:formula="of:=IF([.C84]=[.H8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C</text:p>
          </table:table-cell>
          <table:table-cell office:value-type="string">
            <text:p>0xC2 0xBC </text:p>
          </table:table-cell>
          <table:table-cell office:value-type="string">
            <text:p>0x00BC</text:p>
          </table:table-cell>
          <table:table-cell office:value-type="string">
            <text:p>¼</text:p>
          </table:table-cell>
          <table:table-cell/>
          <table:table-cell table:style-name="ce6" office:value-type="string">
            <text:p>0xAC</text:p>
          </table:table-cell>
          <table:table-cell office:value-type="string">
            <text:p>0xC4 0x8C </text:p>
          </table:table-cell>
          <table:table-cell office:value-type="string">
            <text:p>0x010C</text:p>
          </table:table-cell>
          <table:table-cell office:value-type="string">
            <text:p>Č</text:p>
          </table:table-cell>
          <table:table-cell table:formula="of:=IF([.C85]=[.H8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B</text:p>
          </table:table-cell>
          <table:table-cell office:value-type="string">
            <text:p>0xC2 0xBD </text:p>
          </table:table-cell>
          <table:table-cell office:value-type="string">
            <text:p>0x00BD</text:p>
          </table:table-cell>
          <table:table-cell office:value-type="string">
            <text:p>½</text:p>
          </table:table-cell>
          <table:table-cell/>
          <table:table-cell table:style-name="ce6" office:value-type="string">
            <text:p>0xAB</text:p>
          </table:table-cell>
          <table:table-cell office:value-type="string">
            <text:p>0xC5 0xBA </text:p>
          </table:table-cell>
          <table:table-cell office:value-type="string">
            <text:p>0x017A</text:p>
          </table:table-cell>
          <table:table-cell office:value-type="string">
            <text:p>ź</text:p>
          </table:table-cell>
          <table:table-cell table:formula="of:=IF([.C86]=[.H8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A</text:p>
          </table:table-cell>
          <table:table-cell office:value-type="string">
            <text:p>0xC2 0xAC </text:p>
          </table:table-cell>
          <table:table-cell office:value-type="string">
            <text:p>0x00AC</text:p>
          </table:table-cell>
          <table:table-cell office:value-type="string">
            <text:p>¬</text:p>
          </table:table-cell>
          <table:table-cell/>
          <table:table-cell office:value-type="string">
            <text:p>0xAA</text:p>
          </table:table-cell>
          <table:table-cell office:value-type="string">
            <text:p>0xC2 0xAC </text:p>
          </table:table-cell>
          <table:table-cell office:value-type="string">
            <text:p>0x00AC</text:p>
          </table:table-cell>
          <table:table-cell office:value-type="string">
            <text:p>¬</text:p>
          </table:table-cell>
          <table:table-cell table:formula="of:=IF([.C87]=[.H87];&quot;&quot;;&quot;Rozdíl&quot;)">
            <text:p/>
          </table:table-cell>
        </table:table-row>
        <table:table-row table:style-name="ro1">
          <table:table-cell office:value-type="string">
            <text:p>0xA9</text:p>
          </table:table-cell>
          <table:table-cell office:value-type="string">
            <text:p>0xC2 0xAE </text:p>
          </table:table-cell>
          <table:table-cell office:value-type="string">
            <text:p>0x00AE</text:p>
          </table:table-cell>
          <table:table-cell office:value-type="string">
            <text:p>®</text:p>
          </table:table-cell>
          <table:table-cell/>
          <table:table-cell table:style-name="ce6" office:value-type="string">
            <text:p>0xA9</text:p>
          </table:table-cell>
          <table:table-cell office:value-type="string">
            <text:p>0xC4 0x99 </text:p>
          </table:table-cell>
          <table:table-cell office:value-type="string">
            <text:p>0x0119</text:p>
          </table:table-cell>
          <table:table-cell office:value-type="string">
            <text:p>ę</text:p>
          </table:table-cell>
          <table:table-cell table:formula="of:=IF([.C88]=[.H8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8</text:p>
          </table:table-cell>
          <table:table-cell office:value-type="string">
            <text:p>0xC2 0xBF </text:p>
          </table:table-cell>
          <table:table-cell office:value-type="string">
            <text:p>0x00BF</text:p>
          </table:table-cell>
          <table:table-cell office:value-type="string">
            <text:p>¿</text:p>
          </table:table-cell>
          <table:table-cell/>
          <table:table-cell table:style-name="ce6" office:value-type="string">
            <text:p>0xA8</text:p>
          </table:table-cell>
          <table:table-cell office:value-type="string">
            <text:p>0xC4 0x98 </text:p>
          </table:table-cell>
          <table:table-cell office:value-type="string">
            <text:p>0x0118</text:p>
          </table:table-cell>
          <table:table-cell office:value-type="string">
            <text:p>Ę</text:p>
          </table:table-cell>
          <table:table-cell table:formula="of:=IF([.C89]=[.H8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7</text:p>
          </table:table-cell>
          <table:table-cell office:value-type="string">
            <text:p>0xC2 0xBA </text:p>
          </table:table-cell>
          <table:table-cell office:value-type="string">
            <text:p>0x00BA</text:p>
          </table:table-cell>
          <table:table-cell office:value-type="string">
            <text:p>º</text:p>
          </table:table-cell>
          <table:table-cell/>
          <table:table-cell table:style-name="ce6" office:value-type="string">
            <text:p>0xA7</text:p>
          </table:table-cell>
          <table:table-cell office:value-type="string">
            <text:p>0xC5 0xBE </text:p>
          </table:table-cell>
          <table:table-cell office:value-type="string">
            <text:p>0x017E</text:p>
          </table:table-cell>
          <table:table-cell office:value-type="string">
            <text:p>ž</text:p>
          </table:table-cell>
          <table:table-cell table:formula="of:=IF([.C90]=[.H90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6</text:p>
          </table:table-cell>
          <table:table-cell office:value-type="string">
            <text:p>0xC2 0xAA </text:p>
          </table:table-cell>
          <table:table-cell office:value-type="string">
            <text:p>0x00AA</text:p>
          </table:table-cell>
          <table:table-cell office:value-type="string">
            <text:p>ª</text:p>
          </table:table-cell>
          <table:table-cell/>
          <table:table-cell table:style-name="ce6" office:value-type="string">
            <text:p>0xA6</text:p>
          </table:table-cell>
          <table:table-cell office:value-type="string">
            <text:p>0xC5 0xBD </text:p>
          </table:table-cell>
          <table:table-cell office:value-type="string">
            <text:p>0x017D</text:p>
          </table:table-cell>
          <table:table-cell office:value-type="string">
            <text:p>Ž</text:p>
          </table:table-cell>
          <table:table-cell table:formula="of:=IF([.C91]=[.H91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5</text:p>
          </table:table-cell>
          <table:table-cell office:value-type="string">
            <text:p>0xC3 0x91 </text:p>
          </table:table-cell>
          <table:table-cell office:value-type="string">
            <text:p>0x00D1</text:p>
          </table:table-cell>
          <table:table-cell office:value-type="string">
            <text:p>Ñ</text:p>
          </table:table-cell>
          <table:table-cell/>
          <table:table-cell table:style-name="ce6" office:value-type="string">
            <text:p>0xA5</text:p>
          </table:table-cell>
          <table:table-cell office:value-type="string">
            <text:p>0xC4 0x85 </text:p>
          </table:table-cell>
          <table:table-cell office:value-type="string">
            <text:p>0x0105</text:p>
          </table:table-cell>
          <table:table-cell office:value-type="string">
            <text:p>ą</text:p>
          </table:table-cell>
          <table:table-cell table:formula="of:=IF([.C92]=[.H92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4</text:p>
          </table:table-cell>
          <table:table-cell office:value-type="string">
            <text:p>0xC3 0xB1 </text:p>
          </table:table-cell>
          <table:table-cell office:value-type="string">
            <text:p>0x00F1</text:p>
          </table:table-cell>
          <table:table-cell office:value-type="string">
            <text:p>ñ</text:p>
          </table:table-cell>
          <table:table-cell/>
          <table:table-cell table:style-name="ce6" office:value-type="string">
            <text:p>0xA4</text:p>
          </table:table-cell>
          <table:table-cell office:value-type="string">
            <text:p>0xC4 0x84 </text:p>
          </table:table-cell>
          <table:table-cell office:value-type="string">
            <text:p>0x0104</text:p>
          </table:table-cell>
          <table:table-cell office:value-type="string">
            <text:p>Ą</text:p>
          </table:table-cell>
          <table:table-cell table:formula="of:=IF([.C93]=[.H93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A3</text:p>
          </table:table-cell>
          <table:table-cell office:value-type="string">
            <text:p>0xC3 0xBA </text:p>
          </table:table-cell>
          <table:table-cell office:value-type="string">
            <text:p>0x00FA</text:p>
          </table:table-cell>
          <table:table-cell office:value-type="string">
            <text:p>ú</text:p>
          </table:table-cell>
          <table:table-cell/>
          <table:table-cell office:value-type="string">
            <text:p>0xA3</text:p>
          </table:table-cell>
          <table:table-cell office:value-type="string">
            <text:p>0xC3 0xBA </text:p>
          </table:table-cell>
          <table:table-cell office:value-type="string">
            <text:p>0x00FA</text:p>
          </table:table-cell>
          <table:table-cell office:value-type="string">
            <text:p>ú</text:p>
          </table:table-cell>
          <table:table-cell table:formula="of:=IF([.C94]=[.H94];&quot;&quot;;&quot;Rozdíl&quot;)">
            <text:p/>
          </table:table-cell>
        </table:table-row>
        <table:table-row table:style-name="ro1">
          <table:table-cell office:value-type="string">
            <text:p>0xA2</text:p>
          </table:table-cell>
          <table:table-cell office:value-type="string">
            <text:p>0xC3 0xB3 </text:p>
          </table:table-cell>
          <table:table-cell office:value-type="string">
            <text:p>0x00F3</text:p>
          </table:table-cell>
          <table:table-cell office:value-type="string">
            <text:p>ó</text:p>
          </table:table-cell>
          <table:table-cell/>
          <table:table-cell office:value-type="string">
            <text:p>0xA2</text:p>
          </table:table-cell>
          <table:table-cell office:value-type="string">
            <text:p>0xC3 0xB3 </text:p>
          </table:table-cell>
          <table:table-cell office:value-type="string">
            <text:p>0x00F3</text:p>
          </table:table-cell>
          <table:table-cell office:value-type="string">
            <text:p>ó</text:p>
          </table:table-cell>
          <table:table-cell table:formula="of:=IF([.C95]=[.H95];&quot;&quot;;&quot;Rozdíl&quot;)">
            <text:p/>
          </table:table-cell>
        </table:table-row>
        <table:table-row table:style-name="ro1">
          <table:table-cell office:value-type="string">
            <text:p>0xA1</text:p>
          </table:table-cell>
          <table:table-cell office:value-type="string">
            <text:p>0xC3 0xAD </text:p>
          </table:table-cell>
          <table:table-cell office:value-type="string">
            <text:p>0x00ED</text:p>
          </table:table-cell>
          <table:table-cell office:value-type="string">
            <text:p>í</text:p>
          </table:table-cell>
          <table:table-cell/>
          <table:table-cell office:value-type="string">
            <text:p>0xA1</text:p>
          </table:table-cell>
          <table:table-cell office:value-type="string">
            <text:p>0xC3 0xAD </text:p>
          </table:table-cell>
          <table:table-cell office:value-type="string">
            <text:p>0x00ED</text:p>
          </table:table-cell>
          <table:table-cell office:value-type="string">
            <text:p>í</text:p>
          </table:table-cell>
          <table:table-cell table:formula="of:=IF([.C96]=[.H96];&quot;&quot;;&quot;Rozdíl&quot;)">
            <text:p/>
          </table:table-cell>
        </table:table-row>
        <table:table-row table:style-name="ro1">
          <table:table-cell office:value-type="string">
            <text:p>0xA0</text:p>
          </table:table-cell>
          <table:table-cell office:value-type="string">
            <text:p>0xC3 0xA1 </text:p>
          </table:table-cell>
          <table:table-cell office:value-type="string">
            <text:p>0x00E1</text:p>
          </table:table-cell>
          <table:table-cell office:value-type="string">
            <text:p>á</text:p>
          </table:table-cell>
          <table:table-cell/>
          <table:table-cell office:value-type="string">
            <text:p>0xA0</text:p>
          </table:table-cell>
          <table:table-cell office:value-type="string">
            <text:p>0xC3 0xA1 </text:p>
          </table:table-cell>
          <table:table-cell office:value-type="string">
            <text:p>0x00E1</text:p>
          </table:table-cell>
          <table:table-cell office:value-type="string">
            <text:p>á</text:p>
          </table:table-cell>
          <table:table-cell table:formula="of:=IF([.C97]=[.H97];&quot;&quot;;&quot;Rozdíl&quot;)">
            <text:p/>
          </table:table-cell>
        </table:table-row>
        <table:table-row table:style-name="ro1">
          <table:table-cell office:value-type="string">
            <text:p>0x9F</text:p>
          </table:table-cell>
          <table:table-cell office:value-type="string">
            <text:p>0xC6 0x92 </text:p>
          </table:table-cell>
          <table:table-cell office:value-type="string">
            <text:p>0x0192</text:p>
          </table:table-cell>
          <table:table-cell office:value-type="string">
            <text:p>ƒ</text:p>
          </table:table-cell>
          <table:table-cell/>
          <table:table-cell table:style-name="ce6" office:value-type="string">
            <text:p>0x9F</text:p>
          </table:table-cell>
          <table:table-cell office:value-type="string">
            <text:p>0xC4 0x8D </text:p>
          </table:table-cell>
          <table:table-cell office:value-type="string">
            <text:p>0x010D</text:p>
          </table:table-cell>
          <table:table-cell office:value-type="string">
            <text:p>č</text:p>
          </table:table-cell>
          <table:table-cell table:formula="of:=IF([.C98]=[.H9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E</text:p>
          </table:table-cell>
          <table:table-cell office:value-type="string">
            <text:p>0xC3 0x97 </text:p>
          </table:table-cell>
          <table:table-cell office:value-type="string">
            <text:p>0x00D7</text:p>
          </table:table-cell>
          <table:table-cell office:value-type="string">
            <text:p>×</text:p>
          </table:table-cell>
          <table:table-cell/>
          <table:table-cell office:value-type="string">
            <text:p>0x9E</text:p>
          </table:table-cell>
          <table:table-cell office:value-type="string">
            <text:p>0xC3 0x97 </text:p>
          </table:table-cell>
          <table:table-cell office:value-type="string">
            <text:p>0x00D7</text:p>
          </table:table-cell>
          <table:table-cell office:value-type="string">
            <text:p>×</text:p>
          </table:table-cell>
          <table:table-cell table:formula="of:=IF([.C99]=[.H99];&quot;&quot;;&quot;Rozdíl&quot;)">
            <text:p/>
          </table:table-cell>
        </table:table-row>
        <table:table-row table:style-name="ro1">
          <table:table-cell office:value-type="string">
            <text:p>0x9D</text:p>
          </table:table-cell>
          <table:table-cell office:value-type="string">
            <text:p>0xC3 0x98 </text:p>
          </table:table-cell>
          <table:table-cell office:value-type="string">
            <text:p>0x00D8</text:p>
          </table:table-cell>
          <table:table-cell office:value-type="string">
            <text:p>Ø</text:p>
          </table:table-cell>
          <table:table-cell/>
          <table:table-cell table:style-name="ce6" office:value-type="string">
            <text:p>0x9D</text:p>
          </table:table-cell>
          <table:table-cell office:value-type="string">
            <text:p>0xC5 0x81 </text:p>
          </table:table-cell>
          <table:table-cell office:value-type="string">
            <text:p>0x0141</text:p>
          </table:table-cell>
          <table:table-cell office:value-type="string">
            <text:p>Ł</text:p>
          </table:table-cell>
          <table:table-cell table:formula="of:=IF([.C100]=[.H100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C</text:p>
          </table:table-cell>
          <table:table-cell office:value-type="string">
            <text:p>0xC2 0xA3 </text:p>
          </table:table-cell>
          <table:table-cell office:value-type="string">
            <text:p>0x00A3</text:p>
          </table:table-cell>
          <table:table-cell office:value-type="string">
            <text:p>£</text:p>
          </table:table-cell>
          <table:table-cell/>
          <table:table-cell table:style-name="ce6" office:value-type="string">
            <text:p>0x9C</text:p>
          </table:table-cell>
          <table:table-cell office:value-type="string">
            <text:p>0xC5 0xA5 </text:p>
          </table:table-cell>
          <table:table-cell office:value-type="string">
            <text:p>0x0165</text:p>
          </table:table-cell>
          <table:table-cell office:value-type="string">
            <text:p>ť</text:p>
          </table:table-cell>
          <table:table-cell table:formula="of:=IF([.C101]=[.H101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B</text:p>
          </table:table-cell>
          <table:table-cell office:value-type="string">
            <text:p>0xC3 0xB8 </text:p>
          </table:table-cell>
          <table:table-cell office:value-type="string">
            <text:p>0x00F8</text:p>
          </table:table-cell>
          <table:table-cell office:value-type="string">
            <text:p>ø</text:p>
          </table:table-cell>
          <table:table-cell/>
          <table:table-cell table:style-name="ce6" office:value-type="string">
            <text:p>0x9B</text:p>
          </table:table-cell>
          <table:table-cell office:value-type="string">
            <text:p>0xC5 0xA4 </text:p>
          </table:table-cell>
          <table:table-cell office:value-type="string">
            <text:p>0x0164</text:p>
          </table:table-cell>
          <table:table-cell office:value-type="string">
            <text:p>Ť</text:p>
          </table:table-cell>
          <table:table-cell table:formula="of:=IF([.C102]=[.H102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A</text:p>
          </table:table-cell>
          <table:table-cell office:value-type="string">
            <text:p>0xC3 0x9C </text:p>
          </table:table-cell>
          <table:table-cell office:value-type="string">
            <text:p>0x00DC</text:p>
          </table:table-cell>
          <table:table-cell office:value-type="string">
            <text:p>Ü</text:p>
          </table:table-cell>
          <table:table-cell/>
          <table:table-cell office:value-type="string">
            <text:p>0x9A</text:p>
          </table:table-cell>
          <table:table-cell office:value-type="string">
            <text:p>0xC3 0x9C </text:p>
          </table:table-cell>
          <table:table-cell office:value-type="string">
            <text:p>0x00DC</text:p>
          </table:table-cell>
          <table:table-cell office:value-type="string">
            <text:p>Ü</text:p>
          </table:table-cell>
          <table:table-cell table:formula="of:=IF([.C103]=[.H103];&quot;&quot;;&quot;Rozdíl&quot;)">
            <text:p/>
          </table:table-cell>
        </table:table-row>
        <table:table-row table:style-name="ro1">
          <table:table-cell office:value-type="string">
            <text:p>0x99</text:p>
          </table:table-cell>
          <table:table-cell office:value-type="string">
            <text:p>0xC3 0x96 </text:p>
          </table:table-cell>
          <table:table-cell office:value-type="string">
            <text:p>0x00D6</text:p>
          </table:table-cell>
          <table:table-cell office:value-type="string">
            <text:p>Ö</text:p>
          </table:table-cell>
          <table:table-cell/>
          <table:table-cell office:value-type="string">
            <text:p>0x99</text:p>
          </table:table-cell>
          <table:table-cell office:value-type="string">
            <text:p>0xC3 0x96 </text:p>
          </table:table-cell>
          <table:table-cell office:value-type="string">
            <text:p>0x00D6</text:p>
          </table:table-cell>
          <table:table-cell office:value-type="string">
            <text:p>Ö</text:p>
          </table:table-cell>
          <table:table-cell table:formula="of:=IF([.C104]=[.H104];&quot;&quot;;&quot;Rozdíl&quot;)">
            <text:p/>
          </table:table-cell>
        </table:table-row>
        <table:table-row table:style-name="ro1">
          <table:table-cell office:value-type="string">
            <text:p>0x98</text:p>
          </table:table-cell>
          <table:table-cell office:value-type="string">
            <text:p>0xC3 0xBF </text:p>
          </table:table-cell>
          <table:table-cell office:value-type="string">
            <text:p>0x00FF</text:p>
          </table:table-cell>
          <table:table-cell office:value-type="string">
            <text:p>ÿ</text:p>
          </table:table-cell>
          <table:table-cell/>
          <table:table-cell table:style-name="ce6" office:value-type="string">
            <text:p>0x98</text:p>
          </table:table-cell>
          <table:table-cell office:value-type="string">
            <text:p>0xC5 0x9B </text:p>
          </table:table-cell>
          <table:table-cell office:value-type="string">
            <text:p>0x015B</text:p>
          </table:table-cell>
          <table:table-cell office:value-type="string">
            <text:p>ś</text:p>
          </table:table-cell>
          <table:table-cell table:formula="of:=IF([.C105]=[.H105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7</text:p>
          </table:table-cell>
          <table:table-cell office:value-type="string">
            <text:p>0xC3 0xB9 </text:p>
          </table:table-cell>
          <table:table-cell office:value-type="string">
            <text:p>0x00F9</text:p>
          </table:table-cell>
          <table:table-cell office:value-type="string">
            <text:p>ù</text:p>
          </table:table-cell>
          <table:table-cell/>
          <table:table-cell table:style-name="ce6" office:value-type="string">
            <text:p>0x97</text:p>
          </table:table-cell>
          <table:table-cell office:value-type="string">
            <text:p>0xC5 0x9A </text:p>
          </table:table-cell>
          <table:table-cell office:value-type="string">
            <text:p>0x015A</text:p>
          </table:table-cell>
          <table:table-cell office:value-type="string">
            <text:p>Ś</text:p>
          </table:table-cell>
          <table:table-cell table:formula="of:=IF([.C106]=[.H10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6</text:p>
          </table:table-cell>
          <table:table-cell office:value-type="string">
            <text:p>0xC3 0xBB </text:p>
          </table:table-cell>
          <table:table-cell office:value-type="string">
            <text:p>0x00FB</text:p>
          </table:table-cell>
          <table:table-cell office:value-type="string">
            <text:p>û</text:p>
          </table:table-cell>
          <table:table-cell/>
          <table:table-cell table:style-name="ce6" office:value-type="string">
            <text:p>0x96</text:p>
          </table:table-cell>
          <table:table-cell office:value-type="string">
            <text:p>0xC4 0xBE </text:p>
          </table:table-cell>
          <table:table-cell office:value-type="string">
            <text:p>0x013E</text:p>
          </table:table-cell>
          <table:table-cell office:value-type="string">
            <text:p>ľ</text:p>
          </table:table-cell>
          <table:table-cell table:formula="of:=IF([.C107]=[.H107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5</text:p>
          </table:table-cell>
          <table:table-cell office:value-type="string">
            <text:p>0xC3 0xB2 </text:p>
          </table:table-cell>
          <table:table-cell office:value-type="string">
            <text:p>0x00F2</text:p>
          </table:table-cell>
          <table:table-cell office:value-type="string">
            <text:p>ò</text:p>
          </table:table-cell>
          <table:table-cell/>
          <table:table-cell table:style-name="ce6" office:value-type="string">
            <text:p>0x95</text:p>
          </table:table-cell>
          <table:table-cell office:value-type="string">
            <text:p>0xC4 0xBD </text:p>
          </table:table-cell>
          <table:table-cell office:value-type="string">
            <text:p>0x013D</text:p>
          </table:table-cell>
          <table:table-cell office:value-type="string">
            <text:p>Ľ</text:p>
          </table:table-cell>
          <table:table-cell table:formula="of:=IF([.C108]=[.H10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4</text:p>
          </table:table-cell>
          <table:table-cell office:value-type="string">
            <text:p>0xC3 0xB6 </text:p>
          </table:table-cell>
          <table:table-cell office:value-type="string">
            <text:p>0x00F6</text:p>
          </table:table-cell>
          <table:table-cell office:value-type="string">
            <text:p>ö</text:p>
          </table:table-cell>
          <table:table-cell/>
          <table:table-cell office:value-type="string">
            <text:p>0x94</text:p>
          </table:table-cell>
          <table:table-cell office:value-type="string">
            <text:p>0xC3 0xB6 </text:p>
          </table:table-cell>
          <table:table-cell office:value-type="string">
            <text:p>0x00F6</text:p>
          </table:table-cell>
          <table:table-cell office:value-type="string">
            <text:p>ö</text:p>
          </table:table-cell>
          <table:table-cell table:formula="of:=IF([.C109]=[.H109];&quot;&quot;;&quot;Rozdíl&quot;)">
            <text:p/>
          </table:table-cell>
        </table:table-row>
        <table:table-row table:style-name="ro1">
          <table:table-cell office:value-type="string">
            <text:p>0x93</text:p>
          </table:table-cell>
          <table:table-cell office:value-type="string">
            <text:p>0xC3 0xB4 </text:p>
          </table:table-cell>
          <table:table-cell office:value-type="string">
            <text:p>0x00F4</text:p>
          </table:table-cell>
          <table:table-cell office:value-type="string">
            <text:p>ô</text:p>
          </table:table-cell>
          <table:table-cell/>
          <table:table-cell office:value-type="string">
            <text:p>0x93</text:p>
          </table:table-cell>
          <table:table-cell office:value-type="string">
            <text:p>0xC3 0xB4 </text:p>
          </table:table-cell>
          <table:table-cell office:value-type="string">
            <text:p>0x00F4</text:p>
          </table:table-cell>
          <table:table-cell office:value-type="string">
            <text:p>ô</text:p>
          </table:table-cell>
          <table:table-cell table:formula="of:=IF([.C110]=[.H110];&quot;&quot;;&quot;Rozdíl&quot;)">
            <text:p/>
          </table:table-cell>
        </table:table-row>
        <table:table-row table:style-name="ro1">
          <table:table-cell office:value-type="string">
            <text:p>0x92</text:p>
          </table:table-cell>
          <table:table-cell office:value-type="string">
            <text:p>0xC3 0x86 </text:p>
          </table:table-cell>
          <table:table-cell office:value-type="string">
            <text:p>0x00C6</text:p>
          </table:table-cell>
          <table:table-cell office:value-type="string">
            <text:p>Æ</text:p>
          </table:table-cell>
          <table:table-cell/>
          <table:table-cell table:style-name="ce6" office:value-type="string">
            <text:p>0x92</text:p>
          </table:table-cell>
          <table:table-cell office:value-type="string">
            <text:p>0xC4 0xBA </text:p>
          </table:table-cell>
          <table:table-cell office:value-type="string">
            <text:p>0x013A</text:p>
          </table:table-cell>
          <table:table-cell office:value-type="string">
            <text:p>ĺ</text:p>
          </table:table-cell>
          <table:table-cell table:formula="of:=IF([.C111]=[.H111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1</text:p>
          </table:table-cell>
          <table:table-cell office:value-type="string">
            <text:p>0xC3 0xA6 </text:p>
          </table:table-cell>
          <table:table-cell office:value-type="string">
            <text:p>0x00E6</text:p>
          </table:table-cell>
          <table:table-cell office:value-type="string">
            <text:p>æ</text:p>
          </table:table-cell>
          <table:table-cell/>
          <table:table-cell table:style-name="ce6" office:value-type="string">
            <text:p>0x91</text:p>
          </table:table-cell>
          <table:table-cell office:value-type="string">
            <text:p>0xC4 0xB9 </text:p>
          </table:table-cell>
          <table:table-cell office:value-type="string">
            <text:p>0x0139</text:p>
          </table:table-cell>
          <table:table-cell office:value-type="string">
            <text:p>Ĺ</text:p>
          </table:table-cell>
          <table:table-cell table:formula="of:=IF([.C112]=[.H112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90</text:p>
          </table:table-cell>
          <table:table-cell office:value-type="string">
            <text:p>0xC3 0x89 </text:p>
          </table:table-cell>
          <table:table-cell office:value-type="string">
            <text:p>0x00C9</text:p>
          </table:table-cell>
          <table:table-cell office:value-type="string">
            <text:p>É</text:p>
          </table:table-cell>
          <table:table-cell/>
          <table:table-cell office:value-type="string">
            <text:p>0x90</text:p>
          </table:table-cell>
          <table:table-cell office:value-type="string">
            <text:p>0xC3 0x89 </text:p>
          </table:table-cell>
          <table:table-cell office:value-type="string">
            <text:p>0x00C9</text:p>
          </table:table-cell>
          <table:table-cell office:value-type="string">
            <text:p>É</text:p>
          </table:table-cell>
          <table:table-cell table:formula="of:=IF([.C113]=[.H113];&quot;&quot;;&quot;Rozdíl&quot;)">
            <text:p/>
          </table:table-cell>
        </table:table-row>
        <table:table-row table:style-name="ro1">
          <table:table-cell office:value-type="string">
            <text:p>0x8F</text:p>
          </table:table-cell>
          <table:table-cell office:value-type="string">
            <text:p>0xC3 0x85 </text:p>
          </table:table-cell>
          <table:table-cell office:value-type="string">
            <text:p>0x00C5</text:p>
          </table:table-cell>
          <table:table-cell office:value-type="string">
            <text:p>Å</text:p>
          </table:table-cell>
          <table:table-cell/>
          <table:table-cell table:style-name="ce6" office:value-type="string">
            <text:p>0x8F</text:p>
          </table:table-cell>
          <table:table-cell office:value-type="string">
            <text:p>0xC4 0x86 </text:p>
          </table:table-cell>
          <table:table-cell office:value-type="string">
            <text:p>0x0106</text:p>
          </table:table-cell>
          <table:table-cell office:value-type="string">
            <text:p>Ć</text:p>
          </table:table-cell>
          <table:table-cell table:formula="of:=IF([.C114]=[.H11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E</text:p>
          </table:table-cell>
          <table:table-cell office:value-type="string">
            <text:p>0xC3 0x84 </text:p>
          </table:table-cell>
          <table:table-cell office:value-type="string">
            <text:p>0x00C4</text:p>
          </table:table-cell>
          <table:table-cell office:value-type="string">
            <text:p>Ä</text:p>
          </table:table-cell>
          <table:table-cell/>
          <table:table-cell office:value-type="string">
            <text:p>0x8E</text:p>
          </table:table-cell>
          <table:table-cell office:value-type="string">
            <text:p>0xC3 0x84 </text:p>
          </table:table-cell>
          <table:table-cell office:value-type="string">
            <text:p>0x00C4</text:p>
          </table:table-cell>
          <table:table-cell office:value-type="string">
            <text:p>Ä</text:p>
          </table:table-cell>
          <table:table-cell table:formula="of:=IF([.C115]=[.H115];&quot;&quot;;&quot;Rozdíl&quot;)">
            <text:p/>
          </table:table-cell>
        </table:table-row>
        <table:table-row table:style-name="ro1">
          <table:table-cell office:value-type="string">
            <text:p>0x8D</text:p>
          </table:table-cell>
          <table:table-cell office:value-type="string">
            <text:p>0xC3 0xAC </text:p>
          </table:table-cell>
          <table:table-cell office:value-type="string">
            <text:p>0x00EC</text:p>
          </table:table-cell>
          <table:table-cell office:value-type="string">
            <text:p>ì</text:p>
          </table:table-cell>
          <table:table-cell/>
          <table:table-cell table:style-name="ce6" office:value-type="string">
            <text:p>0x8D</text:p>
          </table:table-cell>
          <table:table-cell office:value-type="string">
            <text:p>0xC5 0xB9 </text:p>
          </table:table-cell>
          <table:table-cell office:value-type="string">
            <text:p>0x0179</text:p>
          </table:table-cell>
          <table:table-cell office:value-type="string">
            <text:p>Ź</text:p>
          </table:table-cell>
          <table:table-cell table:formula="of:=IF([.C116]=[.H116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C</text:p>
          </table:table-cell>
          <table:table-cell office:value-type="string">
            <text:p>0xC3 0xAE </text:p>
          </table:table-cell>
          <table:table-cell office:value-type="string">
            <text:p>0x00EE</text:p>
          </table:table-cell>
          <table:table-cell office:value-type="string">
            <text:p>î</text:p>
          </table:table-cell>
          <table:table-cell/>
          <table:table-cell office:value-type="string">
            <text:p>0x8C</text:p>
          </table:table-cell>
          <table:table-cell office:value-type="string">
            <text:p>0xC3 0xAE </text:p>
          </table:table-cell>
          <table:table-cell office:value-type="string">
            <text:p>0x00EE</text:p>
          </table:table-cell>
          <table:table-cell office:value-type="string">
            <text:p>î</text:p>
          </table:table-cell>
          <table:table-cell table:formula="of:=IF([.C117]=[.H117];&quot;&quot;;&quot;Rozdíl&quot;)">
            <text:p/>
          </table:table-cell>
        </table:table-row>
        <table:table-row table:style-name="ro1">
          <table:table-cell office:value-type="string">
            <text:p>0x8B</text:p>
          </table:table-cell>
          <table:table-cell office:value-type="string">
            <text:p>0xC3 0xAF </text:p>
          </table:table-cell>
          <table:table-cell office:value-type="string">
            <text:p>0x00EF</text:p>
          </table:table-cell>
          <table:table-cell office:value-type="string">
            <text:p>ï</text:p>
          </table:table-cell>
          <table:table-cell/>
          <table:table-cell table:style-name="ce6" office:value-type="string">
            <text:p>0x8B</text:p>
          </table:table-cell>
          <table:table-cell office:value-type="string">
            <text:p>0xC5 0x91 </text:p>
          </table:table-cell>
          <table:table-cell office:value-type="string">
            <text:p>0x0151</text:p>
          </table:table-cell>
          <table:table-cell office:value-type="string">
            <text:p>ő</text:p>
          </table:table-cell>
          <table:table-cell table:formula="of:=IF([.C118]=[.H118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A</text:p>
          </table:table-cell>
          <table:table-cell office:value-type="string">
            <text:p>0xC3 0xA8 </text:p>
          </table:table-cell>
          <table:table-cell office:value-type="string">
            <text:p>0x00E8</text:p>
          </table:table-cell>
          <table:table-cell office:value-type="string">
            <text:p>è</text:p>
          </table:table-cell>
          <table:table-cell/>
          <table:table-cell table:style-name="ce6" office:value-type="string">
            <text:p>0x8A</text:p>
          </table:table-cell>
          <table:table-cell office:value-type="string">
            <text:p>0xC5 0x90 </text:p>
          </table:table-cell>
          <table:table-cell office:value-type="string">
            <text:p>0x0150</text:p>
          </table:table-cell>
          <table:table-cell office:value-type="string">
            <text:p>Ő</text:p>
          </table:table-cell>
          <table:table-cell table:formula="of:=IF([.C119]=[.H119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9</text:p>
          </table:table-cell>
          <table:table-cell office:value-type="string">
            <text:p>0xC3 0xAB </text:p>
          </table:table-cell>
          <table:table-cell office:value-type="string">
            <text:p>0x00EB</text:p>
          </table:table-cell>
          <table:table-cell office:value-type="string">
            <text:p>ë</text:p>
          </table:table-cell>
          <table:table-cell/>
          <table:table-cell office:value-type="string">
            <text:p>0x89</text:p>
          </table:table-cell>
          <table:table-cell office:value-type="string">
            <text:p>0xC3 0xAB </text:p>
          </table:table-cell>
          <table:table-cell office:value-type="string">
            <text:p>0x00EB</text:p>
          </table:table-cell>
          <table:table-cell office:value-type="string">
            <text:p>ë</text:p>
          </table:table-cell>
          <table:table-cell table:formula="of:=IF([.C120]=[.H120];&quot;&quot;;&quot;Rozdíl&quot;)">
            <text:p/>
          </table:table-cell>
        </table:table-row>
        <table:table-row table:style-name="ro1">
          <table:table-cell office:value-type="string">
            <text:p>0x88</text:p>
          </table:table-cell>
          <table:table-cell office:value-type="string">
            <text:p>0xC3 0xAA </text:p>
          </table:table-cell>
          <table:table-cell office:value-type="string">
            <text:p>0x00EA</text:p>
          </table:table-cell>
          <table:table-cell office:value-type="string">
            <text:p>ê</text:p>
          </table:table-cell>
          <table:table-cell/>
          <table:table-cell table:style-name="ce6" office:value-type="string">
            <text:p>0x88</text:p>
          </table:table-cell>
          <table:table-cell office:value-type="string">
            <text:p>0xC5 0x82 </text:p>
          </table:table-cell>
          <table:table-cell office:value-type="string">
            <text:p>0x0142</text:p>
          </table:table-cell>
          <table:table-cell office:value-type="string">
            <text:p>ł</text:p>
          </table:table-cell>
          <table:table-cell table:formula="of:=IF([.C121]=[.H121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7</text:p>
          </table:table-cell>
          <table:table-cell office:value-type="string">
            <text:p>0xC3 0xA7 </text:p>
          </table:table-cell>
          <table:table-cell office:value-type="string">
            <text:p>0x00E7</text:p>
          </table:table-cell>
          <table:table-cell office:value-type="string">
            <text:p>ç</text:p>
          </table:table-cell>
          <table:table-cell/>
          <table:table-cell office:value-type="string">
            <text:p>0x87</text:p>
          </table:table-cell>
          <table:table-cell office:value-type="string">
            <text:p>0xC3 0xA7 </text:p>
          </table:table-cell>
          <table:table-cell office:value-type="string">
            <text:p>0x00E7</text:p>
          </table:table-cell>
          <table:table-cell office:value-type="string">
            <text:p>ç</text:p>
          </table:table-cell>
          <table:table-cell table:formula="of:=IF([.C122]=[.H122];&quot;&quot;;&quot;Rozdíl&quot;)">
            <text:p/>
          </table:table-cell>
        </table:table-row>
        <table:table-row table:style-name="ro1">
          <table:table-cell office:value-type="string">
            <text:p>0x86</text:p>
          </table:table-cell>
          <table:table-cell office:value-type="string">
            <text:p>0xC3 0xA5 </text:p>
          </table:table-cell>
          <table:table-cell office:value-type="string">
            <text:p>0x00E5</text:p>
          </table:table-cell>
          <table:table-cell office:value-type="string">
            <text:p>å</text:p>
          </table:table-cell>
          <table:table-cell/>
          <table:table-cell table:style-name="ce6" office:value-type="string">
            <text:p>0x86</text:p>
          </table:table-cell>
          <table:table-cell office:value-type="string">
            <text:p>0xC4 0x87 </text:p>
          </table:table-cell>
          <table:table-cell office:value-type="string">
            <text:p>0x0107</text:p>
          </table:table-cell>
          <table:table-cell office:value-type="string">
            <text:p>ć</text:p>
          </table:table-cell>
          <table:table-cell table:formula="of:=IF([.C123]=[.H123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5</text:p>
          </table:table-cell>
          <table:table-cell office:value-type="string">
            <text:p>0xC3 0xA0 </text:p>
          </table:table-cell>
          <table:table-cell office:value-type="string">
            <text:p>0x00E0</text:p>
          </table:table-cell>
          <table:table-cell office:value-type="string">
            <text:p>à</text:p>
          </table:table-cell>
          <table:table-cell/>
          <table:table-cell table:style-name="ce6" office:value-type="string">
            <text:p>0x85</text:p>
          </table:table-cell>
          <table:table-cell office:value-type="string">
            <text:p>0xC5 0xAF </text:p>
          </table:table-cell>
          <table:table-cell office:value-type="string">
            <text:p>0x016F</text:p>
          </table:table-cell>
          <table:table-cell office:value-type="string">
            <text:p>ů</text:p>
          </table:table-cell>
          <table:table-cell table:formula="of:=IF([.C124]=[.H124];&quot;&quot;;&quot;Rozdíl&quot;)" office:value-type="string" office:string-value="Rozdíl">
            <text:p>Rozdíl</text:p>
          </table:table-cell>
        </table:table-row>
        <table:table-row table:style-name="ro1">
          <table:table-cell office:value-type="string">
            <text:p>0x84</text:p>
          </table:table-cell>
          <table:table-cell office:value-type="string">
            <text:p>0xC3 0xA4 </text:p>
          </table:table-cell>
          <table:table-cell office:value-type="string">
            <text:p>0x00E4</text:p>
          </table:table-cell>
          <table:table-cell office:value-type="string">
            <text:p>ä</text:p>
          </table:table-cell>
          <table:table-cell/>
          <table:table-cell office:value-type="string">
            <text:p>0x84</text:p>
          </table:table-cell>
          <table:table-cell office:value-type="string">
            <text:p>0xC3 0xA4 </text:p>
          </table:table-cell>
          <table:table-cell office:value-type="string">
            <text:p>0x00E4</text:p>
          </table:table-cell>
          <table:table-cell office:value-type="string">
            <text:p>ä</text:p>
          </table:table-cell>
          <table:table-cell table:formula="of:=IF([.C125]=[.H125];&quot;&quot;;&quot;Rozdíl&quot;)">
            <text:p/>
          </table:table-cell>
        </table:table-row>
        <table:table-row table:style-name="ro1">
          <table:table-cell office:value-type="string">
            <text:p>0x83</text:p>
          </table:table-cell>
          <table:table-cell office:value-type="string">
            <text:p>0xC3 0xA2 </text:p>
          </table:table-cell>
          <table:table-cell office:value-type="string">
            <text:p>0x00E2</text:p>
          </table:table-cell>
          <table:table-cell office:value-type="string">
            <text:p>â</text:p>
          </table:table-cell>
          <table:table-cell/>
          <table:table-cell office:value-type="string">
            <text:p>0x83</text:p>
          </table:table-cell>
          <table:table-cell office:value-type="string">
            <text:p>0xC3 0xA2 </text:p>
          </table:table-cell>
          <table:table-cell office:value-type="string">
            <text:p>0x00E2</text:p>
          </table:table-cell>
          <table:table-cell office:value-type="string">
            <text:p>â</text:p>
          </table:table-cell>
          <table:table-cell table:formula="of:=IF([.C126]=[.H126];&quot;&quot;;&quot;Rozdíl&quot;)">
            <text:p/>
          </table:table-cell>
        </table:table-row>
        <table:table-row table:style-name="ro1">
          <table:table-cell office:value-type="string">
            <text:p>0x82</text:p>
          </table:table-cell>
          <table:table-cell office:value-type="string">
            <text:p>0xC3 0xA9 </text:p>
          </table:table-cell>
          <table:table-cell office:value-type="string">
            <text:p>0x00E9</text:p>
          </table:table-cell>
          <table:table-cell office:value-type="string">
            <text:p>é</text:p>
          </table:table-cell>
          <table:table-cell/>
          <table:table-cell office:value-type="string">
            <text:p>0x82</text:p>
          </table:table-cell>
          <table:table-cell office:value-type="string">
            <text:p>0xC3 0xA9 </text:p>
          </table:table-cell>
          <table:table-cell office:value-type="string">
            <text:p>0x00E9</text:p>
          </table:table-cell>
          <table:table-cell office:value-type="string">
            <text:p>é</text:p>
          </table:table-cell>
          <table:table-cell table:formula="of:=IF([.C127]=[.H127];&quot;&quot;;&quot;Rozdíl&quot;)">
            <text:p/>
          </table:table-cell>
        </table:table-row>
        <table:table-row table:style-name="ro1">
          <table:table-cell office:value-type="string">
            <text:p>0x81</text:p>
          </table:table-cell>
          <table:table-cell office:value-type="string">
            <text:p>0xC3 0xBC </text:p>
          </table:table-cell>
          <table:table-cell office:value-type="string">
            <text:p>0x00FC</text:p>
          </table:table-cell>
          <table:table-cell office:value-type="string">
            <text:p>ü</text:p>
          </table:table-cell>
          <table:table-cell/>
          <table:table-cell office:value-type="string">
            <text:p>0x81</text:p>
          </table:table-cell>
          <table:table-cell office:value-type="string">
            <text:p>0xC3 0xBC </text:p>
          </table:table-cell>
          <table:table-cell office:value-type="string">
            <text:p>0x00FC</text:p>
          </table:table-cell>
          <table:table-cell office:value-type="string">
            <text:p>ü</text:p>
          </table:table-cell>
          <table:table-cell table:formula="of:=IF([.C128]=[.H128];&quot;&quot;;&quot;Rozdíl&quot;)">
            <text:p/>
          </table:table-cell>
        </table:table-row>
        <table:table-row table:style-name="ro1">
          <table:table-cell office:value-type="string">
            <text:p>0x80</text:p>
          </table:table-cell>
          <table:table-cell office:value-type="string">
            <text:p>0xC3 0x87 </text:p>
          </table:table-cell>
          <table:table-cell office:value-type="string">
            <text:p>0x00C7</text:p>
          </table:table-cell>
          <table:table-cell office:value-type="string">
            <text:p>Ç</text:p>
          </table:table-cell>
          <table:table-cell/>
          <table:table-cell office:value-type="string">
            <text:p>0x80</text:p>
          </table:table-cell>
          <table:table-cell office:value-type="string">
            <text:p>0xC3 0x87 </text:p>
          </table:table-cell>
          <table:table-cell office:value-type="string">
            <text:p>0x00C7</text:p>
          </table:table-cell>
          <table:table-cell office:value-type="string">
            <text:p>Ç</text:p>
          </table:table-cell>
          <table:table-cell table:formula="of:=IF([.C129]=[.H129];&quot;&quot;;&quot;Rozdíl&quot;)">
            <text:p/>
          </table:table-cell>
        </table:table-row>
        <table:table-row table:style-name="ro1">
          <table:table-cell office:value-type="string">
            <text:p>0x7F</text:p>
          </table:table-cell>
          <table:table-cell office:value-type="string">
            <text:p>0x7F </text:p>
          </table:table-cell>
          <table:table-cell office:value-type="string">
            <text:p>0x007F</text:p>
          </table:table-cell>
          <table:table-cell office:value-type="string">
            <text:p></text:p>
          </table:table-cell>
          <table:table-cell/>
          <table:table-cell office:value-type="string">
            <text:p>0x7F</text:p>
          </table:table-cell>
          <table:table-cell office:value-type="string">
            <text:p>0x7F </text:p>
          </table:table-cell>
          <table:table-cell office:value-type="string">
            <text:p>0x007F</text:p>
          </table:table-cell>
          <table:table-cell office:value-type="string">
            <text:p></text:p>
          </table:table-cell>
          <table:table-cell table:formula="of:=IF([.C130]=[.H130];&quot;&quot;;&quot;Rozdíl&quot;)">
            <text:p/>
          </table:table-cell>
        </table:table-row>
        <table:table-row table:style-name="ro1">
          <table:table-cell office:value-type="string">
            <text:p>0x7E</text:p>
          </table:table-cell>
          <table:table-cell office:value-type="string">
            <text:p>0x7E </text:p>
          </table:table-cell>
          <table:table-cell office:value-type="string">
            <text:p>0x007E</text:p>
          </table:table-cell>
          <table:table-cell office:value-type="string">
            <text:p>~</text:p>
          </table:table-cell>
          <table:table-cell/>
          <table:table-cell office:value-type="string">
            <text:p>0x7E</text:p>
          </table:table-cell>
          <table:table-cell office:value-type="string">
            <text:p>0x7E </text:p>
          </table:table-cell>
          <table:table-cell office:value-type="string">
            <text:p>0x007E</text:p>
          </table:table-cell>
          <table:table-cell office:value-type="string">
            <text:p>~</text:p>
          </table:table-cell>
          <table:table-cell table:formula="of:=IF([.C131]=[.H131];&quot;&quot;;&quot;Rozdíl&quot;)">
            <text:p/>
          </table:table-cell>
        </table:table-row>
        <table:table-row table:style-name="ro1">
          <table:table-cell office:value-type="string">
            <text:p>0x7D</text:p>
          </table:table-cell>
          <table:table-cell office:value-type="string">
            <text:p>0x7D </text:p>
          </table:table-cell>
          <table:table-cell office:value-type="string">
            <text:p>0x007D</text:p>
          </table:table-cell>
          <table:table-cell office:value-type="string">
            <text:p>}</text:p>
          </table:table-cell>
          <table:table-cell/>
          <table:table-cell office:value-type="string">
            <text:p>0x7D</text:p>
          </table:table-cell>
          <table:table-cell office:value-type="string">
            <text:p>0x7D </text:p>
          </table:table-cell>
          <table:table-cell office:value-type="string">
            <text:p>0x007D</text:p>
          </table:table-cell>
          <table:table-cell office:value-type="string">
            <text:p>}</text:p>
          </table:table-cell>
          <table:table-cell table:formula="of:=IF([.C132]=[.H132];&quot;&quot;;&quot;Rozdíl&quot;)">
            <text:p/>
          </table:table-cell>
        </table:table-row>
        <table:table-row table:style-name="ro1">
          <table:table-cell office:value-type="string">
            <text:p>0x7C</text:p>
          </table:table-cell>
          <table:table-cell office:value-type="string">
            <text:p>0x7C </text:p>
          </table:table-cell>
          <table:table-cell office:value-type="string">
            <text:p>0x007C</text:p>
          </table:table-cell>
          <table:table-cell office:value-type="string">
            <text:p>|</text:p>
          </table:table-cell>
          <table:table-cell/>
          <table:table-cell office:value-type="string">
            <text:p>0x7C</text:p>
          </table:table-cell>
          <table:table-cell office:value-type="string">
            <text:p>0x7C </text:p>
          </table:table-cell>
          <table:table-cell office:value-type="string">
            <text:p>0x007C</text:p>
          </table:table-cell>
          <table:table-cell office:value-type="string">
            <text:p>|</text:p>
          </table:table-cell>
          <table:table-cell table:formula="of:=IF([.C133]=[.H133];&quot;&quot;;&quot;Rozdíl&quot;)">
            <text:p/>
          </table:table-cell>
        </table:table-row>
        <table:table-row table:style-name="ro1">
          <table:table-cell office:value-type="string">
            <text:p>0x7B</text:p>
          </table:table-cell>
          <table:table-cell office:value-type="string">
            <text:p>0x7B </text:p>
          </table:table-cell>
          <table:table-cell office:value-type="string">
            <text:p>0x007B</text:p>
          </table:table-cell>
          <table:table-cell office:value-type="string">
            <text:p>{</text:p>
          </table:table-cell>
          <table:table-cell/>
          <table:table-cell office:value-type="string">
            <text:p>0x7B</text:p>
          </table:table-cell>
          <table:table-cell office:value-type="string">
            <text:p>0x7B </text:p>
          </table:table-cell>
          <table:table-cell office:value-type="string">
            <text:p>0x007B</text:p>
          </table:table-cell>
          <table:table-cell office:value-type="string">
            <text:p>{</text:p>
          </table:table-cell>
          <table:table-cell table:formula="of:=IF([.C134]=[.H134];&quot;&quot;;&quot;Rozdíl&quot;)">
            <text:p/>
          </table:table-cell>
        </table:table-row>
        <table:table-row table:style-name="ro1">
          <table:table-cell office:value-type="string">
            <text:p>0x7A</text:p>
          </table:table-cell>
          <table:table-cell office:value-type="string">
            <text:p>0x7A </text:p>
          </table:table-cell>
          <table:table-cell office:value-type="string">
            <text:p>0x007A</text:p>
          </table:table-cell>
          <table:table-cell office:value-type="string">
            <text:p>z</text:p>
          </table:table-cell>
          <table:table-cell/>
          <table:table-cell office:value-type="string">
            <text:p>0x7A</text:p>
          </table:table-cell>
          <table:table-cell office:value-type="string">
            <text:p>0x7A </text:p>
          </table:table-cell>
          <table:table-cell office:value-type="string">
            <text:p>0x007A</text:p>
          </table:table-cell>
          <table:table-cell office:value-type="string">
            <text:p>z</text:p>
          </table:table-cell>
          <table:table-cell table:formula="of:=IF([.C135]=[.H135];&quot;&quot;;&quot;Rozdíl&quot;)">
            <text:p/>
          </table:table-cell>
        </table:table-row>
        <table:table-row table:style-name="ro1">
          <table:table-cell office:value-type="string">
            <text:p>0x79</text:p>
          </table:table-cell>
          <table:table-cell office:value-type="string">
            <text:p>0x79 </text:p>
          </table:table-cell>
          <table:table-cell office:value-type="string">
            <text:p>0x0079</text:p>
          </table:table-cell>
          <table:table-cell office:value-type="string">
            <text:p>y</text:p>
          </table:table-cell>
          <table:table-cell/>
          <table:table-cell office:value-type="string">
            <text:p>0x79</text:p>
          </table:table-cell>
          <table:table-cell office:value-type="string">
            <text:p>0x79 </text:p>
          </table:table-cell>
          <table:table-cell office:value-type="string">
            <text:p>0x0079</text:p>
          </table:table-cell>
          <table:table-cell office:value-type="string">
            <text:p>y</text:p>
          </table:table-cell>
          <table:table-cell table:formula="of:=IF([.C136]=[.H136];&quot;&quot;;&quot;Rozdíl&quot;)">
            <text:p/>
          </table:table-cell>
        </table:table-row>
        <table:table-row table:style-name="ro1">
          <table:table-cell office:value-type="string">
            <text:p>0x78</text:p>
          </table:table-cell>
          <table:table-cell office:value-type="string">
            <text:p>0x78 </text:p>
          </table:table-cell>
          <table:table-cell office:value-type="string">
            <text:p>0x0078</text:p>
          </table:table-cell>
          <table:table-cell office:value-type="string">
            <text:p>x</text:p>
          </table:table-cell>
          <table:table-cell/>
          <table:table-cell office:value-type="string">
            <text:p>0x78</text:p>
          </table:table-cell>
          <table:table-cell office:value-type="string">
            <text:p>0x78 </text:p>
          </table:table-cell>
          <table:table-cell office:value-type="string">
            <text:p>0x0078</text:p>
          </table:table-cell>
          <table:table-cell office:value-type="string">
            <text:p>x</text:p>
          </table:table-cell>
          <table:table-cell table:formula="of:=IF([.C137]=[.H137];&quot;&quot;;&quot;Rozdíl&quot;)">
            <text:p/>
          </table:table-cell>
        </table:table-row>
        <table:table-row table:style-name="ro1">
          <table:table-cell office:value-type="string">
            <text:p>0x77</text:p>
          </table:table-cell>
          <table:table-cell office:value-type="string">
            <text:p>0x77 </text:p>
          </table:table-cell>
          <table:table-cell office:value-type="string">
            <text:p>0x0077</text:p>
          </table:table-cell>
          <table:table-cell office:value-type="string">
            <text:p>w</text:p>
          </table:table-cell>
          <table:table-cell/>
          <table:table-cell office:value-type="string">
            <text:p>0x77</text:p>
          </table:table-cell>
          <table:table-cell office:value-type="string">
            <text:p>0x77 </text:p>
          </table:table-cell>
          <table:table-cell office:value-type="string">
            <text:p>0x0077</text:p>
          </table:table-cell>
          <table:table-cell office:value-type="string">
            <text:p>w</text:p>
          </table:table-cell>
          <table:table-cell table:formula="of:=IF([.C138]=[.H138];&quot;&quot;;&quot;Rozdíl&quot;)">
            <text:p/>
          </table:table-cell>
        </table:table-row>
        <table:table-row table:style-name="ro1">
          <table:table-cell office:value-type="string">
            <text:p>0x76</text:p>
          </table:table-cell>
          <table:table-cell office:value-type="string">
            <text:p>0x76 </text:p>
          </table:table-cell>
          <table:table-cell office:value-type="string">
            <text:p>0x0076</text:p>
          </table:table-cell>
          <table:table-cell office:value-type="string">
            <text:p>v</text:p>
          </table:table-cell>
          <table:table-cell/>
          <table:table-cell office:value-type="string">
            <text:p>0x76</text:p>
          </table:table-cell>
          <table:table-cell office:value-type="string">
            <text:p>0x76 </text:p>
          </table:table-cell>
          <table:table-cell office:value-type="string">
            <text:p>0x0076</text:p>
          </table:table-cell>
          <table:table-cell office:value-type="string">
            <text:p>v</text:p>
          </table:table-cell>
          <table:table-cell table:formula="of:=IF([.C139]=[.H139];&quot;&quot;;&quot;Rozdíl&quot;)">
            <text:p/>
          </table:table-cell>
        </table:table-row>
        <table:table-row table:style-name="ro1">
          <table:table-cell office:value-type="string">
            <text:p>0x75</text:p>
          </table:table-cell>
          <table:table-cell office:value-type="string">
            <text:p>0x75 </text:p>
          </table:table-cell>
          <table:table-cell office:value-type="string">
            <text:p>0x0075</text:p>
          </table:table-cell>
          <table:table-cell office:value-type="string">
            <text:p>u</text:p>
          </table:table-cell>
          <table:table-cell/>
          <table:table-cell office:value-type="string">
            <text:p>0x75</text:p>
          </table:table-cell>
          <table:table-cell office:value-type="string">
            <text:p>0x75 </text:p>
          </table:table-cell>
          <table:table-cell office:value-type="string">
            <text:p>0x0075</text:p>
          </table:table-cell>
          <table:table-cell office:value-type="string">
            <text:p>u</text:p>
          </table:table-cell>
          <table:table-cell table:formula="of:=IF([.C140]=[.H140];&quot;&quot;;&quot;Rozdíl&quot;)">
            <text:p/>
          </table:table-cell>
        </table:table-row>
        <table:table-row table:style-name="ro1">
          <table:table-cell office:value-type="string">
            <text:p>0x74</text:p>
          </table:table-cell>
          <table:table-cell office:value-type="string">
            <text:p>0x74 </text:p>
          </table:table-cell>
          <table:table-cell office:value-type="string">
            <text:p>0x0074</text:p>
          </table:table-cell>
          <table:table-cell office:value-type="string">
            <text:p>t</text:p>
          </table:table-cell>
          <table:table-cell/>
          <table:table-cell office:value-type="string">
            <text:p>0x74</text:p>
          </table:table-cell>
          <table:table-cell office:value-type="string">
            <text:p>0x74 </text:p>
          </table:table-cell>
          <table:table-cell office:value-type="string">
            <text:p>0x0074</text:p>
          </table:table-cell>
          <table:table-cell office:value-type="string">
            <text:p>t</text:p>
          </table:table-cell>
          <table:table-cell table:formula="of:=IF([.C141]=[.H141];&quot;&quot;;&quot;Rozdíl&quot;)">
            <text:p/>
          </table:table-cell>
        </table:table-row>
        <table:table-row table:style-name="ro1">
          <table:table-cell office:value-type="string">
            <text:p>0x73</text:p>
          </table:table-cell>
          <table:table-cell office:value-type="string">
            <text:p>0x73 </text:p>
          </table:table-cell>
          <table:table-cell office:value-type="string">
            <text:p>0x0073</text:p>
          </table:table-cell>
          <table:table-cell office:value-type="string">
            <text:p>s</text:p>
          </table:table-cell>
          <table:table-cell/>
          <table:table-cell office:value-type="string">
            <text:p>0x73</text:p>
          </table:table-cell>
          <table:table-cell office:value-type="string">
            <text:p>0x73 </text:p>
          </table:table-cell>
          <table:table-cell office:value-type="string">
            <text:p>0x0073</text:p>
          </table:table-cell>
          <table:table-cell office:value-type="string">
            <text:p>s</text:p>
          </table:table-cell>
          <table:table-cell table:formula="of:=IF([.C142]=[.H142];&quot;&quot;;&quot;Rozdíl&quot;)">
            <text:p/>
          </table:table-cell>
        </table:table-row>
        <table:table-row table:style-name="ro1">
          <table:table-cell office:value-type="string">
            <text:p>0x72</text:p>
          </table:table-cell>
          <table:table-cell office:value-type="string">
            <text:p>0x72 </text:p>
          </table:table-cell>
          <table:table-cell office:value-type="string">
            <text:p>0x0072</text:p>
          </table:table-cell>
          <table:table-cell office:value-type="string">
            <text:p>r</text:p>
          </table:table-cell>
          <table:table-cell/>
          <table:table-cell office:value-type="string">
            <text:p>0x72</text:p>
          </table:table-cell>
          <table:table-cell office:value-type="string">
            <text:p>0x72 </text:p>
          </table:table-cell>
          <table:table-cell office:value-type="string">
            <text:p>0x0072</text:p>
          </table:table-cell>
          <table:table-cell office:value-type="string">
            <text:p>r</text:p>
          </table:table-cell>
          <table:table-cell table:formula="of:=IF([.C143]=[.H143];&quot;&quot;;&quot;Rozdíl&quot;)">
            <text:p/>
          </table:table-cell>
        </table:table-row>
        <table:table-row table:style-name="ro1">
          <table:table-cell office:value-type="string">
            <text:p>0x71</text:p>
          </table:table-cell>
          <table:table-cell office:value-type="string">
            <text:p>0x71 </text:p>
          </table:table-cell>
          <table:table-cell office:value-type="string">
            <text:p>0x0071</text:p>
          </table:table-cell>
          <table:table-cell office:value-type="string">
            <text:p>q</text:p>
          </table:table-cell>
          <table:table-cell/>
          <table:table-cell office:value-type="string">
            <text:p>0x71</text:p>
          </table:table-cell>
          <table:table-cell office:value-type="string">
            <text:p>0x71 </text:p>
          </table:table-cell>
          <table:table-cell office:value-type="string">
            <text:p>0x0071</text:p>
          </table:table-cell>
          <table:table-cell office:value-type="string">
            <text:p>q</text:p>
          </table:table-cell>
          <table:table-cell table:formula="of:=IF([.C144]=[.H144];&quot;&quot;;&quot;Rozdíl&quot;)">
            <text:p/>
          </table:table-cell>
        </table:table-row>
        <table:table-row table:style-name="ro1">
          <table:table-cell office:value-type="string">
            <text:p>0x70</text:p>
          </table:table-cell>
          <table:table-cell office:value-type="string">
            <text:p>0x70 </text:p>
          </table:table-cell>
          <table:table-cell office:value-type="string">
            <text:p>0x0070</text:p>
          </table:table-cell>
          <table:table-cell office:value-type="string">
            <text:p>p</text:p>
          </table:table-cell>
          <table:table-cell/>
          <table:table-cell office:value-type="string">
            <text:p>0x70</text:p>
          </table:table-cell>
          <table:table-cell office:value-type="string">
            <text:p>0x70 </text:p>
          </table:table-cell>
          <table:table-cell office:value-type="string">
            <text:p>0x0070</text:p>
          </table:table-cell>
          <table:table-cell office:value-type="string">
            <text:p>p</text:p>
          </table:table-cell>
          <table:table-cell table:formula="of:=IF([.C145]=[.H145];&quot;&quot;;&quot;Rozdíl&quot;)">
            <text:p/>
          </table:table-cell>
        </table:table-row>
        <table:table-row table:style-name="ro1">
          <table:table-cell office:value-type="string">
            <text:p>0x6F</text:p>
          </table:table-cell>
          <table:table-cell office:value-type="string">
            <text:p>0x6F </text:p>
          </table:table-cell>
          <table:table-cell office:value-type="string">
            <text:p>0x006F</text:p>
          </table:table-cell>
          <table:table-cell office:value-type="string">
            <text:p>o</text:p>
          </table:table-cell>
          <table:table-cell/>
          <table:table-cell office:value-type="string">
            <text:p>0x6F</text:p>
          </table:table-cell>
          <table:table-cell office:value-type="string">
            <text:p>0x6F </text:p>
          </table:table-cell>
          <table:table-cell office:value-type="string">
            <text:p>0x006F</text:p>
          </table:table-cell>
          <table:table-cell office:value-type="string">
            <text:p>o</text:p>
          </table:table-cell>
          <table:table-cell table:formula="of:=IF([.C146]=[.H146];&quot;&quot;;&quot;Rozdíl&quot;)">
            <text:p/>
          </table:table-cell>
        </table:table-row>
        <table:table-row table:style-name="ro1">
          <table:table-cell office:value-type="string">
            <text:p>0x6E</text:p>
          </table:table-cell>
          <table:table-cell office:value-type="string">
            <text:p>0x6E </text:p>
          </table:table-cell>
          <table:table-cell office:value-type="string">
            <text:p>0x006E</text:p>
          </table:table-cell>
          <table:table-cell office:value-type="string">
            <text:p>n</text:p>
          </table:table-cell>
          <table:table-cell/>
          <table:table-cell office:value-type="string">
            <text:p>0x6E</text:p>
          </table:table-cell>
          <table:table-cell office:value-type="string">
            <text:p>0x6E </text:p>
          </table:table-cell>
          <table:table-cell office:value-type="string">
            <text:p>0x006E</text:p>
          </table:table-cell>
          <table:table-cell office:value-type="string">
            <text:p>n</text:p>
          </table:table-cell>
          <table:table-cell table:formula="of:=IF([.C147]=[.H147];&quot;&quot;;&quot;Rozdíl&quot;)">
            <text:p/>
          </table:table-cell>
        </table:table-row>
        <table:table-row table:style-name="ro1">
          <table:table-cell office:value-type="string">
            <text:p>0x6D</text:p>
          </table:table-cell>
          <table:table-cell office:value-type="string">
            <text:p>0x6D </text:p>
          </table:table-cell>
          <table:table-cell office:value-type="string">
            <text:p>0x006D</text:p>
          </table:table-cell>
          <table:table-cell office:value-type="string">
            <text:p>m</text:p>
          </table:table-cell>
          <table:table-cell/>
          <table:table-cell office:value-type="string">
            <text:p>0x6D</text:p>
          </table:table-cell>
          <table:table-cell office:value-type="string">
            <text:p>0x6D </text:p>
          </table:table-cell>
          <table:table-cell office:value-type="string">
            <text:p>0x006D</text:p>
          </table:table-cell>
          <table:table-cell office:value-type="string">
            <text:p>m</text:p>
          </table:table-cell>
          <table:table-cell table:formula="of:=IF([.C148]=[.H148];&quot;&quot;;&quot;Rozdíl&quot;)">
            <text:p/>
          </table:table-cell>
        </table:table-row>
        <table:table-row table:style-name="ro1">
          <table:table-cell office:value-type="string">
            <text:p>0x6C</text:p>
          </table:table-cell>
          <table:table-cell office:value-type="string">
            <text:p>0x6C </text:p>
          </table:table-cell>
          <table:table-cell office:value-type="string">
            <text:p>0x006C</text:p>
          </table:table-cell>
          <table:table-cell office:value-type="string">
            <text:p>l</text:p>
          </table:table-cell>
          <table:table-cell/>
          <table:table-cell office:value-type="string">
            <text:p>0x6C</text:p>
          </table:table-cell>
          <table:table-cell office:value-type="string">
            <text:p>0x6C </text:p>
          </table:table-cell>
          <table:table-cell office:value-type="string">
            <text:p>0x006C</text:p>
          </table:table-cell>
          <table:table-cell office:value-type="string">
            <text:p>l</text:p>
          </table:table-cell>
          <table:table-cell table:formula="of:=IF([.C149]=[.H149];&quot;&quot;;&quot;Rozdíl&quot;)">
            <text:p/>
          </table:table-cell>
        </table:table-row>
        <table:table-row table:style-name="ro1">
          <table:table-cell office:value-type="string">
            <text:p>0x6B</text:p>
          </table:table-cell>
          <table:table-cell office:value-type="string">
            <text:p>0x6B </text:p>
          </table:table-cell>
          <table:table-cell office:value-type="string">
            <text:p>0x006B</text:p>
          </table:table-cell>
          <table:table-cell office:value-type="string">
            <text:p>k</text:p>
          </table:table-cell>
          <table:table-cell/>
          <table:table-cell office:value-type="string">
            <text:p>0x6B</text:p>
          </table:table-cell>
          <table:table-cell office:value-type="string">
            <text:p>0x6B </text:p>
          </table:table-cell>
          <table:table-cell office:value-type="string">
            <text:p>0x006B</text:p>
          </table:table-cell>
          <table:table-cell office:value-type="string">
            <text:p>k</text:p>
          </table:table-cell>
          <table:table-cell table:formula="of:=IF([.C150]=[.H150];&quot;&quot;;&quot;Rozdíl&quot;)">
            <text:p/>
          </table:table-cell>
        </table:table-row>
        <table:table-row table:style-name="ro1">
          <table:table-cell office:value-type="string">
            <text:p>0x6A</text:p>
          </table:table-cell>
          <table:table-cell office:value-type="string">
            <text:p>0x6A </text:p>
          </table:table-cell>
          <table:table-cell office:value-type="string">
            <text:p>0x006A</text:p>
          </table:table-cell>
          <table:table-cell office:value-type="string">
            <text:p>j</text:p>
          </table:table-cell>
          <table:table-cell/>
          <table:table-cell office:value-type="string">
            <text:p>0x6A</text:p>
          </table:table-cell>
          <table:table-cell office:value-type="string">
            <text:p>0x6A </text:p>
          </table:table-cell>
          <table:table-cell office:value-type="string">
            <text:p>0x006A</text:p>
          </table:table-cell>
          <table:table-cell office:value-type="string">
            <text:p>j</text:p>
          </table:table-cell>
          <table:table-cell table:formula="of:=IF([.C151]=[.H151];&quot;&quot;;&quot;Rozdíl&quot;)">
            <text:p/>
          </table:table-cell>
        </table:table-row>
        <table:table-row table:style-name="ro1">
          <table:table-cell office:value-type="string">
            <text:p>0x69</text:p>
          </table:table-cell>
          <table:table-cell office:value-type="string">
            <text:p>0x69 </text:p>
          </table:table-cell>
          <table:table-cell office:value-type="string">
            <text:p>0x0069</text:p>
          </table:table-cell>
          <table:table-cell office:value-type="string">
            <text:p>i</text:p>
          </table:table-cell>
          <table:table-cell/>
          <table:table-cell office:value-type="string">
            <text:p>0x69</text:p>
          </table:table-cell>
          <table:table-cell office:value-type="string">
            <text:p>0x69 </text:p>
          </table:table-cell>
          <table:table-cell office:value-type="string">
            <text:p>0x0069</text:p>
          </table:table-cell>
          <table:table-cell office:value-type="string">
            <text:p>i</text:p>
          </table:table-cell>
          <table:table-cell table:formula="of:=IF([.C152]=[.H152];&quot;&quot;;&quot;Rozdíl&quot;)">
            <text:p/>
          </table:table-cell>
        </table:table-row>
        <table:table-row table:style-name="ro1">
          <table:table-cell office:value-type="string">
            <text:p>0x68</text:p>
          </table:table-cell>
          <table:table-cell office:value-type="string">
            <text:p>0x68 </text:p>
          </table:table-cell>
          <table:table-cell office:value-type="string">
            <text:p>0x0068</text:p>
          </table:table-cell>
          <table:table-cell office:value-type="string">
            <text:p>h</text:p>
          </table:table-cell>
          <table:table-cell/>
          <table:table-cell office:value-type="string">
            <text:p>0x68</text:p>
          </table:table-cell>
          <table:table-cell office:value-type="string">
            <text:p>0x68 </text:p>
          </table:table-cell>
          <table:table-cell office:value-type="string">
            <text:p>0x0068</text:p>
          </table:table-cell>
          <table:table-cell office:value-type="string">
            <text:p>h</text:p>
          </table:table-cell>
          <table:table-cell table:formula="of:=IF([.C153]=[.H153];&quot;&quot;;&quot;Rozdíl&quot;)">
            <text:p/>
          </table:table-cell>
        </table:table-row>
        <table:table-row table:style-name="ro1">
          <table:table-cell office:value-type="string">
            <text:p>0x67</text:p>
          </table:table-cell>
          <table:table-cell office:value-type="string">
            <text:p>0x67 </text:p>
          </table:table-cell>
          <table:table-cell office:value-type="string">
            <text:p>0x0067</text:p>
          </table:table-cell>
          <table:table-cell office:value-type="string">
            <text:p>g</text:p>
          </table:table-cell>
          <table:table-cell/>
          <table:table-cell office:value-type="string">
            <text:p>0x67</text:p>
          </table:table-cell>
          <table:table-cell office:value-type="string">
            <text:p>0x67 </text:p>
          </table:table-cell>
          <table:table-cell office:value-type="string">
            <text:p>0x0067</text:p>
          </table:table-cell>
          <table:table-cell office:value-type="string">
            <text:p>g</text:p>
          </table:table-cell>
          <table:table-cell table:formula="of:=IF([.C154]=[.H154];&quot;&quot;;&quot;Rozdíl&quot;)">
            <text:p/>
          </table:table-cell>
        </table:table-row>
        <table:table-row table:style-name="ro1">
          <table:table-cell office:value-type="string">
            <text:p>0x66</text:p>
          </table:table-cell>
          <table:table-cell office:value-type="string">
            <text:p>0x66 </text:p>
          </table:table-cell>
          <table:table-cell office:value-type="string">
            <text:p>0x0066</text:p>
          </table:table-cell>
          <table:table-cell office:value-type="string">
            <text:p>f</text:p>
          </table:table-cell>
          <table:table-cell/>
          <table:table-cell office:value-type="string">
            <text:p>0x66</text:p>
          </table:table-cell>
          <table:table-cell office:value-type="string">
            <text:p>0x66 </text:p>
          </table:table-cell>
          <table:table-cell office:value-type="string">
            <text:p>0x0066</text:p>
          </table:table-cell>
          <table:table-cell office:value-type="string">
            <text:p>f</text:p>
          </table:table-cell>
          <table:table-cell table:formula="of:=IF([.C155]=[.H155];&quot;&quot;;&quot;Rozdíl&quot;)">
            <text:p/>
          </table:table-cell>
        </table:table-row>
        <table:table-row table:style-name="ro1">
          <table:table-cell office:value-type="string">
            <text:p>0x65</text:p>
          </table:table-cell>
          <table:table-cell office:value-type="string">
            <text:p>0x65 </text:p>
          </table:table-cell>
          <table:table-cell office:value-type="string">
            <text:p>0x0065</text:p>
          </table:table-cell>
          <table:table-cell office:value-type="string">
            <text:p>e</text:p>
          </table:table-cell>
          <table:table-cell/>
          <table:table-cell office:value-type="string">
            <text:p>0x65</text:p>
          </table:table-cell>
          <table:table-cell office:value-type="string">
            <text:p>0x65 </text:p>
          </table:table-cell>
          <table:table-cell office:value-type="string">
            <text:p>0x0065</text:p>
          </table:table-cell>
          <table:table-cell office:value-type="string">
            <text:p>e</text:p>
          </table:table-cell>
          <table:table-cell table:formula="of:=IF([.C156]=[.H156];&quot;&quot;;&quot;Rozdíl&quot;)">
            <text:p/>
          </table:table-cell>
        </table:table-row>
        <table:table-row table:style-name="ro1">
          <table:table-cell office:value-type="string">
            <text:p>0x64</text:p>
          </table:table-cell>
          <table:table-cell office:value-type="string">
            <text:p>0x64 </text:p>
          </table:table-cell>
          <table:table-cell office:value-type="string">
            <text:p>0x0064</text:p>
          </table:table-cell>
          <table:table-cell office:value-type="string">
            <text:p>d</text:p>
          </table:table-cell>
          <table:table-cell/>
          <table:table-cell office:value-type="string">
            <text:p>0x64</text:p>
          </table:table-cell>
          <table:table-cell office:value-type="string">
            <text:p>0x64 </text:p>
          </table:table-cell>
          <table:table-cell office:value-type="string">
            <text:p>0x0064</text:p>
          </table:table-cell>
          <table:table-cell office:value-type="string">
            <text:p>d</text:p>
          </table:table-cell>
          <table:table-cell table:formula="of:=IF([.C157]=[.H157];&quot;&quot;;&quot;Rozdíl&quot;)">
            <text:p/>
          </table:table-cell>
        </table:table-row>
        <table:table-row table:style-name="ro1">
          <table:table-cell office:value-type="string">
            <text:p>0x63</text:p>
          </table:table-cell>
          <table:table-cell office:value-type="string">
            <text:p>0x63 </text:p>
          </table:table-cell>
          <table:table-cell office:value-type="string">
            <text:p>0x0063</text:p>
          </table:table-cell>
          <table:table-cell office:value-type="string">
            <text:p>c</text:p>
          </table:table-cell>
          <table:table-cell/>
          <table:table-cell office:value-type="string">
            <text:p>0x63</text:p>
          </table:table-cell>
          <table:table-cell office:value-type="string">
            <text:p>0x63 </text:p>
          </table:table-cell>
          <table:table-cell office:value-type="string">
            <text:p>0x0063</text:p>
          </table:table-cell>
          <table:table-cell office:value-type="string">
            <text:p>c</text:p>
          </table:table-cell>
          <table:table-cell table:formula="of:=IF([.C158]=[.H158];&quot;&quot;;&quot;Rozdíl&quot;)">
            <text:p/>
          </table:table-cell>
        </table:table-row>
        <table:table-row table:style-name="ro1">
          <table:table-cell office:value-type="string">
            <text:p>0x62</text:p>
          </table:table-cell>
          <table:table-cell office:value-type="string">
            <text:p>0x62 </text:p>
          </table:table-cell>
          <table:table-cell office:value-type="string">
            <text:p>0x0062</text:p>
          </table:table-cell>
          <table:table-cell office:value-type="string">
            <text:p>b</text:p>
          </table:table-cell>
          <table:table-cell/>
          <table:table-cell office:value-type="string">
            <text:p>0x62</text:p>
          </table:table-cell>
          <table:table-cell office:value-type="string">
            <text:p>0x62 </text:p>
          </table:table-cell>
          <table:table-cell office:value-type="string">
            <text:p>0x0062</text:p>
          </table:table-cell>
          <table:table-cell office:value-type="string">
            <text:p>b</text:p>
          </table:table-cell>
          <table:table-cell table:formula="of:=IF([.C159]=[.H159];&quot;&quot;;&quot;Rozdíl&quot;)">
            <text:p/>
          </table:table-cell>
        </table:table-row>
        <table:table-row table:style-name="ro1">
          <table:table-cell office:value-type="string">
            <text:p>0x61</text:p>
          </table:table-cell>
          <table:table-cell office:value-type="string">
            <text:p>0x61 </text:p>
          </table:table-cell>
          <table:table-cell office:value-type="string">
            <text:p>0x0061</text:p>
          </table:table-cell>
          <table:table-cell office:value-type="string">
            <text:p>a</text:p>
          </table:table-cell>
          <table:table-cell/>
          <table:table-cell office:value-type="string">
            <text:p>0x61</text:p>
          </table:table-cell>
          <table:table-cell office:value-type="string">
            <text:p>0x61 </text:p>
          </table:table-cell>
          <table:table-cell office:value-type="string">
            <text:p>0x0061</text:p>
          </table:table-cell>
          <table:table-cell office:value-type="string">
            <text:p>a</text:p>
          </table:table-cell>
          <table:table-cell table:formula="of:=IF([.C160]=[.H160];&quot;&quot;;&quot;Rozdíl&quot;)">
            <text:p/>
          </table:table-cell>
        </table:table-row>
        <table:table-row table:style-name="ro1">
          <table:table-cell office:value-type="string">
            <text:p>0x60</text:p>
          </table:table-cell>
          <table:table-cell office:value-type="string">
            <text:p>0x60 </text:p>
          </table:table-cell>
          <table:table-cell office:value-type="string">
            <text:p>0x0060</text:p>
          </table:table-cell>
          <table:table-cell office:value-type="string">
            <text:p>`</text:p>
          </table:table-cell>
          <table:table-cell/>
          <table:table-cell office:value-type="string">
            <text:p>0x60</text:p>
          </table:table-cell>
          <table:table-cell office:value-type="string">
            <text:p>0x60 </text:p>
          </table:table-cell>
          <table:table-cell office:value-type="string">
            <text:p>0x0060</text:p>
          </table:table-cell>
          <table:table-cell office:value-type="string">
            <text:p>`</text:p>
          </table:table-cell>
          <table:table-cell table:formula="of:=IF([.C161]=[.H161];&quot;&quot;;&quot;Rozdíl&quot;)">
            <text:p/>
          </table:table-cell>
        </table:table-row>
        <table:table-row table:style-name="ro1">
          <table:table-cell office:value-type="string">
            <text:p>0x5F</text:p>
          </table:table-cell>
          <table:table-cell office:value-type="string">
            <text:p>0x5F </text:p>
          </table:table-cell>
          <table:table-cell office:value-type="string">
            <text:p>0x005F</text:p>
          </table:table-cell>
          <table:table-cell office:value-type="string">
            <text:p>_</text:p>
          </table:table-cell>
          <table:table-cell/>
          <table:table-cell office:value-type="string">
            <text:p>0x5F</text:p>
          </table:table-cell>
          <table:table-cell office:value-type="string">
            <text:p>0x5F </text:p>
          </table:table-cell>
          <table:table-cell office:value-type="string">
            <text:p>0x005F</text:p>
          </table:table-cell>
          <table:table-cell office:value-type="string">
            <text:p>_</text:p>
          </table:table-cell>
          <table:table-cell table:formula="of:=IF([.C162]=[.H162];&quot;&quot;;&quot;Rozdíl&quot;)">
            <text:p/>
          </table:table-cell>
        </table:table-row>
        <table:table-row table:style-name="ro1">
          <table:table-cell office:value-type="string">
            <text:p>0x5E</text:p>
          </table:table-cell>
          <table:table-cell office:value-type="string">
            <text:p>0x5E </text:p>
          </table:table-cell>
          <table:table-cell office:value-type="string">
            <text:p>0x005E</text:p>
          </table:table-cell>
          <table:table-cell office:value-type="string">
            <text:p>^</text:p>
          </table:table-cell>
          <table:table-cell/>
          <table:table-cell office:value-type="string">
            <text:p>0x5E</text:p>
          </table:table-cell>
          <table:table-cell office:value-type="string">
            <text:p>0x5E </text:p>
          </table:table-cell>
          <table:table-cell office:value-type="string">
            <text:p>0x005E</text:p>
          </table:table-cell>
          <table:table-cell office:value-type="string">
            <text:p>^</text:p>
          </table:table-cell>
          <table:table-cell table:formula="of:=IF([.C163]=[.H163];&quot;&quot;;&quot;Rozdíl&quot;)">
            <text:p/>
          </table:table-cell>
        </table:table-row>
        <table:table-row table:style-name="ro1">
          <table:table-cell office:value-type="string">
            <text:p>0x5D</text:p>
          </table:table-cell>
          <table:table-cell office:value-type="string">
            <text:p>0x5D </text:p>
          </table:table-cell>
          <table:table-cell office:value-type="string">
            <text:p>0x005D</text:p>
          </table:table-cell>
          <table:table-cell office:value-type="string">
            <text:p>]</text:p>
          </table:table-cell>
          <table:table-cell/>
          <table:table-cell office:value-type="string">
            <text:p>0x5D</text:p>
          </table:table-cell>
          <table:table-cell office:value-type="string">
            <text:p>0x5D </text:p>
          </table:table-cell>
          <table:table-cell office:value-type="string">
            <text:p>0x005D</text:p>
          </table:table-cell>
          <table:table-cell office:value-type="string">
            <text:p>]</text:p>
          </table:table-cell>
          <table:table-cell table:formula="of:=IF([.C164]=[.H164];&quot;&quot;;&quot;Rozdíl&quot;)">
            <text:p/>
          </table:table-cell>
        </table:table-row>
        <table:table-row table:style-name="ro1">
          <table:table-cell office:value-type="string">
            <text:p>0x5C</text:p>
          </table:table-cell>
          <table:table-cell office:value-type="string">
            <text:p>0x5C </text:p>
          </table:table-cell>
          <table:table-cell office:value-type="string">
            <text:p>0x005C</text:p>
          </table:table-cell>
          <table:table-cell office:value-type="string">
            <text:p>\</text:p>
          </table:table-cell>
          <table:table-cell/>
          <table:table-cell office:value-type="string">
            <text:p>0x5C</text:p>
          </table:table-cell>
          <table:table-cell office:value-type="string">
            <text:p>0x5C </text:p>
          </table:table-cell>
          <table:table-cell office:value-type="string">
            <text:p>0x005C</text:p>
          </table:table-cell>
          <table:table-cell office:value-type="string">
            <text:p>\</text:p>
          </table:table-cell>
          <table:table-cell table:formula="of:=IF([.C165]=[.H165];&quot;&quot;;&quot;Rozdíl&quot;)">
            <text:p/>
          </table:table-cell>
        </table:table-row>
        <table:table-row table:style-name="ro1">
          <table:table-cell office:value-type="string">
            <text:p>0x5B</text:p>
          </table:table-cell>
          <table:table-cell office:value-type="string">
            <text:p>0x5B </text:p>
          </table:table-cell>
          <table:table-cell office:value-type="string">
            <text:p>0x005B</text:p>
          </table:table-cell>
          <table:table-cell office:value-type="string">
            <text:p>[</text:p>
          </table:table-cell>
          <table:table-cell/>
          <table:table-cell office:value-type="string">
            <text:p>0x5B</text:p>
          </table:table-cell>
          <table:table-cell office:value-type="string">
            <text:p>0x5B </text:p>
          </table:table-cell>
          <table:table-cell office:value-type="string">
            <text:p>0x005B</text:p>
          </table:table-cell>
          <table:table-cell office:value-type="string">
            <text:p>[</text:p>
          </table:table-cell>
          <table:table-cell table:formula="of:=IF([.C166]=[.H166];&quot;&quot;;&quot;Rozdíl&quot;)">
            <text:p/>
          </table:table-cell>
        </table:table-row>
        <table:table-row table:style-name="ro1">
          <table:table-cell office:value-type="string">
            <text:p>0x5A</text:p>
          </table:table-cell>
          <table:table-cell office:value-type="string">
            <text:p>0x5A </text:p>
          </table:table-cell>
          <table:table-cell office:value-type="string">
            <text:p>0x005A</text:p>
          </table:table-cell>
          <table:table-cell office:value-type="string">
            <text:p>Z</text:p>
          </table:table-cell>
          <table:table-cell/>
          <table:table-cell office:value-type="string">
            <text:p>0x5A</text:p>
          </table:table-cell>
          <table:table-cell office:value-type="string">
            <text:p>0x5A </text:p>
          </table:table-cell>
          <table:table-cell office:value-type="string">
            <text:p>0x005A</text:p>
          </table:table-cell>
          <table:table-cell office:value-type="string">
            <text:p>Z</text:p>
          </table:table-cell>
          <table:table-cell table:formula="of:=IF([.C167]=[.H167];&quot;&quot;;&quot;Rozdíl&quot;)">
            <text:p/>
          </table:table-cell>
        </table:table-row>
        <table:table-row table:style-name="ro1">
          <table:table-cell office:value-type="string">
            <text:p>0x59</text:p>
          </table:table-cell>
          <table:table-cell office:value-type="string">
            <text:p>0x59 </text:p>
          </table:table-cell>
          <table:table-cell office:value-type="string">
            <text:p>0x0059</text:p>
          </table:table-cell>
          <table:table-cell office:value-type="string">
            <text:p>Y</text:p>
          </table:table-cell>
          <table:table-cell/>
          <table:table-cell office:value-type="string">
            <text:p>0x59</text:p>
          </table:table-cell>
          <table:table-cell office:value-type="string">
            <text:p>0x59 </text:p>
          </table:table-cell>
          <table:table-cell office:value-type="string">
            <text:p>0x0059</text:p>
          </table:table-cell>
          <table:table-cell office:value-type="string">
            <text:p>Y</text:p>
          </table:table-cell>
          <table:table-cell table:formula="of:=IF([.C168]=[.H168];&quot;&quot;;&quot;Rozdíl&quot;)">
            <text:p/>
          </table:table-cell>
        </table:table-row>
        <table:table-row table:style-name="ro1">
          <table:table-cell office:value-type="string">
            <text:p>0x58</text:p>
          </table:table-cell>
          <table:table-cell office:value-type="string">
            <text:p>0x58 </text:p>
          </table:table-cell>
          <table:table-cell office:value-type="string">
            <text:p>0x0058</text:p>
          </table:table-cell>
          <table:table-cell office:value-type="string">
            <text:p>X</text:p>
          </table:table-cell>
          <table:table-cell/>
          <table:table-cell office:value-type="string">
            <text:p>0x58</text:p>
          </table:table-cell>
          <table:table-cell office:value-type="string">
            <text:p>0x58 </text:p>
          </table:table-cell>
          <table:table-cell office:value-type="string">
            <text:p>0x0058</text:p>
          </table:table-cell>
          <table:table-cell office:value-type="string">
            <text:p>X</text:p>
          </table:table-cell>
          <table:table-cell table:formula="of:=IF([.C169]=[.H169];&quot;&quot;;&quot;Rozdíl&quot;)">
            <text:p/>
          </table:table-cell>
        </table:table-row>
        <table:table-row table:style-name="ro1">
          <table:table-cell office:value-type="string">
            <text:p>0x57</text:p>
          </table:table-cell>
          <table:table-cell office:value-type="string">
            <text:p>0x57 </text:p>
          </table:table-cell>
          <table:table-cell office:value-type="string">
            <text:p>0x0057</text:p>
          </table:table-cell>
          <table:table-cell office:value-type="string">
            <text:p>W</text:p>
          </table:table-cell>
          <table:table-cell/>
          <table:table-cell office:value-type="string">
            <text:p>0x57</text:p>
          </table:table-cell>
          <table:table-cell office:value-type="string">
            <text:p>0x57 </text:p>
          </table:table-cell>
          <table:table-cell office:value-type="string">
            <text:p>0x0057</text:p>
          </table:table-cell>
          <table:table-cell office:value-type="string">
            <text:p>W</text:p>
          </table:table-cell>
          <table:table-cell table:formula="of:=IF([.C170]=[.H170];&quot;&quot;;&quot;Rozdíl&quot;)">
            <text:p/>
          </table:table-cell>
        </table:table-row>
        <table:table-row table:style-name="ro1">
          <table:table-cell office:value-type="string">
            <text:p>0x56</text:p>
          </table:table-cell>
          <table:table-cell office:value-type="string">
            <text:p>0x56 </text:p>
          </table:table-cell>
          <table:table-cell office:value-type="string">
            <text:p>0x0056</text:p>
          </table:table-cell>
          <table:table-cell office:value-type="string">
            <text:p>V</text:p>
          </table:table-cell>
          <table:table-cell/>
          <table:table-cell office:value-type="string">
            <text:p>0x56</text:p>
          </table:table-cell>
          <table:table-cell office:value-type="string">
            <text:p>0x56 </text:p>
          </table:table-cell>
          <table:table-cell office:value-type="string">
            <text:p>0x0056</text:p>
          </table:table-cell>
          <table:table-cell office:value-type="string">
            <text:p>V</text:p>
          </table:table-cell>
          <table:table-cell table:formula="of:=IF([.C171]=[.H171];&quot;&quot;;&quot;Rozdíl&quot;)">
            <text:p/>
          </table:table-cell>
        </table:table-row>
        <table:table-row table:style-name="ro1">
          <table:table-cell office:value-type="string">
            <text:p>0x55</text:p>
          </table:table-cell>
          <table:table-cell office:value-type="string">
            <text:p>0x55 </text:p>
          </table:table-cell>
          <table:table-cell office:value-type="string">
            <text:p>0x0055</text:p>
          </table:table-cell>
          <table:table-cell office:value-type="string">
            <text:p>U</text:p>
          </table:table-cell>
          <table:table-cell/>
          <table:table-cell office:value-type="string">
            <text:p>0x55</text:p>
          </table:table-cell>
          <table:table-cell office:value-type="string">
            <text:p>0x55 </text:p>
          </table:table-cell>
          <table:table-cell office:value-type="string">
            <text:p>0x0055</text:p>
          </table:table-cell>
          <table:table-cell office:value-type="string">
            <text:p>U</text:p>
          </table:table-cell>
          <table:table-cell table:formula="of:=IF([.C172]=[.H172];&quot;&quot;;&quot;Rozdíl&quot;)">
            <text:p/>
          </table:table-cell>
        </table:table-row>
        <table:table-row table:style-name="ro1">
          <table:table-cell office:value-type="string">
            <text:p>0x54</text:p>
          </table:table-cell>
          <table:table-cell office:value-type="string">
            <text:p>0x54 </text:p>
          </table:table-cell>
          <table:table-cell office:value-type="string">
            <text:p>0x0054</text:p>
          </table:table-cell>
          <table:table-cell office:value-type="string">
            <text:p>T</text:p>
          </table:table-cell>
          <table:table-cell/>
          <table:table-cell office:value-type="string">
            <text:p>0x54</text:p>
          </table:table-cell>
          <table:table-cell office:value-type="string">
            <text:p>0x54 </text:p>
          </table:table-cell>
          <table:table-cell office:value-type="string">
            <text:p>0x0054</text:p>
          </table:table-cell>
          <table:table-cell office:value-type="string">
            <text:p>T</text:p>
          </table:table-cell>
          <table:table-cell table:formula="of:=IF([.C173]=[.H173];&quot;&quot;;&quot;Rozdíl&quot;)">
            <text:p/>
          </table:table-cell>
        </table:table-row>
        <table:table-row table:style-name="ro1">
          <table:table-cell office:value-type="string">
            <text:p>0x53</text:p>
          </table:table-cell>
          <table:table-cell office:value-type="string">
            <text:p>0x53 </text:p>
          </table:table-cell>
          <table:table-cell office:value-type="string">
            <text:p>0x0053</text:p>
          </table:table-cell>
          <table:table-cell office:value-type="string">
            <text:p>S</text:p>
          </table:table-cell>
          <table:table-cell/>
          <table:table-cell office:value-type="string">
            <text:p>0x53</text:p>
          </table:table-cell>
          <table:table-cell office:value-type="string">
            <text:p>0x53 </text:p>
          </table:table-cell>
          <table:table-cell office:value-type="string">
            <text:p>0x0053</text:p>
          </table:table-cell>
          <table:table-cell office:value-type="string">
            <text:p>S</text:p>
          </table:table-cell>
          <table:table-cell table:formula="of:=IF([.C174]=[.H174];&quot;&quot;;&quot;Rozdíl&quot;)">
            <text:p/>
          </table:table-cell>
        </table:table-row>
        <table:table-row table:style-name="ro1">
          <table:table-cell office:value-type="string">
            <text:p>0x52</text:p>
          </table:table-cell>
          <table:table-cell office:value-type="string">
            <text:p>0x52 </text:p>
          </table:table-cell>
          <table:table-cell office:value-type="string">
            <text:p>0x0052</text:p>
          </table:table-cell>
          <table:table-cell office:value-type="string">
            <text:p>R</text:p>
          </table:table-cell>
          <table:table-cell/>
          <table:table-cell office:value-type="string">
            <text:p>0x52</text:p>
          </table:table-cell>
          <table:table-cell office:value-type="string">
            <text:p>0x52 </text:p>
          </table:table-cell>
          <table:table-cell office:value-type="string">
            <text:p>0x0052</text:p>
          </table:table-cell>
          <table:table-cell office:value-type="string">
            <text:p>R</text:p>
          </table:table-cell>
          <table:table-cell table:formula="of:=IF([.C175]=[.H175];&quot;&quot;;&quot;Rozdíl&quot;)">
            <text:p/>
          </table:table-cell>
        </table:table-row>
        <table:table-row table:style-name="ro1">
          <table:table-cell office:value-type="string">
            <text:p>0x51</text:p>
          </table:table-cell>
          <table:table-cell office:value-type="string">
            <text:p>0x51 </text:p>
          </table:table-cell>
          <table:table-cell office:value-type="string">
            <text:p>0x0051</text:p>
          </table:table-cell>
          <table:table-cell office:value-type="string">
            <text:p>Q</text:p>
          </table:table-cell>
          <table:table-cell/>
          <table:table-cell office:value-type="string">
            <text:p>0x51</text:p>
          </table:table-cell>
          <table:table-cell office:value-type="string">
            <text:p>0x51 </text:p>
          </table:table-cell>
          <table:table-cell office:value-type="string">
            <text:p>0x0051</text:p>
          </table:table-cell>
          <table:table-cell office:value-type="string">
            <text:p>Q</text:p>
          </table:table-cell>
          <table:table-cell table:formula="of:=IF([.C176]=[.H176];&quot;&quot;;&quot;Rozdíl&quot;)">
            <text:p/>
          </table:table-cell>
        </table:table-row>
        <table:table-row table:style-name="ro1">
          <table:table-cell office:value-type="string">
            <text:p>0x50</text:p>
          </table:table-cell>
          <table:table-cell office:value-type="string">
            <text:p>0x50 </text:p>
          </table:table-cell>
          <table:table-cell office:value-type="string">
            <text:p>0x0050</text:p>
          </table:table-cell>
          <table:table-cell office:value-type="string">
            <text:p>P</text:p>
          </table:table-cell>
          <table:table-cell/>
          <table:table-cell office:value-type="string">
            <text:p>0x50</text:p>
          </table:table-cell>
          <table:table-cell office:value-type="string">
            <text:p>0x50 </text:p>
          </table:table-cell>
          <table:table-cell office:value-type="string">
            <text:p>0x0050</text:p>
          </table:table-cell>
          <table:table-cell office:value-type="string">
            <text:p>P</text:p>
          </table:table-cell>
          <table:table-cell table:formula="of:=IF([.C177]=[.H177];&quot;&quot;;&quot;Rozdíl&quot;)">
            <text:p/>
          </table:table-cell>
        </table:table-row>
        <table:table-row table:style-name="ro1">
          <table:table-cell office:value-type="string">
            <text:p>0x4F</text:p>
          </table:table-cell>
          <table:table-cell office:value-type="string">
            <text:p>0x4F </text:p>
          </table:table-cell>
          <table:table-cell office:value-type="string">
            <text:p>0x004F</text:p>
          </table:table-cell>
          <table:table-cell office:value-type="string">
            <text:p>O</text:p>
          </table:table-cell>
          <table:table-cell/>
          <table:table-cell office:value-type="string">
            <text:p>0x4F</text:p>
          </table:table-cell>
          <table:table-cell office:value-type="string">
            <text:p>0x4F </text:p>
          </table:table-cell>
          <table:table-cell office:value-type="string">
            <text:p>0x004F</text:p>
          </table:table-cell>
          <table:table-cell office:value-type="string">
            <text:p>O</text:p>
          </table:table-cell>
          <table:table-cell table:formula="of:=IF([.C178]=[.H178];&quot;&quot;;&quot;Rozdíl&quot;)">
            <text:p/>
          </table:table-cell>
        </table:table-row>
        <table:table-row table:style-name="ro1">
          <table:table-cell office:value-type="string">
            <text:p>0x4E</text:p>
          </table:table-cell>
          <table:table-cell office:value-type="string">
            <text:p>0x4E </text:p>
          </table:table-cell>
          <table:table-cell office:value-type="string">
            <text:p>0x004E</text:p>
          </table:table-cell>
          <table:table-cell office:value-type="string">
            <text:p>N</text:p>
          </table:table-cell>
          <table:table-cell/>
          <table:table-cell office:value-type="string">
            <text:p>0x4E</text:p>
          </table:table-cell>
          <table:table-cell office:value-type="string">
            <text:p>0x4E </text:p>
          </table:table-cell>
          <table:table-cell office:value-type="string">
            <text:p>0x004E</text:p>
          </table:table-cell>
          <table:table-cell office:value-type="string">
            <text:p>N</text:p>
          </table:table-cell>
          <table:table-cell table:formula="of:=IF([.C179]=[.H179];&quot;&quot;;&quot;Rozdíl&quot;)">
            <text:p/>
          </table:table-cell>
        </table:table-row>
        <table:table-row table:style-name="ro1">
          <table:table-cell office:value-type="string">
            <text:p>0x4D</text:p>
          </table:table-cell>
          <table:table-cell office:value-type="string">
            <text:p>0x4D </text:p>
          </table:table-cell>
          <table:table-cell office:value-type="string">
            <text:p>0x004D</text:p>
          </table:table-cell>
          <table:table-cell office:value-type="string">
            <text:p>M</text:p>
          </table:table-cell>
          <table:table-cell/>
          <table:table-cell office:value-type="string">
            <text:p>0x4D</text:p>
          </table:table-cell>
          <table:table-cell office:value-type="string">
            <text:p>0x4D </text:p>
          </table:table-cell>
          <table:table-cell office:value-type="string">
            <text:p>0x004D</text:p>
          </table:table-cell>
          <table:table-cell office:value-type="string">
            <text:p>M</text:p>
          </table:table-cell>
          <table:table-cell table:formula="of:=IF([.C180]=[.H180];&quot;&quot;;&quot;Rozdíl&quot;)">
            <text:p/>
          </table:table-cell>
        </table:table-row>
        <table:table-row table:style-name="ro1">
          <table:table-cell office:value-type="string">
            <text:p>0x4C</text:p>
          </table:table-cell>
          <table:table-cell office:value-type="string">
            <text:p>0x4C </text:p>
          </table:table-cell>
          <table:table-cell office:value-type="string">
            <text:p>0x004C</text:p>
          </table:table-cell>
          <table:table-cell office:value-type="string">
            <text:p>L</text:p>
          </table:table-cell>
          <table:table-cell/>
          <table:table-cell office:value-type="string">
            <text:p>0x4C</text:p>
          </table:table-cell>
          <table:table-cell office:value-type="string">
            <text:p>0x4C </text:p>
          </table:table-cell>
          <table:table-cell office:value-type="string">
            <text:p>0x004C</text:p>
          </table:table-cell>
          <table:table-cell office:value-type="string">
            <text:p>L</text:p>
          </table:table-cell>
          <table:table-cell table:formula="of:=IF([.C181]=[.H181];&quot;&quot;;&quot;Rozdíl&quot;)">
            <text:p/>
          </table:table-cell>
        </table:table-row>
        <table:table-row table:style-name="ro1">
          <table:table-cell office:value-type="string">
            <text:p>0x4B</text:p>
          </table:table-cell>
          <table:table-cell office:value-type="string">
            <text:p>0x4B </text:p>
          </table:table-cell>
          <table:table-cell office:value-type="string">
            <text:p>0x004B</text:p>
          </table:table-cell>
          <table:table-cell office:value-type="string">
            <text:p>K</text:p>
          </table:table-cell>
          <table:table-cell/>
          <table:table-cell office:value-type="string">
            <text:p>0x4B</text:p>
          </table:table-cell>
          <table:table-cell office:value-type="string">
            <text:p>0x4B </text:p>
          </table:table-cell>
          <table:table-cell office:value-type="string">
            <text:p>0x004B</text:p>
          </table:table-cell>
          <table:table-cell office:value-type="string">
            <text:p>K</text:p>
          </table:table-cell>
          <table:table-cell table:formula="of:=IF([.C182]=[.H182];&quot;&quot;;&quot;Rozdíl&quot;)">
            <text:p/>
          </table:table-cell>
        </table:table-row>
        <table:table-row table:style-name="ro1">
          <table:table-cell office:value-type="string">
            <text:p>0x4A</text:p>
          </table:table-cell>
          <table:table-cell office:value-type="string">
            <text:p>0x4A </text:p>
          </table:table-cell>
          <table:table-cell office:value-type="string">
            <text:p>0x004A</text:p>
          </table:table-cell>
          <table:table-cell office:value-type="string">
            <text:p>J</text:p>
          </table:table-cell>
          <table:table-cell/>
          <table:table-cell office:value-type="string">
            <text:p>0x4A</text:p>
          </table:table-cell>
          <table:table-cell office:value-type="string">
            <text:p>0x4A </text:p>
          </table:table-cell>
          <table:table-cell office:value-type="string">
            <text:p>0x004A</text:p>
          </table:table-cell>
          <table:table-cell office:value-type="string">
            <text:p>J</text:p>
          </table:table-cell>
          <table:table-cell table:formula="of:=IF([.C183]=[.H183];&quot;&quot;;&quot;Rozdíl&quot;)">
            <text:p/>
          </table:table-cell>
        </table:table-row>
        <table:table-row table:style-name="ro1">
          <table:table-cell office:value-type="string">
            <text:p>0x49</text:p>
          </table:table-cell>
          <table:table-cell office:value-type="string">
            <text:p>0x49 </text:p>
          </table:table-cell>
          <table:table-cell office:value-type="string">
            <text:p>0x0049</text:p>
          </table:table-cell>
          <table:table-cell office:value-type="string">
            <text:p>I</text:p>
          </table:table-cell>
          <table:table-cell/>
          <table:table-cell office:value-type="string">
            <text:p>0x49</text:p>
          </table:table-cell>
          <table:table-cell office:value-type="string">
            <text:p>0x49 </text:p>
          </table:table-cell>
          <table:table-cell office:value-type="string">
            <text:p>0x0049</text:p>
          </table:table-cell>
          <table:table-cell office:value-type="string">
            <text:p>I</text:p>
          </table:table-cell>
          <table:table-cell table:formula="of:=IF([.C184]=[.H184];&quot;&quot;;&quot;Rozdíl&quot;)">
            <text:p/>
          </table:table-cell>
        </table:table-row>
        <table:table-row table:style-name="ro1">
          <table:table-cell office:value-type="string">
            <text:p>0x48</text:p>
          </table:table-cell>
          <table:table-cell office:value-type="string">
            <text:p>0x48 </text:p>
          </table:table-cell>
          <table:table-cell office:value-type="string">
            <text:p>0x0048</text:p>
          </table:table-cell>
          <table:table-cell office:value-type="string">
            <text:p>H</text:p>
          </table:table-cell>
          <table:table-cell/>
          <table:table-cell office:value-type="string">
            <text:p>0x48</text:p>
          </table:table-cell>
          <table:table-cell office:value-type="string">
            <text:p>0x48 </text:p>
          </table:table-cell>
          <table:table-cell office:value-type="string">
            <text:p>0x0048</text:p>
          </table:table-cell>
          <table:table-cell office:value-type="string">
            <text:p>H</text:p>
          </table:table-cell>
          <table:table-cell table:formula="of:=IF([.C185]=[.H185];&quot;&quot;;&quot;Rozdíl&quot;)">
            <text:p/>
          </table:table-cell>
        </table:table-row>
        <table:table-row table:style-name="ro1">
          <table:table-cell office:value-type="string">
            <text:p>0x47</text:p>
          </table:table-cell>
          <table:table-cell office:value-type="string">
            <text:p>0x47 </text:p>
          </table:table-cell>
          <table:table-cell office:value-type="string">
            <text:p>0x0047</text:p>
          </table:table-cell>
          <table:table-cell office:value-type="string">
            <text:p>G</text:p>
          </table:table-cell>
          <table:table-cell/>
          <table:table-cell office:value-type="string">
            <text:p>0x47</text:p>
          </table:table-cell>
          <table:table-cell office:value-type="string">
            <text:p>0x47 </text:p>
          </table:table-cell>
          <table:table-cell office:value-type="string">
            <text:p>0x0047</text:p>
          </table:table-cell>
          <table:table-cell office:value-type="string">
            <text:p>G</text:p>
          </table:table-cell>
          <table:table-cell table:formula="of:=IF([.C186]=[.H186];&quot;&quot;;&quot;Rozdíl&quot;)">
            <text:p/>
          </table:table-cell>
        </table:table-row>
        <table:table-row table:style-name="ro1">
          <table:table-cell office:value-type="string">
            <text:p>0x46</text:p>
          </table:table-cell>
          <table:table-cell office:value-type="string">
            <text:p>0x46 </text:p>
          </table:table-cell>
          <table:table-cell office:value-type="string">
            <text:p>0x0046</text:p>
          </table:table-cell>
          <table:table-cell office:value-type="string">
            <text:p>F</text:p>
          </table:table-cell>
          <table:table-cell/>
          <table:table-cell office:value-type="string">
            <text:p>0x46</text:p>
          </table:table-cell>
          <table:table-cell office:value-type="string">
            <text:p>0x46 </text:p>
          </table:table-cell>
          <table:table-cell office:value-type="string">
            <text:p>0x0046</text:p>
          </table:table-cell>
          <table:table-cell office:value-type="string">
            <text:p>F</text:p>
          </table:table-cell>
          <table:table-cell table:formula="of:=IF([.C187]=[.H187];&quot;&quot;;&quot;Rozdíl&quot;)">
            <text:p/>
          </table:table-cell>
        </table:table-row>
        <table:table-row table:style-name="ro1">
          <table:table-cell office:value-type="string">
            <text:p>0x45</text:p>
          </table:table-cell>
          <table:table-cell office:value-type="string">
            <text:p>0x45 </text:p>
          </table:table-cell>
          <table:table-cell office:value-type="string">
            <text:p>0x0045</text:p>
          </table:table-cell>
          <table:table-cell office:value-type="string">
            <text:p>E</text:p>
          </table:table-cell>
          <table:table-cell/>
          <table:table-cell office:value-type="string">
            <text:p>0x45</text:p>
          </table:table-cell>
          <table:table-cell office:value-type="string">
            <text:p>0x45 </text:p>
          </table:table-cell>
          <table:table-cell office:value-type="string">
            <text:p>0x0045</text:p>
          </table:table-cell>
          <table:table-cell office:value-type="string">
            <text:p>E</text:p>
          </table:table-cell>
          <table:table-cell table:formula="of:=IF([.C188]=[.H188];&quot;&quot;;&quot;Rozdíl&quot;)">
            <text:p/>
          </table:table-cell>
        </table:table-row>
        <table:table-row table:style-name="ro1">
          <table:table-cell office:value-type="string">
            <text:p>0x44</text:p>
          </table:table-cell>
          <table:table-cell office:value-type="string">
            <text:p>0x44 </text:p>
          </table:table-cell>
          <table:table-cell office:value-type="string">
            <text:p>0x0044</text:p>
          </table:table-cell>
          <table:table-cell office:value-type="string">
            <text:p>D</text:p>
          </table:table-cell>
          <table:table-cell/>
          <table:table-cell office:value-type="string">
            <text:p>0x44</text:p>
          </table:table-cell>
          <table:table-cell office:value-type="string">
            <text:p>0x44 </text:p>
          </table:table-cell>
          <table:table-cell office:value-type="string">
            <text:p>0x0044</text:p>
          </table:table-cell>
          <table:table-cell office:value-type="string">
            <text:p>D</text:p>
          </table:table-cell>
          <table:table-cell table:formula="of:=IF([.C189]=[.H189];&quot;&quot;;&quot;Rozdíl&quot;)">
            <text:p/>
          </table:table-cell>
        </table:table-row>
        <table:table-row table:style-name="ro1">
          <table:table-cell office:value-type="string">
            <text:p>0x43</text:p>
          </table:table-cell>
          <table:table-cell office:value-type="string">
            <text:p>0x43 </text:p>
          </table:table-cell>
          <table:table-cell office:value-type="string">
            <text:p>0x0043</text:p>
          </table:table-cell>
          <table:table-cell office:value-type="string">
            <text:p>C</text:p>
          </table:table-cell>
          <table:table-cell/>
          <table:table-cell office:value-type="string">
            <text:p>0x43</text:p>
          </table:table-cell>
          <table:table-cell office:value-type="string">
            <text:p>0x43 </text:p>
          </table:table-cell>
          <table:table-cell office:value-type="string">
            <text:p>0x0043</text:p>
          </table:table-cell>
          <table:table-cell office:value-type="string">
            <text:p>C</text:p>
          </table:table-cell>
          <table:table-cell table:formula="of:=IF([.C190]=[.H190];&quot;&quot;;&quot;Rozdíl&quot;)">
            <text:p/>
          </table:table-cell>
        </table:table-row>
        <table:table-row table:style-name="ro1">
          <table:table-cell office:value-type="string">
            <text:p>0x42</text:p>
          </table:table-cell>
          <table:table-cell office:value-type="string">
            <text:p>0x42 </text:p>
          </table:table-cell>
          <table:table-cell office:value-type="string">
            <text:p>0x0042</text:p>
          </table:table-cell>
          <table:table-cell office:value-type="string">
            <text:p>B</text:p>
          </table:table-cell>
          <table:table-cell/>
          <table:table-cell office:value-type="string">
            <text:p>0x42</text:p>
          </table:table-cell>
          <table:table-cell office:value-type="string">
            <text:p>0x42 </text:p>
          </table:table-cell>
          <table:table-cell office:value-type="string">
            <text:p>0x0042</text:p>
          </table:table-cell>
          <table:table-cell office:value-type="string">
            <text:p>B</text:p>
          </table:table-cell>
          <table:table-cell table:formula="of:=IF([.C191]=[.H191];&quot;&quot;;&quot;Rozdíl&quot;)">
            <text:p/>
          </table:table-cell>
        </table:table-row>
        <table:table-row table:style-name="ro1">
          <table:table-cell office:value-type="string">
            <text:p>0x41</text:p>
          </table:table-cell>
          <table:table-cell office:value-type="string">
            <text:p>0x41 </text:p>
          </table:table-cell>
          <table:table-cell office:value-type="string">
            <text:p>0x0041</text:p>
          </table:table-cell>
          <table:table-cell office:value-type="string">
            <text:p>A</text:p>
          </table:table-cell>
          <table:table-cell/>
          <table:table-cell office:value-type="string">
            <text:p>0x41</text:p>
          </table:table-cell>
          <table:table-cell office:value-type="string">
            <text:p>0x41 </text:p>
          </table:table-cell>
          <table:table-cell office:value-type="string">
            <text:p>0x0041</text:p>
          </table:table-cell>
          <table:table-cell office:value-type="string">
            <text:p>A</text:p>
          </table:table-cell>
          <table:table-cell table:formula="of:=IF([.C192]=[.H192];&quot;&quot;;&quot;Rozdíl&quot;)">
            <text:p/>
          </table:table-cell>
        </table:table-row>
        <table:table-row table:style-name="ro1">
          <table:table-cell office:value-type="string">
            <text:p>0x40</text:p>
          </table:table-cell>
          <table:table-cell office:value-type="string">
            <text:p>0x40 </text:p>
          </table:table-cell>
          <table:table-cell office:value-type="string">
            <text:p>0x0040</text:p>
          </table:table-cell>
          <table:table-cell office:value-type="string">
            <text:p>@</text:p>
          </table:table-cell>
          <table:table-cell/>
          <table:table-cell office:value-type="string">
            <text:p>0x40</text:p>
          </table:table-cell>
          <table:table-cell office:value-type="string">
            <text:p>0x40 </text:p>
          </table:table-cell>
          <table:table-cell office:value-type="string">
            <text:p>0x0040</text:p>
          </table:table-cell>
          <table:table-cell office:value-type="string">
            <text:p>@</text:p>
          </table:table-cell>
          <table:table-cell table:formula="of:=IF([.C193]=[.H193];&quot;&quot;;&quot;Rozdíl&quot;)">
            <text:p/>
          </table:table-cell>
        </table:table-row>
        <table:table-row table:style-name="ro1">
          <table:table-cell office:value-type="string">
            <text:p>0x3F</text:p>
          </table:table-cell>
          <table:table-cell office:value-type="string">
            <text:p>0x3F </text:p>
          </table:table-cell>
          <table:table-cell office:value-type="string">
            <text:p>0x003F</text:p>
          </table:table-cell>
          <table:table-cell office:value-type="string">
            <text:p>?</text:p>
          </table:table-cell>
          <table:table-cell/>
          <table:table-cell office:value-type="string">
            <text:p>0x3F</text:p>
          </table:table-cell>
          <table:table-cell office:value-type="string">
            <text:p>0x3F </text:p>
          </table:table-cell>
          <table:table-cell office:value-type="string">
            <text:p>0x003F</text:p>
          </table:table-cell>
          <table:table-cell office:value-type="string">
            <text:p>?</text:p>
          </table:table-cell>
          <table:table-cell table:formula="of:=IF([.C194]=[.H194];&quot;&quot;;&quot;Rozdíl&quot;)">
            <text:p/>
          </table:table-cell>
        </table:table-row>
        <table:table-row table:style-name="ro1">
          <table:table-cell office:value-type="string">
            <text:p>0x3E</text:p>
          </table:table-cell>
          <table:table-cell office:value-type="string">
            <text:p>0x3E </text:p>
          </table:table-cell>
          <table:table-cell office:value-type="string">
            <text:p>0x003E</text:p>
          </table:table-cell>
          <table:table-cell office:value-type="string">
            <text:p>&gt;</text:p>
          </table:table-cell>
          <table:table-cell/>
          <table:table-cell office:value-type="string">
            <text:p>0x3E</text:p>
          </table:table-cell>
          <table:table-cell office:value-type="string">
            <text:p>0x3E </text:p>
          </table:table-cell>
          <table:table-cell office:value-type="string">
            <text:p>0x003E</text:p>
          </table:table-cell>
          <table:table-cell office:value-type="string">
            <text:p>&gt;</text:p>
          </table:table-cell>
          <table:table-cell table:formula="of:=IF([.C195]=[.H195];&quot;&quot;;&quot;Rozdíl&quot;)">
            <text:p/>
          </table:table-cell>
        </table:table-row>
        <table:table-row table:style-name="ro1">
          <table:table-cell office:value-type="string">
            <text:p>0x3D</text:p>
          </table:table-cell>
          <table:table-cell office:value-type="string">
            <text:p>0x3D </text:p>
          </table:table-cell>
          <table:table-cell office:value-type="string">
            <text:p>0x003D</text:p>
          </table:table-cell>
          <table:table-cell office:value-type="string">
            <text:p>=</text:p>
          </table:table-cell>
          <table:table-cell/>
          <table:table-cell office:value-type="string">
            <text:p>0x3D</text:p>
          </table:table-cell>
          <table:table-cell office:value-type="string">
            <text:p>0x3D </text:p>
          </table:table-cell>
          <table:table-cell office:value-type="string">
            <text:p>0x003D</text:p>
          </table:table-cell>
          <table:table-cell office:value-type="string">
            <text:p>=</text:p>
          </table:table-cell>
          <table:table-cell table:formula="of:=IF([.C196]=[.H196];&quot;&quot;;&quot;Rozdíl&quot;)">
            <text:p/>
          </table:table-cell>
        </table:table-row>
        <table:table-row table:style-name="ro1">
          <table:table-cell office:value-type="string">
            <text:p>0x3C</text:p>
          </table:table-cell>
          <table:table-cell office:value-type="string">
            <text:p>0x3C </text:p>
          </table:table-cell>
          <table:table-cell office:value-type="string">
            <text:p>0x003C</text:p>
          </table:table-cell>
          <table:table-cell office:value-type="string">
            <text:p>&lt;</text:p>
          </table:table-cell>
          <table:table-cell/>
          <table:table-cell office:value-type="string">
            <text:p>0x3C</text:p>
          </table:table-cell>
          <table:table-cell office:value-type="string">
            <text:p>0x3C </text:p>
          </table:table-cell>
          <table:table-cell office:value-type="string">
            <text:p>0x003C</text:p>
          </table:table-cell>
          <table:table-cell office:value-type="string">
            <text:p>&lt;</text:p>
          </table:table-cell>
          <table:table-cell table:formula="of:=IF([.C197]=[.H197];&quot;&quot;;&quot;Rozdíl&quot;)">
            <text:p/>
          </table:table-cell>
        </table:table-row>
        <table:table-row table:style-name="ro1">
          <table:table-cell office:value-type="string">
            <text:p>0x3B</text:p>
          </table:table-cell>
          <table:table-cell office:value-type="string">
            <text:p>0x3B </text:p>
          </table:table-cell>
          <table:table-cell office:value-type="string">
            <text:p>0x003B</text:p>
          </table:table-cell>
          <table:table-cell office:value-type="string">
            <text:p>;</text:p>
          </table:table-cell>
          <table:table-cell/>
          <table:table-cell office:value-type="string">
            <text:p>0x3B</text:p>
          </table:table-cell>
          <table:table-cell office:value-type="string">
            <text:p>0x3B </text:p>
          </table:table-cell>
          <table:table-cell office:value-type="string">
            <text:p>0x003B</text:p>
          </table:table-cell>
          <table:table-cell office:value-type="string">
            <text:p>;</text:p>
          </table:table-cell>
          <table:table-cell table:formula="of:=IF([.C198]=[.H198];&quot;&quot;;&quot;Rozdíl&quot;)">
            <text:p/>
          </table:table-cell>
        </table:table-row>
        <table:table-row table:style-name="ro1">
          <table:table-cell office:value-type="string">
            <text:p>0x3A</text:p>
          </table:table-cell>
          <table:table-cell office:value-type="string">
            <text:p>0x3A </text:p>
          </table:table-cell>
          <table:table-cell office:value-type="string">
            <text:p>0x003A</text:p>
          </table:table-cell>
          <table:table-cell office:value-type="string">
            <text:p>:</text:p>
          </table:table-cell>
          <table:table-cell/>
          <table:table-cell office:value-type="string">
            <text:p>0x3A</text:p>
          </table:table-cell>
          <table:table-cell office:value-type="string">
            <text:p>0x3A </text:p>
          </table:table-cell>
          <table:table-cell office:value-type="string">
            <text:p>0x003A</text:p>
          </table:table-cell>
          <table:table-cell office:value-type="string">
            <text:p>:</text:p>
          </table:table-cell>
          <table:table-cell table:formula="of:=IF([.C199]=[.H199];&quot;&quot;;&quot;Rozdíl&quot;)">
            <text:p/>
          </table:table-cell>
        </table:table-row>
        <table:table-row table:style-name="ro1">
          <table:table-cell office:value-type="string">
            <text:p>0x39</text:p>
          </table:table-cell>
          <table:table-cell office:value-type="string">
            <text:p>0x39 </text:p>
          </table:table-cell>
          <table:table-cell office:value-type="string">
            <text:p>0x003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39</text:p>
          </table:table-cell>
          <table:table-cell office:value-type="string">
            <text:p>0x39 </text:p>
          </table:table-cell>
          <table:table-cell office:value-type="string">
            <text:p>0x0039</text:p>
          </table:table-cell>
          <table:table-cell office:value-type="float" office:value="9">
            <text:p>9</text:p>
          </table:table-cell>
          <table:table-cell table:formula="of:=IF([.C200]=[.H200];&quot;&quot;;&quot;Rozdíl&quot;)">
            <text:p/>
          </table:table-cell>
        </table:table-row>
        <table:table-row table:style-name="ro1">
          <table:table-cell office:value-type="string">
            <text:p>0x38</text:p>
          </table:table-cell>
          <table:table-cell office:value-type="string">
            <text:p>0x38 </text:p>
          </table:table-cell>
          <table:table-cell office:value-type="string">
            <text:p>0x003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38</text:p>
          </table:table-cell>
          <table:table-cell office:value-type="string">
            <text:p>0x38 </text:p>
          </table:table-cell>
          <table:table-cell office:value-type="string">
            <text:p>0x0038</text:p>
          </table:table-cell>
          <table:table-cell office:value-type="float" office:value="8">
            <text:p>8</text:p>
          </table:table-cell>
          <table:table-cell table:formula="of:=IF([.C201]=[.H201];&quot;&quot;;&quot;Rozdíl&quot;)">
            <text:p/>
          </table:table-cell>
        </table:table-row>
        <table:table-row table:style-name="ro1">
          <table:table-cell office:value-type="string">
            <text:p>0x37</text:p>
          </table:table-cell>
          <table:table-cell office:value-type="string">
            <text:p>0x37 </text:p>
          </table:table-cell>
          <table:table-cell office:value-type="string">
            <text:p>0x003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0x37</text:p>
          </table:table-cell>
          <table:table-cell office:value-type="string">
            <text:p>0x37 </text:p>
          </table:table-cell>
          <table:table-cell office:value-type="string">
            <text:p>0x0037</text:p>
          </table:table-cell>
          <table:table-cell office:value-type="float" office:value="7">
            <text:p>7</text:p>
          </table:table-cell>
          <table:table-cell table:formula="of:=IF([.C202]=[.H202];&quot;&quot;;&quot;Rozdíl&quot;)">
            <text:p/>
          </table:table-cell>
        </table:table-row>
        <table:table-row table:style-name="ro1">
          <table:table-cell office:value-type="string">
            <text:p>0x36</text:p>
          </table:table-cell>
          <table:table-cell office:value-type="string">
            <text:p>0x36 </text:p>
          </table:table-cell>
          <table:table-cell office:value-type="string">
            <text:p>0x003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36</text:p>
          </table:table-cell>
          <table:table-cell office:value-type="string">
            <text:p>0x36 </text:p>
          </table:table-cell>
          <table:table-cell office:value-type="string">
            <text:p>0x0036</text:p>
          </table:table-cell>
          <table:table-cell office:value-type="float" office:value="6">
            <text:p>6</text:p>
          </table:table-cell>
          <table:table-cell table:formula="of:=IF([.C203]=[.H203];&quot;&quot;;&quot;Rozdíl&quot;)">
            <text:p/>
          </table:table-cell>
        </table:table-row>
        <table:table-row table:style-name="ro1">
          <table:table-cell office:value-type="string">
            <text:p>0x35</text:p>
          </table:table-cell>
          <table:table-cell office:value-type="string">
            <text:p>0x35 </text:p>
          </table:table-cell>
          <table:table-cell office:value-type="string">
            <text:p>0x003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0x35</text:p>
          </table:table-cell>
          <table:table-cell office:value-type="string">
            <text:p>0x35 </text:p>
          </table:table-cell>
          <table:table-cell office:value-type="string">
            <text:p>0x0035</text:p>
          </table:table-cell>
          <table:table-cell office:value-type="float" office:value="5">
            <text:p>5</text:p>
          </table:table-cell>
          <table:table-cell table:formula="of:=IF([.C204]=[.H204];&quot;&quot;;&quot;Rozdíl&quot;)">
            <text:p/>
          </table:table-cell>
        </table:table-row>
        <table:table-row table:style-name="ro1">
          <table:table-cell office:value-type="string">
            <text:p>0x34</text:p>
          </table:table-cell>
          <table:table-cell office:value-type="string">
            <text:p>0x34 </text:p>
          </table:table-cell>
          <table:table-cell office:value-type="string">
            <text:p>0x003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34</text:p>
          </table:table-cell>
          <table:table-cell office:value-type="string">
            <text:p>0x34 </text:p>
          </table:table-cell>
          <table:table-cell office:value-type="string">
            <text:p>0x0034</text:p>
          </table:table-cell>
          <table:table-cell office:value-type="float" office:value="4">
            <text:p>4</text:p>
          </table:table-cell>
          <table:table-cell table:formula="of:=IF([.C205]=[.H205];&quot;&quot;;&quot;Rozdíl&quot;)">
            <text:p/>
          </table:table-cell>
        </table:table-row>
        <table:table-row table:style-name="ro1">
          <table:table-cell office:value-type="string">
            <text:p>0x33</text:p>
          </table:table-cell>
          <table:table-cell office:value-type="string">
            <text:p>0x33 </text:p>
          </table:table-cell>
          <table:table-cell office:value-type="string">
            <text:p>0x00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33</text:p>
          </table:table-cell>
          <table:table-cell office:value-type="string">
            <text:p>0x33 </text:p>
          </table:table-cell>
          <table:table-cell office:value-type="string">
            <text:p>0x0033</text:p>
          </table:table-cell>
          <table:table-cell office:value-type="float" office:value="3">
            <text:p>3</text:p>
          </table:table-cell>
          <table:table-cell table:formula="of:=IF([.C206]=[.H206];&quot;&quot;;&quot;Rozdíl&quot;)">
            <text:p/>
          </table:table-cell>
        </table:table-row>
        <table:table-row table:style-name="ro1">
          <table:table-cell office:value-type="string">
            <text:p>0x32</text:p>
          </table:table-cell>
          <table:table-cell office:value-type="string">
            <text:p>0x32 </text:p>
          </table:table-cell>
          <table:table-cell office:value-type="string">
            <text:p>0x00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32</text:p>
          </table:table-cell>
          <table:table-cell office:value-type="string">
            <text:p>0x32 </text:p>
          </table:table-cell>
          <table:table-cell office:value-type="string">
            <text:p>0x0032</text:p>
          </table:table-cell>
          <table:table-cell office:value-type="float" office:value="2">
            <text:p>2</text:p>
          </table:table-cell>
          <table:table-cell table:formula="of:=IF([.C207]=[.H207];&quot;&quot;;&quot;Rozdíl&quot;)">
            <text:p/>
          </table:table-cell>
        </table:table-row>
        <table:table-row table:style-name="ro1">
          <table:table-cell office:value-type="string">
            <text:p>0x31</text:p>
          </table:table-cell>
          <table:table-cell office:value-type="string">
            <text:p>0x31 </text:p>
          </table:table-cell>
          <table:table-cell office:value-type="string">
            <text:p>0x00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31</text:p>
          </table:table-cell>
          <table:table-cell office:value-type="string">
            <text:p>0x31 </text:p>
          </table:table-cell>
          <table:table-cell office:value-type="string">
            <text:p>0x0031</text:p>
          </table:table-cell>
          <table:table-cell office:value-type="float" office:value="1">
            <text:p>1</text:p>
          </table:table-cell>
          <table:table-cell table:formula="of:=IF([.C208]=[.H208];&quot;&quot;;&quot;Rozdíl&quot;)">
            <text:p/>
          </table:table-cell>
        </table:table-row>
        <table:table-row table:style-name="ro1">
          <table:table-cell office:value-type="string">
            <text:p>0x30</text:p>
          </table:table-cell>
          <table:table-cell office:value-type="string">
            <text:p>0x30 </text:p>
          </table:table-cell>
          <table:table-cell office:value-type="string">
            <text:p>0x00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x30</text:p>
          </table:table-cell>
          <table:table-cell office:value-type="string">
            <text:p>0x30 </text:p>
          </table:table-cell>
          <table:table-cell office:value-type="string">
            <text:p>0x0030</text:p>
          </table:table-cell>
          <table:table-cell office:value-type="float" office:value="0">
            <text:p>0</text:p>
          </table:table-cell>
          <table:table-cell table:formula="of:=IF([.C209]=[.H209];&quot;&quot;;&quot;Rozdíl&quot;)">
            <text:p/>
          </table:table-cell>
        </table:table-row>
        <table:table-row table:style-name="ro1">
          <table:table-cell office:value-type="string">
            <text:p>0x2F</text:p>
          </table:table-cell>
          <table:table-cell office:value-type="string">
            <text:p>0x2F </text:p>
          </table:table-cell>
          <table:table-cell office:value-type="string">
            <text:p>0x002F</text:p>
          </table:table-cell>
          <table:table-cell office:value-type="string">
            <text:p>/</text:p>
          </table:table-cell>
          <table:table-cell/>
          <table:table-cell office:value-type="string">
            <text:p>0x2F</text:p>
          </table:table-cell>
          <table:table-cell office:value-type="string">
            <text:p>0x2F </text:p>
          </table:table-cell>
          <table:table-cell office:value-type="string">
            <text:p>0x002F</text:p>
          </table:table-cell>
          <table:table-cell office:value-type="string">
            <text:p>/</text:p>
          </table:table-cell>
          <table:table-cell table:formula="of:=IF([.C210]=[.H210];&quot;&quot;;&quot;Rozdíl&quot;)">
            <text:p/>
          </table:table-cell>
        </table:table-row>
        <table:table-row table:style-name="ro1">
          <table:table-cell office:value-type="string">
            <text:p>0x2E</text:p>
          </table:table-cell>
          <table:table-cell office:value-type="string">
            <text:p>0x2E </text:p>
          </table:table-cell>
          <table:table-cell office:value-type="string">
            <text:p>0x002E</text:p>
          </table:table-cell>
          <table:table-cell office:value-type="string">
            <text:p>.</text:p>
          </table:table-cell>
          <table:table-cell/>
          <table:table-cell office:value-type="string">
            <text:p>0x2E</text:p>
          </table:table-cell>
          <table:table-cell office:value-type="string">
            <text:p>0x2E </text:p>
          </table:table-cell>
          <table:table-cell office:value-type="string">
            <text:p>0x002E</text:p>
          </table:table-cell>
          <table:table-cell office:value-type="string">
            <text:p>.</text:p>
          </table:table-cell>
          <table:table-cell table:formula="of:=IF([.C211]=[.H211];&quot;&quot;;&quot;Rozdíl&quot;)">
            <text:p/>
          </table:table-cell>
        </table:table-row>
        <table:table-row table:style-name="ro1">
          <table:table-cell office:value-type="string">
            <text:p>0x2D</text:p>
          </table:table-cell>
          <table:table-cell office:value-type="string">
            <text:p>0x2D </text:p>
          </table:table-cell>
          <table:table-cell office:value-type="string">
            <text:p>0x002D</text:p>
          </table:table-cell>
          <table:table-cell office:value-type="string">
            <text:p>-</text:p>
          </table:table-cell>
          <table:table-cell/>
          <table:table-cell office:value-type="string">
            <text:p>0x2D</text:p>
          </table:table-cell>
          <table:table-cell office:value-type="string">
            <text:p>0x2D </text:p>
          </table:table-cell>
          <table:table-cell office:value-type="string">
            <text:p>0x002D</text:p>
          </table:table-cell>
          <table:table-cell office:value-type="string">
            <text:p>-</text:p>
          </table:table-cell>
          <table:table-cell table:formula="of:=IF([.C212]=[.H212];&quot;&quot;;&quot;Rozdíl&quot;)">
            <text:p/>
          </table:table-cell>
        </table:table-row>
        <table:table-row table:style-name="ro1">
          <table:table-cell office:value-type="string">
            <text:p>0x2C</text:p>
          </table:table-cell>
          <table:table-cell office:value-type="string">
            <text:p>0x2C </text:p>
          </table:table-cell>
          <table:table-cell office:value-type="string">
            <text:p>0x002C</text:p>
          </table:table-cell>
          <table:table-cell office:value-type="string">
            <text:p>,</text:p>
          </table:table-cell>
          <table:table-cell/>
          <table:table-cell office:value-type="string">
            <text:p>0x2C</text:p>
          </table:table-cell>
          <table:table-cell office:value-type="string">
            <text:p>0x2C </text:p>
          </table:table-cell>
          <table:table-cell office:value-type="string">
            <text:p>0x002C</text:p>
          </table:table-cell>
          <table:table-cell office:value-type="string">
            <text:p>,</text:p>
          </table:table-cell>
          <table:table-cell table:formula="of:=IF([.C213]=[.H213];&quot;&quot;;&quot;Rozdíl&quot;)">
            <text:p/>
          </table:table-cell>
        </table:table-row>
        <table:table-row table:style-name="ro1">
          <table:table-cell office:value-type="string">
            <text:p>0x2B</text:p>
          </table:table-cell>
          <table:table-cell office:value-type="string">
            <text:p>0x2B </text:p>
          </table:table-cell>
          <table:table-cell office:value-type="string">
            <text:p>0x002B</text:p>
          </table:table-cell>
          <table:table-cell office:value-type="string">
            <text:p>+</text:p>
          </table:table-cell>
          <table:table-cell/>
          <table:table-cell office:value-type="string">
            <text:p>0x2B</text:p>
          </table:table-cell>
          <table:table-cell office:value-type="string">
            <text:p>0x2B </text:p>
          </table:table-cell>
          <table:table-cell office:value-type="string">
            <text:p>0x002B</text:p>
          </table:table-cell>
          <table:table-cell office:value-type="string">
            <text:p>+</text:p>
          </table:table-cell>
          <table:table-cell table:formula="of:=IF([.C214]=[.H214];&quot;&quot;;&quot;Rozdíl&quot;)">
            <text:p/>
          </table:table-cell>
        </table:table-row>
        <table:table-row table:style-name="ro1">
          <table:table-cell office:value-type="string">
            <text:p>0x2A</text:p>
          </table:table-cell>
          <table:table-cell office:value-type="string">
            <text:p>0x2A </text:p>
          </table:table-cell>
          <table:table-cell office:value-type="string">
            <text:p>0x002A</text:p>
          </table:table-cell>
          <table:table-cell office:value-type="string">
            <text:p>*</text:p>
          </table:table-cell>
          <table:table-cell/>
          <table:table-cell office:value-type="string">
            <text:p>0x2A</text:p>
          </table:table-cell>
          <table:table-cell office:value-type="string">
            <text:p>0x2A </text:p>
          </table:table-cell>
          <table:table-cell office:value-type="string">
            <text:p>0x002A</text:p>
          </table:table-cell>
          <table:table-cell office:value-type="string">
            <text:p>*</text:p>
          </table:table-cell>
          <table:table-cell table:formula="of:=IF([.C215]=[.H215];&quot;&quot;;&quot;Rozdíl&quot;)">
            <text:p/>
          </table:table-cell>
        </table:table-row>
        <table:table-row table:style-name="ro1">
          <table:table-cell office:value-type="string">
            <text:p>0x29</text:p>
          </table:table-cell>
          <table:table-cell office:value-type="string">
            <text:p>0x29 </text:p>
          </table:table-cell>
          <table:table-cell office:value-type="string">
            <text:p>0x0029</text:p>
          </table:table-cell>
          <table:table-cell office:value-type="string">
            <text:p>)</text:p>
          </table:table-cell>
          <table:table-cell/>
          <table:table-cell office:value-type="string">
            <text:p>0x29</text:p>
          </table:table-cell>
          <table:table-cell office:value-type="string">
            <text:p>0x29 </text:p>
          </table:table-cell>
          <table:table-cell office:value-type="string">
            <text:p>0x0029</text:p>
          </table:table-cell>
          <table:table-cell office:value-type="string">
            <text:p>)</text:p>
          </table:table-cell>
          <table:table-cell table:formula="of:=IF([.C216]=[.H216];&quot;&quot;;&quot;Rozdíl&quot;)">
            <text:p/>
          </table:table-cell>
        </table:table-row>
        <table:table-row table:style-name="ro1">
          <table:table-cell office:value-type="string">
            <text:p>0x28</text:p>
          </table:table-cell>
          <table:table-cell office:value-type="string">
            <text:p>0x28 </text:p>
          </table:table-cell>
          <table:table-cell office:value-type="string">
            <text:p>0x0028</text:p>
          </table:table-cell>
          <table:table-cell office:value-type="string">
            <text:p>(</text:p>
          </table:table-cell>
          <table:table-cell/>
          <table:table-cell office:value-type="string">
            <text:p>0x28</text:p>
          </table:table-cell>
          <table:table-cell office:value-type="string">
            <text:p>0x28 </text:p>
          </table:table-cell>
          <table:table-cell office:value-type="string">
            <text:p>0x0028</text:p>
          </table:table-cell>
          <table:table-cell office:value-type="string">
            <text:p>(</text:p>
          </table:table-cell>
          <table:table-cell table:formula="of:=IF([.C217]=[.H217];&quot;&quot;;&quot;Rozdíl&quot;)">
            <text:p/>
          </table:table-cell>
        </table:table-row>
        <table:table-row table:style-name="ro1">
          <table:table-cell office:value-type="string">
            <text:p>0x27</text:p>
          </table:table-cell>
          <table:table-cell office:value-type="string">
            <text:p>0x27 </text:p>
          </table:table-cell>
          <table:table-cell office:value-type="string">
            <text:p>0x0027</text:p>
          </table:table-cell>
          <table:table-cell office:value-type="string">
            <text:p>'</text:p>
          </table:table-cell>
          <table:table-cell/>
          <table:table-cell office:value-type="string">
            <text:p>0x27</text:p>
          </table:table-cell>
          <table:table-cell office:value-type="string">
            <text:p>0x27 </text:p>
          </table:table-cell>
          <table:table-cell office:value-type="string">
            <text:p>0x0027</text:p>
          </table:table-cell>
          <table:table-cell office:value-type="string">
            <text:p>'</text:p>
          </table:table-cell>
          <table:table-cell table:formula="of:=IF([.C218]=[.H218];&quot;&quot;;&quot;Rozdíl&quot;)">
            <text:p/>
          </table:table-cell>
        </table:table-row>
        <table:table-row table:style-name="ro1">
          <table:table-cell office:value-type="string">
            <text:p>0x26</text:p>
          </table:table-cell>
          <table:table-cell office:value-type="string">
            <text:p>0x26 </text:p>
          </table:table-cell>
          <table:table-cell office:value-type="string">
            <text:p>0x0026</text:p>
          </table:table-cell>
          <table:table-cell office:value-type="string">
            <text:p>&amp;</text:p>
          </table:table-cell>
          <table:table-cell/>
          <table:table-cell office:value-type="string">
            <text:p>0x26</text:p>
          </table:table-cell>
          <table:table-cell office:value-type="string">
            <text:p>0x26 </text:p>
          </table:table-cell>
          <table:table-cell office:value-type="string">
            <text:p>0x0026</text:p>
          </table:table-cell>
          <table:table-cell office:value-type="string">
            <text:p>&amp;</text:p>
          </table:table-cell>
          <table:table-cell table:formula="of:=IF([.C219]=[.H219];&quot;&quot;;&quot;Rozdíl&quot;)">
            <text:p/>
          </table:table-cell>
        </table:table-row>
        <table:table-row table:style-name="ro1">
          <table:table-cell office:value-type="string">
            <text:p>0x25</text:p>
          </table:table-cell>
          <table:table-cell office:value-type="string">
            <text:p>0x25 </text:p>
          </table:table-cell>
          <table:table-cell office:value-type="string">
            <text:p>0x0025</text:p>
          </table:table-cell>
          <table:table-cell office:value-type="string">
            <text:p>%</text:p>
          </table:table-cell>
          <table:table-cell/>
          <table:table-cell office:value-type="string">
            <text:p>0x25</text:p>
          </table:table-cell>
          <table:table-cell office:value-type="string">
            <text:p>0x25 </text:p>
          </table:table-cell>
          <table:table-cell office:value-type="string">
            <text:p>0x0025</text:p>
          </table:table-cell>
          <table:table-cell office:value-type="string">
            <text:p>%</text:p>
          </table:table-cell>
          <table:table-cell table:formula="of:=IF([.C220]=[.H220];&quot;&quot;;&quot;Rozdíl&quot;)">
            <text:p/>
          </table:table-cell>
        </table:table-row>
        <table:table-row table:style-name="ro1">
          <table:table-cell office:value-type="string">
            <text:p>0x24</text:p>
          </table:table-cell>
          <table:table-cell office:value-type="string">
            <text:p>0x24 </text:p>
          </table:table-cell>
          <table:table-cell office:value-type="string">
            <text:p>0x0024</text:p>
          </table:table-cell>
          <table:table-cell office:value-type="string">
            <text:p>$</text:p>
          </table:table-cell>
          <table:table-cell/>
          <table:table-cell office:value-type="string">
            <text:p>0x24</text:p>
          </table:table-cell>
          <table:table-cell office:value-type="string">
            <text:p>0x24 </text:p>
          </table:table-cell>
          <table:table-cell office:value-type="string">
            <text:p>0x0024</text:p>
          </table:table-cell>
          <table:table-cell office:value-type="string">
            <text:p>$</text:p>
          </table:table-cell>
          <table:table-cell table:formula="of:=IF([.C221]=[.H221];&quot;&quot;;&quot;Rozdíl&quot;)">
            <text:p/>
          </table:table-cell>
        </table:table-row>
        <table:table-row table:style-name="ro1">
          <table:table-cell office:value-type="string">
            <text:p>0x23</text:p>
          </table:table-cell>
          <table:table-cell office:value-type="string">
            <text:p>0x23 </text:p>
          </table:table-cell>
          <table:table-cell office:value-type="string">
            <text:p>0x0023</text:p>
          </table:table-cell>
          <table:table-cell office:value-type="string">
            <text:p>#</text:p>
          </table:table-cell>
          <table:table-cell/>
          <table:table-cell office:value-type="string">
            <text:p>0x23</text:p>
          </table:table-cell>
          <table:table-cell office:value-type="string">
            <text:p>0x23 </text:p>
          </table:table-cell>
          <table:table-cell office:value-type="string">
            <text:p>0x0023</text:p>
          </table:table-cell>
          <table:table-cell office:value-type="string">
            <text:p>#</text:p>
          </table:table-cell>
          <table:table-cell table:formula="of:=IF([.C222]=[.H222];&quot;&quot;;&quot;Rozdíl&quot;)">
            <text:p/>
          </table:table-cell>
        </table:table-row>
        <table:table-row table:style-name="ro1">
          <table:table-cell office:value-type="string">
            <text:p>0x22</text:p>
          </table:table-cell>
          <table:table-cell office:value-type="string">
            <text:p>0x22 </text:p>
          </table:table-cell>
          <table:table-cell office:value-type="string">
            <text:p>0x0022</text:p>
          </table:table-cell>
          <table:table-cell office:value-type="string">
            <text:p>"</text:p>
          </table:table-cell>
          <table:table-cell/>
          <table:table-cell office:value-type="string">
            <text:p>0x22</text:p>
          </table:table-cell>
          <table:table-cell office:value-type="string">
            <text:p>0x22 </text:p>
          </table:table-cell>
          <table:table-cell office:value-type="string">
            <text:p>0x0022</text:p>
          </table:table-cell>
          <table:table-cell office:value-type="string">
            <text:p>"</text:p>
          </table:table-cell>
          <table:table-cell table:formula="of:=IF([.C223]=[.H223];&quot;&quot;;&quot;Rozdíl&quot;)">
            <text:p/>
          </table:table-cell>
        </table:table-row>
        <table:table-row table:style-name="ro1">
          <table:table-cell office:value-type="string">
            <text:p>0x21</text:p>
          </table:table-cell>
          <table:table-cell office:value-type="string">
            <text:p>0x21 </text:p>
          </table:table-cell>
          <table:table-cell office:value-type="string">
            <text:p>0x0021</text:p>
          </table:table-cell>
          <table:table-cell office:value-type="string">
            <text:p>!</text:p>
          </table:table-cell>
          <table:table-cell/>
          <table:table-cell office:value-type="string">
            <text:p>0x21</text:p>
          </table:table-cell>
          <table:table-cell office:value-type="string">
            <text:p>0x21 </text:p>
          </table:table-cell>
          <table:table-cell office:value-type="string">
            <text:p>0x0021</text:p>
          </table:table-cell>
          <table:table-cell office:value-type="string">
            <text:p>!</text:p>
          </table:table-cell>
          <table:table-cell table:formula="of:=IF([.C224]=[.H224];&quot;&quot;;&quot;Rozdíl&quot;)">
            <text:p/>
          </table:table-cell>
        </table:table-row>
        <table:table-row table:style-name="ro1">
          <table:table-cell office:value-type="string">
            <text:p>0x20</text:p>
          </table:table-cell>
          <table:table-cell office:value-type="string">
            <text:p>0x20 </text:p>
          </table:table-cell>
          <table:table-cell office:value-type="string">
            <text:p>0x0020</text:p>
          </table:table-cell>
          <table:table-cell table:style-name="ce3"/>
          <table:table-cell/>
          <table:table-cell office:value-type="string">
            <text:p>0x20</text:p>
          </table:table-cell>
          <table:table-cell office:value-type="string">
            <text:p>0x20 </text:p>
          </table:table-cell>
          <table:table-cell office:value-type="string">
            <text:p>0x0020</text:p>
          </table:table-cell>
          <table:table-cell table:style-name="ce3"/>
          <table:table-cell table:formula="of:=IF([.C225]=[.H225];&quot;&quot;;&quot;Rozdíl&quot;)">
            <text:p/>
          </table:table-cell>
        </table:table-row>
        <table:table-row table:style-name="ro1">
          <table:table-cell office:value-type="string">
            <text:p>0x1F</text:p>
          </table:table-cell>
          <table:table-cell office:value-type="string">
            <text:p>0x1F </text:p>
          </table:table-cell>
          <table:table-cell office:value-type="string">
            <text:p>0x001F</text:p>
          </table:table-cell>
          <table:table-cell table:number-columns-repeated="2"/>
          <table:table-cell office:value-type="string">
            <text:p>0x1F</text:p>
          </table:table-cell>
          <table:table-cell office:value-type="string">
            <text:p>0x1F </text:p>
          </table:table-cell>
          <table:table-cell office:value-type="string">
            <text:p>0x001F</text:p>
          </table:table-cell>
          <table:table-cell/>
          <table:table-cell table:formula="of:=IF([.C226]=[.H226];&quot;&quot;;&quot;Rozdíl&quot;)">
            <text:p/>
          </table:table-cell>
        </table:table-row>
        <table:table-row table:style-name="ro1">
          <table:table-cell office:value-type="string">
            <text:p>0x1E</text:p>
          </table:table-cell>
          <table:table-cell office:value-type="string">
            <text:p>0x1E </text:p>
          </table:table-cell>
          <table:table-cell office:value-type="string">
            <text:p>0x001E</text:p>
          </table:table-cell>
          <table:table-cell table:number-columns-repeated="2"/>
          <table:table-cell office:value-type="string">
            <text:p>0x1E</text:p>
          </table:table-cell>
          <table:table-cell office:value-type="string">
            <text:p>0x1E </text:p>
          </table:table-cell>
          <table:table-cell office:value-type="string">
            <text:p>0x001E</text:p>
          </table:table-cell>
          <table:table-cell/>
          <table:table-cell table:formula="of:=IF([.C227]=[.H227];&quot;&quot;;&quot;Rozdíl&quot;)">
            <text:p/>
          </table:table-cell>
        </table:table-row>
        <table:table-row table:style-name="ro1">
          <table:table-cell office:value-type="string">
            <text:p>0x1D</text:p>
          </table:table-cell>
          <table:table-cell office:value-type="string">
            <text:p>0x1D </text:p>
          </table:table-cell>
          <table:table-cell office:value-type="string">
            <text:p>0x001D</text:p>
          </table:table-cell>
          <table:table-cell table:number-columns-repeated="2"/>
          <table:table-cell office:value-type="string">
            <text:p>0x1D</text:p>
          </table:table-cell>
          <table:table-cell office:value-type="string">
            <text:p>0x1D </text:p>
          </table:table-cell>
          <table:table-cell office:value-type="string">
            <text:p>0x001D</text:p>
          </table:table-cell>
          <table:table-cell/>
          <table:table-cell table:formula="of:=IF([.C228]=[.H228];&quot;&quot;;&quot;Rozdíl&quot;)">
            <text:p/>
          </table:table-cell>
        </table:table-row>
        <table:table-row table:style-name="ro1">
          <table:table-cell office:value-type="string">
            <text:p>0x1C</text:p>
          </table:table-cell>
          <table:table-cell office:value-type="string">
            <text:p>0x1C </text:p>
          </table:table-cell>
          <table:table-cell office:value-type="string">
            <text:p>0x001C</text:p>
          </table:table-cell>
          <table:table-cell table:number-columns-repeated="2"/>
          <table:table-cell office:value-type="string">
            <text:p>0x1C</text:p>
          </table:table-cell>
          <table:table-cell office:value-type="string">
            <text:p>0x1C </text:p>
          </table:table-cell>
          <table:table-cell office:value-type="string">
            <text:p>0x001C</text:p>
          </table:table-cell>
          <table:table-cell/>
          <table:table-cell table:formula="of:=IF([.C229]=[.H229];&quot;&quot;;&quot;Rozdíl&quot;)">
            <text:p/>
          </table:table-cell>
        </table:table-row>
        <table:table-row table:style-name="ro1">
          <table:table-cell office:value-type="string">
            <text:p>0x1B</text:p>
          </table:table-cell>
          <table:table-cell office:value-type="string">
            <text:p>0x1B </text:p>
          </table:table-cell>
          <table:table-cell office:value-type="string">
            <text:p>0x001B</text:p>
          </table:table-cell>
          <table:table-cell table:number-columns-repeated="2"/>
          <table:table-cell office:value-type="string">
            <text:p>0x1B</text:p>
          </table:table-cell>
          <table:table-cell office:value-type="string">
            <text:p>0x1B </text:p>
          </table:table-cell>
          <table:table-cell office:value-type="string">
            <text:p>0x001B</text:p>
          </table:table-cell>
          <table:table-cell/>
          <table:table-cell table:formula="of:=IF([.C230]=[.H230];&quot;&quot;;&quot;Rozdíl&quot;)">
            <text:p/>
          </table:table-cell>
        </table:table-row>
        <table:table-row table:style-name="ro1">
          <table:table-cell office:value-type="string">
            <text:p>0x1A</text:p>
          </table:table-cell>
          <table:table-cell office:value-type="string">
            <text:p>0x1A </text:p>
          </table:table-cell>
          <table:table-cell office:value-type="string">
            <text:p>0x001A</text:p>
          </table:table-cell>
          <table:table-cell table:number-columns-repeated="2"/>
          <table:table-cell office:value-type="string">
            <text:p>0x1A</text:p>
          </table:table-cell>
          <table:table-cell office:value-type="string">
            <text:p>0x1A </text:p>
          </table:table-cell>
          <table:table-cell office:value-type="string">
            <text:p>0x001A</text:p>
          </table:table-cell>
          <table:table-cell/>
          <table:table-cell table:formula="of:=IF([.C231]=[.H231];&quot;&quot;;&quot;Rozdíl&quot;)">
            <text:p/>
          </table:table-cell>
        </table:table-row>
        <table:table-row table:style-name="ro1">
          <table:table-cell office:value-type="string">
            <text:p>0x19</text:p>
          </table:table-cell>
          <table:table-cell office:value-type="string">
            <text:p>0x19 </text:p>
          </table:table-cell>
          <table:table-cell office:value-type="string">
            <text:p>0x0019</text:p>
          </table:table-cell>
          <table:table-cell table:number-columns-repeated="2"/>
          <table:table-cell office:value-type="string">
            <text:p>0x19</text:p>
          </table:table-cell>
          <table:table-cell office:value-type="string">
            <text:p>0x19 </text:p>
          </table:table-cell>
          <table:table-cell office:value-type="string">
            <text:p>0x0019</text:p>
          </table:table-cell>
          <table:table-cell/>
          <table:table-cell table:formula="of:=IF([.C232]=[.H232];&quot;&quot;;&quot;Rozdíl&quot;)">
            <text:p/>
          </table:table-cell>
        </table:table-row>
        <table:table-row table:style-name="ro1">
          <table:table-cell office:value-type="string">
            <text:p>0x18</text:p>
          </table:table-cell>
          <table:table-cell office:value-type="string">
            <text:p>0x18 </text:p>
          </table:table-cell>
          <table:table-cell office:value-type="string">
            <text:p>0x0018</text:p>
          </table:table-cell>
          <table:table-cell table:number-columns-repeated="2"/>
          <table:table-cell office:value-type="string">
            <text:p>0x18</text:p>
          </table:table-cell>
          <table:table-cell office:value-type="string">
            <text:p>0x18 </text:p>
          </table:table-cell>
          <table:table-cell office:value-type="string">
            <text:p>0x0018</text:p>
          </table:table-cell>
          <table:table-cell/>
          <table:table-cell table:formula="of:=IF([.C233]=[.H233];&quot;&quot;;&quot;Rozdíl&quot;)">
            <text:p/>
          </table:table-cell>
        </table:table-row>
        <table:table-row table:style-name="ro1">
          <table:table-cell office:value-type="string">
            <text:p>0x17</text:p>
          </table:table-cell>
          <table:table-cell office:value-type="string">
            <text:p>0x17 </text:p>
          </table:table-cell>
          <table:table-cell office:value-type="string">
            <text:p>0x0017</text:p>
          </table:table-cell>
          <table:table-cell table:number-columns-repeated="2"/>
          <table:table-cell office:value-type="string">
            <text:p>0x17</text:p>
          </table:table-cell>
          <table:table-cell office:value-type="string">
            <text:p>0x17 </text:p>
          </table:table-cell>
          <table:table-cell office:value-type="string">
            <text:p>0x0017</text:p>
          </table:table-cell>
          <table:table-cell/>
          <table:table-cell table:formula="of:=IF([.C234]=[.H234];&quot;&quot;;&quot;Rozdíl&quot;)">
            <text:p/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0x16 </text:p>
          </table:table-cell>
          <table:table-cell office:value-type="string">
            <text:p>0x0016</text:p>
          </table:table-cell>
          <table:table-cell table:number-columns-repeated="2"/>
          <table:table-cell office:value-type="string">
            <text:p>0x16</text:p>
          </table:table-cell>
          <table:table-cell office:value-type="string">
            <text:p>0x16 </text:p>
          </table:table-cell>
          <table:table-cell office:value-type="string">
            <text:p>0x0016</text:p>
          </table:table-cell>
          <table:table-cell/>
          <table:table-cell table:formula="of:=IF([.C235]=[.H235];&quot;&quot;;&quot;Rozdíl&quot;)">
            <text:p/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0x15 </text:p>
          </table:table-cell>
          <table:table-cell office:value-type="string">
            <text:p>0x0015</text:p>
          </table:table-cell>
          <table:table-cell table:number-columns-repeated="2"/>
          <table:table-cell office:value-type="string">
            <text:p>0x15</text:p>
          </table:table-cell>
          <table:table-cell office:value-type="string">
            <text:p>0x15 </text:p>
          </table:table-cell>
          <table:table-cell office:value-type="string">
            <text:p>0x0015</text:p>
          </table:table-cell>
          <table:table-cell/>
          <table:table-cell table:formula="of:=IF([.C236]=[.H236];&quot;&quot;;&quot;Rozdíl&quot;)">
            <text:p/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0x14 </text:p>
          </table:table-cell>
          <table:table-cell office:value-type="string">
            <text:p>0x0014</text:p>
          </table:table-cell>
          <table:table-cell table:number-columns-repeated="2"/>
          <table:table-cell office:value-type="string">
            <text:p>0x14</text:p>
          </table:table-cell>
          <table:table-cell office:value-type="string">
            <text:p>0x14 </text:p>
          </table:table-cell>
          <table:table-cell office:value-type="string">
            <text:p>0x0014</text:p>
          </table:table-cell>
          <table:table-cell/>
          <table:table-cell table:formula="of:=IF([.C237]=[.H237];&quot;&quot;;&quot;Rozdíl&quot;)">
            <text:p/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0x13 </text:p>
          </table:table-cell>
          <table:table-cell office:value-type="string">
            <text:p>0x0013</text:p>
          </table:table-cell>
          <table:table-cell table:number-columns-repeated="2"/>
          <table:table-cell office:value-type="string">
            <text:p>0x13</text:p>
          </table:table-cell>
          <table:table-cell office:value-type="string">
            <text:p>0x13 </text:p>
          </table:table-cell>
          <table:table-cell office:value-type="string">
            <text:p>0x0013</text:p>
          </table:table-cell>
          <table:table-cell/>
          <table:table-cell table:formula="of:=IF([.C238]=[.H238];&quot;&quot;;&quot;Rozdíl&quot;)">
            <text:p/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0x12 </text:p>
          </table:table-cell>
          <table:table-cell office:value-type="string">
            <text:p>0x0012</text:p>
          </table:table-cell>
          <table:table-cell table:number-columns-repeated="2"/>
          <table:table-cell office:value-type="string">
            <text:p>0x12</text:p>
          </table:table-cell>
          <table:table-cell office:value-type="string">
            <text:p>0x12 </text:p>
          </table:table-cell>
          <table:table-cell office:value-type="string">
            <text:p>0x0012</text:p>
          </table:table-cell>
          <table:table-cell/>
          <table:table-cell table:formula="of:=IF([.C239]=[.H239];&quot;&quot;;&quot;Rozdíl&quot;)">
            <text:p/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0x11 </text:p>
          </table:table-cell>
          <table:table-cell office:value-type="string">
            <text:p>0x0011</text:p>
          </table:table-cell>
          <table:table-cell table:number-columns-repeated="2"/>
          <table:table-cell office:value-type="string">
            <text:p>0x11</text:p>
          </table:table-cell>
          <table:table-cell office:value-type="string">
            <text:p>0x11 </text:p>
          </table:table-cell>
          <table:table-cell office:value-type="string">
            <text:p>0x0011</text:p>
          </table:table-cell>
          <table:table-cell/>
          <table:table-cell table:formula="of:=IF([.C240]=[.H240];&quot;&quot;;&quot;Rozdíl&quot;)">
            <text:p/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0x10 </text:p>
          </table:table-cell>
          <table:table-cell office:value-type="string">
            <text:p>0x0010</text:p>
          </table:table-cell>
          <table:table-cell table:number-columns-repeated="2"/>
          <table:table-cell office:value-type="string">
            <text:p>0x10</text:p>
          </table:table-cell>
          <table:table-cell office:value-type="string">
            <text:p>0x10 </text:p>
          </table:table-cell>
          <table:table-cell office:value-type="string">
            <text:p>0x0010</text:p>
          </table:table-cell>
          <table:table-cell/>
          <table:table-cell table:formula="of:=IF([.C241]=[.H241];&quot;&quot;;&quot;Rozdíl&quot;)">
            <text:p/>
          </table:table-cell>
        </table:table-row>
        <table:table-row table:style-name="ro1">
          <table:table-cell office:value-type="string">
            <text:p>0x0F</text:p>
          </table:table-cell>
          <table:table-cell office:value-type="string">
            <text:p>0x0F </text:p>
          </table:table-cell>
          <table:table-cell office:value-type="string">
            <text:p>0x000F</text:p>
          </table:table-cell>
          <table:table-cell table:number-columns-repeated="2"/>
          <table:table-cell office:value-type="string">
            <text:p>0x0F</text:p>
          </table:table-cell>
          <table:table-cell office:value-type="string">
            <text:p>0x0F </text:p>
          </table:table-cell>
          <table:table-cell office:value-type="string">
            <text:p>0x000F</text:p>
          </table:table-cell>
          <table:table-cell/>
          <table:table-cell table:formula="of:=IF([.C242]=[.H242];&quot;&quot;;&quot;Rozdíl&quot;)">
            <text:p/>
          </table:table-cell>
        </table:table-row>
        <table:table-row table:style-name="ro1">
          <table:table-cell office:value-type="string">
            <text:p>0x0E</text:p>
          </table:table-cell>
          <table:table-cell office:value-type="string">
            <text:p>0x0E </text:p>
          </table:table-cell>
          <table:table-cell office:value-type="string">
            <text:p>0x000E</text:p>
          </table:table-cell>
          <table:table-cell table:number-columns-repeated="2"/>
          <table:table-cell office:value-type="string">
            <text:p>0x0E</text:p>
          </table:table-cell>
          <table:table-cell office:value-type="string">
            <text:p>0x0E </text:p>
          </table:table-cell>
          <table:table-cell office:value-type="string">
            <text:p>0x000E</text:p>
          </table:table-cell>
          <table:table-cell/>
          <table:table-cell table:formula="of:=IF([.C243]=[.H243];&quot;&quot;;&quot;Rozdíl&quot;)">
            <text:p/>
          </table:table-cell>
        </table:table-row>
        <table:table-row table:style-name="ro1">
          <table:table-cell office:value-type="string">
            <text:p>0x0D</text:p>
          </table:table-cell>
          <table:table-cell office:value-type="string">
            <text:p>0x0D </text:p>
          </table:table-cell>
          <table:table-cell office:value-type="string">
            <text:p>0x000D</text:p>
          </table:table-cell>
          <table:table-cell table:style-name="ce3"/>
          <table:table-cell/>
          <table:table-cell office:value-type="string">
            <text:p>0x0D</text:p>
          </table:table-cell>
          <table:table-cell office:value-type="string">
            <text:p>0x0D </text:p>
          </table:table-cell>
          <table:table-cell office:value-type="string">
            <text:p>0x000D</text:p>
          </table:table-cell>
          <table:table-cell table:style-name="ce3"/>
          <table:table-cell table:formula="of:=IF([.C244]=[.H244];&quot;&quot;;&quot;Rozdíl&quot;)">
            <text:p/>
          </table:table-cell>
        </table:table-row>
        <table:table-row table:style-name="ro1">
          <table:table-cell office:value-type="string">
            <text:p>0x0C</text:p>
          </table:table-cell>
          <table:table-cell office:value-type="string">
            <text:p>0x0C </text:p>
          </table:table-cell>
          <table:table-cell office:value-type="string">
            <text:p>0x000C</text:p>
          </table:table-cell>
          <table:table-cell table:style-name="ce3"/>
          <table:table-cell/>
          <table:table-cell office:value-type="string">
            <text:p>0x0C</text:p>
          </table:table-cell>
          <table:table-cell office:value-type="string">
            <text:p>0x0C </text:p>
          </table:table-cell>
          <table:table-cell office:value-type="string">
            <text:p>0x000C</text:p>
          </table:table-cell>
          <table:table-cell table:style-name="ce3"/>
          <table:table-cell table:formula="of:=IF([.C245]=[.H245];&quot;&quot;;&quot;Rozdíl&quot;)">
            <text:p/>
          </table:table-cell>
        </table:table-row>
        <table:table-row table:style-name="ro1">
          <table:table-cell office:value-type="string">
            <text:p>0x0B</text:p>
          </table:table-cell>
          <table:table-cell office:value-type="string">
            <text:p>0x0B </text:p>
          </table:table-cell>
          <table:table-cell office:value-type="string">
            <text:p>0x000B</text:p>
          </table:table-cell>
          <table:table-cell table:style-name="ce3"/>
          <table:table-cell/>
          <table:table-cell office:value-type="string">
            <text:p>0x0B</text:p>
          </table:table-cell>
          <table:table-cell office:value-type="string">
            <text:p>0x0B </text:p>
          </table:table-cell>
          <table:table-cell office:value-type="string">
            <text:p>0x000B</text:p>
          </table:table-cell>
          <table:table-cell table:style-name="ce3"/>
          <table:table-cell table:formula="of:=IF([.C246]=[.H246];&quot;&quot;;&quot;Rozdíl&quot;)">
            <text:p/>
          </table:table-cell>
        </table:table-row>
        <table:table-row table:style-name="ro1">
          <table:table-cell office:value-type="string">
            <text:p>0x0A</text:p>
          </table:table-cell>
          <table:table-cell office:value-type="string">
            <text:p>0x0A </text:p>
          </table:table-cell>
          <table:table-cell office:value-type="string">
            <text:p>0x000A</text:p>
          </table:table-cell>
          <table:table-cell table:style-name="ce3"/>
          <table:table-cell/>
          <table:table-cell office:value-type="string">
            <text:p>0x0A</text:p>
          </table:table-cell>
          <table:table-cell office:value-type="string">
            <text:p>0x0A </text:p>
          </table:table-cell>
          <table:table-cell office:value-type="string">
            <text:p>0x000A</text:p>
          </table:table-cell>
          <table:table-cell table:style-name="ce3"/>
          <table:table-cell table:formula="of:=IF([.C247]=[.H247];&quot;&quot;;&quot;Rozdíl&quot;)">
            <text:p/>
          </table:table-cell>
        </table:table-row>
        <table:table-row table:style-name="ro1">
          <table:table-cell office:value-type="string">
            <text:p>0x09</text:p>
          </table:table-cell>
          <table:table-cell office:value-type="string">
            <text:p>0x09 </text:p>
          </table:table-cell>
          <table:table-cell office:value-type="string">
            <text:p>0x0009</text:p>
          </table:table-cell>
          <table:table-cell table:style-name="ce3"/>
          <table:table-cell/>
          <table:table-cell office:value-type="string">
            <text:p>0x09</text:p>
          </table:table-cell>
          <table:table-cell office:value-type="string">
            <text:p>0x09 </text:p>
          </table:table-cell>
          <table:table-cell office:value-type="string">
            <text:p>0x0009</text:p>
          </table:table-cell>
          <table:table-cell table:style-name="ce3"/>
          <table:table-cell table:formula="of:=IF([.C248]=[.H248];&quot;&quot;;&quot;Rozdíl&quot;)">
            <text:p/>
          </table:table-cell>
        </table:table-row>
        <table:table-row table:style-name="ro1">
          <table:table-cell office:value-type="string">
            <text:p>0x08</text:p>
          </table:table-cell>
          <table:table-cell office:value-type="string">
            <text:p>0x08 </text:p>
          </table:table-cell>
          <table:table-cell office:value-type="string">
            <text:p>0x0008</text:p>
          </table:table-cell>
          <table:table-cell table:number-columns-repeated="2"/>
          <table:table-cell office:value-type="string">
            <text:p>0x08</text:p>
          </table:table-cell>
          <table:table-cell office:value-type="string">
            <text:p>0x08 </text:p>
          </table:table-cell>
          <table:table-cell office:value-type="string">
            <text:p>0x0008</text:p>
          </table:table-cell>
          <table:table-cell/>
          <table:table-cell table:formula="of:=IF([.C249]=[.H249];&quot;&quot;;&quot;Rozdíl&quot;)">
            <text:p/>
          </table:table-cell>
        </table:table-row>
        <table:table-row table:style-name="ro1">
          <table:table-cell office:value-type="string">
            <text:p>0x07</text:p>
          </table:table-cell>
          <table:table-cell office:value-type="string">
            <text:p>0x07 </text:p>
          </table:table-cell>
          <table:table-cell office:value-type="string">
            <text:p>0x0007</text:p>
          </table:table-cell>
          <table:table-cell table:number-columns-repeated="2"/>
          <table:table-cell office:value-type="string">
            <text:p>0x07</text:p>
          </table:table-cell>
          <table:table-cell office:value-type="string">
            <text:p>0x07 </text:p>
          </table:table-cell>
          <table:table-cell office:value-type="string">
            <text:p>0x0007</text:p>
          </table:table-cell>
          <table:table-cell/>
          <table:table-cell table:formula="of:=IF([.C250]=[.H250];&quot;&quot;;&quot;Rozdíl&quot;)">
            <text:p/>
          </table:table-cell>
        </table:table-row>
        <table:table-row table:style-name="ro1">
          <table:table-cell office:value-type="string">
            <text:p>0x06</text:p>
          </table:table-cell>
          <table:table-cell office:value-type="string">
            <text:p>0x06 </text:p>
          </table:table-cell>
          <table:table-cell office:value-type="string">
            <text:p>0x0006</text:p>
          </table:table-cell>
          <table:table-cell table:number-columns-repeated="2"/>
          <table:table-cell office:value-type="string">
            <text:p>0x06</text:p>
          </table:table-cell>
          <table:table-cell office:value-type="string">
            <text:p>0x06 </text:p>
          </table:table-cell>
          <table:table-cell office:value-type="string">
            <text:p>0x0006</text:p>
          </table:table-cell>
          <table:table-cell/>
          <table:table-cell table:formula="of:=IF([.C251]=[.H251];&quot;&quot;;&quot;Rozdíl&quot;)">
            <text:p/>
          </table:table-cell>
        </table:table-row>
        <table:table-row table:style-name="ro1">
          <table:table-cell office:value-type="string">
            <text:p>0x05</text:p>
          </table:table-cell>
          <table:table-cell office:value-type="string">
            <text:p>0x05 </text:p>
          </table:table-cell>
          <table:table-cell office:value-type="string">
            <text:p>0x0005</text:p>
          </table:table-cell>
          <table:table-cell table:number-columns-repeated="2"/>
          <table:table-cell office:value-type="string">
            <text:p>0x05</text:p>
          </table:table-cell>
          <table:table-cell office:value-type="string">
            <text:p>0x05 </text:p>
          </table:table-cell>
          <table:table-cell office:value-type="string">
            <text:p>0x0005</text:p>
          </table:table-cell>
          <table:table-cell/>
          <table:table-cell table:formula="of:=IF([.C252]=[.H252];&quot;&quot;;&quot;Rozdíl&quot;)">
            <text:p/>
          </table:table-cell>
        </table:table-row>
        <table:table-row table:style-name="ro1">
          <table:table-cell office:value-type="string">
            <text:p>0x04</text:p>
          </table:table-cell>
          <table:table-cell office:value-type="string">
            <text:p>0x04 </text:p>
          </table:table-cell>
          <table:table-cell office:value-type="string">
            <text:p>0x0004</text:p>
          </table:table-cell>
          <table:table-cell table:number-columns-repeated="2"/>
          <table:table-cell office:value-type="string">
            <text:p>0x04</text:p>
          </table:table-cell>
          <table:table-cell office:value-type="string">
            <text:p>0x04 </text:p>
          </table:table-cell>
          <table:table-cell office:value-type="string">
            <text:p>0x0004</text:p>
          </table:table-cell>
          <table:table-cell/>
          <table:table-cell table:formula="of:=IF([.C253]=[.H253];&quot;&quot;;&quot;Rozdíl&quot;)">
            <text:p/>
          </table:table-cell>
        </table:table-row>
        <table:table-row table:style-name="ro1">
          <table:table-cell office:value-type="string">
            <text:p>0x03</text:p>
          </table:table-cell>
          <table:table-cell office:value-type="string">
            <text:p>0x03 </text:p>
          </table:table-cell>
          <table:table-cell office:value-type="string">
            <text:p>0x0003</text:p>
          </table:table-cell>
          <table:table-cell table:number-columns-repeated="2"/>
          <table:table-cell office:value-type="string">
            <text:p>0x03</text:p>
          </table:table-cell>
          <table:table-cell office:value-type="string">
            <text:p>0x03 </text:p>
          </table:table-cell>
          <table:table-cell office:value-type="string">
            <text:p>0x0003</text:p>
          </table:table-cell>
          <table:table-cell/>
          <table:table-cell table:formula="of:=IF([.C254]=[.H254];&quot;&quot;;&quot;Rozdíl&quot;)">
            <text:p/>
          </table:table-cell>
        </table:table-row>
        <table:table-row table:style-name="ro1">
          <table:table-cell office:value-type="string">
            <text:p>0x02</text:p>
          </table:table-cell>
          <table:table-cell office:value-type="string">
            <text:p>0x02 </text:p>
          </table:table-cell>
          <table:table-cell office:value-type="string">
            <text:p>0x0002</text:p>
          </table:table-cell>
          <table:table-cell table:number-columns-repeated="2"/>
          <table:table-cell office:value-type="string">
            <text:p>0x02</text:p>
          </table:table-cell>
          <table:table-cell office:value-type="string">
            <text:p>0x02 </text:p>
          </table:table-cell>
          <table:table-cell office:value-type="string">
            <text:p>0x0002</text:p>
          </table:table-cell>
          <table:table-cell/>
          <table:table-cell table:formula="of:=IF([.C255]=[.H255];&quot;&quot;;&quot;Rozdíl&quot;)">
            <text:p/>
          </table:table-cell>
        </table:table-row>
        <table:table-row table:style-name="ro1">
          <table:table-cell office:value-type="string">
            <text:p>0x01</text:p>
          </table:table-cell>
          <table:table-cell office:value-type="string">
            <text:p>0x01 </text:p>
          </table:table-cell>
          <table:table-cell office:value-type="string">
            <text:p>0x0001</text:p>
          </table:table-cell>
          <table:table-cell table:number-columns-repeated="2"/>
          <table:table-cell office:value-type="string">
            <text:p>0x01</text:p>
          </table:table-cell>
          <table:table-cell office:value-type="string">
            <text:p>0x01 </text:p>
          </table:table-cell>
          <table:table-cell office:value-type="string">
            <text:p>0x0001</text:p>
          </table:table-cell>
          <table:table-cell/>
          <table:table-cell table:formula="of:=IF([.C256]=[.H256];&quot;&quot;;&quot;Rozdíl&quot;)">
            <text:p/>
          </table:table-cell>
        </table:table-row>
        <table:table-row table:style-name="ro1">
          <table:table-cell office:value-type="string">
            <text:p>0x00</text:p>
          </table:table-cell>
          <table:table-cell office:value-type="string">
            <text:p>0x00 </text:p>
          </table:table-cell>
          <table:table-cell office:value-type="string">
            <text:p>0x0000</text:p>
          </table:table-cell>
          <table:table-cell table:style-name="ce3"/>
          <table:table-cell/>
          <table:table-cell office:value-type="string">
            <text:p>0x00</text:p>
          </table:table-cell>
          <table:table-cell office:value-type="string">
            <text:p>0x00 </text:p>
          </table:table-cell>
          <table:table-cell office:value-type="string">
            <text:p>0x0000</text:p>
          </table:table-cell>
          <table:table-cell table:style-name="ce3"/>
          <table:table-cell table:formula="of:=IF([.C257]=[.H257];&quot;&quot;;&quot;Rozdíl&quot;)">
            <text:p/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.04.2015</text:date>, <text:time>21:31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Hotovec</meta:initial-creator>
    <meta:creation-date>2015-04-10T19:57:11.80</meta:creation-date>
    <dc:date>2015-04-10T21:31:54.08</dc:date>
    <dc:creator>Tomáš Hotovec</dc:creator>
    <meta:editing-duration>PT00H50M34S</meta:editing-duration>
    <meta:editing-cycles>6</meta:editing-cycles>
    <meta:generator>OpenOffice.org/3.2$Win32 OpenOffice.org_project/320m12$Build-9483</meta:generator>
    <meta:document-statistic meta:table-count="4" meta:cell-count="4750" meta:object-count="0"/>
  </office:meta>
</office:document-meta>
</file>